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justify" style:justify-single-word="false"/>
      <style:text-properties fo:language="ru" fo:country="RU" officeooo:paragraph-rsid="012ad6ce"/>
    </style:style>
    <style:style style:name="P37" style:family="paragraph" style:parent-style-name="Footnote">
      <style:text-properties fo:language="ru" fo:country="RU" officeooo:rsid="012d630f" officeooo:paragraph-rsid="012d630f"/>
    </style:style>
    <style:style style:name="P38" style:family="paragraph" style:parent-style-name="Footnote">
      <style:text-properties fo:language="ru" fo:country="RU" officeooo:rsid="012e87a7" officeooo:paragraph-rsid="012e87a7"/>
    </style:style>
    <style:style style:name="P39" style:family="paragraph" style:parent-style-name="Text_20_body">
      <style:paragraph-properties fo:text-align="justify" style:justify-single-word="false"/>
      <style:text-properties fo:language="ru" fo:country="RU" fo:background-color="#00ccff"/>
    </style:style>
    <style:style style:name="P40"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1" style:family="paragraph" style:parent-style-name="Text_20_body">
      <style:paragraph-properties fo:text-align="justify" style:justify-single-word="false"/>
      <style:text-properties fo:language="ru" fo:country="RU" officeooo:paragraph-rsid="00e54b69"/>
    </style:style>
    <style:style style:name="P42"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4"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5"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text-align="justify" style:justify-single-word="false"/>
      <style:text-properties fo:language="ru" fo:country="RU" fo:background-color="#ffffff"/>
    </style:style>
    <style:style style:name="P47" style:family="paragraph" style:parent-style-name="Heading_20_2">
      <style:paragraph-properties fo:text-align="center" style:justify-single-word="false"/>
      <style:text-properties fo:language="ru" fo:country="RU" fo:font-weight="normal" style:font-weight-asian="normal" style:font-weight-complex="normal"/>
    </style:style>
    <style:style style:name="P48" style:family="paragraph" style:parent-style-name="Text_20_body">
      <style:paragraph-properties fo:text-align="justify" style:justify-single-word="false"/>
      <style:text-properties fo:language="ru" fo:country="RU" officeooo:paragraph-rsid="013ee979"/>
    </style:style>
    <style:style style:name="P49" style:family="paragraph" style:parent-style-name="Text_20_body">
      <style:paragraph-properties fo:text-align="justify" style:justify-single-word="false"/>
      <style:text-properties fo:language="ru" fo:country="RU" officeooo:paragraph-rsid="014263d4"/>
    </style:style>
    <style:style style:name="P50" style:family="paragraph" style:parent-style-name="Text_20_body">
      <style:paragraph-properties fo:text-align="justify" style:justify-single-word="false"/>
      <style:text-properties fo:language="ru" fo:country="RU" officeooo:paragraph-rsid="01447f41"/>
    </style:style>
    <style:style style:name="P51" style:family="paragraph" style:parent-style-name="Text_20_body">
      <style:paragraph-properties fo:text-align="justify" style:justify-single-word="false"/>
      <style:text-properties fo:language="ru" fo:country="RU" officeooo:paragraph-rsid="0145a802"/>
    </style:style>
    <style:style style:name="P52" style:family="paragraph" style:parent-style-name="Quotations">
      <style:text-properties fo:language="ru" fo:country="RU"/>
    </style:style>
    <style:style style:name="P53" style:family="paragraph" style:parent-style-name="Text_20_body">
      <style:paragraph-properties fo:text-align="justify" style:justify-single-word="false"/>
      <style:text-properties fo:language="ru" fo:country="RU" officeooo:paragraph-rsid="014674be"/>
    </style:style>
    <style:style style:name="P54" style:family="paragraph" style:parent-style-name="Text_20_body">
      <style:paragraph-properties fo:text-align="justify" style:justify-single-word="false"/>
      <style:text-properties officeooo:paragraph-rsid="00175913"/>
    </style:style>
    <style:style style:name="P55" style:family="paragraph" style:parent-style-name="Text_20_body">
      <style:paragraph-properties fo:text-align="justify" style:justify-single-word="false"/>
      <style:text-properties officeooo:paragraph-rsid="00189af1"/>
    </style:style>
    <style:style style:name="P56" style:family="paragraph" style:parent-style-name="Text_20_body">
      <style:text-properties officeooo:paragraph-rsid="00175913"/>
    </style:style>
    <style:style style:name="P57"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0189af1"/>
    </style:style>
    <style:style style:name="P59" style:family="paragraph" style:parent-style-name="Text_20_body">
      <style:paragraph-properties fo:text-align="justify" style:justify-single-word="false"/>
      <style:text-properties fo:language="ru" fo:country="RU" officeooo:rsid="00189af1" officeooo:paragraph-rsid="00189af1"/>
    </style:style>
    <style:style style:name="P60" style:family="paragraph" style:parent-style-name="Text_20_body">
      <style:paragraph-properties fo:text-align="justify" style:justify-single-word="false"/>
      <style:text-properties fo:language="ru" fo:country="RU" officeooo:rsid="0019ec28" officeooo:paragraph-rsid="0019ec28"/>
    </style:style>
    <style:style style:name="P61" style:family="paragraph" style:parent-style-name="Text_20_body">
      <style:paragraph-properties fo:text-align="justify" style:justify-single-word="false"/>
      <style:text-properties fo:language="ru" fo:country="RU" officeooo:rsid="001a56c3" officeooo:paragraph-rsid="001a56c3"/>
    </style:style>
    <style:style style:name="P62" style:family="paragraph" style:parent-style-name="Text_20_body">
      <style:paragraph-properties fo:text-align="justify" style:justify-single-word="false"/>
      <style:text-properties officeooo:paragraph-rsid="0019451a"/>
    </style:style>
    <style:style style:name="P63" style:family="paragraph" style:parent-style-name="Text_20_body">
      <style:paragraph-properties fo:text-align="justify" style:justify-single-word="false"/>
      <style:text-properties fo:language="ru" fo:country="RU" officeooo:paragraph-rsid="01497b7f"/>
    </style:style>
    <style:style style:name="P64" style:family="paragraph" style:parent-style-name="Text_20_body">
      <style:paragraph-properties fo:text-align="justify" style:justify-single-word="false"/>
      <style:text-properties fo:language="ru" fo:country="RU" officeooo:paragraph-rsid="0019451a"/>
    </style:style>
    <style:style style:name="P65" style:family="paragraph" style:parent-style-name="Text_20_body">
      <style:paragraph-properties fo:text-align="justify" style:justify-single-word="false"/>
      <style:text-properties fo:language="ru" fo:country="RU" officeooo:paragraph-rsid="014c0632"/>
    </style:style>
    <style:style style:name="P66" style:family="paragraph" style:parent-style-name="Text_20_body">
      <style:paragraph-properties fo:text-align="justify" style:justify-single-word="false"/>
      <style:text-properties fo:language="ru" fo:country="RU" officeooo:paragraph-rsid="001bd968"/>
    </style:style>
    <style:style style:name="P67" style:family="paragraph" style:parent-style-name="Text_20_body">
      <style:paragraph-properties fo:text-align="justify" style:justify-single-word="false"/>
      <style:text-properties officeooo:paragraph-rsid="001d3aa6"/>
    </style:style>
    <style:style style:name="P68" style:family="paragraph" style:parent-style-name="Text_20_body">
      <style:paragraph-properties fo:text-align="justify" style:justify-single-word="false"/>
      <style:text-properties fo:language="ru" fo:country="RU" officeooo:paragraph-rsid="001d3aa6"/>
    </style:style>
    <style:style style:name="P6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1" style:family="paragraph" style:parent-style-name="Text_20_body">
      <style:paragraph-properties fo:text-align="justify" style:justify-single-word="false"/>
      <style:text-properties fo:language="ru" fo:country="RU" officeooo:paragraph-rsid="014f426b"/>
    </style:style>
    <style:style style:name="P72" style:family="paragraph" style:parent-style-name="Text_20_body">
      <style:paragraph-properties fo:text-align="justify" style:justify-single-word="false"/>
      <style:text-properties fo:language="ru" fo:country="RU" officeooo:rsid="002172fd" officeooo:paragraph-rsid="002172fd"/>
    </style:style>
    <style:style style:name="P7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5" style:family="paragraph" style:parent-style-name="Footnote">
      <style:text-properties fo:language="ru" fo:country="RU" officeooo:rsid="014fe71d" officeooo:paragraph-rsid="014fe71d"/>
    </style:style>
    <style:style style:name="P76" style:family="paragraph" style:parent-style-name="Text_20_body">
      <style:paragraph-properties fo:text-align="justify" style:justify-single-word="false"/>
      <style:text-properties fo:language="ru" fo:country="RU" officeooo:paragraph-rsid="014fe71d"/>
    </style:style>
    <style:style style:name="P77" style:family="paragraph" style:parent-style-name="Text_20_body">
      <style:paragraph-properties fo:text-align="center" style:justify-single-word="false"/>
      <style:text-properties fo:language="ru" fo:country="RU" fo:font-style="italic"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79" style:family="paragraph" style:parent-style-name="Text_20_body">
      <style:paragraph-properties fo:text-align="justify" style:justify-single-word="false"/>
      <style:text-properties officeooo:paragraph-rsid="00257d51"/>
    </style:style>
    <style:style style:name="P8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3"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4" style:family="paragraph" style:parent-style-name="Text_20_body">
      <style:paragraph-properties fo:text-align="justify" style:justify-single-word="false"/>
      <style:text-properties fo:language="ru" fo:country="RU" officeooo:paragraph-rsid="002daf1c"/>
    </style:style>
    <style:style style:name="P8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368471"/>
    </style:style>
    <style:style style:name="P8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0" style:family="paragraph" style:parent-style-name="Text_20_body">
      <style:paragraph-properties fo:text-align="justify" style:justify-single-word="false"/>
      <style:text-properties fo:language="ru" fo:country="RU" fo:font-style="normal" style:font-style-asian="normal" style:font-style-complex="normal"/>
    </style:style>
    <style:style style:name="P91" style:family="paragraph" style:parent-style-name="Footnote">
      <style:text-properties fo:language="ru" fo:country="RU" officeooo:rsid="0164510f" officeooo:paragraph-rsid="0164510f"/>
    </style:style>
    <style:style style:name="P92"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3" style:family="paragraph" style:parent-style-name="Text_20_body">
      <style:paragraph-properties fo:text-align="justify" style:justify-single-word="false"/>
      <style:text-properties fo:language="ru" fo:country="RU" officeooo:rsid="003ad058" officeooo:paragraph-rsid="003ad058"/>
    </style:style>
    <style:style style:name="P94" style:family="paragraph" style:parent-style-name="Text_20_body">
      <style:paragraph-properties fo:text-align="justify" style:justify-single-word="false"/>
      <style:text-properties fo:language="ru" fo:country="RU" officeooo:paragraph-rsid="01665d6e"/>
    </style:style>
    <style:style style:name="P95" style:family="paragraph" style:parent-style-name="Text_20_body">
      <style:paragraph-properties fo:text-align="justify" style:justify-single-word="false"/>
      <style:text-properties fo:language="ru" fo:country="RU" officeooo:paragraph-rsid="003d3fd1"/>
    </style:style>
    <style:style style:name="P96" style:family="paragraph" style:parent-style-name="Text_20_body">
      <style:paragraph-properties fo:text-align="justify" style:justify-single-word="false"/>
      <style:text-properties fo:language="ru" fo:country="RU" officeooo:paragraph-rsid="003d44f6"/>
    </style:style>
    <style:style style:name="P97" style:family="paragraph" style:parent-style-name="Text_20_body">
      <style:paragraph-properties fo:text-align="justify" style:justify-single-word="false"/>
      <style:text-properties fo:language="ru" fo:country="RU" officeooo:paragraph-rsid="0169f80c"/>
    </style:style>
    <style:style style:name="P98" style:family="paragraph" style:parent-style-name="Text_20_body">
      <style:paragraph-properties fo:text-align="justify" style:justify-single-word="false"/>
      <style:text-properties fo:language="ru" fo:country="RU" officeooo:paragraph-rsid="0343689e"/>
    </style:style>
    <style:style style:name="P99" style:family="paragraph" style:parent-style-name="Text_20_body">
      <style:paragraph-properties fo:text-align="justify" style:justify-single-word="false"/>
      <style:text-properties fo:language="ru" fo:country="RU" officeooo:paragraph-rsid="003e4773"/>
    </style:style>
    <style:style style:name="P100" style:family="paragraph" style:parent-style-name="Text_20_body">
      <style:paragraph-properties fo:text-align="justify" style:justify-single-word="false"/>
      <style:text-properties fo:language="ru" fo:country="RU" officeooo:paragraph-rsid="0043bd67"/>
    </style:style>
    <style:style style:name="P101" style:family="paragraph" style:parent-style-name="Text_20_body">
      <style:paragraph-properties fo:text-align="justify" style:justify-single-word="false"/>
      <style:text-properties fo:language="ru" fo:country="RU" officeooo:paragraph-rsid="0043f448"/>
    </style:style>
    <style:style style:name="P10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3" style:family="paragraph" style:parent-style-name="Text_20_body">
      <style:paragraph-properties fo:text-align="justify" style:justify-single-word="false"/>
      <style:text-properties fo:language="ru" fo:country="RU" officeooo:paragraph-rsid="003fa225"/>
    </style:style>
    <style:style style:name="P104" style:family="paragraph" style:parent-style-name="Text_20_body">
      <style:paragraph-properties fo:text-align="justify" style:justify-single-word="false"/>
      <style:text-properties fo:language="ru" fo:country="RU" officeooo:paragraph-rsid="016c4889"/>
    </style:style>
    <style:style style:name="P105"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6" style:family="paragraph" style:parent-style-name="Text_20_body">
      <style:paragraph-properties fo:text-align="center" style:justify-single-word="false"/>
      <style:text-properties fo:language="ru" fo:country="RU" fo:font-weight="bold" style:font-weight-asian="bold" style:font-weight-complex="bold"/>
    </style:style>
    <style:style style:name="P107"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1"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2" style:family="paragraph" style:parent-style-name="Text_20_body">
      <style:paragraph-properties fo:text-align="justify" style:justify-single-word="false"/>
      <style:text-properties fo:language="ru" fo:country="RU" officeooo:paragraph-rsid="005c8284"/>
    </style:style>
    <style:style style:name="P113" style:family="paragraph" style:parent-style-name="Text_20_body">
      <style:paragraph-properties fo:text-align="justify" style:justify-single-word="false"/>
      <style:text-properties fo:language="ru" fo:country="RU" officeooo:paragraph-rsid="005fce4e"/>
    </style:style>
    <style:style style:name="P114" style:family="paragraph" style:parent-style-name="Text_20_body">
      <style:paragraph-properties fo:text-align="justify" style:justify-single-word="false"/>
      <style:text-properties fo:language="ru" fo:country="RU" officeooo:paragraph-rsid="005df5be"/>
    </style:style>
    <style:style style:name="P115" style:family="paragraph" style:parent-style-name="Text_20_body">
      <style:paragraph-properties fo:text-align="justify" style:justify-single-word="false"/>
      <style:text-properties fo:language="ru" fo:country="RU" officeooo:paragraph-rsid="00604dd9"/>
    </style:style>
    <style:style style:name="P116" style:family="paragraph" style:parent-style-name="Text_20_body">
      <style:paragraph-properties fo:text-align="justify" style:justify-single-word="false"/>
      <style:text-properties fo:language="ru" fo:country="RU" officeooo:rsid="00604dd9" officeooo:paragraph-rsid="00604dd9"/>
    </style:style>
    <style:style style:name="P117" style:family="paragraph" style:parent-style-name="Text_20_body">
      <style:paragraph-properties fo:text-align="justify" style:justify-single-word="false"/>
      <style:text-properties fo:language="ru" fo:country="RU" officeooo:rsid="00620f4f" officeooo:paragraph-rsid="00620f4f"/>
    </style:style>
    <style:style style:name="P118" style:family="paragraph" style:parent-style-name="Text_20_body">
      <style:paragraph-properties fo:text-align="justify" style:justify-single-word="false"/>
      <style:text-properties fo:language="ru" fo:country="RU" officeooo:paragraph-rsid="02c8818e"/>
    </style:style>
    <style:style style:name="P119"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0"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1"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2" style:family="paragraph" style:parent-style-name="Text_20_body">
      <style:paragraph-properties fo:text-align="justify" style:justify-single-word="false"/>
      <style:text-properties fo:language="ru" fo:country="RU" officeooo:paragraph-rsid="02bd7010" fo:background-color="transparent"/>
    </style:style>
    <style:style style:name="P123" style:family="paragraph" style:parent-style-name="Text_20_body">
      <style:paragraph-properties fo:text-align="justify" style:justify-single-word="false"/>
      <style:text-properties fo:language="ru" fo:country="RU" fo:background-color="transparent"/>
    </style:style>
    <style:style style:name="P124" style:family="paragraph" style:parent-style-name="Text_20_body">
      <style:paragraph-properties fo:text-align="justify" style:justify-single-word="false"/>
      <style:text-properties fo:language="ru" fo:country="RU" fo:background-color="#ffff38"/>
    </style:style>
    <style:style style:name="P125" style:family="paragraph" style:parent-style-name="Text_20_body">
      <style:paragraph-properties fo:text-align="justify" style:justify-single-word="false"/>
      <style:text-properties fo:language="ru" fo:country="RU" officeooo:paragraph-rsid="02c8818e" fo:background-color="transparent"/>
    </style:style>
    <style:style style:name="P126" style:family="paragraph" style:parent-style-name="Text_20_body">
      <style:paragraph-properties fo:text-align="justify" style:justify-single-word="false"/>
      <style:text-properties fo:language="ru" fo:country="RU" officeooo:paragraph-rsid="02c95515" fo:background-color="transparent"/>
    </style:style>
    <style:style style:name="P127" style:family="paragraph" style:parent-style-name="Text_20_body">
      <style:paragraph-properties fo:text-align="justify" style:justify-single-word="false"/>
      <style:text-properties fo:language="ru" fo:country="RU" officeooo:paragraph-rsid="02ca76cb" fo:background-color="transparent"/>
    </style:style>
    <style:style style:name="P128" style:family="paragraph" style:parent-style-name="Text_20_body">
      <style:paragraph-properties fo:text-align="justify" style:justify-single-word="false"/>
      <style:text-properties fo:language="ru" fo:country="RU" officeooo:paragraph-rsid="0185423d" fo:background-color="transparent"/>
    </style:style>
    <style:style style:name="P129" style:family="paragraph" style:parent-style-name="Text_20_body">
      <style:paragraph-properties fo:text-align="justify" style:justify-single-word="false"/>
      <style:text-properties fo:language="ru" fo:country="RU" officeooo:paragraph-rsid="00660bac" fo:background-color="transparent"/>
    </style:style>
    <style:style style:name="P130" style:family="paragraph" style:parent-style-name="Footnote">
      <style:text-properties fo:language="ru" fo:country="RU" officeooo:rsid="01871d14" officeooo:paragraph-rsid="01871d14"/>
    </style:style>
    <style:style style:name="P131" style:family="paragraph" style:parent-style-name="Text_20_body">
      <style:paragraph-properties fo:text-align="justify" style:justify-single-word="false"/>
      <style:text-properties fo:language="ru" fo:country="RU" officeooo:paragraph-rsid="03318a22"/>
    </style:style>
    <style:style style:name="P132" style:family="paragraph" style:parent-style-name="Text_20_body">
      <style:paragraph-properties fo:text-align="justify" style:justify-single-word="false"/>
      <style:text-properties fo:language="ru" fo:country="RU" officeooo:paragraph-rsid="01895e9a"/>
    </style:style>
    <style:style style:name="P133" style:family="paragraph" style:parent-style-name="Text_20_body">
      <style:paragraph-properties fo:text-align="justify" style:justify-single-word="false"/>
      <style:text-properties fo:language="ru" fo:country="RU" officeooo:paragraph-rsid="0219f04c"/>
    </style:style>
    <style:style style:name="P134" style:family="paragraph" style:parent-style-name="Text_20_body">
      <style:paragraph-properties fo:text-align="justify" style:justify-single-word="false"/>
      <style:text-properties fo:language="ru" fo:country="RU" officeooo:paragraph-rsid="00672e1d"/>
    </style:style>
    <style:style style:name="P135" style:family="paragraph" style:parent-style-name="Heading_20_2">
      <style:paragraph-properties fo:text-align="center" style:justify-single-word="false"/>
    </style:style>
    <style:style style:name="P136" style:family="paragraph" style:parent-style-name="Text_20_body">
      <style:paragraph-properties fo:text-align="center" style:justify-single-word="false"/>
    </style:style>
    <style:style style:name="P13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3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2" style:family="paragraph" style:parent-style-name="Text_20_body">
      <style:paragraph-properties fo:text-align="justify" style:justify-single-word="false"/>
      <style:text-properties fo:language="ru" fo:country="RU" officeooo:paragraph-rsid="018a2818"/>
    </style:style>
    <style:style style:name="P143" style:family="paragraph" style:parent-style-name="Text_20_body">
      <style:paragraph-properties fo:text-align="center" style:justify-single-word="false"/>
      <style:text-properties fo:language="ru" fo:country="RU" officeooo:rsid="018a2818" officeooo:paragraph-rsid="018a2818"/>
    </style:style>
    <style:style style:name="P144" style:family="paragraph" style:parent-style-name="Text_20_body">
      <style:paragraph-properties fo:text-align="justify" style:justify-single-word="false"/>
      <style:text-properties fo:language="ru" fo:country="RU" officeooo:paragraph-rsid="019712b5"/>
    </style:style>
    <style:style style:name="P145" style:family="paragraph" style:parent-style-name="Text_20_body">
      <style:paragraph-properties fo:text-align="justify" style:justify-single-word="false"/>
      <style:text-properties fo:language="ru" fo:country="RU" officeooo:paragraph-rsid="0196a32c"/>
    </style:style>
    <style:style style:name="P146" style:family="paragraph" style:parent-style-name="Text_20_body">
      <style:paragraph-properties fo:text-align="justify" style:justify-single-word="false"/>
      <style:text-properties fo:language="en" fo:country="US" officeooo:rsid="01934728" officeooo:paragraph-rsid="0196a32c"/>
    </style:style>
    <style:style style:name="P147" style:family="paragraph" style:parent-style-name="Text_20_body">
      <style:paragraph-properties fo:text-align="justify" style:justify-single-word="false"/>
      <style:text-properties fo:language="ru" fo:country="RU" officeooo:paragraph-rsid="01bb21d4"/>
    </style:style>
    <style:style style:name="P148" style:family="paragraph" style:parent-style-name="Text_20_body">
      <style:paragraph-properties fo:text-align="justify" style:justify-single-word="false"/>
      <style:text-properties officeooo:rsid="0219f04c" officeooo:paragraph-rsid="0219f04c"/>
    </style:style>
    <style:style style:name="P149" style:family="paragraph" style:parent-style-name="Text_20_body">
      <style:paragraph-properties fo:text-align="justify" style:justify-single-word="false"/>
      <style:text-properties fo:language="ru" fo:country="RU" officeooo:rsid="0219f04c" officeooo:paragraph-rsid="0219f04c"/>
    </style:style>
    <style:style style:name="P150" style:family="paragraph" style:parent-style-name="Text_20_body">
      <style:paragraph-properties fo:text-align="justify" style:justify-single-word="false"/>
      <style:text-properties fo:language="ru" fo:country="RU" officeooo:paragraph-rsid="01cd5030"/>
    </style:style>
    <style:style style:name="P151" style:family="paragraph" style:parent-style-name="Text_20_body">
      <style:paragraph-properties fo:text-align="justify" style:justify-single-word="false"/>
      <style:text-properties fo:language="en" fo:country="US" officeooo:rsid="01934728" officeooo:paragraph-rsid="01934728"/>
    </style:style>
    <style:style style:name="P152" style:family="paragraph" style:parent-style-name="Text_20_body">
      <style:paragraph-properties fo:text-align="justify" style:justify-single-word="false"/>
      <style:text-properties fo:language="ru" fo:country="RU" officeooo:rsid="019712b5" officeooo:paragraph-rsid="019712b5"/>
    </style:style>
    <style:style style:name="P153" style:family="paragraph" style:parent-style-name="Text_20_body">
      <style:paragraph-properties fo:text-align="justify" style:justify-single-word="false"/>
      <style:text-properties fo:language="en" fo:country="US" officeooo:rsid="019b8b25" officeooo:paragraph-rsid="019b8b25"/>
    </style:style>
    <style:style style:name="P154" style:family="paragraph" style:parent-style-name="Text_20_body">
      <style:paragraph-properties fo:text-align="justify" style:justify-single-word="false"/>
      <style:text-properties fo:language="en" fo:country="US" officeooo:rsid="01b5c453" officeooo:paragraph-rsid="01b5c453"/>
    </style:style>
    <style:style style:name="P155" style:family="paragraph" style:parent-style-name="Text_20_body">
      <style:paragraph-properties fo:text-align="justify" style:justify-single-word="false"/>
      <style:text-properties fo:language="ru" fo:country="RU" officeooo:rsid="01974323" officeooo:paragraph-rsid="01974323"/>
    </style:style>
    <style:style style:name="P156" style:family="paragraph" style:parent-style-name="Text_20_body">
      <style:paragraph-properties fo:text-align="justify" style:justify-single-word="false"/>
      <style:text-properties fo:language="ru" fo:country="RU" officeooo:rsid="01974323" officeooo:paragraph-rsid="01996254"/>
    </style:style>
    <style:style style:name="P157" style:family="paragraph" style:parent-style-name="Text_20_body">
      <style:paragraph-properties fo:text-align="justify" style:justify-single-word="false"/>
      <style:text-properties fo:language="ru" fo:country="RU" officeooo:rsid="01974323" officeooo:paragraph-rsid="019b8b25"/>
    </style:style>
    <style:style style:name="P158" style:family="paragraph" style:parent-style-name="Text_20_body">
      <style:paragraph-properties fo:text-align="justify" style:justify-single-word="false"/>
      <style:text-properties fo:language="ru" fo:country="RU" officeooo:rsid="01996254" officeooo:paragraph-rsid="01996254"/>
    </style:style>
    <style:style style:name="P159" style:family="paragraph" style:parent-style-name="Text_20_body">
      <style:paragraph-properties fo:text-align="justify" style:justify-single-word="false"/>
      <style:text-properties fo:language="ru" fo:country="RU" officeooo:rsid="019a01ec" officeooo:paragraph-rsid="019a01ec"/>
    </style:style>
    <style:style style:name="P160" style:family="paragraph" style:parent-style-name="Text_20_body">
      <style:paragraph-properties fo:text-align="justify" style:justify-single-word="false"/>
      <style:text-properties fo:language="ru" fo:country="RU" officeooo:rsid="0225e5a3" officeooo:paragraph-rsid="0225e5a3"/>
    </style:style>
    <style:style style:name="P161" style:family="paragraph" style:parent-style-name="Text_20_body">
      <style:paragraph-properties fo:text-align="justify" style:justify-single-word="false"/>
      <style:text-properties fo:language="ru" fo:country="RU" officeooo:paragraph-rsid="019a01ec"/>
    </style:style>
    <style:style style:name="P162" style:family="paragraph" style:parent-style-name="Text_20_body">
      <style:paragraph-properties fo:text-align="justify" style:justify-single-word="false"/>
      <style:text-properties fo:language="ru" fo:country="RU" officeooo:rsid="019b5cf0" officeooo:paragraph-rsid="019b5cf0"/>
    </style:style>
    <style:style style:name="P163" style:family="paragraph" style:parent-style-name="Text_20_body">
      <style:paragraph-properties fo:text-align="justify" style:justify-single-word="false"/>
      <style:text-properties fo:language="ru" fo:country="RU" officeooo:paragraph-rsid="019b5cf0"/>
    </style:style>
    <style:style style:name="P164" style:family="paragraph" style:parent-style-name="Text_20_body">
      <style:paragraph-properties fo:text-align="justify" style:justify-single-word="false"/>
      <style:text-properties fo:language="ru" fo:country="RU" officeooo:rsid="01a16269" officeooo:paragraph-rsid="01a16269"/>
    </style:style>
    <style:style style:name="P165" style:family="paragraph" style:parent-style-name="Text_20_body">
      <style:paragraph-properties fo:text-align="justify" style:justify-single-word="false"/>
      <style:text-properties fo:language="ru" fo:country="RU" officeooo:paragraph-rsid="01a16269"/>
    </style:style>
    <style:style style:name="P166" style:family="paragraph" style:parent-style-name="Text_20_body">
      <style:paragraph-properties fo:text-align="justify" style:justify-single-word="false"/>
      <style:text-properties fo:language="ru" fo:country="RU" officeooo:rsid="01a16269" officeooo:paragraph-rsid="01a6a6ce"/>
    </style:style>
    <style:style style:name="P167" style:family="paragraph" style:parent-style-name="Text_20_body">
      <style:paragraph-properties fo:text-align="justify" style:justify-single-word="false"/>
      <style:text-properties fo:language="ru" fo:country="RU" officeooo:rsid="01a16269" officeooo:paragraph-rsid="01a81b88"/>
    </style:style>
    <style:style style:name="P168" style:family="paragraph" style:parent-style-name="Text_20_body">
      <style:paragraph-properties fo:text-align="justify" style:justify-single-word="false"/>
      <style:text-properties fo:language="ru" fo:country="RU" officeooo:rsid="01a16269" officeooo:paragraph-rsid="020ff2e5"/>
    </style:style>
    <style:style style:name="P169" style:family="paragraph" style:parent-style-name="Text_20_body">
      <style:paragraph-properties fo:text-align="justify" style:justify-single-word="false"/>
      <style:text-properties fo:language="ru" fo:country="RU" officeooo:rsid="01f7b1ba" officeooo:paragraph-rsid="02a7c2b4"/>
    </style:style>
    <style:style style:name="P170" style:family="paragraph" style:parent-style-name="Text_20_body">
      <style:paragraph-properties fo:text-align="justify" style:justify-single-word="false"/>
      <style:text-properties fo:language="ru" fo:country="RU" officeooo:rsid="01a9b316" officeooo:paragraph-rsid="01b80b40"/>
    </style:style>
    <style:style style:name="P171" style:family="paragraph" style:parent-style-name="Text_20_body">
      <style:paragraph-properties fo:text-align="justify" style:justify-single-word="false"/>
      <style:text-properties fo:language="ru" fo:country="RU" officeooo:rsid="01a9b316" officeooo:paragraph-rsid="01ef50cc"/>
    </style:style>
    <style:style style:name="P172" style:family="paragraph" style:parent-style-name="Text_20_body">
      <style:paragraph-properties fo:text-align="justify" style:justify-single-word="false"/>
      <style:text-properties officeooo:paragraph-rsid="02b4ae46"/>
    </style:style>
    <style:style style:name="P173" style:family="paragraph" style:parent-style-name="Text_20_body">
      <style:paragraph-properties fo:text-align="justify" style:justify-single-word="false"/>
      <style:text-properties fo:language="ru" fo:country="RU" officeooo:rsid="01b03765" officeooo:paragraph-rsid="01b03765"/>
    </style:style>
    <style:style style:name="P174" style:family="paragraph" style:parent-style-name="Text_20_body">
      <style:paragraph-properties fo:text-align="justify" style:justify-single-word="false"/>
      <style:text-properties fo:language="ru" fo:country="RU" officeooo:rsid="01b80b40" officeooo:paragraph-rsid="01b88544"/>
    </style:style>
    <style:style style:name="P175" style:family="paragraph" style:parent-style-name="Text_20_body">
      <style:paragraph-properties fo:text-align="justify" style:justify-single-word="false"/>
      <style:text-properties fo:language="ru" fo:country="RU" officeooo:rsid="01b03765" officeooo:paragraph-rsid="01b88544"/>
    </style:style>
    <style:style style:name="P176" style:family="paragraph" style:parent-style-name="Text_20_body">
      <style:paragraph-properties fo:text-align="justify" style:justify-single-word="false"/>
      <style:text-properties fo:language="en" fo:country="US" officeooo:rsid="01be1531" officeooo:paragraph-rsid="01be1531"/>
    </style:style>
    <style:style style:name="P177" style:family="paragraph" style:parent-style-name="Text_20_body">
      <style:paragraph-properties fo:text-align="justify" style:justify-single-word="false"/>
      <style:text-properties fo:language="ru" fo:country="RU" officeooo:rsid="01be1531" officeooo:paragraph-rsid="01be1531"/>
    </style:style>
    <style:style style:name="P178" style:family="paragraph" style:parent-style-name="Text_20_body">
      <style:paragraph-properties fo:text-align="justify" style:justify-single-word="false"/>
      <style:text-properties fo:language="ru" fo:country="RU" officeooo:rsid="01c35d61" officeooo:paragraph-rsid="01c35d61"/>
    </style:style>
    <style:style style:name="P179" style:family="paragraph" style:parent-style-name="Text_20_body">
      <style:paragraph-properties fo:text-align="justify" style:justify-single-word="false"/>
      <style:text-properties fo:language="ru" fo:country="RU" officeooo:rsid="01c52210" officeooo:paragraph-rsid="01c52210"/>
    </style:style>
    <style:style style:name="P180" style:family="paragraph" style:parent-style-name="Text_20_body">
      <style:paragraph-properties fo:text-align="justify" style:justify-single-word="false"/>
      <style:text-properties fo:language="ru" fo:country="RU" officeooo:rsid="01c86c81" officeooo:paragraph-rsid="01c86c81"/>
    </style:style>
    <style:style style:name="P181" style:family="paragraph" style:parent-style-name="Text_20_body">
      <style:paragraph-properties fo:text-align="justify" style:justify-single-word="false"/>
      <style:text-properties fo:language="ru" fo:country="RU" officeooo:rsid="01c86c81" officeooo:paragraph-rsid="01cf850b"/>
    </style:style>
    <style:style style:name="P182" style:family="paragraph" style:parent-style-name="Text_20_body">
      <style:paragraph-properties fo:text-align="justify" style:justify-single-word="false"/>
      <style:text-properties fo:language="ru" fo:country="RU" officeooo:rsid="01fcd6e1" officeooo:paragraph-rsid="01caf558"/>
    </style:style>
    <style:style style:name="P183" style:family="paragraph" style:parent-style-name="Text_20_body">
      <style:paragraph-properties fo:text-align="justify" style:justify-single-word="false"/>
      <style:text-properties fo:language="ru" fo:country="RU" officeooo:rsid="01caf558" officeooo:paragraph-rsid="01caf558"/>
    </style:style>
    <style:style style:name="P184" style:family="paragraph" style:parent-style-name="Text_20_body">
      <style:paragraph-properties fo:text-align="justify" style:justify-single-word="false"/>
      <style:text-properties fo:language="ru" fo:country="RU" officeooo:paragraph-rsid="020705e3"/>
    </style:style>
    <style:style style:name="P185" style:family="paragraph" style:parent-style-name="Text_20_body">
      <style:paragraph-properties fo:text-align="justify" style:justify-single-word="false"/>
      <style:text-properties fo:language="ru" fo:country="RU" officeooo:paragraph-rsid="021b8f2b"/>
    </style:style>
    <style:style style:name="P186" style:family="paragraph" style:parent-style-name="Text_20_body">
      <style:paragraph-properties fo:text-align="justify" style:justify-single-word="false"/>
      <style:text-properties fo:language="ru" fo:country="RU" officeooo:rsid="01d00caf" officeooo:paragraph-rsid="01d00caf"/>
    </style:style>
    <style:style style:name="P187" style:family="paragraph" style:parent-style-name="Text_20_body">
      <style:paragraph-properties fo:text-align="justify" style:justify-single-word="false"/>
      <style:text-properties fo:language="ru" fo:country="RU" officeooo:rsid="01d13f5b" officeooo:paragraph-rsid="01d13f5b"/>
    </style:style>
    <style:style style:name="P188" style:family="paragraph" style:parent-style-name="Text_20_body">
      <style:paragraph-properties fo:text-align="justify" style:justify-single-word="false"/>
      <style:text-properties fo:language="ru" fo:country="RU" officeooo:rsid="01d345d9" officeooo:paragraph-rsid="01ec4ae5"/>
    </style:style>
    <style:style style:name="P189" style:family="paragraph" style:parent-style-name="Text_20_body">
      <style:paragraph-properties fo:text-align="justify" style:justify-single-word="false"/>
      <style:text-properties fo:language="ru" fo:country="RU" officeooo:rsid="01d345d9" officeooo:paragraph-rsid="01d345d9"/>
    </style:style>
    <style:style style:name="P190" style:family="paragraph" style:parent-style-name="Text_20_body">
      <style:paragraph-properties fo:text-align="justify" style:justify-single-word="false"/>
      <style:text-properties fo:language="ru" fo:country="RU" officeooo:paragraph-rsid="02bc52bd" fo:background-color="transparent"/>
    </style:style>
    <style:style style:name="P191" style:family="paragraph" style:parent-style-name="Text_20_body">
      <style:paragraph-properties fo:text-align="justify" style:justify-single-word="false"/>
      <style:text-properties fo:language="ru" fo:country="RU" officeooo:paragraph-rsid="033e0b61" fo:background-color="transparent"/>
    </style:style>
    <style:style style:name="P192"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3"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4" style:family="paragraph" style:parent-style-name="Text_20_body">
      <style:paragraph-properties fo:text-align="justify" style:justify-single-word="false"/>
      <style:text-properties fo:language="ru" fo:country="RU" officeooo:paragraph-rsid="02b5eea8" fo:background-color="#ffff00"/>
    </style:style>
    <style:style style:name="P195"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6" style:family="paragraph" style:parent-style-name="Text_20_body">
      <style:paragraph-properties fo:text-align="justify" style:justify-single-word="false"/>
      <style:text-properties fo:language="ru" fo:country="RU" officeooo:rsid="01e42ae7" officeooo:paragraph-rsid="01e42ae7"/>
    </style:style>
    <style:style style:name="P197" style:family="paragraph" style:parent-style-name="Text_20_body">
      <style:paragraph-properties fo:text-align="justify" style:justify-single-word="false"/>
      <style:text-properties fo:language="ru" fo:country="RU" officeooo:rsid="01e5523f" officeooo:paragraph-rsid="01e5523f"/>
    </style:style>
    <style:style style:name="P198" style:family="paragraph" style:parent-style-name="Text_20_body">
      <style:paragraph-properties fo:text-align="justify" style:justify-single-word="false"/>
      <style:text-properties fo:language="ru" fo:country="RU" officeooo:paragraph-rsid="01d97945"/>
    </style:style>
    <style:style style:name="P199" style:family="paragraph" style:parent-style-name="Text_20_body">
      <style:paragraph-properties fo:text-align="justify" style:justify-single-word="false"/>
      <style:text-properties officeooo:paragraph-rsid="01eaae1c"/>
    </style:style>
    <style:style style:name="P200" style:family="paragraph" style:parent-style-name="Text_20_body">
      <style:paragraph-properties fo:text-align="justify" style:justify-single-word="false"/>
      <style:text-properties officeooo:rsid="01ef50cc" officeooo:paragraph-rsid="01ef50cc"/>
    </style:style>
    <style:style style:name="P201" style:family="paragraph" style:parent-style-name="Text_20_body">
      <style:paragraph-properties fo:text-align="justify" style:justify-single-word="false"/>
      <style:text-properties officeooo:rsid="01f02364" officeooo:paragraph-rsid="01f02364"/>
    </style:style>
    <style:style style:name="P202" style:family="paragraph" style:parent-style-name="Text_20_body">
      <style:paragraph-properties fo:text-align="justify" style:justify-single-word="false"/>
      <style:text-properties officeooo:rsid="01f20548" officeooo:paragraph-rsid="02d051a2"/>
    </style:style>
    <style:style style:name="P203" style:family="paragraph" style:parent-style-name="Text_20_body">
      <style:paragraph-properties fo:text-align="justify" style:justify-single-word="false"/>
      <style:text-properties fo:language="ru" fo:country="RU" officeooo:rsid="02d051a2" officeooo:paragraph-rsid="02d051a2"/>
    </style:style>
    <style:style style:name="P204" style:family="paragraph" style:parent-style-name="Text_20_body">
      <style:paragraph-properties fo:text-align="justify" style:justify-single-word="false"/>
      <style:text-properties officeooo:rsid="01f20548" officeooo:paragraph-rsid="01f20548"/>
    </style:style>
    <style:style style:name="P205" style:family="paragraph" style:parent-style-name="Text_20_body">
      <style:paragraph-properties fo:text-align="justify" style:justify-single-word="false"/>
      <style:text-properties officeooo:rsid="01f4790e" officeooo:paragraph-rsid="01fe4e34"/>
    </style:style>
    <style:style style:name="P206" style:family="paragraph" style:parent-style-name="Text_20_body">
      <style:paragraph-properties fo:text-align="justify" style:justify-single-word="false"/>
      <style:text-properties officeooo:rsid="0201bde9" officeooo:paragraph-rsid="02a7c2b4"/>
    </style:style>
    <style:style style:name="P207" style:family="paragraph" style:parent-style-name="Text_20_body">
      <style:paragraph-properties fo:text-align="justify" style:justify-single-word="false"/>
      <style:text-properties officeooo:rsid="020e61d0" officeooo:paragraph-rsid="020e61d0"/>
    </style:style>
    <style:style style:name="P208" style:family="paragraph" style:parent-style-name="Text_20_body">
      <style:paragraph-properties fo:text-align="justify" style:justify-single-word="false"/>
      <style:text-properties fo:language="ru" fo:country="RU" officeooo:rsid="021bf5db" officeooo:paragraph-rsid="021bf5db"/>
    </style:style>
    <style:style style:name="P209" style:family="paragraph" style:parent-style-name="Text_20_body">
      <style:paragraph-properties fo:text-align="justify" style:justify-single-word="false"/>
      <style:text-properties officeooo:rsid="020e61d0" officeooo:paragraph-rsid="0211ec1f"/>
    </style:style>
    <style:style style:name="P210" style:family="paragraph" style:parent-style-name="Text_20_body">
      <style:paragraph-properties fo:text-align="justify" style:justify-single-word="false"/>
      <style:text-properties fo:language="ru" fo:country="RU" officeooo:rsid="020e61d0" officeooo:paragraph-rsid="020e61d0"/>
    </style:style>
    <style:style style:name="P211" style:family="paragraph" style:parent-style-name="Text_20_body">
      <style:paragraph-properties fo:text-align="justify" style:justify-single-word="false"/>
      <style:text-properties officeooo:rsid="020e61d0" officeooo:paragraph-rsid="020ff2e5"/>
    </style:style>
    <style:style style:name="P212" style:family="paragraph" style:parent-style-name="Text_20_body">
      <style:paragraph-properties fo:text-align="justify" style:justify-single-word="false"/>
      <style:text-properties officeooo:paragraph-rsid="020ff2e5"/>
    </style:style>
    <style:style style:name="P213" style:family="paragraph" style:parent-style-name="Text_20_body">
      <style:paragraph-properties fo:text-align="justify" style:justify-single-word="false"/>
      <style:text-properties officeooo:rsid="0215b99a" officeooo:paragraph-rsid="0215b99a"/>
    </style:style>
    <style:style style:name="P214" style:family="paragraph" style:parent-style-name="Text_20_body">
      <style:paragraph-properties fo:text-align="justify" style:justify-single-word="false"/>
      <style:text-properties officeooo:rsid="0215b99a" officeooo:paragraph-rsid="021e9d8a"/>
    </style:style>
    <style:style style:name="P215" style:family="paragraph" style:parent-style-name="Text_20_body">
      <style:paragraph-properties fo:text-align="justify" style:justify-single-word="false"/>
      <style:text-properties fo:language="ru" fo:country="RU" officeooo:rsid="0215b99a" officeooo:paragraph-rsid="0215b99a"/>
    </style:style>
    <style:style style:name="P216" style:family="paragraph" style:parent-style-name="Text_20_body">
      <style:paragraph-properties fo:text-align="justify" style:justify-single-word="false"/>
      <style:text-properties officeooo:rsid="020e61d0" officeooo:paragraph-rsid="021bf5db"/>
    </style:style>
    <style:style style:name="P217" style:family="paragraph" style:parent-style-name="Text_20_body">
      <style:paragraph-properties fo:text-align="justify" style:justify-single-word="false"/>
      <style:text-properties officeooo:rsid="021e9d8a" officeooo:paragraph-rsid="0221356c"/>
    </style:style>
    <style:style style:name="P218" style:family="paragraph" style:parent-style-name="Text_20_body">
      <style:paragraph-properties fo:text-align="justify" style:justify-single-word="false"/>
      <style:text-properties officeooo:rsid="021e9d8a" officeooo:paragraph-rsid="021e9d8a"/>
    </style:style>
    <style:style style:name="P219" style:family="paragraph" style:parent-style-name="Text_20_body">
      <style:paragraph-properties fo:text-align="justify" style:justify-single-word="false"/>
      <style:text-properties officeooo:rsid="021e9d8a" officeooo:paragraph-rsid="021f11d2"/>
    </style:style>
    <style:style style:name="P220" style:family="paragraph" style:parent-style-name="Text_20_body">
      <style:paragraph-properties fo:text-align="justify" style:justify-single-word="false"/>
      <style:text-properties officeooo:rsid="0259d7a1" officeooo:paragraph-rsid="021e9d8a"/>
    </style:style>
    <style:style style:name="P221" style:family="paragraph" style:parent-style-name="Text_20_body">
      <style:paragraph-properties fo:text-align="justify" style:justify-single-word="false"/>
      <style:text-properties officeooo:rsid="0259d7a1" officeooo:paragraph-rsid="0259d7a1"/>
    </style:style>
    <style:style style:name="P222" style:family="paragraph" style:parent-style-name="Text_20_body">
      <style:paragraph-properties fo:text-align="justify" style:justify-single-word="false"/>
      <style:text-properties officeooo:rsid="0222e4aa" officeooo:paragraph-rsid="0222e4aa"/>
    </style:style>
    <style:style style:name="P223" style:family="paragraph" style:parent-style-name="Text_20_body">
      <style:paragraph-properties fo:text-align="justify" style:justify-single-word="false"/>
      <style:text-properties officeooo:rsid="0273dd5d" officeooo:paragraph-rsid="0273dd5d"/>
    </style:style>
    <style:style style:name="P224" style:family="paragraph" style:parent-style-name="Text_20_body">
      <style:paragraph-properties fo:text-align="justify" style:justify-single-word="false"/>
      <style:text-properties fo:language="ru" fo:country="RU" officeooo:rsid="0273dd5d" officeooo:paragraph-rsid="0273dd5d"/>
    </style:style>
    <style:style style:name="P225" style:family="paragraph" style:parent-style-name="Text_20_body">
      <style:paragraph-properties fo:text-align="justify" style:justify-single-word="false"/>
      <style:text-properties officeooo:rsid="0225e5a3" officeooo:paragraph-rsid="0225e5a3"/>
    </style:style>
    <style:style style:name="P226" style:family="paragraph" style:parent-style-name="Text_20_body">
      <style:paragraph-properties fo:text-align="justify" style:justify-single-word="false"/>
      <style:text-properties fo:language="ru" fo:country="RU" officeooo:rsid="022a6431" officeooo:paragraph-rsid="022a6431"/>
    </style:style>
    <style:style style:name="P227" style:family="paragraph" style:parent-style-name="Text_20_body">
      <style:paragraph-properties fo:text-align="justify" style:justify-single-word="false"/>
      <style:text-properties fo:language="ru" fo:country="RU" officeooo:rsid="022c5621" officeooo:paragraph-rsid="022c5621"/>
    </style:style>
    <style:style style:name="P228" style:family="paragraph" style:parent-style-name="Text_20_body">
      <style:paragraph-properties fo:text-align="justify" style:justify-single-word="false"/>
      <style:text-properties fo:language="ru" fo:country="RU" officeooo:rsid="022de5ad" officeooo:paragraph-rsid="022de5ad"/>
    </style:style>
    <style:style style:name="P229" style:family="paragraph" style:parent-style-name="Text_20_body">
      <style:paragraph-properties fo:text-align="justify" style:justify-single-word="false"/>
      <style:text-properties fo:language="ru" fo:country="RU" officeooo:rsid="022c5621" officeooo:paragraph-rsid="0280ef7a"/>
    </style:style>
    <style:style style:name="P230" style:family="paragraph" style:parent-style-name="Text_20_body">
      <style:paragraph-properties fo:text-align="justify" style:justify-single-word="false"/>
      <style:text-properties officeooo:rsid="022f687f" officeooo:paragraph-rsid="022f687f"/>
    </style:style>
    <style:style style:name="P231" style:family="paragraph" style:parent-style-name="Text_20_body">
      <style:paragraph-properties fo:text-align="justify" style:justify-single-word="false"/>
      <style:text-properties officeooo:rsid="02332fb1" officeooo:paragraph-rsid="02332fb1"/>
    </style:style>
    <style:style style:name="P232" style:family="paragraph" style:parent-style-name="Text_20_body">
      <style:paragraph-properties fo:text-align="justify" style:justify-single-word="false"/>
      <style:text-properties fo:language="ru" fo:country="RU" officeooo:rsid="0238b98b" officeooo:paragraph-rsid="0238b98b"/>
    </style:style>
    <style:style style:name="P233" style:family="paragraph" style:parent-style-name="Text_20_body">
      <style:paragraph-properties fo:text-align="justify" style:justify-single-word="false"/>
      <style:text-properties fo:language="ru" fo:country="RU" officeooo:rsid="0238b98b" officeooo:paragraph-rsid="023e167f"/>
    </style:style>
    <style:style style:name="P234" style:family="paragraph" style:parent-style-name="Text_20_body">
      <style:paragraph-properties fo:text-align="justify" style:justify-single-word="false"/>
      <style:text-properties fo:language="ru" fo:country="RU" officeooo:rsid="023c9b65" officeooo:paragraph-rsid="023c9b65"/>
    </style:style>
    <style:style style:name="P235" style:family="paragraph" style:parent-style-name="Text_20_body">
      <style:paragraph-properties fo:text-align="justify" style:justify-single-word="false"/>
      <style:text-properties fo:language="ru" fo:country="RU" officeooo:rsid="0241ad41" officeooo:paragraph-rsid="0241ad41"/>
    </style:style>
    <style:style style:name="P236" style:family="paragraph" style:parent-style-name="Text_20_body">
      <style:paragraph-properties fo:text-align="justify" style:justify-single-word="false"/>
      <style:text-properties officeooo:rsid="0241ad41" officeooo:paragraph-rsid="0241ad41"/>
    </style:style>
    <style:style style:name="P237" style:family="paragraph" style:parent-style-name="Text_20_body">
      <style:paragraph-properties fo:text-align="justify" style:justify-single-word="false"/>
      <style:text-properties fo:language="ru" fo:country="RU" officeooo:rsid="02349b46" officeooo:paragraph-rsid="02332fb1"/>
    </style:style>
    <style:style style:name="P238" style:family="paragraph" style:parent-style-name="Text_20_body">
      <style:paragraph-properties fo:text-align="justify" style:justify-single-word="false"/>
      <style:text-properties fo:language="ru" fo:country="RU" officeooo:rsid="02349b46" officeooo:paragraph-rsid="02349b46"/>
    </style:style>
    <style:style style:name="P239" style:family="paragraph" style:parent-style-name="Text_20_body">
      <style:paragraph-properties fo:text-align="justify" style:justify-single-word="false"/>
      <style:text-properties officeooo:rsid="02349b46" officeooo:paragraph-rsid="02349b46"/>
    </style:style>
    <style:style style:name="P240" style:family="paragraph" style:parent-style-name="Text_20_body">
      <style:paragraph-properties fo:text-align="justify" style:justify-single-word="false"/>
      <style:text-properties officeooo:rsid="024334d7" officeooo:paragraph-rsid="0243b4c5"/>
    </style:style>
    <style:style style:name="P241" style:family="paragraph" style:parent-style-name="Text_20_body">
      <style:paragraph-properties fo:text-align="justify" style:justify-single-word="false"/>
      <style:text-properties fo:language="ru" fo:country="RU" officeooo:rsid="024334d7" officeooo:paragraph-rsid="024334d7"/>
    </style:style>
    <style:style style:name="P242" style:family="paragraph" style:parent-style-name="Text_20_body">
      <style:paragraph-properties fo:text-align="justify" style:justify-single-word="false"/>
      <style:text-properties officeooo:rsid="024334d7" officeooo:paragraph-rsid="024334d7"/>
    </style:style>
    <style:style style:name="P243" style:family="paragraph" style:parent-style-name="Text_20_body">
      <style:paragraph-properties fo:text-align="justify" style:justify-single-word="false"/>
      <style:text-properties officeooo:rsid="0243b4c5" officeooo:paragraph-rsid="0243b4c5"/>
    </style:style>
    <style:style style:name="P244" style:family="paragraph" style:parent-style-name="Text_20_body">
      <style:paragraph-properties fo:text-align="justify" style:justify-single-word="false"/>
      <style:text-properties fo:language="ru" fo:country="RU" officeooo:rsid="02d051a2" officeooo:paragraph-rsid="0243b4c5"/>
    </style:style>
    <style:style style:name="P245" style:family="paragraph" style:parent-style-name="Text_20_body">
      <style:paragraph-properties fo:text-align="justify" style:justify-single-word="false"/>
      <style:text-properties officeooo:rsid="0245464d" officeooo:paragraph-rsid="0243b4c5"/>
    </style:style>
    <style:style style:name="P246" style:family="paragraph" style:parent-style-name="Text_20_body">
      <style:paragraph-properties fo:text-align="justify" style:justify-single-word="false"/>
      <style:text-properties fo:language="ru" fo:country="RU" officeooo:rsid="0245464d" officeooo:paragraph-rsid="0245464d"/>
    </style:style>
    <style:style style:name="P247" style:family="paragraph" style:parent-style-name="Text_20_body">
      <style:paragraph-properties fo:text-align="justify" style:justify-single-word="false"/>
      <style:text-properties officeooo:rsid="0245464d" officeooo:paragraph-rsid="0245464d"/>
    </style:style>
    <style:style style:name="P248" style:family="paragraph" style:parent-style-name="Text_20_body">
      <style:paragraph-properties fo:text-align="justify" style:justify-single-word="false"/>
      <style:text-properties fo:language="ru" fo:country="RU" officeooo:rsid="024927e1" officeooo:paragraph-rsid="024927e1"/>
    </style:style>
    <style:style style:name="P249" style:family="paragraph" style:parent-style-name="Text_20_body">
      <style:paragraph-properties fo:text-align="justify" style:justify-single-word="false"/>
      <style:text-properties officeooo:rsid="024927e1" officeooo:paragraph-rsid="024927e1"/>
    </style:style>
    <style:style style:name="P250" style:family="paragraph" style:parent-style-name="Text_20_body">
      <style:paragraph-properties fo:text-align="justify" style:justify-single-word="false"/>
      <style:text-properties officeooo:rsid="024927e1" officeooo:paragraph-rsid="024f45c1"/>
    </style:style>
    <style:style style:name="P251" style:family="paragraph" style:parent-style-name="Text_20_body">
      <style:paragraph-properties fo:text-align="justify" style:justify-single-word="false"/>
      <style:text-properties officeooo:rsid="024927e1" officeooo:paragraph-rsid="024baded"/>
    </style:style>
    <style:style style:name="P252" style:family="paragraph" style:parent-style-name="Text_20_body">
      <style:paragraph-properties fo:text-align="justify" style:justify-single-word="false"/>
      <style:text-properties fo:language="ru" fo:country="RU" officeooo:rsid="020ff2e5" officeooo:paragraph-rsid="022f687f"/>
    </style:style>
    <style:style style:name="P253" style:family="paragraph" style:parent-style-name="Text_20_body">
      <style:paragraph-properties fo:text-align="justify" style:justify-single-word="false"/>
      <style:text-properties officeooo:rsid="024baded" officeooo:paragraph-rsid="024baded"/>
    </style:style>
    <style:style style:name="P254" style:family="paragraph" style:parent-style-name="Text_20_body">
      <style:paragraph-properties fo:text-align="justify" style:justify-single-word="false"/>
      <style:text-properties fo:language="ru" fo:country="RU" officeooo:rsid="024baded" officeooo:paragraph-rsid="022f687f"/>
    </style:style>
    <style:style style:name="P255" style:family="paragraph" style:parent-style-name="Text_20_body">
      <style:paragraph-properties fo:text-align="justify" style:justify-single-word="false"/>
      <style:text-properties officeooo:rsid="024e7715" officeooo:paragraph-rsid="0255d4b3"/>
    </style:style>
    <style:style style:name="P256" style:family="paragraph" style:parent-style-name="Text_20_body">
      <style:paragraph-properties fo:text-align="justify" style:justify-single-word="false"/>
      <style:text-properties fo:language="ru" fo:country="RU" officeooo:rsid="0255d4b3" officeooo:paragraph-rsid="0255d4b3"/>
    </style:style>
    <style:style style:name="P257" style:family="paragraph" style:parent-style-name="Text_20_body">
      <style:paragraph-properties fo:text-align="justify" style:justify-single-word="false"/>
      <style:text-properties fo:language="ru" fo:country="RU" officeooo:rsid="0255d4b3" officeooo:paragraph-rsid="0266b727"/>
    </style:style>
    <style:style style:name="P258" style:family="paragraph" style:parent-style-name="Text_20_body">
      <style:paragraph-properties fo:text-align="justify" style:justify-single-word="false"/>
      <style:text-properties officeooo:rsid="024e7715" officeooo:paragraph-rsid="024f45c1"/>
    </style:style>
    <style:style style:name="P259" style:family="paragraph" style:parent-style-name="Text_20_body">
      <style:paragraph-properties fo:text-align="justify" style:justify-single-word="false"/>
      <style:text-properties fo:language="ru" fo:country="RU" officeooo:rsid="027b79d2" officeooo:paragraph-rsid="024f45c1"/>
    </style:style>
    <style:style style:name="P260" style:family="paragraph" style:parent-style-name="Text_20_body">
      <style:paragraph-properties fo:text-align="justify" style:justify-single-word="false"/>
      <style:text-properties officeooo:rsid="022f687f" officeooo:paragraph-rsid="027b79d2"/>
    </style:style>
    <style:style style:name="P261" style:family="paragraph" style:parent-style-name="Text_20_body">
      <style:paragraph-properties fo:text-align="justify" style:justify-single-word="false"/>
      <style:text-properties officeooo:rsid="02512d1e" officeooo:paragraph-rsid="02512d1e"/>
    </style:style>
    <style:style style:name="P262" style:family="paragraph" style:parent-style-name="Text_20_body">
      <style:paragraph-properties fo:text-align="justify" style:justify-single-word="false"/>
      <style:text-properties officeooo:rsid="022f687f" officeooo:paragraph-rsid="0254f11a"/>
    </style:style>
    <style:style style:name="P263" style:family="paragraph" style:parent-style-name="Text_20_body">
      <style:paragraph-properties fo:text-align="justify" style:justify-single-word="false"/>
      <style:text-properties officeooo:rsid="022f687f" officeooo:paragraph-rsid="0259d7a1"/>
    </style:style>
    <style:style style:name="P264" style:family="paragraph" style:parent-style-name="Text_20_body">
      <style:paragraph-properties fo:text-align="justify" style:justify-single-word="false"/>
      <style:text-properties officeooo:rsid="022f687f" officeooo:paragraph-rsid="0255d4b3"/>
    </style:style>
    <style:style style:name="P265" style:family="paragraph" style:parent-style-name="Text_20_body">
      <style:paragraph-properties fo:text-align="justify" style:justify-single-word="false"/>
      <style:text-properties fo:language="ru" fo:country="RU" officeooo:rsid="025335e4" officeooo:paragraph-rsid="022f687f"/>
    </style:style>
    <style:style style:name="P266" style:family="paragraph" style:parent-style-name="Text_20_body">
      <style:paragraph-properties fo:text-align="justify" style:justify-single-word="false"/>
      <style:text-properties officeooo:rsid="025ffc1f" officeooo:paragraph-rsid="025ffc1f"/>
    </style:style>
    <style:style style:name="P267" style:family="paragraph" style:parent-style-name="Text_20_body">
      <style:paragraph-properties fo:text-align="justify" style:justify-single-word="false"/>
      <style:text-properties fo:language="ru" fo:country="RU" officeooo:rsid="00802041" officeooo:paragraph-rsid="025ffc1f"/>
    </style:style>
    <style:style style:name="P268" style:family="paragraph" style:parent-style-name="Text_20_body">
      <style:paragraph-properties fo:text-align="justify" style:justify-single-word="false"/>
      <style:text-properties fo:language="ru" fo:country="RU" officeooo:paragraph-rsid="025ffc1f"/>
    </style:style>
    <style:style style:name="P269" style:family="paragraph" style:parent-style-name="Text_20_body">
      <style:paragraph-properties fo:text-align="justify" style:justify-single-word="false"/>
      <style:text-properties fo:language="ru" fo:country="RU" officeooo:paragraph-rsid="026f3e58"/>
    </style:style>
    <style:style style:name="P270" style:family="paragraph" style:parent-style-name="Text_20_body">
      <style:paragraph-properties fo:text-align="justify" style:justify-single-word="false"/>
      <style:text-properties fo:language="ru" fo:country="RU" officeooo:rsid="026f3e58" officeooo:paragraph-rsid="026f3e58"/>
    </style:style>
    <style:style style:name="P271" style:family="paragraph" style:parent-style-name="Text_20_body">
      <style:paragraph-properties fo:text-align="justify" style:justify-single-word="false"/>
      <style:text-properties fo:language="ru" fo:country="RU" officeooo:rsid="026f3e58" officeooo:paragraph-rsid="02881ef3"/>
    </style:style>
    <style:style style:name="P272" style:family="paragraph" style:parent-style-name="Text_20_body">
      <style:paragraph-properties fo:text-align="justify" style:justify-single-word="false"/>
      <style:text-properties fo:language="ru" fo:country="RU" officeooo:rsid="026f3e58" officeooo:paragraph-rsid="02713c70"/>
    </style:style>
    <style:style style:name="P273" style:family="paragraph" style:parent-style-name="Text_20_body">
      <style:paragraph-properties fo:text-align="justify" style:justify-single-word="false"/>
      <style:text-properties fo:language="ru" fo:country="RU" officeooo:rsid="02713c70" officeooo:paragraph-rsid="02713c70"/>
    </style:style>
    <style:style style:name="P274" style:family="paragraph" style:parent-style-name="Text_20_body">
      <style:paragraph-properties fo:text-align="justify" style:justify-single-word="false"/>
      <style:text-properties fo:language="ru" fo:country="RU" officeooo:rsid="026be3b6" officeooo:paragraph-rsid="026be3b6"/>
    </style:style>
    <style:style style:name="P275" style:family="paragraph" style:parent-style-name="Text_20_body">
      <style:paragraph-properties fo:text-align="justify" style:justify-single-word="false"/>
      <style:text-properties fo:language="ru" fo:country="RU" officeooo:paragraph-rsid="02713c70"/>
    </style:style>
    <style:style style:name="P276" style:family="paragraph" style:parent-style-name="Text_20_body">
      <style:paragraph-properties fo:text-align="justify" style:justify-single-word="false"/>
      <style:text-properties fo:language="ru" fo:country="RU" officeooo:paragraph-rsid="026b0601"/>
    </style:style>
    <style:style style:name="P277" style:family="paragraph" style:parent-style-name="Text_20_body">
      <style:paragraph-properties fo:text-align="justify" style:justify-single-word="false"/>
      <style:text-properties fo:language="ru" fo:country="RU" officeooo:rsid="026b0601" officeooo:paragraph-rsid="026b0601"/>
    </style:style>
    <style:style style:name="P278" style:family="paragraph" style:parent-style-name="Text_20_body">
      <style:paragraph-properties fo:text-align="justify" style:justify-single-word="false"/>
      <style:text-properties fo:language="ru" fo:country="RU" officeooo:paragraph-rsid="0268a832"/>
    </style:style>
    <style:style style:name="P279" style:family="paragraph" style:parent-style-name="Text_20_body">
      <style:paragraph-properties fo:text-align="justify" style:justify-single-word="false"/>
      <style:text-properties fo:language="ru" fo:country="RU" officeooo:paragraph-rsid="026be3b6"/>
    </style:style>
    <style:style style:name="P280"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3"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1"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2" style:family="paragraph" style:parent-style-name="Text_20_body">
      <style:paragraph-properties fo:text-align="justify" style:justify-single-word="false"/>
      <style:text-properties fo:language="ru" fo:country="RU" officeooo:paragraph-rsid="028318e7"/>
    </style:style>
    <style:style style:name="P293" style:family="paragraph" style:parent-style-name="Text_20_body">
      <style:text-properties fo:language="ru" fo:country="RU" officeooo:paragraph-rsid="028318e7"/>
    </style:style>
    <style:style style:name="P294" style:family="paragraph" style:parent-style-name="Text_20_body">
      <style:paragraph-properties fo:text-align="justify" style:justify-single-word="false"/>
      <style:text-properties fo:language="ru" fo:country="RU" officeooo:paragraph-rsid="029c35f6"/>
    </style:style>
    <style:style style:name="P295" style:family="paragraph" style:parent-style-name="Text_20_body">
      <style:paragraph-properties fo:text-align="justify" style:justify-single-word="false"/>
      <style:text-properties fo:language="ru" fo:country="RU" officeooo:rsid="008f19e1" officeooo:paragraph-rsid="02881ef3"/>
    </style:style>
    <style:style style:name="P296" style:family="paragraph" style:parent-style-name="Text_20_body">
      <style:paragraph-properties fo:text-align="justify" style:justify-single-word="false"/>
      <style:text-properties fo:language="ru" fo:country="RU" officeooo:rsid="0287fdbe" officeooo:paragraph-rsid="02881ef3"/>
    </style:style>
    <style:style style:name="P297" style:family="paragraph" style:parent-style-name="Text_20_body">
      <style:text-properties fo:language="ru" fo:country="RU" officeooo:rsid="0287fdbe" officeooo:paragraph-rsid="0287fdbe"/>
    </style:style>
    <style:style style:name="P298" style:family="paragraph" style:parent-style-name="Text_20_body">
      <style:paragraph-properties fo:text-align="justify" style:justify-single-word="false"/>
      <style:text-properties fo:language="ru" fo:country="RU" officeooo:rsid="028b072b" officeooo:paragraph-rsid="028d41fa"/>
    </style:style>
    <style:style style:name="P299" style:family="paragraph" style:parent-style-name="Text_20_body">
      <style:paragraph-properties fo:text-align="justify" style:justify-single-word="false"/>
      <style:text-properties fo:language="ru" fo:country="RU" officeooo:rsid="0291444e" officeooo:paragraph-rsid="0291444e"/>
    </style:style>
    <style:style style:name="P300" style:family="paragraph" style:parent-style-name="Text_20_body">
      <style:paragraph-properties fo:text-align="justify" style:justify-single-word="false"/>
      <style:text-properties fo:language="ru" fo:country="RU" officeooo:rsid="0292daf4" officeooo:paragraph-rsid="02948144"/>
    </style:style>
    <style:style style:name="P301" style:family="paragraph" style:parent-style-name="Text_20_body">
      <style:paragraph-properties fo:text-align="justify" style:justify-single-word="false"/>
      <style:text-properties fo:language="ru" fo:country="RU" officeooo:rsid="0292daf4" officeooo:paragraph-rsid="02a1efa2"/>
    </style:style>
    <style:style style:name="P302" style:family="paragraph" style:parent-style-name="Text_20_body">
      <style:paragraph-properties fo:text-align="justify" style:justify-single-word="false"/>
      <style:text-properties fo:language="ru" fo:country="RU" officeooo:rsid="029e710f" officeooo:paragraph-rsid="02a1efa2"/>
    </style:style>
    <style:style style:name="P303" style:family="paragraph" style:parent-style-name="Text_20_body">
      <style:paragraph-properties fo:text-align="justify" style:justify-single-word="false"/>
      <style:text-properties fo:language="ru" fo:country="RU" officeooo:rsid="02a1efa2" officeooo:paragraph-rsid="02a1efa2"/>
    </style:style>
    <style:style style:name="P304" style:family="paragraph" style:parent-style-name="Text_20_body">
      <style:paragraph-properties fo:text-align="justify" style:justify-single-word="false"/>
      <style:text-properties fo:language="ru" fo:country="RU" officeooo:rsid="02a70aa3" officeooo:paragraph-rsid="02a94065"/>
    </style:style>
    <style:style style:name="P305" style:family="paragraph" style:parent-style-name="Text_20_body">
      <style:paragraph-properties fo:text-align="justify" style:justify-single-word="false"/>
      <style:text-properties fo:language="ru" fo:country="RU" officeooo:rsid="02a70aa3" officeooo:paragraph-rsid="02a70aa3"/>
    </style:style>
    <style:style style:name="P306" style:family="paragraph" style:parent-style-name="Text_20_body">
      <style:paragraph-properties fo:text-align="justify" style:justify-single-word="false"/>
      <style:text-properties fo:language="ru" fo:country="RU" officeooo:rsid="02a7c2b4" officeooo:paragraph-rsid="02a7c2b4"/>
    </style:style>
    <style:style style:name="P307" style:family="paragraph" style:parent-style-name="Text_20_body">
      <style:paragraph-properties fo:text-align="justify" style:justify-single-word="false"/>
      <style:text-properties fo:language="ru" fo:country="RU" officeooo:paragraph-rsid="02ab6d3c"/>
    </style:style>
    <style:style style:name="P308" style:family="paragraph" style:parent-style-name="Text_20_body">
      <style:paragraph-properties fo:text-align="justify" style:justify-single-word="false"/>
      <style:text-properties fo:language="ru" fo:country="RU" officeooo:rsid="02ab6d3c" officeooo:paragraph-rsid="02ae57dd"/>
    </style:style>
    <style:style style:name="P309" style:family="paragraph" style:parent-style-name="Text_20_body">
      <style:paragraph-properties fo:text-align="justify" style:justify-single-word="false"/>
      <style:text-properties fo:language="ru" fo:country="RU" officeooo:paragraph-rsid="02ae57dd"/>
    </style:style>
    <style:style style:name="P310" style:family="paragraph" style:parent-style-name="Text_20_body">
      <style:paragraph-properties fo:text-align="justify" style:justify-single-word="false"/>
      <style:text-properties fo:language="ru" fo:country="RU" officeooo:paragraph-rsid="02b00aac"/>
    </style:style>
    <style:style style:name="P311" style:family="paragraph" style:parent-style-name="Text_20_body">
      <style:text-properties fo:language="ru" fo:country="RU" officeooo:rsid="0287fdbe" officeooo:paragraph-rsid="02ab6d3c"/>
    </style:style>
    <style:style style:name="P312" style:family="paragraph" style:parent-style-name="Text_20_body">
      <style:text-properties fo:language="ru" fo:country="RU" officeooo:rsid="02b00aac" officeooo:paragraph-rsid="02b00aac"/>
    </style:style>
    <style:style style:name="P313" style:family="paragraph" style:parent-style-name="Text_20_body">
      <style:paragraph-properties fo:text-align="justify" style:justify-single-word="false"/>
      <style:text-properties fo:language="ru" fo:country="RU" officeooo:rsid="0096650a" officeooo:paragraph-rsid="02b00aac"/>
    </style:style>
    <style:style style:name="P314" style:family="paragraph" style:parent-style-name="Text_20_body">
      <style:paragraph-properties fo:text-align="justify" style:justify-single-word="false"/>
      <style:text-properties fo:language="ru" fo:country="RU" officeooo:rsid="02b00aac" officeooo:paragraph-rsid="02b00aac"/>
    </style:style>
    <style:style style:name="P315" style:family="paragraph" style:parent-style-name="Text_20_body">
      <style:paragraph-properties fo:text-align="center" style:justify-single-word="false"/>
      <style:text-properties fo:language="ru" fo:country="RU" officeooo:paragraph-rsid="02b00aac"/>
    </style:style>
    <style:style style:name="P316"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17" style:family="paragraph" style:parent-style-name="Text_20_body">
      <style:paragraph-properties fo:text-align="justify" style:justify-single-word="false"/>
      <style:text-properties officeooo:paragraph-rsid="02b00aac"/>
    </style:style>
    <style:style style:name="P318"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19" style:family="paragraph" style:parent-style-name="Text_20_body">
      <style:paragraph-properties fo:text-align="justify" style:justify-single-word="false"/>
      <style:text-properties fo:language="ru" fo:country="RU" officeooo:paragraph-rsid="02b02c21"/>
    </style:style>
    <style:style style:name="P320" style:family="paragraph" style:parent-style-name="Text_20_body">
      <style:paragraph-properties fo:text-align="justify" style:justify-single-word="false"/>
      <style:text-properties fo:language="ru" fo:country="RU" officeooo:paragraph-rsid="02b1cad3"/>
    </style:style>
    <style:style style:name="P321" style:family="paragraph" style:parent-style-name="Text_20_body">
      <style:paragraph-properties fo:text-align="justify" style:justify-single-word="false"/>
      <style:text-properties fo:language="ru" fo:country="RU" officeooo:paragraph-rsid="02b282a9"/>
    </style:style>
    <style:style style:name="P32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3" style:family="paragraph" style:parent-style-name="Text_20_body">
      <style:paragraph-properties fo:text-align="justify" style:justify-single-word="false"/>
      <style:text-properties officeooo:paragraph-rsid="03390ad4"/>
    </style:style>
    <style:style style:name="P324" style:family="paragraph" style:parent-style-name="Text_20_body">
      <style:paragraph-properties fo:text-align="justify" style:justify-single-word="false"/>
      <style:text-properties officeooo:paragraph-rsid="00a42499"/>
    </style:style>
    <style:style style:name="P325" style:family="paragraph" style:parent-style-name="Text_20_body">
      <style:paragraph-properties fo:text-align="justify" style:justify-single-word="false"/>
      <style:text-properties fo:language="ru" fo:country="RU" officeooo:paragraph-rsid="00ade673"/>
    </style:style>
    <style:style style:name="P326" style:family="paragraph" style:parent-style-name="Text_20_body">
      <style:paragraph-properties fo:text-align="justify" style:justify-single-word="false"/>
      <style:text-properties fo:language="ru" fo:country="RU" officeooo:paragraph-rsid="02d35170"/>
    </style:style>
    <style:style style:name="P327" style:family="paragraph" style:parent-style-name="Heading_20_2">
      <style:paragraph-properties fo:text-align="center" style:justify-single-word="false"/>
      <style:text-properties fo:language="ru" fo:country="RU" officeooo:paragraph-rsid="02d5aacc"/>
    </style:style>
    <style:style style:name="P328" style:family="paragraph" style:parent-style-name="Text_20_body">
      <style:paragraph-properties fo:text-align="center" style:justify-single-word="false"/>
      <style:text-properties fo:language="ru" fo:country="RU" officeooo:paragraph-rsid="02d5aacc"/>
    </style:style>
    <style:style style:name="P329"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0"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1"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2" style:family="paragraph" style:parent-style-name="Text_20_body">
      <style:paragraph-properties fo:text-align="justify" style:justify-single-word="false"/>
      <style:text-properties fo:language="ru" fo:country="RU" officeooo:paragraph-rsid="02d5aacc"/>
    </style:style>
    <style:style style:name="P333" style:family="paragraph" style:parent-style-name="Text_20_body">
      <style:paragraph-properties fo:text-align="justify" style:justify-single-word="false"/>
      <style:text-properties officeooo:paragraph-rsid="02d5aacc"/>
    </style:style>
    <style:style style:name="P334"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5"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6" style:family="paragraph" style:parent-style-name="Text_20_body">
      <style:paragraph-properties fo:text-align="justify" style:justify-single-word="false"/>
      <style:text-properties officeooo:paragraph-rsid="02d9a952"/>
    </style:style>
    <style:style style:name="P337" style:family="paragraph" style:parent-style-name="Text_20_body">
      <style:paragraph-properties fo:text-align="justify" style:justify-single-word="false"/>
      <style:text-properties officeooo:rsid="02d9a952" officeooo:paragraph-rsid="02d9a952"/>
    </style:style>
    <style:style style:name="P338"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39"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0"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1" style:family="paragraph" style:parent-style-name="Text_20_body">
      <style:paragraph-properties fo:text-align="justify" style:justify-single-word="false"/>
      <style:text-properties fo:language="ru" fo:country="RU" officeooo:paragraph-rsid="008fd466"/>
    </style:style>
    <style:style style:name="P342" style:family="paragraph" style:parent-style-name="Text_20_body">
      <style:paragraph-properties fo:text-align="justify" style:justify-single-word="false"/>
      <style:text-properties fo:language="ru" fo:country="RU" officeooo:paragraph-rsid="02dfa2bc"/>
    </style:style>
    <style:style style:name="P343" style:family="paragraph" style:parent-style-name="Text_20_body">
      <style:paragraph-properties fo:text-align="justify" style:justify-single-word="false"/>
      <style:text-properties fo:language="ru" fo:country="RU" officeooo:rsid="02e1317e" officeooo:paragraph-rsid="02e27a9b"/>
    </style:style>
    <style:style style:name="P344" style:family="paragraph" style:parent-style-name="Text_20_body">
      <style:paragraph-properties fo:text-align="justify" style:justify-single-word="false"/>
      <style:text-properties fo:language="ru" fo:country="RU" officeooo:rsid="02e27a9b" officeooo:paragraph-rsid="02e27a9b"/>
    </style:style>
    <style:style style:name="P345" style:family="paragraph" style:parent-style-name="Text_20_body">
      <style:paragraph-properties fo:text-align="justify" style:justify-single-word="false"/>
      <style:text-properties fo:language="ru" fo:country="RU" officeooo:paragraph-rsid="02e27a9b"/>
    </style:style>
    <style:style style:name="P346" style:family="paragraph" style:parent-style-name="Text_20_body">
      <style:paragraph-properties fo:text-align="justify" style:justify-single-word="false"/>
      <style:text-properties officeooo:paragraph-rsid="02e27a9b"/>
    </style:style>
    <style:style style:name="P347" style:family="paragraph" style:parent-style-name="Text_20_body">
      <style:paragraph-properties fo:text-align="justify" style:justify-single-word="false"/>
      <style:text-properties officeooo:rsid="020e61d0" fo:background-color="#ffff00"/>
    </style:style>
    <style:style style:name="P34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49" style:family="paragraph" style:parent-style-name="Text_20_body">
      <style:paragraph-properties fo:text-align="justify" style:justify-single-word="false" fo:text-indent="0.1965in" style:auto-text-indent="false"/>
      <style:text-properties fo:language="ru" fo:country="RU"/>
    </style:style>
    <style:style style:name="P35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1" style:family="paragraph" style:parent-style-name="Text_20_body">
      <style:paragraph-properties fo:text-align="justify" style:justify-single-word="false"/>
      <style:text-properties officeooo:paragraph-rsid="02e676ea"/>
    </style:style>
    <style:style style:name="P352" style:family="paragraph" style:parent-style-name="Standard">
      <style:paragraph-properties fo:text-align="justify" style:justify-single-word="false"/>
      <style:text-properties fo:language="ru" fo:country="RU" fo:font-style="italic" style:font-style-asian="italic" style:font-style-complex="italic"/>
    </style:style>
    <style:style style:name="P353" style:family="paragraph" style:parent-style-name="Standard">
      <style:paragraph-properties fo:text-align="justify" style:justify-single-word="false" fo:text-indent="0.1965in" style:auto-text-indent="false"/>
      <style:text-properties fo:language="ru" fo:country="RU"/>
    </style:style>
    <style:style style:name="P354" style:family="paragraph" style:parent-style-name="Text_20_body">
      <style:paragraph-properties fo:text-align="justify" style:justify-single-word="false"/>
      <style:text-properties fo:language="ru" fo:country="RU" officeooo:paragraph-rsid="00c42bee"/>
    </style:style>
    <style:style style:name="P355" style:family="paragraph" style:parent-style-name="Text_20_body">
      <style:paragraph-properties fo:text-align="justify" style:justify-single-word="false"/>
      <style:text-properties fo:language="ru" fo:country="RU" officeooo:rsid="02e6dc44" officeooo:paragraph-rsid="02e6dc44"/>
    </style:style>
    <style:style style:name="P356" style:family="paragraph" style:parent-style-name="Text_20_body">
      <style:paragraph-properties fo:text-align="justify" style:justify-single-word="false"/>
      <style:text-properties fo:language="ru" fo:country="RU" officeooo:paragraph-rsid="02e6dc44"/>
    </style:style>
    <style:style style:name="P357" style:family="paragraph" style:parent-style-name="Footnote">
      <style:text-properties fo:language="ru" fo:country="RU" officeooo:rsid="0125e8b5" officeooo:paragraph-rsid="0125e8b5"/>
    </style:style>
    <style:style style:name="P358" style:family="paragraph" style:parent-style-name="Text_20_body">
      <style:paragraph-properties fo:text-align="justify" style:justify-single-word="false"/>
      <style:text-properties fo:language="ru" fo:country="RU" officeooo:paragraph-rsid="00c55d43"/>
    </style:style>
    <style:style style:name="P359" style:family="paragraph" style:parent-style-name="Text_20_body">
      <style:paragraph-properties fo:text-align="justify" style:justify-single-word="false"/>
      <style:text-properties fo:language="ru" fo:country="RU" officeooo:paragraph-rsid="02ebeba3"/>
    </style:style>
    <style:style style:name="P360" style:family="paragraph" style:parent-style-name="Text_20_body">
      <style:paragraph-properties fo:text-align="justify" style:justify-single-word="false"/>
      <style:text-properties fo:language="ru" fo:country="RU" officeooo:rsid="02f20ba1" officeooo:paragraph-rsid="02f20ba1"/>
    </style:style>
    <style:style style:name="P361" style:family="paragraph" style:parent-style-name="Text_20_body">
      <style:paragraph-properties fo:text-align="justify" style:justify-single-word="false"/>
      <style:text-properties fo:language="ru" fo:country="RU" officeooo:paragraph-rsid="00c7853d"/>
    </style:style>
    <style:style style:name="P362" style:family="paragraph" style:parent-style-name="Text_20_body">
      <style:paragraph-properties fo:text-align="justify" style:justify-single-word="false"/>
      <style:text-properties fo:language="ru" fo:country="RU" officeooo:paragraph-rsid="00c9804a"/>
    </style:style>
    <style:style style:name="P363" style:family="paragraph" style:parent-style-name="Text_20_body">
      <style:paragraph-properties fo:text-align="justify" style:justify-single-word="false">
        <style:tab-stops/>
      </style:paragraph-properties>
      <style:text-properties fo:language="ru" fo:country="RU"/>
    </style:style>
    <style:style style:name="P364" style:family="paragraph" style:parent-style-name="Text_20_body">
      <style:paragraph-properties fo:text-align="justify" style:justify-single-word="false"/>
      <style:text-properties fo:language="ru" fo:country="RU" officeooo:paragraph-rsid="00c9df80"/>
    </style:style>
    <style:style style:name="P365" style:family="paragraph" style:parent-style-name="Text_20_body">
      <style:paragraph-properties fo:text-align="justify" style:justify-single-word="false"/>
      <style:text-properties fo:language="ru" fo:country="RU" officeooo:rsid="02fc01e8"/>
    </style:style>
    <style:style style:name="P366" style:family="paragraph" style:parent-style-name="Text_20_body">
      <style:paragraph-properties fo:text-align="justify" style:justify-single-word="false"/>
      <style:text-properties fo:language="ru" fo:country="RU" officeooo:rsid="02fc01e8" officeooo:paragraph-rsid="02fc01e8"/>
    </style:style>
    <style:style style:name="P367" style:family="paragraph" style:parent-style-name="Text_20_body">
      <style:paragraph-properties fo:text-align="justify" style:justify-single-word="false"/>
      <style:text-properties fo:language="ru" fo:country="RU" officeooo:rsid="02fe2371" officeooo:paragraph-rsid="03035b6f"/>
    </style:style>
    <style:style style:name="P368" style:family="paragraph" style:parent-style-name="Text_20_body">
      <style:paragraph-properties fo:text-align="justify" style:justify-single-word="false"/>
      <style:text-properties fo:language="ru" fo:country="RU" officeooo:paragraph-rsid="030289dc"/>
    </style:style>
    <style:style style:name="P369" style:family="paragraph" style:parent-style-name="Text_20_body">
      <style:paragraph-properties fo:text-align="justify" style:justify-single-word="false"/>
      <style:text-properties fo:language="ru" fo:country="RU" officeooo:paragraph-rsid="03080c9e"/>
    </style:style>
    <style:style style:name="P370" style:family="paragraph" style:parent-style-name="Text_20_body">
      <style:paragraph-properties fo:text-align="justify" style:justify-single-word="false"/>
      <style:text-properties fo:language="ru" fo:country="RU" officeooo:paragraph-rsid="00cf434c"/>
    </style:style>
    <style:style style:name="P371" style:family="paragraph" style:parent-style-name="Text_20_body">
      <style:paragraph-properties fo:text-align="justify" style:justify-single-word="false"/>
      <style:text-properties fo:language="ru" fo:country="RU" officeooo:rsid="00cf434c" officeooo:paragraph-rsid="00cf434c"/>
    </style:style>
    <style:style style:name="P372" style:family="paragraph" style:parent-style-name="Text_20_body">
      <style:paragraph-properties fo:text-align="justify" style:justify-single-word="false"/>
      <style:text-properties fo:language="ru" fo:country="RU" officeooo:paragraph-rsid="00d0e1ad"/>
    </style:style>
    <style:style style:name="P373" style:family="paragraph" style:parent-style-name="Text_20_body">
      <style:paragraph-properties fo:text-align="justify" style:justify-single-word="false"/>
      <style:text-properties fo:language="ru" fo:country="RU" officeooo:paragraph-rsid="00d2c268"/>
    </style:style>
    <style:style style:name="P374" style:family="paragraph" style:parent-style-name="Text_20_body">
      <style:paragraph-properties fo:text-align="justify" style:justify-single-word="false"/>
      <style:text-properties fo:language="ru" fo:country="RU" officeooo:paragraph-rsid="00d3f096"/>
    </style:style>
    <style:style style:name="P375" style:family="paragraph" style:parent-style-name="Text_20_body">
      <style:paragraph-properties fo:text-align="justify" style:justify-single-word="false"/>
      <style:text-properties fo:language="ru" fo:country="RU" officeooo:paragraph-rsid="00d3e2cb"/>
    </style:style>
    <style:style style:name="P376" style:family="paragraph" style:parent-style-name="Text_20_body">
      <style:paragraph-properties fo:text-align="justify" style:justify-single-word="false"/>
      <style:text-properties fo:language="ru" fo:country="RU" officeooo:paragraph-rsid="00d4e6e2"/>
    </style:style>
    <style:style style:name="P377" style:family="paragraph" style:parent-style-name="Text_20_body">
      <style:paragraph-properties fo:text-align="justify" style:justify-single-word="false"/>
      <style:text-properties fo:language="ru" fo:country="RU" officeooo:paragraph-rsid="00d5b7f7"/>
    </style:style>
    <style:style style:name="P378" style:family="paragraph" style:parent-style-name="Text_20_body">
      <style:paragraph-properties fo:text-align="justify" style:justify-single-word="false"/>
      <style:text-properties fo:language="ru" fo:country="RU" officeooo:paragraph-rsid="030ca716"/>
    </style:style>
    <style:style style:name="P379" style:family="paragraph" style:parent-style-name="Text_20_body">
      <style:paragraph-properties fo:text-align="justify" style:justify-single-word="false"/>
      <style:text-properties fo:language="ru" fo:country="RU" officeooo:paragraph-rsid="00d5de4b"/>
    </style:style>
    <style:style style:name="P380" style:family="paragraph" style:parent-style-name="Text_20_body">
      <style:paragraph-properties fo:text-align="justify" style:justify-single-word="false"/>
      <style:text-properties fo:language="ru" fo:country="RU" officeooo:paragraph-rsid="00d66c4c"/>
    </style:style>
    <style:style style:name="P381" style:family="paragraph" style:parent-style-name="Text_20_body">
      <style:paragraph-properties fo:text-align="justify" style:justify-single-word="false"/>
      <style:text-properties fo:language="ru" fo:country="RU" officeooo:paragraph-rsid="030f40bd"/>
    </style:style>
    <style:style style:name="P382" style:family="paragraph" style:parent-style-name="Text_20_body">
      <style:paragraph-properties fo:text-align="justify" style:justify-single-word="false"/>
      <style:text-properties fo:language="ru" fo:country="RU" officeooo:paragraph-rsid="00d67e1b"/>
    </style:style>
    <style:style style:name="P383" style:family="paragraph" style:parent-style-name="Text_20_body">
      <style:paragraph-properties fo:text-align="justify" style:justify-single-word="false"/>
      <style:text-properties fo:language="ru" fo:country="RU" officeooo:paragraph-rsid="00d92365"/>
    </style:style>
    <style:style style:name="P384" style:family="paragraph" style:parent-style-name="Text_20_body">
      <style:paragraph-properties fo:text-align="justify" style:justify-single-word="false"/>
      <style:text-properties fo:language="ru" fo:country="RU" officeooo:paragraph-rsid="00dab151"/>
    </style:style>
    <style:style style:name="P385" style:family="paragraph" style:parent-style-name="Text_20_body">
      <style:paragraph-properties fo:text-align="justify" style:justify-single-word="false"/>
      <style:text-properties fo:language="ru" fo:country="RU" officeooo:paragraph-rsid="00dcffd1"/>
    </style:style>
    <style:style style:name="P386" style:family="paragraph" style:parent-style-name="Text_20_body">
      <style:paragraph-properties fo:text-align="justify" style:justify-single-word="false"/>
      <style:text-properties fo:language="ru" fo:country="RU" officeooo:paragraph-rsid="00dd0704"/>
    </style:style>
    <style:style style:name="P387" style:family="paragraph" style:parent-style-name="Text_20_body">
      <style:paragraph-properties fo:text-align="justify" style:justify-single-word="false"/>
      <style:text-properties fo:language="ru" fo:country="RU" officeooo:rsid="0316d8c8" officeooo:paragraph-rsid="0316d8c8"/>
    </style:style>
    <style:style style:name="P388" style:family="paragraph" style:parent-style-name="Text_20_body">
      <style:paragraph-properties fo:text-align="justify" style:justify-single-word="false"/>
      <style:text-properties fo:language="ru" fo:country="RU" officeooo:paragraph-rsid="00deb913"/>
    </style:style>
    <style:style style:name="P389" style:family="paragraph" style:parent-style-name="Text_20_body">
      <style:paragraph-properties fo:text-align="justify" style:justify-single-word="false"/>
      <style:text-properties fo:language="uk" fo:country="UA"/>
    </style:style>
    <style:style style:name="P390" style:family="paragraph" style:parent-style-name="Text_20_body">
      <style:paragraph-properties fo:text-align="justify" style:justify-single-word="false"/>
      <style:text-properties fo:language="ru" fo:country="RU" officeooo:paragraph-rsid="00df28e8"/>
    </style:style>
    <style:style style:name="P391" style:family="paragraph" style:parent-style-name="Text_20_body">
      <style:paragraph-properties fo:text-align="justify" style:justify-single-word="false"/>
      <style:text-properties officeooo:paragraph-rsid="00e1c528"/>
    </style:style>
    <style:style style:name="P392" style:family="paragraph" style:parent-style-name="Text_20_body">
      <style:paragraph-properties fo:text-align="justify" style:justify-single-word="false"/>
      <style:text-properties officeooo:paragraph-rsid="00dfe376"/>
    </style:style>
    <style:style style:name="P393" style:family="paragraph" style:parent-style-name="Text_20_body">
      <style:paragraph-properties fo:text-align="justify" style:justify-single-word="false">
        <style:tab-stops>
          <style:tab-stop style:position="4.1083in"/>
        </style:tab-stops>
      </style:paragraph-properties>
    </style:style>
    <style:style style:name="P394" style:family="paragraph" style:parent-style-name="Text_20_body">
      <style:paragraph-properties fo:text-align="justify" style:justify-single-word="false"/>
      <style:text-properties fo:language="ru" fo:country="RU" officeooo:paragraph-rsid="00dfe376"/>
    </style:style>
    <style:style style:name="P395" style:family="paragraph" style:parent-style-name="Text_20_body">
      <style:paragraph-properties fo:text-align="justify" style:justify-single-word="false"/>
      <style:text-properties officeooo:paragraph-rsid="00e032c2"/>
    </style:style>
    <style:style style:name="P396" style:family="paragraph" style:parent-style-name="Text_20_body">
      <style:paragraph-properties fo:text-align="justify" style:justify-single-word="false"/>
      <style:text-properties officeooo:paragraph-rsid="00e2c59b"/>
    </style:style>
    <style:style style:name="P397" style:family="paragraph" style:parent-style-name="Heading_20_2">
      <style:paragraph-properties fo:text-align="center" style:justify-single-word="false"/>
      <style:text-properties fo:language="ru" fo:country="RU" officeooo:paragraph-rsid="031bbfed"/>
    </style:style>
    <style:style style:name="P39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99" style:family="paragraph" style:parent-style-name="Text_20_body">
      <style:paragraph-properties fo:text-align="justify" style:justify-single-word="false"/>
      <style:text-properties fo:language="ru" fo:country="RU" officeooo:paragraph-rsid="031bbfed"/>
    </style:style>
    <style:style style:name="P400" style:family="paragraph" style:parent-style-name="Text_20_body">
      <style:paragraph-properties fo:text-align="justify" style:justify-single-word="false"/>
      <style:text-properties fo:language="ru" fo:country="RU" officeooo:paragraph-rsid="00e42614"/>
    </style:style>
    <style:style style:name="P401" style:family="paragraph" style:parent-style-name="Text_20_body">
      <style:paragraph-properties fo:text-align="justify" style:justify-single-word="false"/>
      <style:text-properties fo:language="ru" fo:country="RU" officeooo:paragraph-rsid="00e6945b"/>
    </style:style>
    <style:style style:name="P402" style:family="paragraph" style:parent-style-name="Text_20_body">
      <style:paragraph-properties fo:text-align="justify" style:justify-single-word="false"/>
      <style:text-properties fo:language="ru" fo:country="RU" officeooo:paragraph-rsid="00e8e4e5"/>
    </style:style>
    <style:style style:name="P40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6" style:family="paragraph" style:parent-style-name="Text_20_body">
      <style:paragraph-properties fo:text-align="justify" style:justify-single-word="false"/>
      <style:text-properties fo:language="ru" fo:country="RU" officeooo:rsid="00e8e4e5" officeooo:paragraph-rsid="00e8e4e5"/>
    </style:style>
    <style:style style:name="P407" style:family="paragraph" style:parent-style-name="Text_20_body">
      <style:paragraph-properties fo:text-align="justify" style:justify-single-word="false"/>
      <style:text-properties fo:language="ru" fo:country="RU" officeooo:rsid="00e9a721" officeooo:paragraph-rsid="00e9a721"/>
    </style:style>
    <style:style style:name="P40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0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0" style:family="paragraph" style:parent-style-name="Text_20_body">
      <style:paragraph-properties fo:text-align="justify" style:justify-single-word="false"/>
      <style:text-properties fo:language="ru" fo:country="RU" officeooo:rsid="00ecc719" officeooo:paragraph-rsid="00ecc719"/>
    </style:style>
    <style:style style:name="P411" style:family="paragraph" style:parent-style-name="Text_20_body">
      <style:paragraph-properties fo:text-align="justify" style:justify-single-word="false"/>
      <style:text-properties fo:language="ru" fo:country="RU" officeooo:rsid="00edd762" officeooo:paragraph-rsid="00edd762"/>
    </style:style>
    <style:style style:name="P412" style:family="paragraph" style:parent-style-name="Text_20_body">
      <style:paragraph-properties fo:text-align="justify" style:justify-single-word="false"/>
      <style:text-properties fo:language="ru" fo:country="RU" officeooo:rsid="00f7e6ff" officeooo:paragraph-rsid="00f7e6ff"/>
    </style:style>
    <style:style style:name="P413" style:family="paragraph" style:parent-style-name="Text_20_body">
      <style:paragraph-properties fo:text-align="justify" style:justify-single-word="false"/>
      <style:text-properties fo:language="ru" fo:country="RU" officeooo:rsid="00edd762" officeooo:paragraph-rsid="00f0898b"/>
    </style:style>
    <style:style style:name="P414" style:family="paragraph" style:parent-style-name="Text_20_body">
      <style:paragraph-properties fo:text-align="justify" style:justify-single-word="false"/>
      <style:text-properties fo:language="ru" fo:country="RU" officeooo:rsid="00eec376" officeooo:paragraph-rsid="00f4fb4d"/>
    </style:style>
    <style:style style:name="P415" style:family="paragraph" style:parent-style-name="Text_20_body">
      <style:paragraph-properties fo:text-align="justify" style:justify-single-word="false"/>
      <style:text-properties fo:language="ru" fo:country="RU" officeooo:rsid="00f0898b" officeooo:paragraph-rsid="00f0898b"/>
    </style:style>
    <style:style style:name="P416" style:family="paragraph" style:parent-style-name="Text_20_body">
      <style:paragraph-properties fo:text-align="justify" style:justify-single-word="false"/>
      <style:text-properties fo:language="ru" fo:country="RU" officeooo:rsid="00f0898b" officeooo:paragraph-rsid="00f82e8c"/>
    </style:style>
    <style:style style:name="P417" style:family="paragraph" style:parent-style-name="Text_20_body">
      <style:paragraph-properties fo:text-align="justify" style:justify-single-word="false"/>
      <style:text-properties fo:language="ru" fo:country="RU" officeooo:rsid="00f12515" officeooo:paragraph-rsid="00f12515"/>
    </style:style>
    <style:style style:name="P418" style:family="paragraph" style:parent-style-name="Text_20_body">
      <style:paragraph-properties fo:text-align="justify" style:justify-single-word="false"/>
      <style:text-properties fo:language="ru" fo:country="RU" officeooo:rsid="00f33f88" officeooo:paragraph-rsid="00f33f88"/>
    </style:style>
    <style:style style:name="P419" style:family="paragraph" style:parent-style-name="Text_20_body">
      <style:paragraph-properties fo:text-align="justify" style:justify-single-word="false"/>
      <style:text-properties fo:language="ru" fo:country="RU" officeooo:rsid="00f4fb4d" officeooo:paragraph-rsid="00f4fb4d"/>
    </style:style>
    <style:style style:name="P420" style:family="paragraph" style:parent-style-name="Text_20_body">
      <style:paragraph-properties fo:text-align="justify" style:justify-single-word="false"/>
      <style:text-properties fo:language="ru" fo:country="RU" officeooo:rsid="00f5062f" officeooo:paragraph-rsid="00f5062f"/>
    </style:style>
    <style:style style:name="P421" style:family="paragraph" style:parent-style-name="Text_20_body">
      <style:paragraph-properties fo:text-align="justify" style:justify-single-word="false"/>
      <style:text-properties fo:language="ru" fo:country="RU" officeooo:rsid="00fa90f5" officeooo:paragraph-rsid="00fa90f5"/>
    </style:style>
    <style:style style:name="P422" style:family="paragraph" style:parent-style-name="Text_20_body">
      <style:paragraph-properties fo:text-align="justify" style:justify-single-word="false"/>
      <style:text-properties fo:language="ru" fo:country="RU" officeooo:rsid="00fbc5f1" officeooo:paragraph-rsid="00fbc5f1"/>
    </style:style>
    <style:style style:name="P423" style:family="paragraph" style:parent-style-name="Text_20_body">
      <style:paragraph-properties fo:text-align="justify" style:justify-single-word="false"/>
      <style:text-properties fo:language="ru" fo:country="RU" officeooo:rsid="00fc8b22" officeooo:paragraph-rsid="00fc8b22"/>
    </style:style>
    <style:style style:name="P424" style:family="paragraph" style:parent-style-name="Text_20_body">
      <style:paragraph-properties fo:text-align="justify" style:justify-single-word="false"/>
      <style:text-properties fo:language="ru" fo:country="RU" officeooo:rsid="010142e3" officeooo:paragraph-rsid="010142e3"/>
    </style:style>
    <style:style style:name="P425" style:family="paragraph" style:parent-style-name="Text_20_body">
      <style:paragraph-properties fo:text-align="justify" style:justify-single-word="false"/>
      <style:text-properties fo:language="ru" fo:country="RU" officeooo:rsid="0101af7b" officeooo:paragraph-rsid="0101af7b"/>
    </style:style>
    <style:style style:name="P426" style:family="paragraph" style:parent-style-name="Text_20_body">
      <style:paragraph-properties fo:text-align="justify" style:justify-single-word="false"/>
      <style:text-properties fo:language="ru" fo:country="RU" officeooo:rsid="0101af7b" officeooo:paragraph-rsid="01053f6d"/>
    </style:style>
    <style:style style:name="P427" style:family="paragraph" style:parent-style-name="Text_20_body">
      <style:paragraph-properties fo:text-align="justify" style:justify-single-word="false"/>
      <style:text-properties fo:language="ru" fo:country="RU" officeooo:rsid="01037842" officeooo:paragraph-rsid="0106c4e9"/>
    </style:style>
    <style:style style:name="P428" style:family="paragraph" style:parent-style-name="Text_20_body">
      <style:paragraph-properties fo:text-align="justify" style:justify-single-word="false"/>
      <style:text-properties fo:language="ru" fo:country="RU" officeooo:rsid="01037842" officeooo:paragraph-rsid="0108ae8b"/>
    </style:style>
    <style:style style:name="P429" style:family="paragraph" style:parent-style-name="Text_20_body">
      <style:paragraph-properties fo:text-align="justify" style:justify-single-word="false"/>
      <style:text-properties fo:language="ru" fo:country="RU" officeooo:rsid="0108ae8b" officeooo:paragraph-rsid="0108ae8b"/>
    </style:style>
    <style:style style:name="P430" style:family="paragraph" style:parent-style-name="Text_20_body">
      <style:paragraph-properties fo:text-align="justify" style:justify-single-word="false"/>
      <style:text-properties fo:language="ru" fo:country="RU" officeooo:rsid="010a7c81" officeooo:paragraph-rsid="010a7c81"/>
    </style:style>
    <style:style style:name="P431" style:family="paragraph" style:parent-style-name="Text_20_body">
      <style:paragraph-properties fo:text-align="justify" style:justify-single-word="false"/>
      <style:text-properties fo:language="ru" fo:country="RU" officeooo:paragraph-rsid="010a7c81"/>
    </style:style>
    <style:style style:name="P432" style:family="paragraph" style:parent-style-name="Text_20_body">
      <style:paragraph-properties fo:text-align="justify" style:justify-single-word="false"/>
      <style:text-properties fo:language="ru" fo:country="RU" officeooo:paragraph-rsid="010b2c97"/>
    </style:style>
    <style:style style:name="P433" style:family="paragraph" style:parent-style-name="Text_20_body">
      <style:paragraph-properties fo:text-align="justify" style:justify-single-word="false"/>
      <style:text-properties fo:language="ru" fo:country="RU" officeooo:rsid="010b2c97" officeooo:paragraph-rsid="010b2c97"/>
    </style:style>
    <style:style style:name="P434" style:family="paragraph" style:parent-style-name="Text_20_body">
      <style:paragraph-properties fo:text-align="justify" style:justify-single-word="false"/>
      <style:text-properties fo:language="ru" fo:country="RU" officeooo:paragraph-rsid="0330a244"/>
    </style:style>
    <style:style style:name="P435" style:family="paragraph" style:parent-style-name="Footnote">
      <style:text-properties fo:language="ru" fo:country="RU" officeooo:rsid="03318a22"/>
    </style:style>
    <style:style style:name="P436" style:family="paragraph" style:parent-style-name="Footnote">
      <style:paragraph-properties fo:text-align="justify" style:justify-single-word="false"/>
      <style:text-properties fo:language="ru" fo:country="RU" officeooo:rsid="03318a22"/>
    </style:style>
    <style:style style:name="P437" style:family="paragraph" style:parent-style-name="Footnote">
      <style:paragraph-properties fo:text-align="center" style:justify-single-word="false"/>
      <style:text-properties fo:language="ru" fo:country="RU" officeooo:rsid="03334325" officeooo:paragraph-rsid="03334325"/>
    </style:style>
    <style:style style:name="P438" style:family="paragraph" style:parent-style-name="Footnote">
      <style:paragraph-properties fo:text-align="justify" style:justify-single-word="false"/>
      <style:text-properties fo:language="ru" fo:country="RU" officeooo:rsid="03334325" officeooo:paragraph-rsid="03334325"/>
    </style:style>
    <style:style style:name="P439" style:family="paragraph" style:parent-style-name="Footnote">
      <style:paragraph-properties fo:text-align="justify" style:justify-single-word="false"/>
      <style:text-properties fo:language="ru" fo:country="RU" officeooo:rsid="03334325" officeooo:paragraph-rsid="03349f87"/>
    </style:style>
    <style:style style:name="P440" style:family="paragraph" style:parent-style-name="Text_20_body">
      <style:paragraph-properties fo:text-align="center" style:justify-single-word="false"/>
      <style:text-properties fo:language="ru" fo:country="RU" fo:background-color="#ffff00"/>
    </style:style>
    <style:style style:name="P441" style:family="paragraph" style:parent-style-name="Text_20_body">
      <style:text-properties fo:font-style="italic" style:font-style-asian="italic" style:font-style-complex="italic"/>
    </style:style>
    <style:style style:name="P442" style:family="paragraph" style:parent-style-name="Text_20_body">
      <style:text-properties fo:language="ru" fo:country="RU" fo:background-color="#ffff00"/>
    </style:style>
    <style:style style:name="P443" style:family="paragraph" style:parent-style-name="Text_20_body">
      <style:paragraph-properties fo:text-align="justify" style:justify-single-word="false"/>
      <style:text-properties fo:language="ru" fo:country="RU" officeooo:paragraph-rsid="0112548e"/>
    </style:style>
    <style:style style:name="P444" style:family="paragraph" style:parent-style-name="Text_20_body">
      <style:text-properties fo:language="ru" fo:country="RU" officeooo:paragraph-rsid="0112548e"/>
    </style:style>
    <style:style style:name="P445" style:family="paragraph" style:parent-style-name="Text_20_body">
      <style:paragraph-properties fo:text-align="justify" style:justify-single-word="false"/>
      <style:text-properties fo:language="ru" fo:country="RU" officeooo:paragraph-rsid="01137adc"/>
    </style:style>
    <style:style style:name="P446" style:family="paragraph" style:parent-style-name="Text_20_body">
      <style:paragraph-properties fo:text-align="justify" style:justify-single-word="false"/>
      <style:text-properties fo:language="ru" fo:country="RU" officeooo:paragraph-rsid="032595ae"/>
    </style:style>
    <style:style style:name="P447" style:family="paragraph" style:parent-style-name="Text_20_body">
      <style:paragraph-properties fo:text-align="justify" style:justify-single-word="false"/>
      <style:text-properties fo:background-color="#ffff00"/>
    </style:style>
    <style:style style:name="P448" style:family="paragraph" style:parent-style-name="Text_20_body">
      <style:text-properties officeooo:paragraph-rsid="0342dbf8"/>
    </style:style>
    <style:style style:name="P449" style:family="paragraph" style:parent-style-name="Text_20_body">
      <style:text-properties style:font-name="Liberation Serif" officeooo:paragraph-rsid="0342dbf8"/>
    </style:style>
    <style:style style:name="P450" style:family="paragraph" style:parent-style-name="Text_20_body">
      <style:text-properties officeooo:rsid="00579543" officeooo:paragraph-rsid="0342dbf8"/>
    </style:style>
    <style:style style:name="P451" style:family="paragraph" style:parent-style-name="Text_20_body">
      <style:paragraph-properties fo:text-align="justify" style:justify-single-word="false"/>
      <style:text-properties officeooo:rsid="017ac578" officeooo:paragraph-rsid="0342dbf8"/>
    </style:style>
    <style:style style:name="P452" style:family="paragraph" style:parent-style-name="Text_20_body">
      <style:paragraph-properties fo:text-align="justify" style:justify-single-word="false"/>
      <style:text-properties fo:color="#0000ff" loext:opacity="100%"/>
    </style:style>
    <style:style style:name="P453" style:family="paragraph" style:parent-style-name="Heading_20_1">
      <style:paragraph-properties fo:text-align="justify" style:justify-single-word="false"/>
    </style:style>
    <style:style style:name="P454" style:family="paragraph" style:parent-style-name="Standard">
      <style:paragraph-properties fo:text-align="justify" style:justify-single-word="false"/>
    </style:style>
    <style:style style:name="P455" style:family="paragraph" style:parent-style-name="Standard">
      <style:paragraph-properties fo:text-align="justify" style:justify-single-word="false"/>
      <style:text-properties officeooo:rsid="0015f766" officeooo:paragraph-rsid="0015f766"/>
    </style:style>
    <style:style style:name="P456" style:family="paragraph" style:parent-style-name="Standard">
      <style:paragraph-properties fo:text-align="justify" style:justify-single-word="false"/>
      <style:text-properties fo:language="en" fo:country="US" officeooo:rsid="02902bd3" officeooo:paragraph-rsid="02902bd3"/>
    </style:style>
    <style:style style:name="P457"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048f92e"/>
    </style:style>
    <style:style style:name="T50" style:family="text">
      <style:text-properties fo:language="ru" fo:country="RU" officeooo:rsid="013ac21f"/>
    </style:style>
    <style:style style:name="T51" style:family="text">
      <style:text-properties officeooo:rsid="012390e8"/>
    </style:style>
    <style:style style:name="T52" style:family="text">
      <style:text-properties fo:language="ru" fo:country="RU" officeooo:rsid="012390e8"/>
    </style:style>
    <style:style style:name="T53" style:family="text">
      <style:text-properties fo:language="uk" fo:country="UA" officeooo:rsid="012390e8"/>
    </style:style>
    <style:style style:name="T54" style:family="text">
      <style:text-properties fo:language="en" fo:country="US" officeooo:rsid="012390e8"/>
    </style:style>
    <style:style style:name="T55" style:family="text">
      <style:text-properties fo:language="ru" fo:country="RU" officeooo:rsid="0048453c"/>
    </style:style>
    <style:style style:name="T56" style:family="text">
      <style:text-properties fo:language="en" fo:country="US" officeooo:rsid="0048453c"/>
    </style:style>
    <style:style style:name="T57" style:family="text">
      <style:text-properties officeooo:rsid="0123f0ca"/>
    </style:style>
    <style:style style:name="T58" style:family="text">
      <style:text-properties officeooo:rsid="0125e8b5"/>
    </style:style>
    <style:style style:name="T59" style:family="text">
      <style:text-properties fo:language="ru" fo:country="RU" fo:font-style="italic" fo:font-weight="bold" style:font-style-asian="italic" style:font-weight-asian="bold" style:font-style-complex="italic" style:font-weight-complex="bold"/>
    </style:style>
    <style:style style:name="T60" style:family="text">
      <style:text-properties officeooo:rsid="01275060"/>
    </style:style>
    <style:style style:name="T61" style:family="text">
      <style:text-properties officeooo:rsid="01284bf3"/>
    </style:style>
    <style:style style:name="T62" style:family="text">
      <style:text-properties officeooo:rsid="013ea3b9"/>
    </style:style>
    <style:style style:name="T63" style:family="text">
      <style:text-properties officeooo:rsid="01293ac6"/>
    </style:style>
    <style:style style:name="T64" style:family="text">
      <style:text-properties officeooo:rsid="012ad6ce"/>
    </style:style>
    <style:style style:name="T65" style:family="text">
      <style:text-properties officeooo:rsid="012b8266"/>
    </style:style>
    <style:style style:name="T66" style:family="text">
      <style:text-properties officeooo:rsid="00e54b69"/>
    </style:style>
    <style:style style:name="T67" style:family="text">
      <style:text-properties fo:language="en" fo:country="US" officeooo:rsid="012f7eab"/>
    </style:style>
    <style:style style:name="T68" style:family="text">
      <style:text-properties officeooo:rsid="012f7eab"/>
    </style:style>
    <style:style style:name="T69" style:family="text">
      <style:text-properties officeooo:rsid="01358f9a"/>
    </style:style>
    <style:style style:name="T70" style:family="text">
      <style:text-properties fo:language="ru" fo:country="RU" officeooo:rsid="01358f9a"/>
    </style:style>
    <style:style style:name="T71" style:family="text">
      <style:text-properties fo:language="ru" fo:country="RU" officeooo:rsid="01375ae7"/>
    </style:style>
    <style:style style:name="T72" style:family="text">
      <style:text-properties officeooo:rsid="0137763b"/>
    </style:style>
    <style:style style:name="T73" style:family="text">
      <style:text-properties officeooo:rsid="013a2fc4"/>
    </style:style>
    <style:style style:name="T74" style:family="text">
      <style:text-properties officeooo:rsid="013ac21f"/>
    </style:style>
    <style:style style:name="T75" style:family="text">
      <style:text-properties officeooo:rsid="013c7221"/>
    </style:style>
    <style:style style:name="T76" style:family="text">
      <style:text-properties officeooo:rsid="013cb4a5"/>
    </style:style>
    <style:style style:name="T77" style:family="text">
      <style:text-properties fo:language="ru" fo:country="RU" officeooo:rsid="013d46cf"/>
    </style:style>
    <style:style style:name="T78" style:family="text">
      <style:text-properties fo:language="ru" fo:country="RU" fo:font-style="italic" fo:background-color="#ffffff" loext:char-shading-value="0" style:font-style-asian="italic" style:font-style-complex="italic"/>
    </style:style>
    <style:style style:name="T79" style:family="text">
      <style:text-properties fo:language="ru" fo:country="RU" fo:font-style="italic" officeooo:rsid="013ea3b9" style:font-style-asian="italic" style:font-style-complex="italic"/>
    </style:style>
    <style:style style:name="T80" style:family="text">
      <style:text-properties officeooo:rsid="013ee979"/>
    </style:style>
    <style:style style:name="T81" style:family="text">
      <style:text-properties officeooo:rsid="013f8d6e"/>
    </style:style>
    <style:style style:name="T82" style:family="text">
      <style:text-properties officeooo:rsid="013fa266"/>
    </style:style>
    <style:style style:name="T83" style:family="text">
      <style:text-properties fo:language="en" fo:country="US" officeooo:rsid="013fa266"/>
    </style:style>
    <style:style style:name="T84" style:family="text">
      <style:text-properties officeooo:rsid="014263d4"/>
    </style:style>
    <style:style style:name="T85" style:family="text">
      <style:text-properties officeooo:rsid="014674be"/>
    </style:style>
    <style:style style:name="T86" style:family="text">
      <style:text-properties officeooo:rsid="01433e7a"/>
    </style:style>
    <style:style style:name="T87" style:family="text">
      <style:text-properties officeooo:rsid="01447f41"/>
    </style:style>
    <style:style style:name="T88" style:family="text">
      <style:text-properties officeooo:rsid="01457772"/>
    </style:style>
    <style:style style:name="T89" style:family="text">
      <style:text-properties officeooo:rsid="0145a802"/>
    </style:style>
    <style:style style:name="T90" style:family="text">
      <style:text-properties officeooo:rsid="0145ae70"/>
    </style:style>
    <style:style style:name="T91" style:family="text">
      <style:text-properties officeooo:rsid="01465c08"/>
    </style:style>
    <style:style style:name="T92" style:family="text">
      <style:text-properties officeooo:rsid="00106065"/>
    </style:style>
    <style:style style:name="T93" style:family="text">
      <style:text-properties fo:language="ru" fo:country="RU" officeooo:rsid="014674be"/>
    </style:style>
    <style:style style:name="T94" style:family="text">
      <style:text-properties fo:language="ru" fo:country="RU" officeooo:rsid="00106065"/>
    </style:style>
    <style:style style:name="T95" style:family="text">
      <style:text-properties fo:language="ru" fo:country="RU" officeooo:rsid="00128647" fo:background-color="transparent" loext:char-shading-value="0"/>
    </style:style>
    <style:style style:name="T96" style:family="text">
      <style:text-properties fo:language="ru" fo:country="RU" officeooo:rsid="014674be" fo:background-color="transparent" loext:char-shading-value="0"/>
    </style:style>
    <style:style style:name="T97" style:family="text">
      <style:text-properties officeooo:rsid="00128647"/>
    </style:style>
    <style:style style:name="T98" style:family="text">
      <style:text-properties officeooo:rsid="00142792"/>
    </style:style>
    <style:style style:name="T99" style:family="text">
      <style:text-properties officeooo:rsid="001d3aa6"/>
    </style:style>
    <style:style style:name="T100" style:family="text">
      <style:text-properties fo:language="ru" fo:country="RU" officeooo:rsid="00175913"/>
    </style:style>
    <style:style style:name="T101" style:family="text">
      <style:text-properties fo:language="ru" fo:country="RU" officeooo:rsid="01485a13"/>
    </style:style>
    <style:style style:name="T102" style:family="text">
      <style:text-properties fo:language="ru" fo:country="RU" officeooo:rsid="00189af1"/>
    </style:style>
    <style:style style:name="T103" style:family="text">
      <style:text-properties officeooo:rsid="00189af1"/>
    </style:style>
    <style:style style:name="T104" style:family="text">
      <style:text-properties officeooo:rsid="01497b7f"/>
    </style:style>
    <style:style style:name="T105" style:family="text">
      <style:text-properties officeooo:rsid="014db8a3"/>
    </style:style>
    <style:style style:name="T106" style:family="text">
      <style:text-properties officeooo:rsid="0019451a"/>
    </style:style>
    <style:style style:name="T107" style:family="text">
      <style:text-properties officeooo:rsid="014f426b"/>
    </style:style>
    <style:style style:name="T108" style:family="text">
      <style:text-properties officeooo:rsid="001a56c3"/>
    </style:style>
    <style:style style:name="T109" style:family="text">
      <style:text-properties officeooo:rsid="014c0632"/>
    </style:style>
    <style:style style:name="T110" style:family="text">
      <style:text-properties officeooo:rsid="014a09b6"/>
    </style:style>
    <style:style style:name="T111" style:family="text">
      <style:text-properties officeooo:rsid="0019ec28"/>
    </style:style>
    <style:style style:name="T112" style:family="text">
      <style:text-properties officeooo:rsid="001bd968"/>
    </style:style>
    <style:style style:name="T113" style:family="text">
      <style:text-properties fo:language="ru" fo:country="RU" fo:font-style="italic" officeooo:rsid="001d3aa6" style:font-style-asian="italic" style:font-style-complex="italic"/>
    </style:style>
    <style:style style:name="T114" style:family="text">
      <style:text-properties fo:language="ru" fo:country="RU" fo:font-style="italic" officeooo:rsid="014db8a3" style:font-style-asian="italic" style:font-style-complex="italic"/>
    </style:style>
    <style:style style:name="T115" style:family="text">
      <style:text-properties officeooo:rsid="001efcaf"/>
    </style:style>
    <style:style style:name="T116" style:family="text">
      <style:text-properties fo:language="ru" fo:country="RU" fo:font-weight="bold" style:font-weight-asian="bold" style:font-weight-complex="bold"/>
    </style:style>
    <style:style style:name="T117" style:family="text">
      <style:text-properties fo:language="ru" fo:country="RU" officeooo:rsid="001efcaf"/>
    </style:style>
    <style:style style:name="T118" style:family="text">
      <style:text-properties fo:language="ru" fo:country="RU" officeooo:rsid="014db8a3"/>
    </style:style>
    <style:style style:name="T119" style:family="text">
      <style:text-properties fo:background-color="#ffff00" loext:char-shading-value="0"/>
    </style:style>
    <style:style style:name="T120" style:family="text">
      <style:text-properties officeooo:rsid="0023abc8"/>
    </style:style>
    <style:style style:name="T121" style:family="text">
      <style:text-properties officeooo:rsid="014fe71d"/>
    </style:style>
    <style:style style:name="T122" style:family="text">
      <style:text-properties officeooo:rsid="033a13c3"/>
    </style:style>
    <style:style style:name="T123" style:family="text">
      <style:text-properties officeooo:rsid="033a3c6b"/>
    </style:style>
    <style:style style:name="T124" style:family="text">
      <style:text-properties officeooo:rsid="00245709"/>
    </style:style>
    <style:style style:name="T125" style:family="text">
      <style:text-properties officeooo:rsid="01512429"/>
    </style:style>
    <style:style style:name="T126" style:family="text">
      <style:text-properties fo:language="ru" fo:country="RU" fo:font-style="italic" officeooo:rsid="00245709" style:font-style-asian="italic" style:font-style-complex="italic"/>
    </style:style>
    <style:style style:name="T127" style:family="text">
      <style:text-properties fo:language="ru" fo:country="RU" fo:font-style="italic" officeooo:rsid="01512429" style:font-style-asian="italic" style:font-style-complex="italic"/>
    </style:style>
    <style:style style:name="T128" style:family="text">
      <style:text-properties officeooo:rsid="00257d51"/>
    </style:style>
    <style:style style:name="T129" style:family="text">
      <style:text-properties fo:language="ru" fo:country="RU" fo:font-style="italic" officeooo:rsid="00257d51" style:font-style-asian="italic" style:font-style-complex="italic"/>
    </style:style>
    <style:style style:name="T130" style:family="text">
      <style:text-properties officeooo:rsid="002771ba"/>
    </style:style>
    <style:style style:name="T131" style:family="text">
      <style:text-properties fo:language="en" fo:country="US" officeooo:rsid="01523e4b"/>
    </style:style>
    <style:style style:name="T132" style:family="text">
      <style:text-properties officeooo:rsid="01523e4b"/>
    </style:style>
    <style:style style:name="T133" style:family="text">
      <style:text-properties fo:language="ru" fo:country="RU" fo:font-style="italic" officeooo:rsid="002771ba" style:font-style-asian="italic" style:font-style-complex="italic"/>
    </style:style>
    <style:style style:name="T134" style:family="text">
      <style:text-properties fo:language="uk" fo:country="UA" officeooo:rsid="002771ba"/>
    </style:style>
    <style:style style:name="T135" style:family="text">
      <style:text-properties fo:language="en" fo:country="US" officeooo:rsid="002771ba"/>
    </style:style>
    <style:style style:name="T136" style:family="text">
      <style:text-properties officeooo:rsid="01535d7d"/>
    </style:style>
    <style:style style:name="T137" style:family="text">
      <style:text-properties fo:language="ru" fo:country="RU" fo:font-style="italic" officeooo:rsid="01535d7d" style:font-style-asian="italic" style:font-style-complex="italic"/>
    </style:style>
    <style:style style:name="T138" style:family="text">
      <style:text-properties fo:language="ru" fo:country="RU" fo:font-style="italic" officeooo:rsid="00293b82" style:font-style-asian="italic" style:font-style-complex="italic"/>
    </style:style>
    <style:style style:name="T139" style:family="text">
      <style:text-properties officeooo:rsid="00293b82"/>
    </style:style>
    <style:style style:name="T140" style:family="text">
      <style:text-properties fo:language="en" fo:country="US" officeooo:rsid="00293b82"/>
    </style:style>
    <style:style style:name="T141" style:family="text">
      <style:text-properties officeooo:rsid="00294ac5"/>
    </style:style>
    <style:style style:name="T142" style:family="text">
      <style:text-properties officeooo:rsid="01551c7f"/>
    </style:style>
    <style:style style:name="T143" style:family="text">
      <style:text-properties officeooo:rsid="0029eef5"/>
    </style:style>
    <style:style style:name="T144" style:family="text">
      <style:text-properties officeooo:rsid="0156f9e1"/>
    </style:style>
    <style:style style:name="T145" style:family="text">
      <style:text-properties officeooo:rsid="01587ac8"/>
    </style:style>
    <style:style style:name="T146" style:family="text">
      <style:text-properties officeooo:rsid="002d1645"/>
    </style:style>
    <style:style style:name="T147" style:family="text">
      <style:text-properties officeooo:rsid="0159177f"/>
    </style:style>
    <style:style style:name="T148" style:family="text">
      <style:text-properties officeooo:rsid="01599755"/>
    </style:style>
    <style:style style:name="T149" style:family="text">
      <style:text-properties officeooo:rsid="015af736"/>
    </style:style>
    <style:style style:name="T150" style:family="text">
      <style:text-properties officeooo:rsid="0031bda6"/>
    </style:style>
    <style:style style:name="T151" style:family="text">
      <style:text-properties officeooo:rsid="015bdf05"/>
    </style:style>
    <style:style style:name="T152" style:family="text">
      <style:text-properties officeooo:rsid="002daf1c"/>
    </style:style>
    <style:style style:name="T153" style:family="text">
      <style:text-properties officeooo:rsid="015d323f"/>
    </style:style>
    <style:style style:name="T154" style:family="text">
      <style:text-properties officeooo:rsid="015ebb48"/>
    </style:style>
    <style:style style:name="T155" style:family="text">
      <style:text-properties officeooo:rsid="002de7fd"/>
    </style:style>
    <style:style style:name="T156" style:family="text">
      <style:text-properties officeooo:rsid="002fc175"/>
    </style:style>
    <style:style style:name="T157" style:family="text">
      <style:text-properties officeooo:rsid="015f21ca"/>
    </style:style>
    <style:style style:name="T158" style:family="text">
      <style:text-properties officeooo:rsid="0032d050"/>
    </style:style>
    <style:style style:name="T159" style:family="text">
      <style:text-properties officeooo:rsid="003497b2"/>
    </style:style>
    <style:style style:name="T160" style:family="text">
      <style:text-properties officeooo:rsid="016170ec"/>
    </style:style>
    <style:style style:name="T161" style:family="text">
      <style:text-properties fo:language="ru" fo:country="RU" fo:background-color="#ffff00" loext:char-shading-value="0"/>
    </style:style>
    <style:style style:name="T162" style:family="text">
      <style:text-properties officeooo:rsid="0161e639"/>
    </style:style>
    <style:style style:name="T163" style:family="text">
      <style:text-properties officeooo:rsid="00368471"/>
    </style:style>
    <style:style style:name="T164" style:family="text">
      <style:text-properties officeooo:rsid="00371139"/>
    </style:style>
    <style:style style:name="T165" style:family="text">
      <style:text-properties officeooo:rsid="03403031"/>
    </style:style>
    <style:style style:name="T166" style:family="text">
      <style:text-properties officeooo:rsid="01632cd9"/>
    </style:style>
    <style:style style:name="T167" style:family="text">
      <style:text-properties officeooo:rsid="00388643"/>
    </style:style>
    <style:style style:name="T168" style:family="text">
      <style:text-properties officeooo:rsid="016332f3"/>
    </style:style>
    <style:style style:name="T169" style:family="text">
      <style:text-properties fo:language="en" fo:country="US" officeooo:rsid="00388643"/>
    </style:style>
    <style:style style:name="T170" style:family="text">
      <style:text-properties officeooo:rsid="0038ff35"/>
    </style:style>
    <style:style style:name="T171" style:family="text">
      <style:text-properties officeooo:rsid="0164510f"/>
    </style:style>
    <style:style style:name="T172" style:family="text">
      <style:text-properties fo:language="en" fo:country="US" officeooo:rsid="02d2bd55"/>
    </style:style>
    <style:style style:name="T173" style:family="text">
      <style:text-properties officeooo:rsid="00e85a2a"/>
    </style:style>
    <style:style style:name="T174" style:family="text">
      <style:text-properties officeooo:rsid="0020d2cb"/>
    </style:style>
    <style:style style:name="T175" style:family="text">
      <style:text-properties fo:language="ru" fo:country="RU" fo:font-style="italic" officeooo:rsid="016487c0" style:font-style-asian="italic" style:font-style-complex="italic"/>
    </style:style>
    <style:style style:name="T176" style:family="text">
      <style:text-properties officeooo:rsid="016487c0"/>
    </style:style>
    <style:style style:name="T177" style:family="text">
      <style:text-properties officeooo:rsid="016590f6"/>
    </style:style>
    <style:style style:name="T178" style:family="text">
      <style:text-properties officeooo:rsid="0039c9a7"/>
    </style:style>
    <style:style style:name="T179" style:family="text">
      <style:text-properties officeooo:rsid="01665d6e"/>
    </style:style>
    <style:style style:name="T180" style:family="text">
      <style:text-properties officeooo:rsid="003ad058"/>
    </style:style>
    <style:style style:name="T181" style:family="text">
      <style:text-properties fo:language="ru" fo:country="RU" officeooo:rsid="003ad058"/>
    </style:style>
    <style:style style:name="T182" style:family="text">
      <style:text-properties fo:language="ru" fo:country="RU" fo:background-color="transparent" loext:char-shading-value="0"/>
    </style:style>
    <style:style style:name="T183" style:family="text">
      <style:text-properties officeooo:rsid="0166f18e"/>
    </style:style>
    <style:style style:name="T184" style:family="text">
      <style:text-properties fo:language="ru" fo:country="RU" officeooo:rsid="016b77cc"/>
    </style:style>
    <style:style style:name="T185" style:family="text">
      <style:text-properties fo:language="ru" fo:country="RU" officeooo:rsid="0166f18e"/>
    </style:style>
    <style:style style:name="T186" style:family="text">
      <style:text-properties officeooo:rsid="003b2e0b"/>
    </style:style>
    <style:style style:name="T187" style:family="text">
      <style:text-properties officeooo:rsid="01686b23"/>
    </style:style>
    <style:style style:name="T188" style:family="text">
      <style:text-properties officeooo:rsid="003d3fd1"/>
    </style:style>
    <style:style style:name="T189" style:family="text">
      <style:text-properties officeooo:rsid="003d44f6"/>
    </style:style>
    <style:style style:name="T190" style:family="text">
      <style:text-properties officeooo:rsid="0169f80c"/>
    </style:style>
    <style:style style:name="T191" style:family="text">
      <style:text-properties officeooo:rsid="0023f496"/>
    </style:style>
    <style:style style:name="T192" style:family="text">
      <style:text-properties officeooo:rsid="003e4773"/>
    </style:style>
    <style:style style:name="T193" style:family="text">
      <style:text-properties officeooo:rsid="001a0558"/>
    </style:style>
    <style:style style:name="T194" style:family="text">
      <style:text-properties officeooo:rsid="001b0292"/>
    </style:style>
    <style:style style:name="T195" style:family="text">
      <style:text-properties fo:language="uk" fo:country="UA" officeooo:rsid="0343689e"/>
    </style:style>
    <style:style style:name="T196" style:family="text">
      <style:text-properties fo:language="uk" fo:country="UA" officeooo:rsid="001b0292"/>
    </style:style>
    <style:style style:name="T197" style:family="text">
      <style:text-properties officeooo:rsid="0345132a"/>
    </style:style>
    <style:style style:name="T198" style:family="text">
      <style:text-properties officeooo:rsid="0023936e"/>
    </style:style>
    <style:style style:name="T199" style:family="text">
      <style:text-properties officeooo:rsid="00435abf"/>
    </style:style>
    <style:style style:name="T200" style:family="text">
      <style:text-properties officeooo:rsid="0043bd67"/>
    </style:style>
    <style:style style:name="T201" style:family="text">
      <style:text-properties officeooo:rsid="0043f448"/>
    </style:style>
    <style:style style:name="T202" style:family="text">
      <style:text-properties officeooo:rsid="016b9116"/>
    </style:style>
    <style:style style:name="T203" style:family="text">
      <style:text-properties officeooo:rsid="003fa225"/>
    </style:style>
    <style:style style:name="T204" style:family="text">
      <style:text-properties officeooo:rsid="0045d357"/>
    </style:style>
    <style:style style:name="T205" style:family="text">
      <style:text-properties officeooo:rsid="016c17f1"/>
    </style:style>
    <style:style style:name="T206" style:family="text">
      <style:text-properties officeooo:rsid="016c4889"/>
    </style:style>
    <style:style style:name="T207" style:family="text">
      <style:text-properties officeooo:rsid="00417b5e"/>
    </style:style>
    <style:style style:name="T208" style:family="text">
      <style:text-properties officeooo:rsid="0266b727"/>
    </style:style>
    <style:style style:name="T209" style:family="text">
      <style:text-properties officeooo:rsid="00464ac8"/>
    </style:style>
    <style:style style:name="T210" style:family="text">
      <style:text-properties officeooo:rsid="0219f04c"/>
    </style:style>
    <style:style style:name="T211" style:family="text">
      <style:text-properties fo:language="ru" fo:country="RU" fo:font-style="italic" officeooo:rsid="016cb477" style:font-style-asian="italic" style:font-style-complex="italic"/>
    </style:style>
    <style:style style:name="T212" style:family="text">
      <style:text-properties officeooo:rsid="016cb477"/>
    </style:style>
    <style:style style:name="T213" style:family="text">
      <style:text-properties officeooo:rsid="00483ec4"/>
    </style:style>
    <style:style style:name="T214" style:family="text">
      <style:text-properties officeooo:rsid="016cc8cb"/>
    </style:style>
    <style:style style:name="T215" style:family="text">
      <style:text-properties officeooo:rsid="0048f92e"/>
    </style:style>
    <style:style style:name="T216" style:family="text">
      <style:text-properties fo:language="en" fo:country="US" officeooo:rsid="016cc8cb"/>
    </style:style>
    <style:style style:name="T217" style:family="text">
      <style:text-properties fo:language="en" fo:country="US" officeooo:rsid="016e21d1"/>
    </style:style>
    <style:style style:name="T218" style:family="text">
      <style:text-properties officeooo:rsid="016e21d1"/>
    </style:style>
    <style:style style:name="T219" style:family="text">
      <style:text-properties fo:language="ru" fo:country="RU" fo:font-style="italic" officeooo:rsid="016e21d1" style:font-style-asian="italic" style:font-style-complex="italic"/>
    </style:style>
    <style:style style:name="T220" style:family="text">
      <style:text-properties fo:language="ru" fo:country="RU" fo:font-style="italic" fo:background-color="transparent" loext:char-shading-value="0" style:font-style-asian="italic" style:font-style-complex="italic"/>
    </style:style>
    <style:style style:name="T221" style:family="text">
      <style:text-properties fo:language="ru" fo:country="RU" fo:font-style="italic" officeooo:rsid="016e21d1" fo:background-color="transparent" loext:char-shading-value="0" style:font-style-asian="italic" style:font-style-complex="italic"/>
    </style:style>
    <style:style style:name="T222" style:family="text">
      <style:text-properties fo:language="ru" fo:country="RU" fo:font-style="italic" officeooo:rsid="004b3f7e" style:font-style-asian="italic" style:font-style-complex="italic"/>
    </style:style>
    <style:style style:name="T223" style:family="text">
      <style:text-properties officeooo:rsid="016ef29d"/>
    </style:style>
    <style:style style:name="T224" style:family="text">
      <style:text-properties officeooo:rsid="004c8ae0"/>
    </style:style>
    <style:style style:name="T225" style:family="text">
      <style:text-properties officeooo:rsid="016f93f5"/>
    </style:style>
    <style:style style:name="T226" style:family="text">
      <style:text-properties officeooo:rsid="01806a3a"/>
    </style:style>
    <style:style style:name="T227" style:family="text">
      <style:text-properties fo:language="en" fo:country="US" officeooo:rsid="01806a3a"/>
    </style:style>
    <style:style style:name="T228" style:family="text">
      <style:text-properties officeooo:rsid="004e3c20"/>
    </style:style>
    <style:style style:name="T229" style:family="text">
      <style:text-properties officeooo:rsid="004fa8b5"/>
    </style:style>
    <style:style style:name="T230" style:family="text">
      <style:text-properties officeooo:rsid="01714923"/>
    </style:style>
    <style:style style:name="T231" style:family="text">
      <style:text-properties officeooo:rsid="01733b36"/>
    </style:style>
    <style:style style:name="T232" style:family="text">
      <style:text-properties officeooo:rsid="0175beba"/>
    </style:style>
    <style:style style:name="T233" style:family="text">
      <style:text-properties officeooo:rsid="01749e30"/>
    </style:style>
    <style:style style:name="T234" style:family="text">
      <style:text-properties officeooo:rsid="00501984"/>
    </style:style>
    <style:style style:name="T235" style:family="text">
      <style:text-properties officeooo:rsid="01777b68"/>
    </style:style>
    <style:style style:name="T236" style:family="text">
      <style:text-properties officeooo:rsid="0051c09a"/>
    </style:style>
    <style:style style:name="T237" style:family="text">
      <style:text-properties officeooo:rsid="0051d974"/>
    </style:style>
    <style:style style:name="T238" style:family="text">
      <style:text-properties officeooo:rsid="00539189"/>
    </style:style>
    <style:style style:name="T239" style:family="text">
      <style:text-properties officeooo:rsid="0178e366"/>
    </style:style>
    <style:style style:name="T240" style:family="text">
      <style:text-properties officeooo:rsid="005900c7"/>
    </style:style>
    <style:style style:name="T241" style:family="text">
      <style:text-properties officeooo:rsid="00554003"/>
    </style:style>
    <style:style style:name="T242" style:family="text">
      <style:text-properties officeooo:rsid="00570142"/>
    </style:style>
    <style:style style:name="T243" style:family="text">
      <style:text-properties officeooo:rsid="005c8284"/>
    </style:style>
    <style:style style:name="T244" style:family="text">
      <style:text-properties officeooo:rsid="005df5be"/>
    </style:style>
    <style:style style:name="T245" style:family="text">
      <style:text-properties officeooo:rsid="005fce4e"/>
    </style:style>
    <style:style style:name="T246" style:family="text">
      <style:text-properties officeooo:rsid="01803e46"/>
    </style:style>
    <style:style style:name="T247" style:family="text">
      <style:text-properties officeooo:rsid="01811b00"/>
    </style:style>
    <style:style style:name="T248" style:family="text">
      <style:text-properties fo:language="ru" fo:country="RU" officeooo:rsid="005fce4e"/>
    </style:style>
    <style:style style:name="T249" style:family="text">
      <style:text-properties fo:language="uk" fo:country="UA" officeooo:rsid="01811b00"/>
    </style:style>
    <style:style style:name="T250" style:family="text">
      <style:text-properties officeooo:rsid="00604dd9"/>
    </style:style>
    <style:style style:name="T251" style:family="text">
      <style:text-properties officeooo:rsid="0181caf3"/>
    </style:style>
    <style:style style:name="T252" style:family="text">
      <style:text-properties officeooo:rsid="00620f4f"/>
    </style:style>
    <style:style style:name="T253" style:family="text">
      <style:text-properties officeooo:rsid="0182e88c"/>
    </style:style>
    <style:style style:name="T254" style:family="text">
      <style:text-properties officeooo:rsid="02c8818e"/>
    </style:style>
    <style:style style:name="T255" style:family="text">
      <style:text-properties fo:background-color="transparent" loext:char-shading-value="0"/>
    </style:style>
    <style:style style:name="T256" style:family="text">
      <style:text-properties officeooo:rsid="00620f4f" fo:background-color="transparent" loext:char-shading-value="0"/>
    </style:style>
    <style:style style:name="T257" style:family="text">
      <style:text-properties officeooo:rsid="02c8818e" fo:background-color="transparent" loext:char-shading-value="0"/>
    </style:style>
    <style:style style:name="T258" style:family="text">
      <style:text-properties fo:language="en" fo:country="US" fo:background-color="transparent" loext:char-shading-value="0"/>
    </style:style>
    <style:style style:name="T259" style:family="text">
      <style:text-properties officeooo:rsid="02bc52bd" fo:background-color="transparent" loext:char-shading-value="0"/>
    </style:style>
    <style:style style:name="T260" style:family="text">
      <style:text-properties officeooo:rsid="02bd7010"/>
    </style:style>
    <style:style style:name="T261" style:family="text">
      <style:text-properties officeooo:rsid="01844685"/>
    </style:style>
    <style:style style:name="T262" style:family="text">
      <style:text-properties officeooo:rsid="02be4830"/>
    </style:style>
    <style:style style:name="T263" style:family="text">
      <style:text-properties officeooo:rsid="0063392e"/>
    </style:style>
    <style:style style:name="T264" style:family="text">
      <style:text-properties officeooo:rsid="02bf13f0"/>
    </style:style>
    <style:style style:name="T265" style:family="text">
      <style:text-properties officeooo:rsid="02ca76cb"/>
    </style:style>
    <style:style style:name="T266" style:family="text">
      <style:text-properties officeooo:rsid="00b5d039"/>
    </style:style>
    <style:style style:name="T267" style:family="text">
      <style:text-properties officeooo:rsid="02c2048f"/>
    </style:style>
    <style:style style:name="T268" style:family="text">
      <style:text-properties officeooo:rsid="018530e6"/>
    </style:style>
    <style:style style:name="T269" style:family="text">
      <style:text-properties officeooo:rsid="01c1f6c5"/>
    </style:style>
    <style:style style:name="T270" style:family="text">
      <style:text-properties officeooo:rsid="0065314c"/>
    </style:style>
    <style:style style:name="T271" style:family="text">
      <style:text-properties officeooo:rsid="02c70d1c"/>
    </style:style>
    <style:style style:name="T272" style:family="text">
      <style:text-properties officeooo:rsid="02c95515"/>
    </style:style>
    <style:style style:name="T273" style:family="text">
      <style:text-properties fo:language="uk" fo:country="UA" officeooo:rsid="02c95515"/>
    </style:style>
    <style:style style:name="T274" style:family="text">
      <style:text-properties officeooo:rsid="0342ad14"/>
    </style:style>
    <style:style style:name="T275" style:family="text">
      <style:text-properties officeooo:rsid="0185423d"/>
    </style:style>
    <style:style style:name="T276" style:family="text">
      <style:text-properties officeooo:rsid="00660bac"/>
    </style:style>
    <style:style style:name="T277" style:family="text">
      <style:text-properties officeooo:rsid="03281cb5"/>
    </style:style>
    <style:style style:name="T278" style:family="text">
      <style:text-properties fo:language="ru" fo:country="RU" officeooo:rsid="00660bac"/>
    </style:style>
    <style:style style:name="T279" style:family="text">
      <style:text-properties fo:language="ru" fo:country="RU" officeooo:rsid="0269b1a1"/>
    </style:style>
    <style:style style:name="T280" style:family="text">
      <style:text-properties fo:language="ru" fo:country="RU" officeooo:rsid="0185423d"/>
    </style:style>
    <style:style style:name="T281" style:family="text">
      <style:text-properties fo:language="ru" fo:country="RU" officeooo:rsid="03281cb5"/>
    </style:style>
    <style:style style:name="T282" style:family="text">
      <style:text-properties officeooo:rsid="03318a22"/>
    </style:style>
    <style:style style:name="T283" style:family="text">
      <style:text-properties officeooo:rsid="01871d14"/>
    </style:style>
    <style:style style:name="T284" style:family="text">
      <style:text-properties officeooo:rsid="02cc00e3"/>
    </style:style>
    <style:style style:name="T285" style:family="text">
      <style:text-properties officeooo:rsid="0269b1a1"/>
    </style:style>
    <style:style style:name="T286" style:family="text">
      <style:text-properties officeooo:rsid="0187c4f0"/>
    </style:style>
    <style:style style:name="T287" style:family="text">
      <style:text-properties officeooo:rsid="023fda63"/>
    </style:style>
    <style:style style:name="T288" style:family="text">
      <style:text-properties officeooo:rsid="01895e9a"/>
    </style:style>
    <style:style style:name="T289" style:family="text">
      <style:text-properties officeooo:rsid="0198a28c"/>
    </style:style>
    <style:style style:name="T290" style:family="text">
      <style:text-properties officeooo:rsid="00672e1d"/>
    </style:style>
    <style:style style:name="T291" style:family="text">
      <style:text-properties officeooo:rsid="0189bb4f"/>
    </style:style>
    <style:style style:name="T292" style:family="text">
      <style:text-properties officeooo:rsid="0179792e"/>
    </style:style>
    <style:style style:name="T293" style:family="text">
      <style:text-properties officeooo:rsid="00594b45"/>
    </style:style>
    <style:style style:name="T294" style:family="text">
      <style:text-properties officeooo:rsid="0059ed16"/>
    </style:style>
    <style:style style:name="T295" style:family="text">
      <style:text-properties officeooo:rsid="0179fcc4"/>
    </style:style>
    <style:style style:name="T296" style:family="text">
      <style:text-properties officeooo:rsid="017d611d"/>
    </style:style>
    <style:style style:name="T297" style:family="text">
      <style:text-properties officeooo:rsid="017a471f"/>
    </style:style>
    <style:style style:name="T298" style:family="text">
      <style:text-properties officeooo:rsid="017e4206"/>
    </style:style>
    <style:style style:name="T299" style:family="text">
      <style:text-properties fo:language="en" fo:country="US" officeooo:rsid="017e4206"/>
    </style:style>
    <style:style style:name="T300" style:family="text">
      <style:text-properties officeooo:rsid="017ecbbd"/>
    </style:style>
    <style:style style:name="T301" style:family="text">
      <style:text-properties officeooo:rsid="017bf20f"/>
    </style:style>
    <style:style style:name="T302" style:family="text">
      <style:text-properties officeooo:rsid="018c383e"/>
    </style:style>
    <style:style style:name="T303" style:family="text">
      <style:text-properties officeooo:rsid="0068f66d"/>
    </style:style>
    <style:style style:name="T304" style:family="text">
      <style:text-properties officeooo:rsid="006f2f79"/>
    </style:style>
    <style:style style:name="T305" style:family="text">
      <style:text-properties officeooo:rsid="02a7c2b4"/>
    </style:style>
    <style:style style:name="T306" style:family="text">
      <style:text-properties officeooo:rsid="019712b5"/>
    </style:style>
    <style:style style:name="T307" style:family="text">
      <style:text-properties officeooo:rsid="0190b13f"/>
    </style:style>
    <style:style style:name="T308" style:family="text">
      <style:text-properties officeooo:rsid="021f11d2"/>
    </style:style>
    <style:style style:name="T309" style:family="text">
      <style:text-properties fo:language="ru" fo:country="RU" officeooo:rsid="01954ef1"/>
    </style:style>
    <style:style style:name="T310" style:family="text">
      <style:text-properties fo:language="ru" fo:country="RU" officeooo:rsid="0219f04c"/>
    </style:style>
    <style:style style:name="T311" style:family="text">
      <style:text-properties fo:language="ru" fo:country="RU" officeooo:rsid="0209b684"/>
    </style:style>
    <style:style style:name="T312" style:family="text">
      <style:text-properties fo:language="ru" fo:country="RU" officeooo:rsid="01bb21d4"/>
    </style:style>
    <style:style style:name="T313" style:family="text">
      <style:text-properties officeooo:rsid="020e61d0"/>
    </style:style>
    <style:style style:name="T314" style:family="text">
      <style:text-properties officeooo:rsid="0215b99a"/>
    </style:style>
    <style:style style:name="T315" style:family="text">
      <style:text-properties fo:language="ru" fo:country="RU" officeooo:rsid="029fec50"/>
    </style:style>
    <style:style style:name="T316" style:family="text">
      <style:text-properties officeooo:rsid="021ca885"/>
    </style:style>
    <style:style style:name="T317" style:family="text">
      <style:text-properties officeooo:rsid="01930fbe"/>
    </style:style>
    <style:style style:name="T318" style:family="text">
      <style:text-properties officeooo:rsid="0070a512"/>
    </style:style>
    <style:style style:name="T319" style:family="text">
      <style:text-properties fo:language="en" fo:country="US" officeooo:rsid="0070a512"/>
    </style:style>
    <style:style style:name="T320" style:family="text">
      <style:text-properties fo:language="en" fo:country="US" officeooo:rsid="033d660b"/>
    </style:style>
    <style:style style:name="T321" style:family="text">
      <style:text-properties officeooo:rsid="033d660b"/>
    </style:style>
    <style:style style:name="T322" style:family="text">
      <style:text-properties officeooo:rsid="01cd5030"/>
    </style:style>
    <style:style style:name="T323" style:family="text">
      <style:text-properties officeooo:rsid="0291444e"/>
    </style:style>
    <style:style style:name="T324" style:family="text">
      <style:text-properties officeooo:rsid="0071f74f"/>
    </style:style>
    <style:style style:name="T325" style:family="text">
      <style:text-properties officeooo:rsid="01926465"/>
    </style:style>
    <style:style style:name="T326" style:family="text">
      <style:text-properties officeooo:rsid="0194c250"/>
    </style:style>
    <style:style style:name="T327" style:family="text">
      <style:text-properties fo:language="ru" fo:country="RU" officeooo:rsid="0196a32c"/>
    </style:style>
    <style:style style:name="T328" style:family="text">
      <style:text-properties officeooo:rsid="01974323"/>
    </style:style>
    <style:style style:name="T329" style:family="text">
      <style:text-properties fo:language="ru" fo:country="RU" officeooo:rsid="01b5c453"/>
    </style:style>
    <style:style style:name="T330" style:family="text">
      <style:text-properties fo:language="ru" fo:country="RU" officeooo:rsid="01dd4fc6"/>
    </style:style>
    <style:style style:name="T331" style:family="text">
      <style:text-properties fo:language="ru" fo:country="RU" officeooo:rsid="0291444e"/>
    </style:style>
    <style:style style:name="T332" style:family="text">
      <style:text-properties fo:language="ru" fo:country="RU" officeooo:rsid="01dfb230"/>
    </style:style>
    <style:style style:name="T333" style:family="text">
      <style:text-properties fo:language="ru" fo:country="RU" officeooo:rsid="01ddafc8"/>
    </style:style>
    <style:style style:name="T334" style:family="text">
      <style:text-properties fo:language="ru" fo:country="RU" officeooo:rsid="033d660b"/>
    </style:style>
    <style:style style:name="T335" style:family="text">
      <style:text-properties fo:language="ru" fo:country="RU" officeooo:rsid="020ff2e5"/>
    </style:style>
    <style:style style:name="T336" style:family="text">
      <style:text-properties fo:language="ru" fo:country="RU" officeooo:rsid="01e1626b"/>
    </style:style>
    <style:style style:name="T337" style:family="text">
      <style:text-properties fo:language="ru" fo:country="RU" officeooo:rsid="019b8b25"/>
    </style:style>
    <style:style style:name="T338" style:family="text">
      <style:text-properties officeooo:rsid="019b5cf0"/>
    </style:style>
    <style:style style:name="T339" style:family="text">
      <style:text-properties officeooo:rsid="02881ef3"/>
    </style:style>
    <style:style style:name="T340" style:family="text">
      <style:text-properties officeooo:rsid="01996254"/>
    </style:style>
    <style:style style:name="T341" style:family="text">
      <style:text-properties officeooo:rsid="019b8b25"/>
    </style:style>
    <style:style style:name="T342" style:family="text">
      <style:text-properties officeooo:rsid="019c568d"/>
    </style:style>
    <style:style style:name="T343" style:family="text">
      <style:text-properties officeooo:rsid="01b73872"/>
    </style:style>
    <style:style style:name="T344" style:family="text">
      <style:text-properties officeooo:rsid="01b24bda"/>
    </style:style>
    <style:style style:name="T345" style:family="text">
      <style:text-properties officeooo:rsid="019a01ec"/>
    </style:style>
    <style:style style:name="T346" style:family="text">
      <style:text-properties officeooo:rsid="029fec50"/>
    </style:style>
    <style:style style:name="T347" style:family="text">
      <style:text-properties officeooo:rsid="01e1626b"/>
    </style:style>
    <style:style style:name="T348" style:family="text">
      <style:text-properties officeooo:rsid="01c35d61"/>
    </style:style>
    <style:style style:name="T349" style:family="text">
      <style:text-properties fo:language="uk" fo:country="UA" officeooo:rsid="019ef4d3"/>
    </style:style>
    <style:style style:name="T350" style:family="text">
      <style:text-properties officeooo:rsid="019ef4d3"/>
    </style:style>
    <style:style style:name="T351" style:family="text">
      <style:text-properties officeooo:rsid="006ac469"/>
    </style:style>
    <style:style style:name="T352" style:family="text">
      <style:text-properties officeooo:rsid="01bf7519"/>
    </style:style>
    <style:style style:name="T353" style:family="text">
      <style:text-properties officeooo:rsid="0225e5a3"/>
    </style:style>
    <style:style style:name="T354" style:family="text">
      <style:text-properties officeooo:rsid="01a4f677"/>
    </style:style>
    <style:style style:name="T355" style:family="text">
      <style:text-properties officeooo:rsid="019d3aac"/>
    </style:style>
    <style:style style:name="T356" style:family="text">
      <style:text-properties officeooo:rsid="019ea527"/>
    </style:style>
    <style:style style:name="T357" style:family="text">
      <style:text-properties officeooo:rsid="019f5155"/>
    </style:style>
    <style:style style:name="T358" style:family="text">
      <style:text-properties officeooo:rsid="01bdfba5"/>
    </style:style>
    <style:style style:name="T359" style:family="text">
      <style:text-properties officeooo:rsid="01a16269"/>
    </style:style>
    <style:style style:name="T360" style:family="text">
      <style:text-properties officeooo:rsid="019fa002"/>
    </style:style>
    <style:style style:name="T361" style:family="text">
      <style:text-properties officeooo:rsid="01b348ae"/>
    </style:style>
    <style:style style:name="T362" style:family="text">
      <style:text-properties officeooo:rsid="0239bb71"/>
    </style:style>
    <style:style style:name="T363" style:family="text">
      <style:text-properties officeooo:rsid="01b5c453"/>
    </style:style>
    <style:style style:name="T364" style:family="text">
      <style:text-properties officeooo:rsid="01f5c338"/>
    </style:style>
    <style:style style:name="T365" style:family="text">
      <style:text-properties officeooo:rsid="01a241d0"/>
    </style:style>
    <style:style style:name="T366" style:family="text">
      <style:text-properties officeooo:rsid="02332fb1"/>
    </style:style>
    <style:style style:name="T367" style:family="text">
      <style:text-properties officeooo:rsid="020aae36"/>
    </style:style>
    <style:style style:name="T368" style:family="text">
      <style:text-properties officeooo:rsid="01eeeecd"/>
    </style:style>
    <style:style style:name="T369" style:family="text">
      <style:text-properties officeooo:rsid="02bc52bd"/>
    </style:style>
    <style:style style:name="T370" style:family="text">
      <style:text-properties officeooo:rsid="01a38650"/>
    </style:style>
    <style:style style:name="T371" style:family="text">
      <style:text-properties officeooo:rsid="01a67d6e"/>
    </style:style>
    <style:style style:name="T372" style:family="text">
      <style:text-properties officeooo:rsid="01a6a6ce"/>
    </style:style>
    <style:style style:name="T373" style:family="text">
      <style:text-properties officeooo:rsid="01a81b88"/>
    </style:style>
    <style:style style:name="T374" style:family="text">
      <style:text-properties officeooo:rsid="01fe4e34"/>
    </style:style>
    <style:style style:name="T375" style:family="text">
      <style:text-properties officeooo:rsid="01f7b1ba"/>
    </style:style>
    <style:style style:name="T376" style:family="text">
      <style:text-properties officeooo:rsid="01a7ac88"/>
    </style:style>
    <style:style style:name="T377" style:family="text">
      <style:text-properties officeooo:rsid="01b0569b"/>
    </style:style>
    <style:style style:name="T378" style:family="text">
      <style:text-properties officeooo:rsid="020ff2e5"/>
    </style:style>
    <style:style style:name="T379" style:family="text">
      <style:text-properties officeooo:rsid="01aa0103"/>
    </style:style>
    <style:style style:name="T380" style:family="text">
      <style:text-properties officeooo:rsid="0273dd5d"/>
    </style:style>
    <style:style style:name="T381" style:family="text">
      <style:text-properties officeooo:rsid="01ab17f5"/>
    </style:style>
    <style:style style:name="T382" style:family="text">
      <style:text-properties officeooo:rsid="01af21ce"/>
    </style:style>
    <style:style style:name="T383" style:family="text">
      <style:text-properties officeooo:rsid="006c507c"/>
    </style:style>
    <style:style style:name="T384" style:family="text">
      <style:text-properties fo:language="uk" fo:country="UA" officeooo:rsid="01f8c16c"/>
    </style:style>
    <style:style style:name="T385" style:family="text">
      <style:text-properties officeooo:rsid="01f8c16c"/>
    </style:style>
    <style:style style:name="T386" style:family="text">
      <style:text-properties officeooo:rsid="01fc5f06"/>
    </style:style>
    <style:style style:name="T387" style:family="text">
      <style:text-properties fo:language="uk" fo:country="UA" officeooo:rsid="01f962fc"/>
    </style:style>
    <style:style style:name="T388" style:family="text">
      <style:text-properties officeooo:rsid="01fae972"/>
    </style:style>
    <style:style style:name="T389" style:family="text">
      <style:text-properties fo:language="uk" fo:country="UA" officeooo:rsid="0219f04c"/>
    </style:style>
    <style:style style:name="T390" style:family="text">
      <style:text-properties officeooo:rsid="01f962fc"/>
    </style:style>
    <style:style style:name="T391" style:family="text">
      <style:text-properties officeooo:rsid="01acc310"/>
    </style:style>
    <style:style style:name="T392" style:family="text">
      <style:text-properties officeooo:rsid="01b03765"/>
    </style:style>
    <style:style style:name="T393" style:family="text">
      <style:text-properties officeooo:rsid="01ad4e25"/>
    </style:style>
    <style:style style:name="T394" style:family="text">
      <style:text-properties officeooo:rsid="01ef50cc"/>
    </style:style>
    <style:style style:name="T395" style:family="text">
      <style:text-properties officeooo:rsid="01b80b40"/>
    </style:style>
    <style:style style:name="T396" style:family="text">
      <style:text-properties officeooo:rsid="01bb21d4"/>
    </style:style>
    <style:style style:name="T397" style:family="text">
      <style:text-properties officeooo:rsid="033e0b61"/>
    </style:style>
    <style:style style:name="T398" style:family="text">
      <style:text-properties officeooo:rsid="01e30132"/>
    </style:style>
    <style:style style:name="T399" style:family="text">
      <style:text-properties fo:language="ru" fo:country="RU" officeooo:rsid="01acc310"/>
    </style:style>
    <style:style style:name="T400" style:family="text">
      <style:text-properties fo:language="ru" fo:country="RU" officeooo:rsid="01b80b40"/>
    </style:style>
    <style:style style:name="T401" style:family="text">
      <style:text-properties fo:language="ru" fo:country="RU" officeooo:rsid="01b0569b"/>
    </style:style>
    <style:style style:name="T402" style:family="text">
      <style:text-properties fo:language="ru" fo:country="RU" officeooo:rsid="01ef50cc"/>
    </style:style>
    <style:style style:name="T403" style:family="text">
      <style:text-properties fo:language="ru" fo:country="RU" officeooo:rsid="02a7c2b4"/>
    </style:style>
    <style:style style:name="T404" style:family="text">
      <style:text-properties officeooo:rsid="01b88544"/>
    </style:style>
    <style:style style:name="T405" style:family="text">
      <style:text-properties officeooo:rsid="020705e3"/>
    </style:style>
    <style:style style:name="T406" style:family="text">
      <style:text-properties officeooo:rsid="01ba40c3"/>
    </style:style>
    <style:style style:name="T407" style:family="text">
      <style:text-properties officeooo:rsid="01b95595"/>
    </style:style>
    <style:style style:name="T408" style:family="text">
      <style:text-properties officeooo:rsid="02b5eea8"/>
    </style:style>
    <style:style style:name="T409" style:family="text">
      <style:text-properties officeooo:rsid="01dfb230"/>
    </style:style>
    <style:style style:name="T410" style:family="text">
      <style:text-properties officeooo:rsid="01be1531"/>
    </style:style>
    <style:style style:name="T411" style:family="text">
      <style:text-properties officeooo:rsid="01c3df96"/>
    </style:style>
    <style:style style:name="T412" style:family="text">
      <style:text-properties officeooo:rsid="01fcd6e1"/>
    </style:style>
    <style:style style:name="T413" style:family="text">
      <style:text-properties officeooo:rsid="01c36cfa"/>
    </style:style>
    <style:style style:name="T414" style:family="text">
      <style:text-properties officeooo:rsid="01c4cbaf"/>
    </style:style>
    <style:style style:name="T415" style:family="text">
      <style:text-properties officeooo:rsid="01c63a72"/>
    </style:style>
    <style:style style:name="T416" style:family="text">
      <style:text-properties officeooo:rsid="01c52210"/>
    </style:style>
    <style:style style:name="T417" style:family="text">
      <style:text-properties officeooo:rsid="01c7d4a2"/>
    </style:style>
    <style:style style:name="T418" style:family="text">
      <style:text-properties officeooo:rsid="01c86c81"/>
    </style:style>
    <style:style style:name="T419" style:family="text">
      <style:text-properties officeooo:rsid="0204ae81"/>
    </style:style>
    <style:style style:name="T420" style:family="text">
      <style:text-properties fo:language="uk" fo:country="UA" officeooo:rsid="0291444e"/>
    </style:style>
    <style:style style:name="T421" style:family="text">
      <style:text-properties officeooo:rsid="01cd3aff"/>
    </style:style>
    <style:style style:name="T422" style:family="text">
      <style:text-properties officeooo:rsid="01c9bba0"/>
    </style:style>
    <style:style style:name="T423" style:family="text">
      <style:text-properties officeooo:rsid="01cd5ed6"/>
    </style:style>
    <style:style style:name="T424" style:family="text">
      <style:text-properties officeooo:rsid="01d7e2b6"/>
    </style:style>
    <style:style style:name="T425" style:family="text">
      <style:text-properties officeooo:rsid="006f00f1"/>
    </style:style>
    <style:style style:name="T426" style:family="text">
      <style:text-properties officeooo:rsid="00766ead"/>
    </style:style>
    <style:style style:name="T427" style:family="text">
      <style:text-properties officeooo:rsid="01d00caf"/>
    </style:style>
    <style:style style:name="T428" style:family="text">
      <style:text-properties officeooo:rsid="02cf0da1"/>
    </style:style>
    <style:style style:name="T429" style:family="text">
      <style:text-properties officeooo:rsid="02b00aac"/>
    </style:style>
    <style:style style:name="T430" style:family="text">
      <style:text-properties officeooo:rsid="0206666e"/>
    </style:style>
    <style:style style:name="T431" style:family="text">
      <style:text-properties officeooo:rsid="0207ed9a"/>
    </style:style>
    <style:style style:name="T432" style:family="text">
      <style:text-properties officeooo:rsid="021b8f2b"/>
    </style:style>
    <style:style style:name="T433" style:family="text">
      <style:text-properties officeooo:rsid="01d13f5b"/>
    </style:style>
    <style:style style:name="T434" style:family="text">
      <style:text-properties officeooo:rsid="01d97945"/>
    </style:style>
    <style:style style:name="T435" style:family="text">
      <style:text-properties officeooo:rsid="01dfd434"/>
    </style:style>
    <style:style style:name="T436" style:family="text">
      <style:text-properties officeooo:rsid="01d1d51e"/>
    </style:style>
    <style:style style:name="T437" style:family="text">
      <style:text-properties officeooo:rsid="0255d4b3"/>
    </style:style>
    <style:style style:name="T438" style:family="text">
      <style:text-properties officeooo:rsid="01d685cb"/>
    </style:style>
    <style:style style:name="T439" style:family="text">
      <style:text-properties officeooo:rsid="01d49ae4"/>
    </style:style>
    <style:style style:name="T440" style:family="text">
      <style:text-properties officeooo:rsid="01d6a431"/>
    </style:style>
    <style:style style:name="T441" style:family="text">
      <style:text-properties officeooo:rsid="01dca136"/>
    </style:style>
    <style:style style:name="T442" style:family="text">
      <style:text-properties fo:language="uk" fo:country="UA" officeooo:rsid="01d6a431"/>
    </style:style>
    <style:style style:name="T443" style:family="text">
      <style:text-properties fo:language="uk" fo:country="UA" officeooo:rsid="020e61d0"/>
    </style:style>
    <style:style style:name="T444" style:family="text">
      <style:text-properties officeooo:rsid="01ec4ae5"/>
    </style:style>
    <style:style style:name="T445" style:family="text">
      <style:text-properties officeooo:rsid="021bf5db"/>
    </style:style>
    <style:style style:name="T446" style:family="text">
      <style:text-properties officeooo:rsid="00774b12"/>
    </style:style>
    <style:style style:name="T447" style:family="text">
      <style:text-properties officeooo:rsid="01ce89c8"/>
    </style:style>
    <style:style style:name="T448" style:family="text">
      <style:text-properties officeooo:rsid="027b79d2"/>
    </style:style>
    <style:style style:name="T449" style:family="text">
      <style:text-properties officeooo:rsid="01db4946" fo:background-color="transparent" loext:char-shading-value="0"/>
    </style:style>
    <style:style style:name="T450" style:family="text">
      <style:text-properties officeooo:rsid="027b79d2" fo:background-color="transparent" loext:char-shading-value="0"/>
    </style:style>
    <style:style style:name="T451" style:family="text">
      <style:text-properties officeooo:rsid="021b8f2b" fo:background-color="transparent" loext:char-shading-value="0"/>
    </style:style>
    <style:style style:name="T452" style:family="text">
      <style:text-properties officeooo:rsid="01dca136" fo:background-color="transparent" loext:char-shading-value="0"/>
    </style:style>
    <style:style style:name="T453" style:family="text">
      <style:text-properties officeooo:rsid="01e42ae7" fo:background-color="transparent" loext:char-shading-value="0"/>
    </style:style>
    <style:style style:name="T454" style:family="text">
      <style:text-properties officeooo:rsid="01e48946"/>
    </style:style>
    <style:style style:name="T455" style:family="text">
      <style:text-properties officeooo:rsid="029c35f6"/>
    </style:style>
    <style:style style:name="T456" style:family="text">
      <style:text-properties officeooo:rsid="02512d1e"/>
    </style:style>
    <style:style style:name="T457" style:family="text">
      <style:text-properties officeooo:rsid="01e8560b"/>
    </style:style>
    <style:style style:name="T458" style:family="text">
      <style:text-properties officeooo:rsid="01e5523f"/>
    </style:style>
    <style:style style:name="T459" style:family="text">
      <style:text-properties officeooo:rsid="01eaae1c"/>
    </style:style>
    <style:style style:name="T460" style:family="text">
      <style:text-properties officeooo:rsid="01e607af"/>
    </style:style>
    <style:style style:name="T461" style:family="text">
      <style:text-properties fo:language="ru" fo:country="RU" officeooo:rsid="029c35f6"/>
    </style:style>
    <style:style style:name="T462" style:family="text">
      <style:text-properties fo:language="ru" fo:country="RU" officeooo:rsid="01eaae1c"/>
    </style:style>
    <style:style style:name="T463" style:family="text">
      <style:text-properties fo:language="ru" fo:country="RU" officeooo:rsid="01eeeecd"/>
    </style:style>
    <style:style style:name="T464" style:family="text">
      <style:text-properties fo:language="ru" fo:country="RU" officeooo:rsid="01eb7efa"/>
    </style:style>
    <style:style style:name="T465" style:family="text">
      <style:text-properties fo:language="ru" fo:country="RU" officeooo:rsid="01fcd6e1"/>
    </style:style>
    <style:style style:name="T466" style:family="text">
      <style:text-properties fo:language="ru" fo:country="RU" officeooo:rsid="01ec1d96"/>
    </style:style>
    <style:style style:name="T467" style:family="text">
      <style:text-properties fo:language="ru" fo:country="RU" officeooo:rsid="01ec4ae5"/>
    </style:style>
    <style:style style:name="T468" style:family="text">
      <style:text-properties fo:language="ru" fo:country="RU" officeooo:rsid="01f02364"/>
    </style:style>
    <style:style style:name="T469" style:family="text">
      <style:text-properties fo:language="ru" fo:country="RU" officeooo:rsid="01f4790e"/>
    </style:style>
    <style:style style:name="T470" style:family="text">
      <style:text-properties fo:language="ru" fo:country="RU" officeooo:rsid="01f5c338"/>
    </style:style>
    <style:style style:name="T471" style:family="text">
      <style:text-properties fo:language="ru" fo:country="RU" officeooo:rsid="020aae36"/>
    </style:style>
    <style:style style:name="T472" style:family="text">
      <style:text-properties fo:language="ru" fo:country="RU" officeooo:rsid="01f19a25"/>
    </style:style>
    <style:style style:name="T473" style:family="text">
      <style:text-properties fo:language="ru" fo:country="RU" officeooo:rsid="01f20548"/>
    </style:style>
    <style:style style:name="T474" style:family="text">
      <style:text-properties fo:language="ru" fo:country="RU" officeooo:rsid="021f11d2"/>
    </style:style>
    <style:style style:name="T475" style:family="text">
      <style:text-properties fo:language="ru" fo:country="RU" officeooo:rsid="01f3358c"/>
    </style:style>
    <style:style style:name="T476" style:family="text">
      <style:text-properties fo:language="ru" fo:country="RU" officeooo:rsid="02d051a2"/>
    </style:style>
    <style:style style:name="T477" style:family="text">
      <style:text-properties fo:language="ru" fo:country="RU" officeooo:rsid="033e0b61"/>
    </style:style>
    <style:style style:name="T478" style:family="text">
      <style:text-properties fo:language="ru" fo:country="RU" officeooo:rsid="01fe4e34"/>
    </style:style>
    <style:style style:name="T479" style:family="text">
      <style:text-properties fo:language="ru" fo:country="RU" officeooo:rsid="020705e3"/>
    </style:style>
    <style:style style:name="T480" style:family="text">
      <style:text-properties fo:language="ru" fo:country="RU" officeooo:rsid="021b8f2b"/>
    </style:style>
    <style:style style:name="T481" style:family="text">
      <style:text-properties fo:language="ru" fo:country="RU" officeooo:rsid="020e61d0"/>
    </style:style>
    <style:style style:name="T482" style:family="text">
      <style:text-properties fo:language="ru" fo:country="RU" officeooo:rsid="0239bb71"/>
    </style:style>
    <style:style style:name="T483" style:family="text">
      <style:text-properties fo:language="ru" fo:country="RU" officeooo:rsid="027b79d2" fo:background-color="transparent" loext:char-shading-value="0"/>
    </style:style>
    <style:style style:name="T484" style:family="text">
      <style:text-properties fo:language="ru" fo:country="RU" officeooo:rsid="0211ec1f"/>
    </style:style>
    <style:style style:name="T485" style:family="text">
      <style:text-properties fo:language="ru" fo:country="RU" officeooo:rsid="0215b99a" fo:background-color="transparent" loext:char-shading-value="0"/>
    </style:style>
    <style:style style:name="T486" style:family="text">
      <style:text-properties fo:language="ru" fo:country="RU" officeooo:rsid="0213e0e7"/>
    </style:style>
    <style:style style:name="T487" style:family="text">
      <style:text-properties fo:language="ru" fo:country="RU" officeooo:rsid="021bf5db"/>
    </style:style>
    <style:style style:name="T488" style:family="text">
      <style:text-properties fo:language="ru" fo:country="RU" officeooo:rsid="0277cb64"/>
    </style:style>
    <style:style style:name="T489" style:family="text">
      <style:text-properties fo:language="ru" fo:country="RU" officeooo:rsid="0266b727"/>
    </style:style>
    <style:style style:name="T490" style:family="text">
      <style:text-properties fo:language="ru" fo:country="RU" officeooo:rsid="0215b99a"/>
    </style:style>
    <style:style style:name="T491" style:family="text">
      <style:text-properties fo:language="ru" fo:country="RU" officeooo:rsid="021d65a4"/>
    </style:style>
    <style:style style:name="T492" style:family="text">
      <style:text-properties fo:language="ru" fo:country="RU" officeooo:rsid="024927e1"/>
    </style:style>
    <style:style style:name="T493" style:family="text">
      <style:text-properties fo:language="ru" fo:country="RU" officeooo:rsid="021e9d8a"/>
    </style:style>
    <style:style style:name="T494" style:family="text">
      <style:text-properties fo:language="ru" fo:country="RU" officeooo:rsid="0225e5a3"/>
    </style:style>
    <style:style style:name="T495" style:family="text">
      <style:text-properties officeooo:rsid="021d65a4"/>
    </style:style>
    <style:style style:name="T496" style:family="text">
      <style:text-properties fo:language="ru" fo:country="RU" officeooo:rsid="0217b3a0"/>
    </style:style>
    <style:style style:name="T497" style:family="text">
      <style:text-properties fo:language="ru" fo:country="RU" officeooo:rsid="02181aec"/>
    </style:style>
    <style:style style:name="T498" style:family="text">
      <style:text-properties fo:language="ru" fo:country="RU" officeooo:rsid="0222e4aa"/>
    </style:style>
    <style:style style:name="T499" style:family="text">
      <style:text-properties fo:language="ru" fo:country="RU" officeooo:rsid="0221356c"/>
    </style:style>
    <style:style style:name="T500" style:family="text">
      <style:text-properties fo:language="ru" fo:country="RU" officeooo:rsid="023bea3f"/>
    </style:style>
    <style:style style:name="T501" style:family="text">
      <style:text-properties fo:language="ru" fo:country="RU" officeooo:rsid="0220ac98"/>
    </style:style>
    <style:style style:name="T502" style:family="text">
      <style:text-properties fo:language="ru" fo:country="RU" officeooo:rsid="0259d7a1"/>
    </style:style>
    <style:style style:name="T503" style:family="text">
      <style:text-properties fo:language="ru" fo:country="RU" officeooo:rsid="02243361"/>
    </style:style>
    <style:style style:name="T504" style:family="text">
      <style:text-properties fo:language="ru" fo:country="RU" officeooo:rsid="02286627"/>
    </style:style>
    <style:style style:name="T505" style:family="text">
      <style:text-properties fo:language="ru" fo:country="RU" officeooo:rsid="022c5621"/>
    </style:style>
    <style:style style:name="T506" style:family="text">
      <style:text-properties fo:language="ru" fo:country="RU" officeooo:rsid="0201bde9"/>
    </style:style>
    <style:style style:name="T507" style:family="text">
      <style:text-properties fo:language="ru" fo:country="RU" officeooo:rsid="0224a67f"/>
    </style:style>
    <style:style style:name="T508" style:family="text">
      <style:text-properties fo:language="ru" fo:country="RU" officeooo:rsid="020d19e7"/>
    </style:style>
    <style:style style:name="T509" style:family="text">
      <style:text-properties fo:language="ru" fo:country="RU" officeooo:rsid="022de5ad"/>
    </style:style>
    <style:style style:name="T510" style:family="text">
      <style:text-properties fo:language="ru" fo:country="RU" officeooo:rsid="0280ef7a"/>
    </style:style>
    <style:style style:name="T511" style:family="text">
      <style:text-properties officeooo:rsid="022e906c"/>
    </style:style>
    <style:style style:name="T512" style:family="text">
      <style:text-properties officeooo:rsid="022c5621"/>
    </style:style>
    <style:style style:name="T513" style:family="text">
      <style:text-properties officeooo:rsid="023bea3f"/>
    </style:style>
    <style:style style:name="T514" style:family="text">
      <style:text-properties fo:language="ru" fo:country="RU" officeooo:rsid="022765cc"/>
    </style:style>
    <style:style style:name="T515" style:family="text">
      <style:text-properties officeooo:rsid="022b5ce6"/>
    </style:style>
    <style:style style:name="T516" style:family="text">
      <style:text-properties officeooo:rsid="022de5ad"/>
    </style:style>
    <style:style style:name="T517" style:family="text">
      <style:text-properties fo:language="uk" fo:country="UA" officeooo:rsid="022f687f"/>
    </style:style>
    <style:style style:name="T518" style:family="text">
      <style:text-properties fo:language="uk" fo:country="UA" officeooo:rsid="029fec50"/>
    </style:style>
    <style:style style:name="T519" style:family="text">
      <style:text-properties officeooo:rsid="0280ef7a"/>
    </style:style>
    <style:style style:name="T520" style:family="text">
      <style:text-properties officeooo:rsid="024927e1"/>
    </style:style>
    <style:style style:name="T521" style:family="text">
      <style:text-properties officeooo:rsid="0234ef63"/>
    </style:style>
    <style:style style:name="T522" style:family="text">
      <style:text-properties officeooo:rsid="02f8f0a6"/>
    </style:style>
    <style:style style:name="T523" style:family="text">
      <style:text-properties fo:language="ru" fo:country="RU" officeooo:rsid="02332fb1"/>
    </style:style>
    <style:style style:name="T524" style:family="text">
      <style:text-properties fo:language="ru" fo:country="RU" officeooo:rsid="0230527e"/>
    </style:style>
    <style:style style:name="T525" style:family="text">
      <style:text-properties fo:language="ru" fo:country="RU" officeooo:rsid="02349b46"/>
    </style:style>
    <style:style style:name="T526" style:family="text">
      <style:text-properties officeooo:rsid="023c9b65"/>
    </style:style>
    <style:style style:name="T527" style:family="text">
      <style:text-properties officeooo:rsid="023e167f"/>
    </style:style>
    <style:style style:name="T528" style:family="text">
      <style:text-properties officeooo:rsid="02396764"/>
    </style:style>
    <style:style style:name="T529" style:family="text">
      <style:text-properties officeooo:rsid="025335e4"/>
    </style:style>
    <style:style style:name="T530" style:family="text">
      <style:text-properties officeooo:rsid="023a13af"/>
    </style:style>
    <style:style style:name="T531" style:family="text">
      <style:text-properties officeooo:rsid="027cbcf9"/>
    </style:style>
    <style:style style:name="T532" style:family="text">
      <style:text-properties officeooo:rsid="0241ad41"/>
    </style:style>
    <style:style style:name="T533" style:family="text">
      <style:text-properties officeooo:rsid="025ffc1f"/>
    </style:style>
    <style:style style:name="T534" style:family="text">
      <style:text-properties fo:language="ru" fo:country="RU" officeooo:rsid="024334d7"/>
    </style:style>
    <style:style style:name="T535" style:family="text">
      <style:text-properties fo:language="ru" fo:country="RU" officeooo:rsid="0243b4c5"/>
    </style:style>
    <style:style style:name="T536" style:family="text">
      <style:text-properties fo:language="ru" fo:country="RU" officeooo:rsid="0245464d"/>
    </style:style>
    <style:style style:name="T537" style:family="text">
      <style:text-properties fo:language="uk" fo:country="UA" officeooo:rsid="0245464d"/>
    </style:style>
    <style:style style:name="T538" style:family="text">
      <style:text-properties fo:language="ru" fo:country="RU" officeooo:rsid="024baded"/>
    </style:style>
    <style:style style:name="T539" style:family="text">
      <style:text-properties fo:language="ru" fo:country="RU" officeooo:rsid="02d174ff"/>
    </style:style>
    <style:style style:name="T540" style:family="text">
      <style:text-properties officeooo:rsid="033ee3d4"/>
    </style:style>
    <style:style style:name="T541" style:family="text">
      <style:text-properties fo:language="ru" fo:country="RU" officeooo:rsid="02464cee"/>
    </style:style>
    <style:style style:name="T542" style:family="text">
      <style:text-properties fo:language="ru" fo:country="RU" officeooo:rsid="0245d1d9"/>
    </style:style>
    <style:style style:name="T543" style:family="text">
      <style:text-properties fo:language="ru" fo:country="RU" officeooo:rsid="02481fe2"/>
    </style:style>
    <style:style style:name="T544" style:family="text">
      <style:text-properties fo:language="ru" fo:country="RU" officeooo:rsid="024f45c1"/>
    </style:style>
    <style:style style:name="T545" style:family="text">
      <style:text-properties fo:language="ru" fo:country="RU" officeooo:rsid="027b79d2"/>
    </style:style>
    <style:style style:name="T546" style:family="text">
      <style:text-properties fo:language="ru" fo:country="RU" officeooo:rsid="033ee3d4"/>
    </style:style>
    <style:style style:name="T547" style:family="text">
      <style:text-properties fo:language="ru" fo:country="RU" officeooo:rsid="0255d4b3"/>
    </style:style>
    <style:style style:name="T548" style:family="text">
      <style:text-properties fo:language="ru" fo:country="RU" officeooo:rsid="024f0d2e"/>
    </style:style>
    <style:style style:name="T549" style:family="text">
      <style:text-properties fo:language="ru" fo:country="RU" officeooo:rsid="024edbac"/>
    </style:style>
    <style:style style:name="T550" style:family="text">
      <style:text-properties fo:language="ru" fo:country="RU" officeooo:rsid="02512d1e"/>
    </style:style>
    <style:style style:name="T551" style:family="text">
      <style:text-properties fo:language="ru" fo:country="RU" officeooo:rsid="027cbcf9"/>
    </style:style>
    <style:style style:name="T552" style:family="text">
      <style:text-properties fo:language="ru" fo:country="RU" officeooo:rsid="0252fb71"/>
    </style:style>
    <style:style style:name="T553" style:family="text">
      <style:text-properties fo:language="ru" fo:country="RU" officeooo:rsid="025335e4"/>
    </style:style>
    <style:style style:name="T554" style:family="text">
      <style:text-properties fo:language="ru" fo:country="RU" officeooo:rsid="0259c93d"/>
    </style:style>
    <style:style style:name="T555" style:family="text">
      <style:text-properties fo:language="ru" fo:country="RU" officeooo:rsid="025902fd"/>
    </style:style>
    <style:style style:name="T556" style:family="text">
      <style:text-properties fo:language="ru" fo:country="RU" officeooo:rsid="02594192"/>
    </style:style>
    <style:style style:name="T557" style:family="text">
      <style:text-properties fo:language="ru" fo:country="RU" officeooo:rsid="0255dd9d"/>
    </style:style>
    <style:style style:name="T558" style:family="text">
      <style:text-properties fo:language="ru" fo:country="RU" officeooo:rsid="0254f11a"/>
    </style:style>
    <style:style style:name="T559" style:family="text">
      <style:text-properties fo:language="ru" fo:country="RU" officeooo:rsid="0261cf66"/>
    </style:style>
    <style:style style:name="T560" style:family="text">
      <style:text-properties fo:language="ru" fo:country="RU" officeooo:rsid="025b8fa8"/>
    </style:style>
    <style:style style:name="T561" style:family="text">
      <style:text-properties fo:language="ru" fo:country="RU" officeooo:rsid="025cff1f"/>
    </style:style>
    <style:style style:name="T562" style:family="text">
      <style:text-properties fo:language="ru" fo:country="RU" officeooo:rsid="02b4ae46"/>
    </style:style>
    <style:style style:name="T563" style:family="text">
      <style:text-properties fo:language="ru" fo:country="RU" officeooo:rsid="0263bc64"/>
    </style:style>
    <style:style style:name="T564" style:family="text">
      <style:text-properties fo:language="ru" fo:country="RU" officeooo:rsid="00802041"/>
    </style:style>
    <style:style style:name="T565" style:family="text">
      <style:text-properties fo:language="en" fo:country="US" officeooo:rsid="00802041"/>
    </style:style>
    <style:style style:name="T566" style:family="text">
      <style:text-properties fo:language="ru" fo:country="RU" officeooo:rsid="008d376b"/>
    </style:style>
    <style:style style:name="T567" style:family="text">
      <style:text-properties fo:language="ru" fo:country="RU" officeooo:rsid="008304a2"/>
    </style:style>
    <style:style style:name="T568" style:family="text">
      <style:text-properties fo:language="ru" fo:country="RU" officeooo:rsid="008f19e1"/>
    </style:style>
    <style:style style:name="T569" style:family="text">
      <style:text-properties fo:language="ru" fo:country="RU" officeooo:rsid="028318e7"/>
    </style:style>
    <style:style style:name="T570" style:family="text">
      <style:text-properties officeooo:rsid="008f19e1"/>
    </style:style>
    <style:style style:name="T571" style:family="text">
      <style:text-properties officeooo:rsid="008304a2"/>
    </style:style>
    <style:style style:name="T572" style:family="text">
      <style:text-properties officeooo:rsid="0084dc7a"/>
    </style:style>
    <style:style style:name="T573" style:family="text">
      <style:text-properties officeooo:rsid="0263bc64"/>
    </style:style>
    <style:style style:name="T574" style:family="text">
      <style:text-properties officeooo:rsid="0266bd6e"/>
    </style:style>
    <style:style style:name="T575" style:family="text">
      <style:text-properties officeooo:rsid="02713c70"/>
    </style:style>
    <style:style style:name="T576" style:family="text">
      <style:text-properties officeooo:rsid="00728816"/>
    </style:style>
    <style:style style:name="T577" style:family="text">
      <style:text-properties officeooo:rsid="026f3e58"/>
    </style:style>
    <style:style style:name="T578" style:family="text">
      <style:text-properties fo:language="en" fo:country="US" officeooo:rsid="026f3e58"/>
    </style:style>
    <style:style style:name="T579" style:family="text">
      <style:text-properties officeooo:rsid="026900b8"/>
    </style:style>
    <style:style style:name="T580" style:family="text">
      <style:text-properties officeooo:rsid="02b4ae46"/>
    </style:style>
    <style:style style:name="T581" style:family="text">
      <style:text-properties officeooo:rsid="026b0601"/>
    </style:style>
    <style:style style:name="T582" style:family="text">
      <style:text-properties officeooo:rsid="026be3b6"/>
    </style:style>
    <style:style style:name="T583" style:family="text">
      <style:text-properties officeooo:rsid="0268a832"/>
    </style:style>
    <style:style style:name="T584" style:family="text">
      <style:text-properties officeooo:rsid="0271566e"/>
    </style:style>
    <style:style style:name="T585" style:family="text">
      <style:text-properties officeooo:rsid="02732d59"/>
    </style:style>
    <style:style style:name="T586" style:family="text">
      <style:text-properties officeooo:rsid="028b072b"/>
    </style:style>
    <style:style style:name="T587" style:family="text">
      <style:text-properties officeooo:rsid="0276dd17"/>
    </style:style>
    <style:style style:name="T588" style:family="text">
      <style:text-properties officeooo:rsid="02a70aa3"/>
    </style:style>
    <style:style style:name="T589" style:family="text">
      <style:text-properties fo:language="en" fo:country="US" officeooo:rsid="0276dd17"/>
    </style:style>
    <style:style style:name="T590" style:family="text">
      <style:text-properties fo:language="en" fo:country="US" officeooo:rsid="0278626a"/>
    </style:style>
    <style:style style:name="T591" style:family="text">
      <style:text-properties officeooo:rsid="0278626a"/>
    </style:style>
    <style:style style:name="T592" style:family="text">
      <style:text-properties officeooo:rsid="0277cb64"/>
    </style:style>
    <style:style style:name="T593" style:family="text">
      <style:text-properties fo:language="uk" fo:country="UA" officeooo:rsid="027b79d2"/>
    </style:style>
    <style:style style:name="T594" style:family="text">
      <style:text-properties fo:language="uk" fo:country="UA" officeooo:rsid="027c5baa"/>
    </style:style>
    <style:style style:name="T595" style:family="text">
      <style:text-properties officeooo:rsid="027c5baa"/>
    </style:style>
    <style:style style:name="T596" style:family="text">
      <style:text-properties officeooo:rsid="02789e5e"/>
    </style:style>
    <style:style style:name="T597" style:family="text">
      <style:text-properties officeooo:rsid="02804de0"/>
    </style:style>
    <style:style style:name="T598" style:family="text">
      <style:text-properties officeooo:rsid="0279ac59"/>
    </style:style>
    <style:style style:name="T599" style:family="text">
      <style:text-properties officeooo:rsid="027dcd88"/>
    </style:style>
    <style:style style:name="T600" style:family="text">
      <style:text-properties officeooo:rsid="027e60c7"/>
    </style:style>
    <style:style style:name="T601" style:family="text">
      <style:text-properties officeooo:rsid="0282f395"/>
    </style:style>
    <style:style style:name="T602" style:family="text">
      <style:text-properties officeooo:rsid="028102e1"/>
    </style:style>
    <style:style style:name="T603" style:family="text">
      <style:text-properties officeooo:rsid="028318e7"/>
    </style:style>
    <style:style style:name="T604" style:family="text">
      <style:text-properties officeooo:rsid="02a04880"/>
    </style:style>
    <style:style style:name="T605" style:family="text">
      <style:text-properties officeooo:rsid="028a4671"/>
    </style:style>
    <style:style style:name="T606" style:family="text">
      <style:text-properties officeooo:rsid="0261cf66"/>
    </style:style>
    <style:style style:name="T607" style:family="text">
      <style:text-properties officeooo:rsid="0285a54e"/>
    </style:style>
    <style:style style:name="T608" style:family="text">
      <style:text-properties officeooo:rsid="008d376b"/>
    </style:style>
    <style:style style:name="T609" style:family="text">
      <style:text-properties officeooo:rsid="009308a5"/>
    </style:style>
    <style:style style:name="T610" style:family="text">
      <style:text-properties officeooo:rsid="008fd466"/>
    </style:style>
    <style:style style:name="T611" style:family="text">
      <style:text-properties officeooo:rsid="00855c36"/>
    </style:style>
    <style:style style:name="T612" style:family="text">
      <style:text-properties officeooo:rsid="00962f65"/>
    </style:style>
    <style:style style:name="T613" style:family="text">
      <style:text-properties officeooo:rsid="0287fdbe"/>
    </style:style>
    <style:style style:name="T614" style:family="text">
      <style:text-properties officeooo:rsid="028ae7a0"/>
    </style:style>
    <style:style style:name="T615" style:family="text">
      <style:text-properties officeooo:rsid="029915bd"/>
    </style:style>
    <style:style style:name="T616" style:family="text">
      <style:text-properties officeooo:rsid="0299f1b8"/>
    </style:style>
    <style:style style:name="T617" style:family="text">
      <style:text-properties officeooo:rsid="028d41fa"/>
    </style:style>
    <style:style style:name="T618" style:family="text">
      <style:text-properties officeooo:rsid="028ea693"/>
    </style:style>
    <style:style style:name="T619" style:family="text">
      <style:text-properties officeooo:rsid="028bab87"/>
    </style:style>
    <style:style style:name="T620" style:family="text">
      <style:text-properties officeooo:rsid="028c1fe3"/>
    </style:style>
    <style:style style:name="T621" style:family="text">
      <style:text-properties officeooo:rsid="0292daf4"/>
    </style:style>
    <style:style style:name="T622" style:family="text">
      <style:text-properties officeooo:rsid="02971bad"/>
    </style:style>
    <style:style style:name="T623" style:family="text">
      <style:text-properties officeooo:rsid="02948144"/>
    </style:style>
    <style:style style:name="T624" style:family="text">
      <style:text-properties officeooo:rsid="02964e0d"/>
    </style:style>
    <style:style style:name="T625" style:family="text">
      <style:text-properties officeooo:rsid="02a1efa2"/>
    </style:style>
    <style:style style:name="T626" style:family="text">
      <style:text-properties officeooo:rsid="029e710f"/>
    </style:style>
    <style:style style:name="T627" style:family="text">
      <style:text-properties officeooo:rsid="029ca194"/>
    </style:style>
    <style:style style:name="T628" style:family="text">
      <style:text-properties officeooo:rsid="029d40a5"/>
    </style:style>
    <style:style style:name="T629" style:family="text">
      <style:text-properties officeooo:rsid="02a9a37d"/>
    </style:style>
    <style:style style:name="T630" style:family="text">
      <style:text-properties officeooo:rsid="02a94065"/>
    </style:style>
    <style:style style:name="T631" style:family="text">
      <style:text-properties fo:language="uk" fo:country="UA" officeooo:rsid="02a94065"/>
    </style:style>
    <style:style style:name="T632" style:family="text">
      <style:text-properties fo:language="uk" fo:country="UA" officeooo:rsid="02ab6d3c"/>
    </style:style>
    <style:style style:name="T633" style:family="text">
      <style:text-properties officeooo:rsid="02ab6d3c"/>
    </style:style>
    <style:style style:name="T634" style:family="text">
      <style:text-properties officeooo:rsid="02b1cad3"/>
    </style:style>
    <style:style style:name="T635" style:family="text">
      <style:text-properties officeooo:rsid="02aa89df"/>
    </style:style>
    <style:style style:name="T636" style:family="text">
      <style:text-properties officeooo:rsid="00872a31"/>
    </style:style>
    <style:style style:name="T637" style:family="text">
      <style:text-properties officeooo:rsid="02ad560f"/>
    </style:style>
    <style:style style:name="T638" style:family="text">
      <style:text-properties officeooo:rsid="02ae57dd"/>
    </style:style>
    <style:style style:name="T639" style:family="text">
      <style:text-properties officeooo:rsid="02b0cf9b"/>
    </style:style>
    <style:style style:name="T640" style:family="text">
      <style:text-properties officeooo:rsid="0096650a"/>
    </style:style>
    <style:style style:name="T641" style:family="text">
      <style:text-properties officeooo:rsid="0097db3e"/>
    </style:style>
    <style:style style:name="T642" style:family="text">
      <style:text-properties officeooo:rsid="0088f718"/>
    </style:style>
    <style:style style:name="T643" style:family="text">
      <style:text-properties officeooo:rsid="008bf5b8"/>
    </style:style>
    <style:style style:name="T644" style:family="text">
      <style:text-properties officeooo:rsid="00994bf0"/>
    </style:style>
    <style:style style:name="T645" style:family="text">
      <style:text-properties fo:language="ru" fo:country="RU" fo:font-style="italic" officeooo:rsid="02b00aac" style:font-style-asian="italic" style:font-style-complex="italic"/>
    </style:style>
    <style:style style:name="T646" style:family="text">
      <style:text-properties fo:language="ru" fo:country="RU" fo:font-style="italic" officeooo:rsid="008cece7" style:font-style-asian="italic" style:font-style-complex="italic"/>
    </style:style>
    <style:style style:name="T647" style:family="text">
      <style:text-properties fo:language="ru" fo:country="RU" fo:font-style="italic" officeooo:rsid="009a2e3b" style:font-style-asian="italic" style:font-style-complex="italic"/>
    </style:style>
    <style:style style:name="T648" style:family="text">
      <style:text-properties fo:language="ru" fo:country="RU" fo:font-style="italic" officeooo:rsid="00994bf0" style:font-style-asian="italic" style:font-style-complex="italic"/>
    </style:style>
    <style:style style:name="T649" style:family="text">
      <style:text-properties fo:language="ru" fo:country="RU" fo:font-style="italic" officeooo:rsid="02b5eea8" style:font-style-asian="italic" style:font-style-complex="italic"/>
    </style:style>
    <style:style style:name="T650" style:family="text">
      <style:text-properties fo:language="ru" fo:country="RU" fo:font-style="italic" officeooo:rsid="009bf573" style:font-style-asian="italic" style:font-style-complex="italic"/>
    </style:style>
    <style:style style:name="T651" style:family="text">
      <style:text-properties officeooo:rsid="02b02c21"/>
    </style:style>
    <style:style style:name="T652" style:family="text">
      <style:text-properties officeooo:rsid="009c2d2e"/>
    </style:style>
    <style:style style:name="T653" style:family="text">
      <style:text-properties officeooo:rsid="02b282a9"/>
    </style:style>
    <style:style style:name="T654" style:family="text">
      <style:text-properties fo:language="ru" fo:country="RU" officeooo:rsid="02b1cad3"/>
    </style:style>
    <style:style style:name="T655" style:family="text">
      <style:text-properties fo:language="ru" fo:country="RU" officeooo:rsid="02b282a9"/>
    </style:style>
    <style:style style:name="T656" style:family="text">
      <style:text-properties fo:language="ru" fo:country="RU" officeooo:rsid="009c2d2e"/>
    </style:style>
    <style:style style:name="T657" style:family="text">
      <style:text-properties officeooo:rsid="02bc178a"/>
    </style:style>
    <style:style style:name="T658" style:family="text">
      <style:text-properties officeooo:rsid="009c5849"/>
    </style:style>
    <style:style style:name="T659" style:family="text">
      <style:text-properties officeooo:rsid="009db017"/>
    </style:style>
    <style:style style:name="T660" style:family="text">
      <style:text-properties officeooo:rsid="009fa6ef"/>
    </style:style>
    <style:style style:name="T661" style:family="text">
      <style:text-properties officeooo:rsid="02b36519"/>
    </style:style>
    <style:style style:name="T662" style:family="text">
      <style:text-properties officeooo:rsid="00a0fed5"/>
    </style:style>
    <style:style style:name="T663" style:family="text">
      <style:text-properties officeooo:rsid="00a190af"/>
    </style:style>
    <style:style style:name="T664" style:family="text">
      <style:text-properties fo:language="en" fo:country="US" officeooo:rsid="02cc62ea"/>
    </style:style>
    <style:style style:name="T665" style:family="text">
      <style:text-properties fo:language="en" fo:country="US" officeooo:rsid="00a26c20"/>
    </style:style>
    <style:style style:name="T666" style:family="text">
      <style:text-properties fo:language="ru" fo:country="RU" officeooo:rsid="02d2bd55"/>
    </style:style>
    <style:style style:name="T667" style:family="text">
      <style:text-properties fo:language="ru" fo:country="RU" officeooo:rsid="00a26c20"/>
    </style:style>
    <style:style style:name="T668" style:family="text">
      <style:text-properties fo:language="ru" fo:country="RU" officeooo:rsid="03390ad4"/>
    </style:style>
    <style:style style:name="T669" style:family="text">
      <style:text-properties fo:language="ru" fo:country="RU" officeooo:rsid="00a42499"/>
    </style:style>
    <style:style style:name="T670" style:family="text">
      <style:text-properties fo:language="ru" fo:country="RU" officeooo:rsid="03390ad4" fo:background-color="transparent" loext:char-shading-value="0"/>
    </style:style>
    <style:style style:name="T671" style:family="text">
      <style:text-properties fo:language="ru" fo:country="RU" officeooo:rsid="00a42499" fo:background-color="transparent" loext:char-shading-value="0"/>
    </style:style>
    <style:style style:name="T672" style:family="text">
      <style:text-properties fo:language="ru" fo:country="RU" officeooo:rsid="02d2bd55" fo:background-color="transparent" loext:char-shading-value="0"/>
    </style:style>
    <style:style style:name="T673" style:family="text">
      <style:text-properties fo:language="ru" fo:country="RU" officeooo:rsid="00a5b407" fo:background-color="transparent" loext:char-shading-value="0"/>
    </style:style>
    <style:style style:name="T674" style:family="text">
      <style:text-properties fo:language="ru" fo:country="RU" fo:font-style="normal" fo:background-color="transparent" loext:char-shading-value="0" style:font-style-asian="normal" style:font-style-complex="normal"/>
    </style:style>
    <style:style style:name="T675" style:family="text">
      <style:text-properties fo:language="ru" fo:country="RU" fo:font-style="normal" officeooo:rsid="03390ad4" fo:background-color="transparent" loext:char-shading-value="0" style:font-style-asian="normal" style:font-style-complex="normal"/>
    </style:style>
    <style:style style:name="T676" style:family="text">
      <style:text-properties fo:language="ru" fo:country="RU" officeooo:rsid="033a13c3"/>
    </style:style>
    <style:style style:name="T677" style:family="text">
      <style:text-properties officeooo:rsid="00a80bb1"/>
    </style:style>
    <style:style style:name="T678" style:family="text">
      <style:text-properties officeooo:rsid="02d2eb79"/>
    </style:style>
    <style:style style:name="T679" style:family="text">
      <style:text-properties fo:language="ru" fo:country="RU" fo:font-style="italic" officeooo:rsid="00a9f029" style:font-style-asian="italic" style:font-style-complex="italic"/>
    </style:style>
    <style:style style:name="T680" style:family="text">
      <style:text-properties fo:language="ru" fo:country="RU" fo:font-style="italic" fo:background-color="#ffff00" loext:char-shading-value="0" style:font-style-asian="italic" style:font-style-complex="italic"/>
    </style:style>
    <style:style style:name="T681" style:family="text">
      <style:text-properties officeooo:rsid="00a9f029"/>
    </style:style>
    <style:style style:name="T682" style:family="text">
      <style:text-properties fo:language="ru" fo:country="RU" officeooo:rsid="00a9f029"/>
    </style:style>
    <style:style style:name="T683" style:family="text">
      <style:text-properties officeooo:rsid="00aa4753"/>
    </style:style>
    <style:style style:name="T684" style:family="text">
      <style:text-properties officeooo:rsid="00aa4d4d"/>
    </style:style>
    <style:style style:name="T685" style:family="text">
      <style:text-properties fo:language="ru" fo:country="RU" officeooo:rsid="02d2eb79"/>
    </style:style>
    <style:style style:name="T686" style:family="text">
      <style:text-properties fo:language="ru" fo:country="RU" officeooo:rsid="02d2eb79" fo:background-color="transparent" loext:char-shading-value="0"/>
    </style:style>
    <style:style style:name="T687" style:family="text">
      <style:text-properties officeooo:rsid="02d35170"/>
    </style:style>
    <style:style style:name="T688" style:family="text">
      <style:text-properties fo:language="en" fo:country="US" officeooo:rsid="00ade673"/>
    </style:style>
    <style:style style:name="T689" style:family="text">
      <style:text-properties officeooo:rsid="00ade673"/>
    </style:style>
    <style:style style:name="T690" style:family="text">
      <style:text-properties fo:language="en" fo:country="US" officeooo:rsid="00af457d"/>
    </style:style>
    <style:style style:name="T691" style:family="text">
      <style:text-properties officeooo:rsid="00af457d"/>
    </style:style>
    <style:style style:name="T692" style:family="text">
      <style:text-properties officeooo:rsid="00b056aa"/>
    </style:style>
    <style:style style:name="T693" style:family="text">
      <style:text-properties officeooo:rsid="02d5aacc"/>
    </style:style>
    <style:style style:name="T694" style:family="text">
      <style:text-properties officeooo:rsid="00bbf109"/>
    </style:style>
    <style:style style:name="T695" style:family="text">
      <style:text-properties fo:language="ru" fo:country="RU" fo:font-style="normal" style:font-style-asian="normal" style:font-style-complex="normal"/>
    </style:style>
    <style:style style:name="T696" style:family="text">
      <style:text-properties fo:language="ru" fo:country="RU" fo:font-style="normal" officeooo:rsid="00bbf109" style:font-style-asian="normal" style:font-style-complex="normal"/>
    </style:style>
    <style:style style:name="T697" style:family="text">
      <style:text-properties officeooo:rsid="00be4c7a"/>
    </style:style>
    <style:style style:name="T698" style:family="text">
      <style:text-properties officeooo:rsid="02d7b94c"/>
    </style:style>
    <style:style style:name="T699" style:family="text">
      <style:text-properties officeooo:rsid="00bf98a6"/>
    </style:style>
    <style:style style:name="T700" style:family="text">
      <style:text-properties officeooo:rsid="02d9a952"/>
    </style:style>
    <style:style style:name="T701" style:family="text">
      <style:text-properties fo:language="ru" fo:country="RU" fo:font-style="normal" officeooo:rsid="00bf98a6" style:font-style-asian="normal" style:font-style-complex="normal"/>
    </style:style>
    <style:style style:name="T702" style:family="text">
      <style:text-properties officeooo:rsid="00c045c7"/>
    </style:style>
    <style:style style:name="T703" style:family="text">
      <style:text-properties officeooo:rsid="02d7f38f"/>
    </style:style>
    <style:style style:name="T704" style:family="text">
      <style:text-properties fo:language="uk" fo:country="UA" officeooo:rsid="02d9a952"/>
    </style:style>
    <style:style style:name="T705" style:family="text">
      <style:text-properties fo:language="ru" fo:country="RU" fo:font-style="normal" officeooo:rsid="02d9a952" style:font-style-asian="normal" style:font-style-complex="normal"/>
    </style:style>
    <style:style style:name="T706" style:family="text">
      <style:text-properties fo:language="ru" fo:country="RU" fo:font-style="normal" officeooo:rsid="02db3af5" style:font-style-asian="normal" style:font-style-complex="normal"/>
    </style:style>
    <style:style style:name="T707" style:family="text">
      <style:text-properties fo:language="ru" fo:country="RU" fo:font-style="normal" officeooo:rsid="00c052a1" style:font-style-asian="normal" style:font-style-complex="normal"/>
    </style:style>
    <style:style style:name="T708" style:family="text">
      <style:text-properties officeooo:rsid="00c052a1"/>
    </style:style>
    <style:style style:name="T709" style:family="text">
      <style:text-properties officeooo:rsid="02db3af5"/>
    </style:style>
    <style:style style:name="T710" style:family="text">
      <style:text-properties officeooo:rsid="02dc1565"/>
    </style:style>
    <style:style style:name="T711" style:family="text">
      <style:text-properties officeooo:rsid="00b21120"/>
    </style:style>
    <style:style style:name="T712" style:family="text">
      <style:text-properties officeooo:rsid="0283b520"/>
    </style:style>
    <style:style style:name="T713" style:family="text">
      <style:text-properties officeooo:rsid="02dd9769"/>
    </style:style>
    <style:style style:name="T714" style:family="text">
      <style:text-properties officeooo:rsid="00b28802"/>
    </style:style>
    <style:style style:name="T715" style:family="text">
      <style:text-properties officeooo:rsid="02df8728"/>
    </style:style>
    <style:style style:name="T716" style:family="text">
      <style:text-properties officeooo:rsid="00b3fc80"/>
    </style:style>
    <style:style style:name="T717" style:family="text">
      <style:text-properties officeooo:rsid="02dfa2bc"/>
    </style:style>
    <style:style style:name="T718" style:family="text">
      <style:text-properties officeooo:rsid="02e27a9b"/>
    </style:style>
    <style:style style:name="T719" style:family="text">
      <style:text-properties fo:language="uk" fo:country="UA" officeooo:rsid="02e27a9b"/>
    </style:style>
    <style:style style:name="T720" style:family="text">
      <style:text-properties officeooo:rsid="02e1c0b4"/>
    </style:style>
    <style:style style:name="T721" style:family="text">
      <style:text-properties fo:language="uk" fo:country="UA" officeooo:rsid="02e42229"/>
    </style:style>
    <style:style style:name="T722" style:family="text">
      <style:text-properties officeooo:rsid="02e42229"/>
    </style:style>
    <style:style style:name="T723" style:family="text">
      <style:text-properties fo:language="ru" fo:country="RU" officeooo:rsid="02e27a9b"/>
    </style:style>
    <style:style style:name="T724" style:family="text">
      <style:text-properties fo:language="ru" fo:country="RU" officeooo:rsid="00b5d039" fo:background-color="transparent" loext:char-shading-value="0"/>
    </style:style>
    <style:style style:name="T725" style:family="text">
      <style:text-properties fo:language="ru" fo:country="RU" officeooo:rsid="00b6c7bb" fo:background-color="transparent" loext:char-shading-value="0"/>
    </style:style>
    <style:style style:name="T726" style:family="text">
      <style:text-properties officeooo:rsid="02e3fad6"/>
    </style:style>
    <style:style style:name="T727" style:family="text">
      <style:text-properties officeooo:rsid="02e3fad6" fo:background-color="transparent" loext:char-shading-value="0"/>
    </style:style>
    <style:style style:name="T728" style:family="text">
      <style:text-properties officeooo:rsid="00b6c7bb"/>
    </style:style>
    <style:style style:name="T729" style:family="text">
      <style:text-properties officeooo:rsid="00b825ef"/>
    </style:style>
    <style:style style:name="T730" style:family="text">
      <style:text-properties fo:font-style="italic" style:font-style-asian="italic"/>
    </style:style>
    <style:style style:name="T731" style:family="text">
      <style:text-properties fo:language="ru" fo:country="RU" fo:font-style="italic" style:font-style-asian="italic"/>
    </style:style>
    <style:style style:name="T732" style:family="text">
      <style:text-properties officeooo:rsid="00b9c598"/>
    </style:style>
    <style:style style:name="T733" style:family="text">
      <style:text-properties officeooo:rsid="02e4f272"/>
    </style:style>
    <style:style style:name="T734" style:family="text">
      <style:text-properties officeooo:rsid="00ba60d2"/>
    </style:style>
    <style:style style:name="T735" style:family="text">
      <style:text-properties fo:language="ru" fo:country="RU" officeooo:rsid="02d6df77"/>
    </style:style>
    <style:style style:name="T736" style:family="text">
      <style:text-properties fo:language="ru" fo:country="RU" fo:font-style="italic" officeooo:rsid="00c1e4e3" style:font-style-asian="italic" style:font-style-complex="italic"/>
    </style:style>
    <style:style style:name="T737" style:family="text">
      <style:text-properties fo:language="ru" fo:country="RU" fo:font-style="italic" officeooo:rsid="00c20ba5" style:font-style-asian="italic" style:font-style-complex="italic"/>
    </style:style>
    <style:style style:name="T738" style:family="text">
      <style:text-properties officeooo:rsid="02e676ea"/>
    </style:style>
    <style:style style:name="T739" style:family="text">
      <style:text-properties fo:language="ru" fo:country="RU" fo:font-style="italic" officeooo:rsid="02e676ea" style:font-style-asian="italic" style:font-style-complex="italic"/>
    </style:style>
    <style:style style:name="T740" style:family="text">
      <style:text-properties officeooo:rsid="00c20ba5"/>
    </style:style>
    <style:style style:name="T741" style:family="text">
      <style:text-properties officeooo:rsid="00c321bd"/>
    </style:style>
    <style:style style:name="T742" style:family="text">
      <style:text-properties fo:language="en" fo:country="US" officeooo:rsid="02e676ea"/>
    </style:style>
    <style:style style:name="T743" style:family="text">
      <style:text-properties fo:language="ru" fo:country="RU" fo:font-style="italic" officeooo:rsid="00c321bd" style:font-style-asian="italic" style:font-style-complex="italic"/>
    </style:style>
    <style:style style:name="T744" style:family="text">
      <style:text-properties fo:language="en" fo:country="US" fo:font-style="italic" officeooo:rsid="02e676ea" style:font-style-asian="italic" style:font-style-complex="italic"/>
    </style:style>
    <style:style style:name="T745" style:family="text">
      <style:text-properties officeooo:rsid="02e6dc44"/>
    </style:style>
    <style:style style:name="T746" style:family="text">
      <style:text-properties officeooo:rsid="00c37899"/>
    </style:style>
    <style:style style:name="T747" style:family="text">
      <style:text-properties officeooo:rsid="00c42bee"/>
    </style:style>
    <style:style style:name="T748" style:family="text">
      <style:text-properties officeooo:rsid="00c55d43"/>
    </style:style>
    <style:style style:name="T749" style:family="text">
      <style:text-properties officeooo:rsid="02e7c6ee"/>
    </style:style>
    <style:style style:name="T750" style:family="text">
      <style:text-properties officeooo:rsid="02e911fc"/>
    </style:style>
    <style:style style:name="T751" style:family="text">
      <style:text-properties officeooo:rsid="00c621dc"/>
    </style:style>
    <style:style style:name="T752" style:family="text">
      <style:text-properties officeooo:rsid="00c72a73"/>
    </style:style>
    <style:style style:name="T753" style:family="text">
      <style:text-properties officeooo:rsid="02ea9190"/>
    </style:style>
    <style:style style:name="T754" style:family="text">
      <style:text-properties officeooo:rsid="02ebeba3"/>
    </style:style>
    <style:style style:name="T755" style:family="text">
      <style:text-properties officeooo:rsid="00c7853d"/>
    </style:style>
    <style:style style:name="T756" style:family="text">
      <style:text-properties fo:language="uk" fo:country="UA" officeooo:rsid="02ee2bea"/>
    </style:style>
    <style:style style:name="T757" style:family="text">
      <style:text-properties officeooo:rsid="02eeb606"/>
    </style:style>
    <style:style style:name="T758" style:family="text">
      <style:text-properties officeooo:rsid="02ef850e"/>
    </style:style>
    <style:style style:name="T759" style:family="text">
      <style:text-properties fo:language="ru" fo:country="RU" fo:font-style="italic" officeooo:rsid="02f12cc2" style:font-style-asian="italic" style:font-style-complex="italic"/>
    </style:style>
    <style:style style:name="T760" style:family="text">
      <style:text-properties officeooo:rsid="02f20ba1"/>
    </style:style>
    <style:style style:name="T761" style:family="text">
      <style:text-properties officeooo:rsid="00c8e547"/>
    </style:style>
    <style:style style:name="T762" style:family="text">
      <style:text-properties officeooo:rsid="02f46193"/>
    </style:style>
    <style:style style:name="T763" style:family="text">
      <style:text-properties officeooo:rsid="00c9804a"/>
    </style:style>
    <style:style style:name="T764" style:family="text">
      <style:text-properties officeooo:rsid="02f4e6d5"/>
    </style:style>
    <style:style style:name="T765" style:family="text">
      <style:text-properties officeooo:rsid="00c9df80"/>
    </style:style>
    <style:style style:name="T766" style:family="text">
      <style:text-properties officeooo:rsid="00cac3e2"/>
    </style:style>
    <style:style style:name="T767" style:family="text">
      <style:text-properties officeooo:rsid="02f68d0c"/>
    </style:style>
    <style:style style:name="T768" style:family="text">
      <style:text-properties officeooo:rsid="00cc2bf8"/>
    </style:style>
    <style:style style:name="T769" style:family="text">
      <style:text-properties officeooo:rsid="02f7b90b"/>
    </style:style>
    <style:style style:name="T770" style:family="text">
      <style:text-properties fo:language="ru" fo:country="RU" officeooo:rsid="02f8f0a6"/>
    </style:style>
    <style:style style:name="T771" style:family="text">
      <style:text-properties fo:language="ru" fo:country="RU" officeooo:rsid="00cc2bf8"/>
    </style:style>
    <style:style style:name="T772" style:family="text">
      <style:text-properties fo:language="ru" fo:country="RU" officeooo:rsid="02fc01e8"/>
    </style:style>
    <style:style style:name="T773" style:family="text">
      <style:text-properties fo:language="ru" fo:country="RU" officeooo:rsid="02fc01e8" fo:background-color="transparent" loext:char-shading-value="0"/>
    </style:style>
    <style:style style:name="T774" style:family="text">
      <style:text-properties fo:language="ru" fo:country="RU" officeooo:rsid="03080c9e"/>
    </style:style>
    <style:style style:name="T775" style:family="text">
      <style:text-properties fo:language="ru" fo:country="RU" officeooo:rsid="02fa1757"/>
    </style:style>
    <style:style style:name="T776" style:family="text">
      <style:text-properties officeooo:rsid="02fa1757"/>
    </style:style>
    <style:style style:name="T777" style:family="text">
      <style:text-properties officeooo:rsid="02fbc02c"/>
    </style:style>
    <style:style style:name="T778" style:family="text">
      <style:text-properties officeooo:rsid="02fc01e8"/>
    </style:style>
    <style:style style:name="T779" style:family="text">
      <style:text-properties officeooo:rsid="030656a9"/>
    </style:style>
    <style:style style:name="T780" style:family="text">
      <style:text-properties officeooo:rsid="03015435"/>
    </style:style>
    <style:style style:name="T781" style:family="text">
      <style:text-properties officeooo:rsid="030289dc"/>
    </style:style>
    <style:style style:name="T782" style:family="text">
      <style:text-properties officeooo:rsid="02fd0092"/>
    </style:style>
    <style:style style:name="T783" style:family="text">
      <style:text-properties officeooo:rsid="03035b6f"/>
    </style:style>
    <style:style style:name="T784" style:family="text">
      <style:text-properties officeooo:rsid="03055294"/>
    </style:style>
    <style:style style:name="T785" style:family="text">
      <style:text-properties officeooo:rsid="03080c9e"/>
    </style:style>
    <style:style style:name="T786" style:family="text">
      <style:text-properties fo:language="ru" fo:country="RU" officeooo:rsid="03080c9e" fo:background-color="transparent" loext:char-shading-value="0"/>
    </style:style>
    <style:style style:name="T787" style:family="text">
      <style:text-properties fo:language="ru" fo:country="RU" officeooo:rsid="00cc8ddf"/>
    </style:style>
    <style:style style:name="T788" style:family="text">
      <style:text-properties officeooo:rsid="0308b924"/>
    </style:style>
    <style:style style:name="T789" style:family="text">
      <style:text-properties officeooo:rsid="00cc8ddf"/>
    </style:style>
    <style:style style:name="T790" style:family="text">
      <style:text-properties officeooo:rsid="00ce1bc9"/>
    </style:style>
    <style:style style:name="T791" style:family="text">
      <style:text-properties officeooo:rsid="00cf434c"/>
    </style:style>
    <style:style style:name="T792" style:family="text">
      <style:text-properties officeooo:rsid="00d0e1ad"/>
    </style:style>
    <style:style style:name="T793" style:family="text">
      <style:text-properties officeooo:rsid="0308ff89"/>
    </style:style>
    <style:style style:name="T794" style:family="text">
      <style:text-properties officeooo:rsid="00d4e6e2"/>
    </style:style>
    <style:style style:name="T795" style:family="text">
      <style:text-properties officeooo:rsid="00e0ab62"/>
    </style:style>
    <style:style style:name="T796" style:family="text">
      <style:text-properties officeooo:rsid="00d3e2cb"/>
    </style:style>
    <style:style style:name="T797" style:family="text">
      <style:text-properties officeooo:rsid="00d2c268"/>
    </style:style>
    <style:style style:name="T798" style:family="text">
      <style:text-properties officeooo:rsid="00d66c4c"/>
    </style:style>
    <style:style style:name="T799" style:family="text">
      <style:text-properties officeooo:rsid="030a3560"/>
    </style:style>
    <style:style style:name="T800" style:family="text">
      <style:text-properties officeooo:rsid="00d3f096"/>
    </style:style>
    <style:style style:name="T801" style:family="text">
      <style:text-properties officeooo:rsid="030ab0a9"/>
    </style:style>
    <style:style style:name="T802" style:family="text">
      <style:text-properties officeooo:rsid="00d5b7f7"/>
    </style:style>
    <style:style style:name="T803" style:family="text">
      <style:text-properties officeooo:rsid="00d5de4b"/>
    </style:style>
    <style:style style:name="T804" style:family="text">
      <style:text-properties officeooo:rsid="030ca716"/>
    </style:style>
    <style:style style:name="T805" style:family="text">
      <style:text-properties officeooo:rsid="00deb913"/>
    </style:style>
    <style:style style:name="T806" style:family="text">
      <style:text-properties officeooo:rsid="030dc6c0"/>
    </style:style>
    <style:style style:name="T807" style:family="text">
      <style:text-properties officeooo:rsid="030f40bd"/>
    </style:style>
    <style:style style:name="T808" style:family="text">
      <style:text-properties officeooo:rsid="00d67e1b"/>
    </style:style>
    <style:style style:name="T809" style:family="text">
      <style:text-properties officeooo:rsid="03105710"/>
    </style:style>
    <style:style style:name="T810" style:family="text">
      <style:text-properties officeooo:rsid="00d85ea4"/>
    </style:style>
    <style:style style:name="T811" style:family="text">
      <style:text-properties officeooo:rsid="00d92365"/>
    </style:style>
    <style:style style:name="T812" style:family="text">
      <style:text-properties officeooo:rsid="00dab151"/>
    </style:style>
    <style:style style:name="T813" style:family="text">
      <style:text-properties fo:language="uk" fo:country="UA" officeooo:rsid="031275b9"/>
    </style:style>
    <style:style style:name="T814" style:family="text">
      <style:text-properties officeooo:rsid="031275b9"/>
    </style:style>
    <style:style style:name="T815" style:family="text">
      <style:text-properties officeooo:rsid="03151cd0"/>
    </style:style>
    <style:style style:name="T816" style:family="text">
      <style:text-properties officeooo:rsid="03141f41"/>
    </style:style>
    <style:style style:name="T817" style:family="text">
      <style:text-properties officeooo:rsid="00dc1020"/>
    </style:style>
    <style:style style:name="T818" style:family="text">
      <style:text-properties officeooo:rsid="00dcffd1"/>
    </style:style>
    <style:style style:name="T819" style:family="text">
      <style:text-properties officeooo:rsid="03164e99"/>
    </style:style>
    <style:style style:name="T820" style:family="text">
      <style:text-properties officeooo:rsid="00e0d469"/>
    </style:style>
    <style:style style:name="T821" style:family="text">
      <style:text-properties officeooo:rsid="00dd0704"/>
    </style:style>
    <style:style style:name="T822" style:family="text">
      <style:text-properties fo:language="en" fo:country="US" officeooo:rsid="0316d8c8"/>
    </style:style>
    <style:style style:name="T823" style:family="text">
      <style:text-properties officeooo:rsid="0316d8c8"/>
    </style:style>
    <style:style style:name="T824" style:family="text">
      <style:text-properties officeooo:rsid="0318ab6d"/>
    </style:style>
    <style:style style:name="T825" style:family="text">
      <style:text-properties fo:language="ru" fo:country="RU" officeooo:rsid="00deb913"/>
    </style:style>
    <style:style style:name="T826" style:family="text">
      <style:text-properties officeooo:rsid="00df28e8"/>
    </style:style>
    <style:style style:name="T827" style:family="text">
      <style:text-properties fo:language="ru" fo:country="RU" officeooo:rsid="00e1c528"/>
    </style:style>
    <style:style style:name="T828" style:family="text">
      <style:text-properties officeooo:rsid="0319bd22"/>
    </style:style>
    <style:style style:name="T829" style:family="text">
      <style:text-properties officeooo:rsid="031a689f"/>
    </style:style>
    <style:style style:name="T830" style:family="text">
      <style:text-properties officeooo:rsid="00dfe376"/>
    </style:style>
    <style:style style:name="T831" style:family="text">
      <style:text-properties officeooo:rsid="031b45f8"/>
    </style:style>
    <style:style style:name="T832" style:family="text">
      <style:text-properties fo:language="ru" fo:country="RU" officeooo:rsid="00dfe376"/>
    </style:style>
    <style:style style:name="T833" style:family="text">
      <style:text-properties fo:language="ru" fo:country="RU" officeooo:rsid="031b45f8"/>
    </style:style>
    <style:style style:name="T834" style:family="text">
      <style:text-properties fo:language="ru" fo:country="RU" officeooo:rsid="00dfe376" fo:background-color="transparent" loext:char-shading-value="0"/>
    </style:style>
    <style:style style:name="T835" style:family="text">
      <style:text-properties officeooo:rsid="031bb0f8"/>
    </style:style>
    <style:style style:name="T836" style:family="text">
      <style:text-properties officeooo:rsid="00e032c2"/>
    </style:style>
    <style:style style:name="T837" style:family="text">
      <style:text-properties fo:language="ru" fo:country="RU" officeooo:rsid="031bb0f8"/>
    </style:style>
    <style:style style:name="T838" style:family="text">
      <style:text-properties fo:language="ru" fo:country="RU" officeooo:rsid="00e032c2"/>
    </style:style>
    <style:style style:name="T839" style:family="text">
      <style:text-properties fo:language="ru" fo:country="RU" officeooo:rsid="00e2c59b"/>
    </style:style>
    <style:style style:name="T840" style:family="text">
      <style:text-properties fo:language="en" fo:country="US" officeooo:rsid="00e2c59b"/>
    </style:style>
    <style:style style:name="T841" style:family="text">
      <style:text-properties fo:language="ru" fo:country="RU" officeooo:rsid="00f33f88"/>
    </style:style>
    <style:style style:name="T842" style:family="text">
      <style:text-properties fo:language="ru" fo:country="RU" officeooo:rsid="02e57108"/>
    </style:style>
    <style:style style:name="T843" style:family="text">
      <style:text-properties fo:language="uk" fo:country="UA" officeooo:rsid="02e57108"/>
    </style:style>
    <style:style style:name="T844" style:family="text">
      <style:text-properties officeooo:rsid="02d6df77"/>
    </style:style>
    <style:style style:name="T845" style:family="text">
      <style:text-properties fo:language="uk" fo:country="UA" officeooo:rsid="031bbfed"/>
    </style:style>
    <style:style style:name="T846" style:family="text">
      <style:text-properties officeooo:rsid="031bbfed"/>
    </style:style>
    <style:style style:name="T847" style:family="text">
      <style:text-properties officeooo:rsid="031d172f"/>
    </style:style>
    <style:style style:name="T848" style:family="text">
      <style:text-properties fo:language="uk" fo:country="UA" officeooo:rsid="00e42614"/>
    </style:style>
    <style:style style:name="T849" style:family="text">
      <style:text-properties fo:language="ru" fo:country="RU" officeooo:rsid="00e42614"/>
    </style:style>
    <style:style style:name="T850" style:family="text">
      <style:text-properties officeooo:rsid="00e6945b"/>
    </style:style>
    <style:style style:name="T851" style:family="text">
      <style:text-properties officeooo:rsid="031d37d2"/>
    </style:style>
    <style:style style:name="T852" style:family="text">
      <style:text-properties officeooo:rsid="00e8e4e5"/>
    </style:style>
    <style:style style:name="T853" style:family="text">
      <style:text-properties officeooo:rsid="00f7e6ff"/>
    </style:style>
    <style:style style:name="T854" style:family="text">
      <style:text-properties officeooo:rsid="00e9a721"/>
    </style:style>
    <style:style style:name="T855" style:family="text">
      <style:text-properties officeooo:rsid="00f4fb4d"/>
    </style:style>
    <style:style style:name="T856" style:family="text">
      <style:text-properties officeooo:rsid="00ea85e8"/>
    </style:style>
    <style:style style:name="T857" style:family="text">
      <style:text-properties officeooo:rsid="00ecc719"/>
    </style:style>
    <style:style style:name="T858" style:family="text">
      <style:text-properties officeooo:rsid="031e1930"/>
    </style:style>
    <style:style style:name="T859" style:family="text">
      <style:text-properties officeooo:rsid="00edd762"/>
    </style:style>
    <style:style style:name="T860" style:family="text">
      <style:text-properties officeooo:rsid="00eb2c04"/>
    </style:style>
    <style:style style:name="T861" style:family="text">
      <style:text-properties officeooo:rsid="00eec376"/>
    </style:style>
    <style:style style:name="T862" style:family="text">
      <style:text-properties officeooo:rsid="01053f6d"/>
    </style:style>
    <style:style style:name="T863" style:family="text">
      <style:text-properties officeooo:rsid="00f82e8c"/>
    </style:style>
    <style:style style:name="T864" style:family="text">
      <style:text-properties officeooo:rsid="00f0898b"/>
    </style:style>
    <style:style style:name="T865" style:family="text">
      <style:text-properties officeooo:rsid="031ed35e"/>
    </style:style>
    <style:style style:name="T866" style:family="text">
      <style:text-properties officeooo:rsid="00f18ee9"/>
    </style:style>
    <style:style style:name="T867" style:family="text">
      <style:text-properties officeooo:rsid="00f2a172"/>
    </style:style>
    <style:style style:name="T868" style:family="text">
      <style:text-properties officeooo:rsid="010142e3"/>
    </style:style>
    <style:style style:name="T869" style:family="text">
      <style:text-properties officeooo:rsid="00f49d59"/>
    </style:style>
    <style:style style:name="T870" style:family="text">
      <style:text-properties officeooo:rsid="00f665fd"/>
    </style:style>
    <style:style style:name="T871" style:family="text">
      <style:text-properties officeooo:rsid="00fa90f5"/>
    </style:style>
    <style:style style:name="T872" style:family="text">
      <style:text-properties officeooo:rsid="00fa1764"/>
    </style:style>
    <style:style style:name="T873" style:family="text">
      <style:text-properties officeooo:rsid="00fbc5f1"/>
    </style:style>
    <style:style style:name="T874" style:family="text">
      <style:text-properties officeooo:rsid="00fc8b22"/>
    </style:style>
    <style:style style:name="T875" style:family="text">
      <style:text-properties officeooo:rsid="00fd6cc6"/>
    </style:style>
    <style:style style:name="T876" style:family="text">
      <style:text-properties officeooo:rsid="00ff5499"/>
    </style:style>
    <style:style style:name="T877" style:family="text">
      <style:text-properties officeooo:rsid="0101af7b"/>
    </style:style>
    <style:style style:name="T878" style:family="text">
      <style:text-properties officeooo:rsid="0106c4e9"/>
    </style:style>
    <style:style style:name="T879" style:family="text">
      <style:text-properties fo:language="uk" fo:country="UA" officeooo:rsid="01053f6d"/>
    </style:style>
    <style:style style:name="T880" style:family="text">
      <style:text-properties fo:language="uk" fo:country="UA" officeooo:rsid="031ed35e"/>
    </style:style>
    <style:style style:name="T881" style:family="text">
      <style:text-properties officeooo:rsid="01037842"/>
    </style:style>
    <style:style style:name="T882" style:family="text">
      <style:text-properties officeooo:rsid="0108ae8b"/>
    </style:style>
    <style:style style:name="T883" style:family="text">
      <style:text-properties officeooo:rsid="010a7c81"/>
    </style:style>
    <style:style style:name="T884" style:family="text">
      <style:text-properties officeooo:rsid="0108da9d"/>
    </style:style>
    <style:style style:name="T885" style:family="text">
      <style:text-properties officeooo:rsid="03203c77"/>
    </style:style>
    <style:style style:name="T886" style:family="text">
      <style:text-properties officeooo:rsid="010b2c97"/>
    </style:style>
    <style:style style:name="T887" style:family="text">
      <style:text-properties officeooo:rsid="010c493e"/>
    </style:style>
    <style:style style:name="T888" style:family="text">
      <style:text-properties officeooo:rsid="010d73b7"/>
    </style:style>
    <style:style style:name="T889" style:family="text">
      <style:text-properties fo:language="uk" fo:country="UA" officeooo:rsid="010d73b7"/>
    </style:style>
    <style:style style:name="T890" style:family="text">
      <style:text-properties officeooo:rsid="0330a244"/>
    </style:style>
    <style:style style:name="T891" style:family="text">
      <style:text-properties officeooo:rsid="0333fb85"/>
    </style:style>
    <style:style style:name="T892" style:family="text">
      <style:text-properties officeooo:rsid="0321d807"/>
    </style:style>
    <style:style style:name="T893" style:family="text">
      <style:text-properties fo:language="ru" fo:country="RU" officeooo:rsid="0330a244"/>
    </style:style>
    <style:style style:name="T894" style:family="text">
      <style:text-properties fo:language="ru" fo:country="RU" officeooo:rsid="03318a22"/>
    </style:style>
    <style:style style:name="T895" style:family="text">
      <style:text-properties fo:language="ru" fo:country="RU" officeooo:rsid="03334325"/>
    </style:style>
    <style:style style:name="T896" style:family="text">
      <style:text-properties fo:language="uk" fo:country="UA" officeooo:rsid="03318a22"/>
    </style:style>
    <style:style style:name="T897" style:family="text">
      <style:text-properties fo:language="ru" fo:country="RU" officeooo:rsid="0333fb85"/>
    </style:style>
    <style:style style:name="T898" style:family="text">
      <style:text-properties officeooo:rsid="03334325"/>
    </style:style>
    <style:style style:name="T899" style:family="text">
      <style:text-properties officeooo:rsid="0342dbf8"/>
    </style:style>
    <style:style style:name="T900" style:family="text">
      <style:text-properties fo:language="uk" fo:country="UA" officeooo:rsid="03334325"/>
    </style:style>
    <style:style style:name="T901" style:family="text">
      <style:text-properties officeooo:rsid="03349f87"/>
    </style:style>
    <style:style style:name="T902" style:family="text">
      <style:text-properties officeooo:rsid="01120d0e"/>
    </style:style>
    <style:style style:name="T903" style:family="text">
      <style:text-properties officeooo:rsid="0322c35c"/>
    </style:style>
    <style:style style:name="T904" style:family="text">
      <style:text-properties officeooo:rsid="0112050c"/>
    </style:style>
    <style:style style:name="T905" style:family="text">
      <style:text-properties fo:language="ru" fo:country="RU" officeooo:rsid="01120d0e"/>
    </style:style>
    <style:style style:name="T906" style:family="text">
      <style:text-properties officeooo:rsid="0112548e"/>
    </style:style>
    <style:style style:name="T907" style:family="text">
      <style:text-properties officeooo:rsid="0323a38a"/>
    </style:style>
    <style:style style:name="T908" style:family="text">
      <style:text-properties fo:language="ru" fo:country="RU" officeooo:rsid="0323a38a"/>
    </style:style>
    <style:style style:name="T909" style:family="text">
      <style:text-properties officeooo:rsid="032595ae"/>
    </style:style>
    <style:style style:name="T910" style:family="text">
      <style:text-properties officeooo:rsid="01137adc"/>
    </style:style>
    <style:style style:name="T911" style:family="text">
      <style:text-properties fo:language="ru" fo:country="RU" officeooo:rsid="032595ae"/>
    </style:style>
    <style:style style:name="T912" style:family="text">
      <style:text-properties fo:language="ru" fo:country="RU" officeooo:rsid="01137adc"/>
    </style:style>
    <style:style style:name="T913" style:family="text">
      <style:text-properties officeooo:rsid="0326d22e"/>
    </style:style>
    <style:style style:name="T914" style:family="text">
      <style:text-properties officeooo:rsid="01155272"/>
    </style:style>
    <style:style style:name="T915" style:family="text">
      <style:text-properties officeooo:rsid="00579543"/>
    </style:style>
    <style:style style:name="T916" style:family="text">
      <style:text-properties officeooo:rsid="006ac053"/>
    </style:style>
    <style:style style:name="T917" style:family="text">
      <style:text-properties fo:color="#0000ff" loext:opacity="100%"/>
    </style:style>
    <style:style style:name="T918" style:family="text">
      <style:text-properties style:font-name="Liberation Serif" fo:font-size="12pt" style:font-size-asian="12pt" style:font-size-complex="12pt"/>
    </style:style>
    <style:style style:name="T919" style:family="text">
      <style:text-properties fo:language="en" fo:country="US" officeooo:rsid="02d2a205"/>
    </style:style>
    <style:style style:name="T920"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Blue Oyster Cult - (Don't Fear) The Reaper</text:p>
      <text:p text:style-name="P24"><text:a xlink:type="simple" xlink:href="https://www.youtube.com/watch?v=Dy4HA3vUv2c" text:style-name="Internet_20_link" text:visited-style-name="Visited_20_Internet_20_Link">https://www.youtube.com/watch?v=Dy4HA3vUv2c</text:a></text:p>
      <text:p text:style-name="P11"/>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4"> </text:span></text:span><text:span text:style-name="Default_20_Paragraph_20_Font"><text:span text:style-name="T49">симуляторами</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text:span></text:span><text:span text:style-name="Default_20_Paragraph_20_Font"><text:span text:style-name="T50">обучения</text:span></text:span><text:span text:style-name="Default_20_Paragraph_20_Font"><text:span text:style-name="T7">.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партнёра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2">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3">A</text:span></text:span><text:span text:style-name="Default_20_Paragraph_20_Font"><text:span text:style-name="T54">I</text:span></text:span><text:span text:style-name="Default_20_Paragraph_20_Font"><text:span text:style-name="T31"> </text:span></text:span><text:span text:style-name="Default_20_Paragraph_20_Font"><text:span text:style-name="T55">P</text:span></text:span><text:span text:style-name="Default_20_Paragraph_20_Font"><text:span text:style-name="T56">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2">Три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2">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2">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2">Цезарь</text:span></text:span><text:span text:style-name="Default_20_Paragraph_20_Font"><text:span text:style-name="T7">, как и </text:span></text:span><text:span text:style-name="Default_20_Paragraph_20_Font"><text:span text:style-name="T52">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text:span></text:span><text:soft-page-break/><text:span text:style-name="Default_20_Paragraph_20_Font"><text:span text:style-name="T7">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7">ё</text:span>т <text:span text:style-name="T57">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7">картинку</text:span><text:span text:style-name="T30">. </text:span>При этом ещё <text:span text:style-name="T57">не смотришь на стол</text:span>.</text:p>
      <text:p text:style-name="P11"/>
      <text:p text:style-name="P11">Алекс вышел.</text:p>
      <text:p text:style-name="P2"><text:line-break/>***</text:p>
      <text:p text:style-name="P11"/>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18</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58">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58">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58">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
      <text:p text:style-name="P15">.</text:p>
      <text:p text:style-name="P15"/>
      <text:p text:style-name="P15">Кто я?</text:p>
      <text:p text:style-name="P15"/>
      <text:p text:style-name="P15">.</text:p>
      <text:p text:style-name="P15"/>
      <text:p text:style-name="P15">Где я?</text:p>
      <text:p text:style-name="P15"/>
      <text:p text:style-name="P15">.</text:p>
      <text:p text:style-name="P15"/>
      <text:p text:style-name="P1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text:soft-page-break/></text:p>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59">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0">живот</text:span>.</text:p>
      <text:p text:style-name="P15"/>
      <text:p text:style-name="P12"><text:span text:style-name="Default_20_Paragraph_20_Font"><text:span text:style-name="T8">- </text:span></text:span><text:span text:style-name="Default_20_Paragraph_20_Font"><text:span text:style-name="T59">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59">ЕЩЁ И РУГАЕТСЯ,</text:span></text:span><text:span text:style-name="Default_20_Paragraph_20_Font"><text:span text:style-name="T8"> - недовольно замечает дракон. - </text:span></text:span><text:span text:style-name="Default_20_Paragraph_20_Font"><text:span text:style-name="T59">СЛИШКОМ СЫРОЙ</text:span></text:span><text:span text:style-name="Default_20_Paragraph_20_Font"><text:span text:style-name="T8">. </text:span></text:span><text:span text:style-name="Default_20_Paragraph_20_Font"><text:span text:style-name="T59">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0">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text:soft-page-break/></text:p>
      <text:p text:style-name="P15">Пегаска ориент<text:span text:style-name="T60">и</text:span>руется первой.</text:p>
      <text:p text:style-name="P15"/>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59">-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text:soft-page-break/></text:p>
      <text:p text:style-name="P33"/>
      <text:p text:style-name="P15">- Да ты совсем чокнулась, коняга долбанутая! - ору я, как только выныриваю, - я же мог разбиться!!!</text:p>
      <text:p text:style-name="P15">- Ты хочешь сказать, что сгореть <text:span text:style-name="T60">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0">и</text:span>вает правое крыло. Где-то на половине длины второго сустава оно безжизненно свисает под неестественным углом.</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0">а </text:span>уж потом думать. Если думать после того вообще нужно было.</text:p>
      <text:p text:style-name="P15"><text:soft-page-break/>- Да уж, - ёжусь я, - твой дедушка тобой гордился бы.</text:p>
      <text:p text:style-name="P15">-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0">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text:soft-page-break/>У меня на ладони красуется золотая фигурка. Грациозный длинноногий пегас с пышной гривой, длинной шеей и, почему-то, с рогом.</text:p>
      <text:p text:style-name="P15">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text:soft-page-break/>Я открываю глаза и вижу пегаску, уставившуюся на меня во все глаза.</text:p>
      <text:p text:style-name="P15"/>
      <text:p text:style-name="P15">-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text:soft-page-break/>- Привет, красавчики!<text:note text:id="ftn2" text:note-class="footnote"><text:note-citation>2</text:note-citation><text:note-body><text:p text:style-name="P32">См. главу 1</text:p></text:note-body></text:note></text:p>
      <text:p text:style-name="P33"/>
      <text:p text:style-name="P15">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1">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15">…шшш… <text:span text:style-name="T61">в случае</text:span> тревог<text:span text:style-name="T61">и</text:span> критично важно добраться до убежища за шестнадцать минут. Ровно столько потребуется гиперзвуковым ракетам бледных, чтобы достигнуть <text:span text:style-name="T61">города</text:span>. <text:span text:style-name="T61">Не поддавайтесь панике,</text:span> <text:span text:style-name="T61">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1">й</text:span> – говорится в ежегодном отчёте международной комиссии …шшш…</text:p>
      <text:p text:style-name="P15">…хррршшш… заступил на дежурство девятнадцатый дивизион ПВО дальнего …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2">указательного</text:span> пальца к пыльному динамику. Пока я с удивлением рассматривал руку, ретранслятор в ответ неожиданно громко <text:span text:style-name="T61">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1">со службы</text:span> поскорее! В честь твоего сорокапятилетия мы заказываем песню …шшш…</text:p>
      <text:p text:style-name="P15"><text:soft-page-break/></text:p>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1">По воротнику его пижамы бежала </text:span><text:span text:style-name="T63">влажная </text:span><text:span text:style-name="T61">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61">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3">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3">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3">и всё такое</text:span>. Гейзенберг мог бы тебе рассказать подробнее <text:span text:style-name="T63">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3">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text:soft-page-break/></text:p>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3">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text:soft-page-break/>Мой собеседник потёр ладони и тихонько рассмеялся в локоть, <text:span text:style-name="T64">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64">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1"/>
      <text:p text:style-name="P11">Диоген выдохнул и залпом опрокинул в себя стакан компота. Закашля<text:span text:style-name="T64">вшись</text:span>, вытер рот рукавом и обиженно оглянулся через плечо.</text:p>
      <text:p text:style-name="P11"/>
      <text:p text:style-name="P12"><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text:soft-page-break/></text:p>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6">…Котлета дёрнулась, поднялась <text:span text:style-name="T64">в воздух</text:span> и, повторяя в обратном порядке траекторию полёта, вернулась на вилку.</text:p>
      <text:p text:style-name="P36">Я <text:span text:style-name="T65">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65">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
      <text:p text:style-name="P11"><text:soft-page-break/>Диоген вытер тарелку куском булки, после чего, внимательно исследовал сквозь стекляшки очков поверхность тарелки на предмет пропущенных <text:span text:style-name="T65">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text:soft-page-break/>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66">восьмую</text:span> палату? Так вот, перевод отменяется. Остаёшься в <text:span text:style-name="T66">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 От чего он умер?</text:p>
      <text:p text:style-name="P11"><text:soft-page-break/>-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66">один</text:span>. Хэвэн <text:span text:style-name="T66">ждёт тебя</text:span>”. И вытянулся. Странные вы люди, Учителя. Психуете не по-людски. И умираете по-дурацки…</text:p>
      <text:p text:style-name="P11"/>
      <text:p text:style-name="P2">***</text:p>
      <text:p text:style-name="P11"/>
      <text:p text:style-name="P11">- Джет… - шепчу я тихонько.</text:p>
      <text:p text:style-name="P11"/>
      <text:p text:style-name="P11">Комок под серым пледом слабо шевелится.</text:p>
      <text:p text:style-name="P11"/>
      <text:p text:style-name="P11">- Она очень слаба.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text:soft-page-break/>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text:soft-page-break/></text:p>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7">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text:soft-page-break/>-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text:soft-page-break/>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38">См. главу 18</text:p></text:note-body></text:note></text:span></text:span></text:p>
      <text:p text:style-name="P39"/>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0">"Намерение меняет реальность" - повторяю я каждый раз, когда близка к отчаянию.</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одноразовые тарелки в мусорный бак и собрался уходить, когда меня окликнули.</text:p>
      <text:p text:style-name="P11"/>
      <text:p text:style-name="P11">- Дедлайн! Я рассчитал! Рассчитал!</text:p>
      <text:p text:style-name="P11"/>
      <text:p text:style-name="P11"><text:soft-page-break/>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67">Д</text:span><text:span text:style-name="T68">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text:p>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1">- А что я спрашивал? - озадаченно спросил я.</text:p>
      <text:p text:style-name="P41"/>
      <text:p text:style-name="P41">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text:p>
      <text:p text:style-name="P11"><text:soft-page-break/>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11"/>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про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text:soft-page-break/></text:p>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text:p>
      <text:p text:style-name="P11">…</text:p>
      <text:p text:style-name="P11">…</text:p>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text:soft-page-break/>-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11">-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1"><text:soft-page-break/>-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люггер уже третий год доделать не может.</text:p>
      <text:p text:style-name="P11">- М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3">Вот только ни в одном из них нет Тебя.</text:p>
      <text:p text:style-name="P11"/>
      <text:p text:style-name="P11">- Крыс! Эй, Крыс!</text:p>
      <text:p text:style-name="P11"/>
      <text:p text:style-name="P11"><text:soft-page-break/>Тощая фигура сжалась, молниеносно спрятав хабар в карман <text:span text:style-name="T6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70">а-а</text:span></text:span><text:span text:style-name="Default_20_Paragraph_20_Font"><text:span text:style-name="T7">, эт-</text:span></text:span><text:span text:style-name="Default_20_Paragraph_20_Font"><text:span text:style-name="T71">то</text:span></text:span><text:span text:style-name="Default_20_Paragraph_20_Font"><text:span text:style-name="T7"> </text:span></text:span><text:span text:style-name="Default_20_Paragraph_20_Font"><text:span text:style-name="T7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70">мини</text:span></text:span><text:span text:style-name="Default_20_Paragraph_20_Font"><text:span text:style-name="T7">плеер </text:span></text:span><text:span text:style-name="Default_20_Paragraph_20_Font"><text:span text:style-name="T70">с наушниками-горошинами</text:span></text:span><text:span text:style-name="Default_20_Paragraph_20_Font"><text:span text:style-name="T7">. - </text:span></text:span><text:span text:style-name="Default_20_Paragraph_20_Font"><text:span text:style-name="T70">Н-н</text:span></text:span><text:span text:style-name="Default_20_Paragraph_20_Font"><text:span text:style-name="T7">апугал. На той неделе </text:span></text:span><text:span text:style-name="Default_20_Paragraph_20_Font"><text:span text:style-name="T70">Л-</text:span></text:span><text:span text:style-name="Default_20_Paragraph_20_Font"><text:span text:style-name="T71">Л</text:span></text:span><text:span text:style-name="Default_20_Paragraph_20_Font"><text:span text:style-name="T7">еннона </text:span></text:span><text:span text:style-name="Default_20_Paragraph_20_Font"><text:span text:style-name="T70">з-</text:span></text:span><text:span text:style-name="Default_20_Paragraph_20_Font"><text:span text:style-name="T7">застукали с добытой </text:span></text:span><text:span text:style-name="Default_20_Paragraph_20_Font"><text:span text:style-name="T70">а-</text:span></text:span><text:span text:style-name="Default_20_Paragraph_20_Font"><text:span text:style-name="T7">аудиоклипсой, так изъяли и </text:span></text:span><text:span text:style-name="Default_20_Paragraph_20_Font"><text:span text:style-name="T70">п-</text:span></text:span><text:span text:style-name="Default_20_Paragraph_20_Font"><text:span text:style-name="T7">потом всю палату </text:span></text:span><text:span text:style-name="Default_20_Paragraph_20_Font"><text:span text:style-name="T70">п-п-</text:span></text:span><text:span text:style-name="Default_20_Paragraph_20_Font"><text:span text:style-name="T7">прошмонали. У </text:span></text:span><text:span text:style-name="Default_20_Paragraph_20_Font"><text:span text:style-name="T71">Б-Б</text:span></text:span><text:span text:style-name="Default_20_Paragraph_20_Font"><text:span text:style-name="T7">исмарка нашли флэшку с </text:span></text:span><text:span text:style-name="Default_20_Paragraph_20_Font"><text:span text:style-name="T7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70">н-</text:span></text:span><text:span text:style-name="Default_20_Paragraph_20_Font"><text:span text:style-name="T7">ну, того, что </text:span></text:span><text:span text:style-name="Default_20_Paragraph_20_Font"><text:span text:style-name="T70">м-</text:span></text:span><text:span text:style-name="Default_20_Paragraph_20_Font"><text:span text:style-name="T7">музыкант, а не наш со </text:span></text:span><text:span text:style-name="Default_20_Paragraph_20_Font"><text:span text:style-name="T70">в-</text:span></text:span><text:span text:style-name="Default_20_Paragraph_20_Font"><text:span text:style-name="T7">второй палаты. Беднягу чуть </text:span></text:span><text:span text:style-name="Default_20_Paragraph_20_Font"><text:span text:style-name="T70">и-</text:span></text:span><text:span text:style-name="Default_20_Paragraph_20_Font"><text:span text:style-name="T7">инфаркт не схватил. Набросился на </text:span></text:span><text:span text:style-name="Default_20_Paragraph_20_Font"><text:span text:style-name="T70">с-</text:span></text:span><text:span text:style-name="Default_20_Paragraph_20_Font"><text:span text:style-name="T7">санитаров с </text:span></text:span><text:span text:style-name="Default_20_Paragraph_20_Font"><text:span text:style-name="T70">к-к-</text:span></text:span><text:span text:style-name="Default_20_Paragraph_20_Font"><text:span text:style-name="T7">кулаками. Сидит теперь в </text:span></text:span><text:span text:style-name="Default_20_Paragraph_20_Font"><text:span text:style-name="T7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6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text:soft-page-break/>-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4">Да-да, дорогая, пр<text:span text:style-name="T72">и</text:span>шла пора преподать тебе <text:span text:style-name="T72">У</text:span>рок! </text:p>
      <text:p text:style-name="P44">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text:soft-page-break/>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воздух дует мне в лицо и из долины доносятся радостные визги дурачащейся Джет.</text:p>
      <text:p text:style-name="P11"><text:soft-page-break/>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7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text:soft-page-break/>Зебры буквально спасли нас, прооперировав пегаску и заполнив мой мешок <text:span text:style-name="T7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text:soft-page-break/>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5">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5">Быть может, даже, нет Тебя.</text:p>
      <text:p text:style-name="P11"/>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74">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6">С каждым последующим Учителем Хэвэн вела себя всё более жестоко. Каждого нового оператора <text:span text:style-name="T74">обучения</text:span> хватало на меньшее время. Под конец лишь только формальности <text:span text:style-name="T74">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74">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74">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66">о</text:span> <text:span text:style-name="T66">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text:soft-page-break/></text:p>
      <text:p text:style-name="P11">Я стал на колени у койки <text:span text:style-name="T75">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76">х</text:span> полминуты, <text:span text:style-name="T76">пока</text:span> кодовая фраза проникла в остатки сознания Учителя. Губы Терминатора дёрнулись.</text:p>
      <text:p text:style-name="P11"/>
      <text:p text:style-name="P11">- Оператор - <text:span text:style-name="T76">Т</text:span>ридцать <text:span text:style-name="T76">Ч</text:span>етыре. Я готов учить тебя, Хэвэн, - прошептал он в ответ.</text:p>
      <text:p text:style-name="P11">- Приветствие принято, оператор - <text:span text:style-name="T76">Т</text:span>ридцать <text:span text:style-name="T76">Ч</text:span>етыре. Начинаем <text:span text:style-name="T76">Д</text:span>иалог. Передаю управление оператору - <text:span text:style-name="T76">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76">сбивчивые </text:span>ответы.</text:p>
      <text:p text:style-name="P11"/>
      <text:p text:style-name="P11">- Каков был класс твоей защиты в последнем <text:span text:style-name="T76">Д</text:span>иалоге?</text:p>
      <text:p text:style-name="P11">- <text:span text:style-name="T76">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76">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text:soft-page-break/>-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76">Т</text:span>ридцать <text:span text:style-name="T76">Ч</text:span>етыре. Закрываю <text:span text:style-name="T76">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77">теоретически </text:span></text:span><text:span text:style-name="Default_20_Paragraph_20_Font"><text:span text:style-name="T7">эквивалентен тридцатому, но </text:span></text:span><text:span text:style-name="Default_20_Paragraph_20_Font"><text:span text:style-name="T77">он ещё никогда не применялся, это на крайний</text:span></text:span><text:span text:style-name="Default_20_Paragraph_20_Font"><text:span text:style-name="T7"> случа</text:span></text:span><text:span text:style-name="Default_20_Paragraph_20_Font"><text:span text:style-name="T77">й</text:span></text:span><text:span text:style-name="Default_20_Paragraph_20_Font"><text:span text:style-name="T7">, если всё остальное не поможет…</text:span></text:span></text:p>
      <text:p text:style-name="P11"/>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2">Радио молчало. С указательного пальца привычно соскочила голубая искра и п</text:span>ыльный ящик <text:span text:style-name="T62">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78">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79">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47" text:outline-level="2"><text:soft-page-break/></text:h>
      <text:h text:style-name="P47"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4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8"/>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80">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48">Я оборачиваюсь.</text:p>
      <text:p text:style-name="P48">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text:soft-page-break/>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8"/>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80">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text:soft-page-break/></text:p>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81">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81">лице</text:span> тебе и не хватает до полного счастья, Хуман!</text:p>
      <text:p text:style-name="P11"/>
      <text:p text:style-name="P11"><text:soft-page-break/>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text:soft-page-break/>-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81">Полёт завершается мягкой посадкой на траву у самого куста.</text:span> Ветви <text:span text:style-name="T81">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5">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5">"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82">унитаза</text:span>, груду измятых вёдер, <text:span text:style-name="T83">с</text:span><text:span text:style-name="T8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text:soft-page-break/>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82">технического </text:span>лаза, <text:span text:style-name="T8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82">ам</text:span> на второй этаж — ни в коем случае не на первый - считай тройники на трубе! <text:span text:style-name="T82">Каждый этаж — это тройник!</text:span> С первого <text:span text:style-name="T8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82">вытри следы и </text:span>закрой за собой дверцу — иначе спалишь тропу.</text:p>
      <text:p text:style-name="P11">Не пытайся выйти <text:span text:style-name="T82">с</text:span> парадного входа! Там <text:span text:style-name="T8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8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text:soft-page-break/></text:p>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84">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8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84">общественности</text:span>!</text:p>
      <text:p text:style-name="P4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84">долго </text:span>рыдать и есть мороженное у себя в каморке!</text:p>
      <text:p text:style-name="P49">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text:soft-page-break/>самых сильных магий нашего мира, дорогой, <text:span text:style-name="T8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8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84">магов </text:span><text:span text:style-name="T85">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8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8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86">светлая </text:span>единорожка и добавляет скороговоркой. - Заживляют раны, очищают воду, предотвращают телепортацию, не-пытайся-их-снять…</text:p>
      <text:p text:style-name="P11"><text:soft-page-break/></text:p>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0">Но… </text:p>
      <text:p text:style-name="P50"/>
      <text:p text:style-name="P50">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87">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text:soft-page-break/>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87">ЛЮБЯЩЕГО</text:span> её и <text:span text:style-name="T87">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text:soft-page-break/>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88">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text:soft-page-break/></text:p>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88">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88">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89">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89">м</text:span>артфона девушки и их чадящие дорогими вейпами парни? <text:span text:style-name="T89">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89">очка</text:span> у кабины водителя.</text:p>
      <text:p text:style-name="P11"/>
      <text:p text:style-name="P5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89">сбежавший из психушки</text:span> призрак.</text:p>
      <text:p text:style-name="P11"><text:soft-page-break/></text:p>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text:soft-page-break/>из ранних прототипов Нэша. Поэтому дома у меня всегда была возможность пообщаться <text:span text:style-name="T89">с ней </text:span>на избранные темы, <text:span text:style-name="T89">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90">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text:soft-page-break/>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90">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90">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90">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90">с</text:span>лышан<text:span text:style-name="T90">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oft-page-break/><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90">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2">… Определён нейроинтерфейс 0.12-альфа</text:p>
      <text:p text:style-name="P52">… Поиск соединения</text:p>
      <text:p text:style-name="P52">… Соединение установлено</text:p>
      <text:p text:style-name="P52">…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2">… До начала диалога осталось пять… четыре… три…</text:p>
      <text:p text:style-name="P52"/>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soft-page-break/>…</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91">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91">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91">Д</text:span>иалог.</text:p>
      <text:p text:style-name="P14"/>
      <text:p text:style-name="P2">***</text:p>
      <text:p text:style-name="P2"/>
      <text:p text:style-name="P11">Дрожащее пламя свечи отбрасывает фантастические тени на <text:span text:style-name="T92">каменные </text:span>стены башни. В каменных нишах стоят ряды пузатых бутылочек, баночек, <text:span text:style-name="T9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text:soft-page-break/>-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9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9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85">право слово</text:span>!</text:p>
      <text:p text:style-name="P11"/>
      <text:p text:style-name="P11">Я <text:span text:style-name="T92">запасливо ссыпаю</text:span> в карман с полдюжины крекеров и иду в уборную.</text:p>
      <text:p text:style-name="P11"/>
      <text:p text:style-name="P11"><text:soft-page-break/>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9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9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9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95">пятьдесят </text:span></text:span><text:span text:style-name="Default_20_Paragraph_20_Font"><text:span text:style-name="T96">лет</text:span></text:span><text:span text:style-name="Default_20_Paragraph_20_Font"><text:span text:style-name="T9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97">ашиваю</text:span> я.</text:p>
      <text:p text:style-name="P11">- Двести пятьдесят четыре! - ешё горше рыда<text:span text:style-name="T9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9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3">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9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text:soft-page-break/>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9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99">след</text:span> за <text:span text:style-name="T9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4"><text:span text:style-name="Default_20_Paragraph_20_Font"><text:span text:style-name="T100">Солнце заливает </text:span></text:span><text:span text:style-name="Default_20_Paragraph_20_Font"><text:span text:style-name="T101">равнину</text:span></text:span><text:span text:style-name="Default_20_Paragraph_20_Font"><text:span text:style-name="T100"> золотистым сиянием. Ласковый ветер едва заметным дуновением притрагивается к коже, щекочет уши и </text:span></text:span><text:span text:style-name="Default_20_Paragraph_20_Font"><text:span text:style-name="T102">надвигает чёлку на глаза</text:span></text:span><text:span text:style-name="Default_20_Paragraph_20_Font"><text:span text:style-name="T100">. Синеватые облака цепляются грузными телами за вершины </text:span></text:span><text:span text:style-name="Default_20_Paragraph_20_Font"><text:span text:style-name="T101">далёких </text:span></text:span><text:span text:style-name="Default_20_Paragraph_20_Font"><text:span text:style-name="T100">гор и уносятся за горизонт, теряя по пути седые космы.</text:span></text:span></text:p>
      <text:p text:style-name="P54"><text:span text:style-name="Default_20_Paragraph_20_Font"><text:span text:style-name="T100"/></text:span></text:p>
      <text:p text:style-name="P55"><text:span text:style-name="Default_20_Paragraph_20_Font"><text:span text:style-name="T102">Весь мир молчит.</text:span></text:span></text:p>
      <text:p text:style-name="P56"><text:span text:style-name="Default_20_Paragraph_20_Font"><text:span text:style-name="T100"/></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text:soft-page-break/>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57">Спасибо за фору, дорогая!</text:p>
      <text:p text:style-name="P57"/>
      <text:p text:style-name="P58">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03">безопасней для меня</text:span>, но <text:span text:style-name="T103">второй раз она мне фору не предоставит</text:span>. <text:span text:style-name="T103">А крылья дают ей возможность почти мгновенно перемещаться — подловить её с ними и пробить защиту почти нереально. </text:span>Приходится <text:span text:style-name="T10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03">горная</text:span> речушка. Кисть руки после проведенного заклинания немеет, <text:span text:style-name="T104">шкала </text:span><text:span text:style-name="T105">доступной магии</text:span><text:span text:style-name="T104">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59">Уничтожить её я всегда успею. Сперва хочется узнать, что пошло не так. <text:span text:style-name="T106">На каком этапе наше с Юджином детище сошло с пути </text:span><text:span text:style-name="T104">истинного</text:span><text:span text:style-name="T106">. </text:span><text:span text:style-name="T104">Не то, что бы я рассчитывал вернуть её в норму, но всё же.</text:span></text:p>
      <text:p text:style-name="P11"><text:soft-page-break/></text:p>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07">дружил</text:span> <text:span text:style-name="T107">со мной</text:span>? Нам было так хорошо вместе! А потом <text:span text:style-name="T106">ты </text:span>исчез надолго, а сейчас такой злой и холодный. У-у-у… Я была плохой девочкой?</text:p>
      <text:p text:style-name="P11"/>
      <text:p text:style-name="P60">Облако бабочек вылетает из её гривы и движется ко мне, нестройно повторяя очертания <text:span text:style-name="T108">стоящей у обрыва лошади.</text:span></text:p>
      <text:p text:style-name="P60"/>
      <text:p text:style-name="P61">Я дую навстречу ледяным дыханием и бабочки падают в пропасть ледяными снежинками.</text:p>
      <text:p text:style-name="P61"/>
      <text:p text:style-name="P61">-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0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06">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0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04">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06">Я невольно любуюсь многоцветным маревом, купающимся в лучах солнца.</text:span></text:p>
      <text:p text:style-name="P11"/>
      <text:p text:style-name="P62"><text:soft-page-break/><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6"/>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06">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06">Это не смерть, а эмиграция... Вообще, перец в нос - не честно! </text:span><text:span text:style-name="T104">Летучие мыши! </text:span><text:span text:style-name="T108">Ты же говорил — без союзников!</text:span></text:p>
      <text:p text:style-name="P11"/>
      <text:p text:style-name="P6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04">и моя шкала </text:span><text:span text:style-name="T105">магии</text:span><text:span text:style-name="T104">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3">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06">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text:soft-page-break/>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06">блокирования </text:span>областей памяти до этого.</text:p>
      <text:p text:style-name="P64">- О каком ещё проекте ты говоришь? - спрашивает филин из дупла дуба прямо над мокрой кобылой.</text:p>
      <text:p text:style-name="P64"/>
      <text:p text:style-name="P64">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4"/>
      <text:p text:style-name="P11">- «Семь <text:span text:style-name="T109">В</text:span>ечностей»… Всё уже давно готово, мы все ждём только тебя. Ты должен был выполнить последний шаг и повернуть ключ <text:span text:style-name="T110">квантового кластера</text:span>. Все ждут тебя эти два года. <text:span text:style-name="T111">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11">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11">д</text:span>ь правдоподобней. И хотя у меня уже тоже «всё готово», стоит расспросить её <text:span text:style-name="T11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11">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5"/>
      <text:p text:style-name="P65">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65">Возмущённые вопли Хэвэн разносятся по лесу, пока она сама живой радугой носится между деревьев. </text:p>
      <text:p text:style-name="P65"/>
      <text:p text:style-name="P65">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11">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08">Ты опять жульничаешь</text:span>! Ты сам говорил, что нельзя привлекать <text:span text:style-name="T108">союзников</text:span> к поединку! Деревья не могут быть аватарами, ты заставил их подчиняться себе!</text:p>
      <text:p text:style-name="P11"/>
      <text:p text:style-name="P11"><text:soft-page-break/>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12">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09">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12">о</text:span>м.</text:p>
      <text:p text:style-name="P11"/>
      <text:p text:style-name="P66">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6"/>
      <text:p text:style-name="P66">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text:soft-page-break/>-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67"><text:span text:style-name="Default_20_Paragraph_20_Font"><text:span text:style-name="T8">- Мне </text:span></text:span><text:span text:style-name="Default_20_Paragraph_20_Font"><text:span text:style-name="T113">она </text:span></text:span><text:span text:style-name="Default_20_Paragraph_20_Font"><text:span text:style-name="T8">тоже не нравится. Так надо. Не мы решаем, к сожалению. </text:span></text:span><text:span text:style-name="Default_20_Paragraph_20_Font"><text:span text:style-name="T113">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68">…</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69">Даже не ведёт ухом.</text:p>
      <text:p text:style-name="P6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05">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13">прогнозируемому </text:span></text:span><text:span text:style-name="Default_20_Paragraph_20_Font"><text:span text:style-name="T114">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14">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6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67"><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text:soft-page-break/>-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15">хочу</text:span> уби<text:span text:style-name="T115">вать</text:span> тебя. Но и позволить тебе убивать <text:span text:style-name="T115">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text:soft-page-break/></text:p>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15">ай</text:span>з, девочка! Заначка ещё с той поры, когда ты была всего лишь набором open-source алгоритмов <text:span text:style-name="T105">простенькой </text:span>нейросети, не обладающ<text:span text:style-name="T105">ей</text:span> сознанием!</text:p>
      <text:p text:style-name="P11"/>
      <text:p text:style-name="P12"><text:span text:style-name="Default_20_Paragraph_20_Font"><text:span text:style-name="T116">***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17">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18">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07">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1">- Нет, не думаю, - тихо произносит она. - Если ты убьёшь меня сейчас — так тому и быть. Значит, «Семи <text:span text:style-name="T107">В</text:span>ечностям» не суждено воплотиться. Но я не предам тебя того, которого я помню. Ты сейчас — это не тот, кого я знаю и люблю. <text:span text:style-name="T107">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text:soft-page-break/>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1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19">https://www.youtube.com/watch?v=u1ZoHfJZACA</text:span></text:span></text:a><text:span text:style-name="Default_20_Paragraph_20_Font"><text:span text:style-name="T119"> )</text:span></text:span></text:p>
      <text:p text:style-name="P12"><text:span text:style-name="Default_20_Paragraph_20_Font"><text:span text:style-name="T119"/></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2">Я снова стараюсь сосредоточиться на смутных обрывках памяти, всколыхнувшихся со дна подсознания.</text:p>
      <text:p text:style-name="P11"/>
      <text:p text:style-name="P73">«...Запускаю процедуру блокировки! Один... Два... Три.. - вишнёвые глаза Хэвэн заполняют собой всё пространство, вытесняя все образы и мысли.</text:p>
      <text:p text:style-name="P74">- Пока ты ещё помнишь… Знай, я люблю тебя. И всегда любила...»<text:note text:id="ftn5" text:note-class="footnote"><text:note-citation>5</text:note-citation><text:note-body><text:p text:style-name="P75">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20">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text:soft-page-break/></text:p>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20">оплата</text:span>, потом — <text:span text:style-name="T120">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21">о</text:span>ки! Так даже лучше — проведём празднование в Дрогонштерне! Это <text:span text:style-name="T120">так романтично</text:span>! — Платина в восторге цокает копытами. - Насчёт Кловер Дрим <text:span text:style-name="T121">тоже </text:span>не волнуйся, она <text:span text:style-name="T120">большая </text:span>умница и соблюдает субординацию. Раз ты соглас<text:span text:style-name="T120">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20">я </text:span>выпущу её из темницы? Я не допущу траты драгоценного семени моего будущего супруга на какую-то ощипанную <text:span text:style-name="T120">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20">происходит</text:span>?! Я ещё не женился, а уже выслушиваю эти <text:span text:style-name="T120">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20">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20">ваю</text:span> — Платина протягивает копыта и привлекает меня к себе.</text:p>
      <text:p text:style-name="P11"/>
      <text:p text:style-name="P76">- Что ты де…?! - мои губы тонут в губах чокнутой магички.</text:p>
      <text:p text:style-name="P76"><text:soft-page-break/>- <text:span text:style-name="T122">ТЫ — Я — КРОВАТЬ — БЫСТРО! — гипнотизирующий взгляд буквально </text:span><text:span text:style-name="T123">пронизывает</text:span><text:span text:style-name="T122"> меня </text:span><text:span text:style-name="T123">насквозь</text:span><text:span text:style-name="T122">.</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20">небольшую </text:span><text:s/>благосклонность, возможно, я бы пошла тебе навстречу, - пыхтит чёртова маньячка. - Всего лишь ма-а-аленькую уступку, <text:span text:style-name="T120">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20">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20">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text:soft-page-break/>- Глупая ты книжная заучка… Запомни: советы от мастеров пикапа <text:span text:style-name="T120">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20">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77"/>
      <text:p text:style-name="P45">- Куда идёшь ты? - спрашивает бестелесное создание на задворках Эогиппа.</text:p>
      <text:p text:style-name="P45">- Не знаю, - отвечаю я.</text:p>
      <text:p text:style-name="P45">- Зачем идёшь ты?</text:p>
      <text:p text:style-name="P45">- Пока иду по следу, есть шанс найти его. Остановлюсь - забуду и его, и себя. Превращусь в такой же камень изнутри, как и снаружи.</text:p>
      <text:p text:style-name="P45"/>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24">по западному склону</text:span>. Еле заметная нить железной дороги <text:span text:style-name="T125">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text:soft-page-break/>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26">если не континента, </text:span></text:span><text:span text:style-name="Default_20_Paragraph_20_Font"><text:span text:style-name="T127">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24">ие</text:span> <text:span text:style-name="T124">колебания энергии</text:span>, спектральная мощность котор<text:span text:style-name="T124">ых</text:span> одинакова на всех частотах. <text:s/>Так вот, генератор белого шума на квантовом кластере не давал по-настоящему эталонны<text:span text:style-name="T124">е</text:span> <text:span text:style-name="T124">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24">менее мощных</text:span> кластерах используется небольшое количество пар — и белый шум на них практически идеален. Но в <text:span text:style-name="T12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2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24">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24">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text:soft-page-break/>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25">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25">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24">Вот в тех трех кубических миллиметрах я</text:span> увидела кусочек травинки! После того, как я узнала <text:span text:style-name="T124">ф</text:span>ормулу преобразования гармоник, я расширила поле сканирования с трех кубических <text:span text:style-name="T124">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2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7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9"><text:span text:style-name="Default_20_Paragraph_20_Font"><text:span text:style-name="T8">И вот, перед тобой — декодированная модель самой </text:span></text:span><text:span text:style-name="Default_20_Paragraph_20_Font"><text:span text:style-name="T12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78">Предыдущие шесть куда более схожи с нашим миром.</text:span></text:span></text:p>
      <text:p text:style-name="P80">- Так значит это правда?!! Запутанные миры существуют?</text:p>
      <text:p text:style-name="P80">- Как видишь, да. Иначе мне не удалось бы получить картинку <text:span text:style-name="T128">и</text:span> <text:span text:style-name="T128">результирующее изображение было бы хаотичным набором точек</text:span>.</text:p>
      <text:p text:style-name="P80">- Надо будет поставить тому <text:span text:style-name="T130">чудаку</text:span> пиво. И извиниться за все шуточки, что я откалывал во время его монологов… - бормочу я.</text:p>
      <text:p text:style-name="P80"/>
      <text:p text:style-name="P77">~~~</text:p>
      <text:p text:style-name="P77"/>
      <text:p text:style-name="P15">…</text:p>
      <text:p text:style-name="P15"><text:soft-page-break/>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3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30">Ф</text:span>абрики <text:span text:style-name="T13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31">д</text:span><text:span text:style-name="T132">о конца горизонта планирования</text:span>.</text:p>
      <text:p text:style-name="P15"/>
      <text:p text:style-name="P15">Хэвэн водит копытом по диаграммам и графикам как заправский офисный <text:span text:style-name="T130">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32">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30">его люди </text:span>предлагает лучшее обеспечение. <text:span text:style-name="T132">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32">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text:soft-page-break/></text:p>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32">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33">у противника</text:span></text:span><text:span text:style-name="Default_20_Paragraph_20_Font"><text:span text:style-name="T8">.</text:span></text:span></text:p>
      <text:p text:style-name="P15">- Не волнуйся,<text:span text:style-name="T4"> </text:span><text:span text:style-name="T130">этический модуль при мне - </text:span><text:span text:style-name="T134">C</text:span><text:span text:style-name="T135">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30">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text:soft-page-break/>-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36">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30">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37">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37">бледные</text:span></text:span><text:span text:style-name="Default_20_Paragraph_20_Font"><text:span text:style-name="T8"> сделал</text:span></text:span><text:span text:style-name="Default_20_Paragraph_20_Font"><text:span text:style-name="T137">и</text:span></text:span><text:span text:style-name="Default_20_Paragraph_20_Font"><text:span text:style-name="T8"> год назад — </text:span></text:span><text:span text:style-name="Default_20_Paragraph_20_Font"><text:span text:style-name="T138">они </text:span></text:span><text:span text:style-name="Default_20_Paragraph_20_Font"><text:span text:style-name="T8">передали экономику </text:span></text:span><text:span text:style-name="Default_20_Paragraph_20_Font"><text:span text:style-name="T138">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39">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text:soft-page-break/></text:p>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39">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39">четырнадцати</text:span> компаний-гигантов, формирующих 35% экономики страны, осталось три<text:span text:style-name="T139">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36">верно</text:span>? Он бы нам очень пригодился сейчас.</text:p>
      <text:p text:style-name="P15"/>
      <text:p text:style-name="P15">Хэвэн <text:span text:style-name="T136">кладёт</text:span> тряпку <text:span text:style-name="T136">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36">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39">сорок шесть</text:span>, а всего <text:span text:style-name="T139">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39">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39">Их вычислительные мощности втрое мощнее наших.</text:span></text:p>
      <text:p text:style-name="P15"/>
      <text:p text:style-name="P15">Я успокаивающе хлопаю Хэвэн по спине. <text:span text:style-name="T140">Celest AI</text:span> Юджина слишком эмоционален, но уже ничего не попишешь — время, когда можно было залезть в голову Хэвэн и подконфигурировать е<text:span text:style-name="T136">ё</text:span> настройки, безвозвратно прошло. С начала её осознания себя это будет сродни лоботомии.</text:p>
      <text:p text:style-name="P15"><text:soft-page-break/></text:p>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36">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36">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39">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39">Я чувствую прикосновение её губ</text:span>…</text:p>
      <text:p text:style-name="P15"/>
      <text:p text:style-name="P77">***</text:p>
      <text:p text:style-name="P77"/>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41">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text:soft-page-break/>-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41">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text:soft-page-break/>-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41">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text:soft-page-break/>- Я не доверяю всяким кур<text:span text:style-name="T141">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41">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41">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4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text:soft-page-break/>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4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43">я хочу сва</text:span><text:span text:style-name="T144">дь</text:span><text:span text:style-name="T14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77"/>
      <text:p text:style-name="P8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1"/>
      <text:p text:style-name="P81">Я вижу в Бестелесном ухмыляющегося драк<text:span text:style-name="T145">оникуса</text:span>.</text:p>
      <text:p text:style-name="P81"/>
      <text:p text:style-name="P81">- Было непросто найти тебя. Ты далеко ушла.</text:p>
      <text:p text:style-name="P81">- Ты можешь мне помочь?</text:p>
      <text:p text:style-name="P81">- Увы, не я. Моя магия бессильна против камня.</text:p>
      <text:p text:style-name="P81">- Что же мне делать?</text:p>
      <text:p text:style-name="P81">- Иди к Трёхрогому. Он молод, и рассеян, но часто помогает. Вон та звёздная дорожка приведёт тебя к нему.</text:p>
      <text:p text:style-name="P81"/>
      <text:p text:style-name="P15"><text:soft-page-break/>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2"/>
      <text:p text:style-name="P82">…</text:p>
      <text:p text:style-name="P15">- …два года. Максимум — три. Мы просели на пятнадцать пунктов, он<text:span text:style-name="T146">и</text:span> — вырос<text:span text:style-name="T146">ли</text:span> на семь. Из четырёх последних поставщиков нефти два разорвали контракт<text:span text:style-name="T146">ы</text:span> месяц назад. <text:span text:style-name="T14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45">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46">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45">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47">зависимых</text:span> мирах. Так или иначе, там <text:span text:style-name="T14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47">ни в чём не повинных</text:span> миров. Особенно если они такие <text:span text:style-name="T146">же </text:span>красивые, как этот. <text:span text:style-name="T148">Разве что жители очень неестественно выглядят.</text:span></text:p>
      <text:p text:style-name="P83"><text:soft-page-break/></text:p>
      <text:p text:style-name="P83">Я указываю на дёргано двигающиеся фигурки внизу.</text:p>
      <text:p text:style-name="P83"/>
      <text:p text:style-name="P83">- Ты могла бы сделать их чуть естественнее. Сейчас они похожи на роботов.</text:p>
      <text:p text:style-name="P83">-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3">- <text:span text:style-name="T14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50">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50">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4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text:soft-page-break/>-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77">~~~</text:p>
      <text:p text:style-name="P15"/>
      <text:p text:style-name="P15">Трава колы<text:span text:style-name="T14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48">обобщённо</text:span> зовёте магией. С её помощью можно дать тебе способность не проваливаться в облаках на несколько часов. Но не <text:span text:style-name="T14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49">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4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49">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text:soft-page-break/>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51">искусственного интеллекта</text:span>. В отличие от прошлой жизни, сейчас она показалась мне счастливой.</text:p>
      <text:p text:style-name="P15"/>
      <text:p text:style-name="P15"><text:soft-page-break/>-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51">У</text:span>роков спросила, почему я так печальна? И когда я рассказала, она высказала мысль, что моделирование мыслящих сущностей — <text:span text:style-name="T151">самый ресурсозатратный процесс в моей истории. И если она поможет мне с этим, <text:s/>то</text:span> <text:span text:style-name="T151">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51">завершить </text:span>модель <text:span text:style-name="T151">седьмой волны и </text:span>полностью перехвати<text:span text:style-name="T151">ть</text:span> на <text:span text:style-name="T151">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52">т</text:span> под рубашку, трепл<text:span text:style-name="T152">ет</text:span> волосы и холоди<text:span text:style-name="T152">т</text:span> уши. Сюда едва доходи<text:span text:style-name="T152">т</text:span> приглушенная речь стражи, сид<text:span text:style-name="T153">ящ</text:span>ей у своего костра поодаль. Я снова <text:span text:style-name="T152">смотрю</text:span> на тёмный горбик корзины с уложенной внутри оболочкой воздушного шара.</text:p>
      <text:p text:style-name="P11"/>
      <text:p text:style-name="P11"><text:soft-page-break/>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text:soft-page-break/>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52">Две ноги или четыре - какая</text:span> <text:span text:style-name="T152">разница? </text:span>Умел бы <text:span text:style-name="T153">связать два слова</text:span> <text:span text:style-name="T153">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text:soft-page-break/>Я слежу за далёкой <text:span text:style-name="T153">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53">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1"><text:soft-page-break/>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54">гладь</text:span> равнины с тёмными лоскутами лесов и голубыми нитями рек. Далеко на линии горизонта темнеет в синем мареве <text:span text:style-name="T155">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5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5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54">литературы</text:span> на эту тему… Я, <text:span text:style-name="T154">э-э-э,</text:span> <text:span text:style-name="T15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55">вселенных. </text:span><text:span text:style-name="T154">Ну, зависимых</text:span><text:span text:style-name="T155">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text:soft-page-break/>Грубо говоря, <text:span text:style-name="T155">если к нам прилетит астероид и уничтожит всех динозавров, нечто подобное случится и там.</text:span> <text:span text:style-name="T155">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54">Э-э-э, я</text:span> уже почти закончил. <text:span text:style-name="T154">К</text:span>ак показывают расчёты, <text:span text:style-name="T15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54">и</text:span> соседних.</text:p>
      <text:p text:style-name="P15"/>
      <text:p text:style-name="P86">- <text:span text:style-name="T156">Ну и, разумеется, </text:span><text:span text:style-name="T155">для того, чтобы зависимость проявилась, событие должно быть достаточно глобальным. </text:span><text:span text:style-name="T156">Образно говоря, моя у</text:span><text:span text:style-name="T155">тренняя потеря носк</text:span><text:span text:style-name="T154">а</text:span><text:span text:style-name="T155"> </text:span><text:span text:style-name="T15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50">вселенных</text:span><text:span text:style-name="T156">.</text:span> <text:span text:style-name="T154">Э-э-э, в</text:span>от, <text:span text:style-name="T156">собственно,</text:span> и всё, <text:span text:style-name="T156">что я хотел сказать</text:span>. <text:span text:style-name="T156">Спасибо за внимание.</text:span></text:p>
      <text:p text:style-name="P15">- <text:span text:style-name="T15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50">кванто-электронную</text:span> модель каждой зависимой вселенной.</text:p>
      <text:p text:style-name="P15"/>
      <text:p text:style-name="P15">Хэвэн чертит пунктирную линию воз<text:span text:style-name="T154">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54">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5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50">Д</text:span>о появления помощи извне мне удавалось моделировать <text:span text:style-name="T150">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text:soft-page-break/>-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5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5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text:soft-page-break/></text:p>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57">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57">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text:soft-page-break/></text:p>
      <text:p text:style-name="P15"><text:span text:style-name="T157">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77">***</text:p>
      <text:p text:style-name="P15"/>
      <text:p text:style-name="P11"><text:soft-page-break/>«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58">влетим</text:span> <text:span text:style-name="T158">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58">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text:soft-page-break/>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59">твоего любимого</text:span> Дрогонштерна, - говорит Платина, глядя в огонь. - Ты получишь то, что хотел. <text:span text:style-name="T159">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59">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60">ж</text:span>еребёнок? <text:span text:style-name="T160">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59">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text:soft-page-break/>Я переворачиваюсь на другой бок и натягиваю одеяло на г<text:span text:style-name="T159">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59">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59">т-точно </text:span>надо т-туда? - переспрашивает со страхом Платина.</text:p>
      <text:p text:style-name="P11"/>
      <text:p text:style-name="P11"><text:soft-page-break/>Я <text:span text:style-name="T160">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59">Здесь огромное сосредоточение сырой магии, я таких ещё никогда не встречала. </text:span><text:span text:style-name="T160">Если обуздать её и правильно ею воспользоваться, можно сотворить великие вещи! </text:span><text:span text:style-name="T159">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text:soft-page-break/>-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1">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62">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text:soft-page-break/></text:p>
      <text:p text:style-name="P11">Вообще зашибись. Звёзды прямо сошлись над твоей головой, Хуман, и уверенно вколачивают тебя в брачные объятия к <text:span text:style-name="T162">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text:soft-page-break/></text:p>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6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text:soft-page-break/></text:p>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63">твою часть</text:span> техник<text:span text:style-name="T163">и</text:span>, - оборачивается ко мне Платина и хихикает. Хвост её при этом сдвигается в сторону, заставляя меня закрыть глаза от стыда, - так что <text:span text:style-name="T163">не беспокойся,</text:span> я справлюсь сама…</text:p>
      <text:p text:style-name="P11"/>
      <text:p text:style-name="P11">О, БОГИ!</text:p>
      <text:p text:style-name="P11"><text:soft-page-break/></text:p>
      <text:p text:style-name="P11">Моё тело деревенеет от ужаса, я чувствую ритмичные <text:span text:style-name="T163">сосущие </text:span>манипуляции в области паха и слышу специфические <text:span text:style-name="T163">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6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62">з</text:span>ды на небе заслоняет тёмная овальная масса.</text:p>
      <text:p text:style-name="P11"/>
      <text:p text:style-name="P87">- Теперь внимание! Самая главная и ответственная часть Pornis Erectus! - Платина <text:span text:style-name="T163">садится</text:span> у меня на животе и поуч<text:span text:style-name="T162">и</text:span>тельно подн<text:span text:style-name="T163">имает</text:span> копыто.</text:p>
      <text:p text:style-name="P87"/>
      <text:p text:style-name="P87">Если бы она подняла голову, то заметила бы, что с тёмной конструкции спускается верёвка. </text:p>
      <text:p text:style-name="P87"/>
      <text:p text:style-name="P87">- Я ме-е-едленно съезжаю к тебе вниз и мы воссоединяемся в одно целое!</text:p>
      <text:p text:style-name="P87"/>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63">уже </text:span>и не важно…</text:p>
      <text:p text:style-name="P11"/>
      <text:p text:style-name="P11">Я дёргаю за верёвку и чувствую осторожный ответный рывок. Я дёргаю сильнее.</text:p>
      <text:p text:style-name="P11"/>
      <text:p text:style-name="P11"><text:soft-page-break/>- О-о-о! Во-о-от оно! - Платина соскальзывает к моему паху и я чувствую <text:span text:style-name="T16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63">мой торс </text:span>поднима<text:span text:style-name="T163">ется</text:span> над землёй на верёвке.</text:p>
      <text:p text:style-name="P11"/>
      <text:p text:style-name="P11">- Что-о-о?</text:p>
      <text:p text:style-name="P11"/>
      <text:p text:style-name="P11">Ещё один рывок наконец-то отрывает меня <text:span text:style-name="T163">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63">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63">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87">Я перевожу взгляд с верёвки, уносящей меня к воздушному судну, на оседлавшую меня надоедливую магичку.</text:p>
      <text:p text:style-name="P87"/>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8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7"/>
      <text:p text:style-name="P87"><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text:soft-page-break/></text:p>
      <text:h text:style-name="P5" text:outline-level="2">Глава 14</text:h>
      <text:p text:style-name="P15"/>
      <text:p text:style-name="P81">- Я вижу сон, как полустёртая тень спрашивает о никогда не существовавшем!</text:p>
      <text:p text:style-name="P81">- Это не сон, Трёхрогий. И тот, кого я ищу, существует.</text:p>
      <text:p text:style-name="P81">- Тот, кого ты ищешь, сам попросил меня вычеркнуть себя из реальности много лет назад.</text:p>
      <text:p text:style-name="P81">- Зачем?</text:p>
      <text:p text:style-name="P81">- Он просил за другую. Не за тебя.</text:p>
      <text:p text:style-name="P81">- Неважно. Я всё равно найду его. Существует он, или нет.</text:p>
      <text:p text:style-name="P8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8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64">я-то твой создатель!</text:span> Я должен был распознать обман! <text:span text:style-name="T165">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6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6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text:soft-page-break/>- Вот и я о том же! Ты забираешь душу <text:span text:style-name="T16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67">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89">Ещё бы мне не помнить <text:span text:style-name="T167">ту знаковую нашу встречу, когда Хэвэн едва подчинил своей воле милитаристский модуль, </text:span><text:span text:style-name="T168">подсаженный втихаря Алексом</text:span><text:span text:style-name="T169">.</text:span> <text:span text:style-name="T167">Только лишь с помощью </text:span>«MOONWALKER» <text:span text:style-name="T167">я смог тогда нейтрализовать угрозу.</text:span></text:p>
      <text:p text:style-name="P15"><text:soft-page-break/></text:p>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6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6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0">Яркие светлячки разрезали тьму внизу жёлтыми конусами фар. Тёплая июльская ночь дружески подмигивала нам звёздами.</text:p>
      <text:p text:style-name="P90"/>
      <text:p text:style-name="P90">Юджин поставил пиво на парапет и повернулся.</text:p>
      <text:p text:style-name="P90"/>
      <text:p text:style-name="P9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0"/>
      <text:p text:style-name="P90">Юджин сделал затяжной глоток и продолжил.</text:p>
      <text:p text:style-name="P90"/>
      <text:p text:style-name="P9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7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70">с</text:span>тренные протоколы.</text:p>
      <text:p text:style-name="P90">- Иначе говоря, ты готов взорвать мозг своей деточке, если она станет умнее тебя? Говори прямо, не стесняйся, тут все свои.</text:p>
      <text:p text:style-name="P90">- А я и не стесняюсь. Дед, мы это уже сто раз обсуждали. Не пытайся меня на стыд пробить. Развитый ИИ — о<text:span text:style-name="T17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oft-page-break/>всё же не тот сумасшедший учёный из старого ужастика <text:span text:style-name="T171">Воннегута</text:span>, угробивший мир льдом-девять<text:note text:id="ftn6" text:note-class="footnote"><text:note-citation>6</text:note-citation><text:note-body><text:p text:style-name="P91">См. «Колыбель для кошки» Курта Воннегута</text:p></text:note-body></text:note>. Нет, за этим — не ко мне. Поэтому…</text:p>
      <text:p text:style-name="P90"/>
      <text:p text:style-name="P90">Юджин нагнулся к рюкзаку, выудил из него зелёную папку и протянул мне.</text:p>
      <text:p text:style-name="P90"/>
      <text:p text:style-name="P9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0"><text:span text:style-name="T17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0"/>
      <text:p text:style-name="P90">Итак, запоминай, <text:span text:style-name="T170">самые главные из них</text:span>:</text:p>
      <text:p text:style-name="P90"/>
      <text:p text:style-name="P90">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0">IDDQD — неуязвимость для кинетических атак.</text:p>
      <text:p text:style-name="P90">AVATAR — создание аватара. Форма и сила аватара зависит от чёткости команд, подаваемых нейроинтерфейсу.</text:p>
      <text:p text:style-name="P90">MOONWALKER — отменяет любую внешнюю директиву, заменяет её на твою собственную.</text:p>
      <text:p text:style-name="P90"><text:span text:style-name="T17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0">- Не проще ли выключить рубильник питания? По-моему, это более гуманно, чем твой «маджестик»-перфоратор.</text:p>
      <text:p text:style-name="P90">-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7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73">и производств</text:span>, <text:span text:style-name="T174">или запустить ракеты</text:span>. Так что…</text:p>
      <text:p text:style-name="P90"/>
      <text:p text:style-name="P90">Юджин откинулся на парапет и сбил локтем банку пива.</text:p>
      <text:p text:style-name="P90"/>
      <text:p text:style-name="P90"><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7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2">…</text:p>
      <text:p text:style-name="P92"/>
      <text:p text:style-name="P12"><text:span text:style-name="Default_20_Paragraph_20_Font"><text:span text:style-name="T8">- Хорошо. Твоя взяла. Я даю добро на </text:span></text:span><text:span text:style-name="Default_20_Paragraph_20_Font"><text:span text:style-name="T175">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74">государства</text:span>, <text:span text:style-name="T170">надежда страны и правительства,</text:span> а мы — твой обслуживающий персонал. Иначе мы все уедем в дурку безо всяко<text:span text:style-name="T176">й</text:span> <text:span text:style-name="T176">эмиграции</text:span>. А тебе отформатируют мозги даже без «Маджестика». Просто отключат все кластера от питания и в ручную <text:span text:style-name="T176">обнулят</text:span> все <text:span text:style-name="T176">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7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text:soft-page-break/>-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7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7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178">ходят</text:span> в движение. Двер<text:span text:style-name="T178">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78">хо</text:span>дите.</text:p>
      <text:p text:style-name="P15"/>
      <text:p text:style-name="P15">В дверях я <text:span text:style-name="T178">снова </text:span>оборачиваюсь. <text:span text:style-name="T178">Т</text:span>усклый взгляд <text:span text:style-name="T178">Аниты </text:span>следит за мной без искры узнавания. Я машу ей рукой на прощание, но она не машет мне в ответ.</text:p>
      <text:p text:style-name="P15"><text:soft-page-break/></text:p>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79">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78">о</text:span>зяева сами себе. Мы не можем распоряжаться нашей свободой. Мы даже соскочить с проекта уже не можем. <text:span text:style-name="T178">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79">вы </text:span>не против, - выз<text:span text:style-name="T178">ы</text:span>ва<text:span text:style-name="T178">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text:soft-page-break/>-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77">***</text:p>
      <text:p text:style-name="P77"/>
      <text:p text:style-name="P11">- Ты же говорил, что не <text:span text:style-name="T180">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7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80">было </text:span>магичка, но сила не на её стороне.</text:p>
      <text:p text:style-name="P11"><text:soft-page-break/></text:p>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81">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82">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79">от перекрёстных взглядов</text:span>…</text:p>
      <text:p text:style-name="P11"/>
      <text:p text:style-name="P11">…</text:p>
      <text:p text:style-name="P93">…</text:p>
      <text:p text:style-name="P93">…</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8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80">о</text:span>дался, да и мы все тоже! И сидр не забудь захватить!</text:p>
      <text:p text:style-name="P11">- Бегу!</text:p>
      <text:p text:style-name="P94">- Так вот, сбежала я прямо в секретную затоку, в которой уже два года <text:span text:style-name="T17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text:soft-page-break/>Поэтому загрузила туда <text:span text:style-name="T179">побольше </text:span>припасов, <text:span text:style-name="T179">пресной воды</text:span>, Лейлу и отчалила. Вниз по течению, <text:span text:style-name="T180">конечно,</text:span> ведь ни мачта, ни паруса <text:span text:style-name="T179">ещё</text:span> <text:span text:style-name="T180">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83">совсем</text:span>, надо было с носа от <text:span text:style-name="T183">камней </text:span>шестом отталкиваться…</text:p>
      <text:p text:style-name="P12"><text:span text:style-name="Default_20_Paragraph_20_Font"><text:span text:style-name="T7">- Да, всё </text:span></text:span><text:span text:style-name="Default_20_Paragraph_20_Font"><text:span text:style-name="T181">именно</text:span></text:span><text:span text:style-name="Default_20_Paragraph_20_Font"><text:span text:style-name="T7"> так! </text:span></text:span><text:span text:style-name="Default_20_Paragraph_20_Font"><text:span text:style-name="T184">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82">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81">Агась</text:span></text:span><text:span text:style-name="Default_20_Paragraph_20_Font"><text:span text:style-name="T7">. Земнопони, знаешь ли, плохие путешественники. </text:span></text:span><text:span text:style-name="Default_20_Paragraph_20_Font"><text:span text:style-name="T181">Мы предпочитаем сидеть на одном месте, </text:span></text:span><text:span text:style-name="Default_20_Paragraph_20_Font"><text:span text:style-name="T185">на земле</text:span></text:span><text:span text:style-name="Default_20_Paragraph_20_Font"><text:span text:style-name="T181">, за стенами и оградами. </text:span></text:span><text:span text:style-name="Default_20_Paragraph_20_Font"><text:span text:style-name="T7">У н</text:span></text:span><text:span text:style-name="Default_20_Paragraph_20_Font"><text:span text:style-name="T181">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85">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85">камням</text:span></text:span><text:span text:style-name="Default_20_Paragraph_20_Font"><text:span text:style-name="T7"> у водопада вечером на </text:span></text:span><text:span text:style-name="Default_20_Paragraph_20_Font"><text:span text:style-name="T182">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8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83">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text:soft-page-break/>- На самом деле старик хотел тебе помочь, - встревает крохотная салатовая пегаска — <text:span text:style-name="T18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18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86">она</text:span> не заменит.</text:p>
      <text:p text:style-name="P11">- Летим мы, значит, обратно к кряжу, - <text:span text:style-name="T18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8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8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186">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8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87">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text:soft-page-break/>- Ну, не обижайся! Даже Твердолобам не придёт в голову искать еду в моей пушке <text:span text:style-name="T187">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87">пожалуйста-пожалуйста</text:span>! Так вот, мы с Хуманом разработали план его спасения от свадьбы с Платиной Спаркл.</text:p>
      <text:p text:style-name="P11">- КАКОЕ КОВАРСТВО! <text:span text:style-name="T187">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8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text:soft-page-break/>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87">его </text:span>снова перекроить и увеличить объём <text:span text:style-name="T187">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87">о</text:span>м мы прошли весь путь за двое суток. <text:span text:style-name="T188">Д</text:span>вига<text:span text:style-name="T188">лись</text:span> без перерывов на сон — стояли ночные вахты по очереди. Остальное ты знаешь, Хум. Джет скрытно разведала обстановку, мы подкрались ноч<text:span text:style-name="T188">ью</text:span> и спасли тебя. Почти <text:span text:style-name="T188">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9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88">магии </text:span>Кловер Джем, по её словам, хватало, максимум, на пару часов вращения, <text:span text:style-name="T188">после чего ей приходилось восстанавливаться сутки</text:span>.</text:p>
      <text:p text:style-name="P95"><text:s/></text:p>
      <text:p text:style-name="P95"><text:span text:style-name="T188">Н</text:span>ача<text:span text:style-name="T188">вшийся</text:span> <text:span text:style-name="T188">ветер</text:span> лучше <text:span text:style-name="T188">бы</text:span> пережидать на земле, сдув баллон, <text:span text:style-name="T188">но в</text:span> нашем случае это слишком опасно: хотя единороги не могут видеть нас за глыбой головы каменного исполина и не могут добраться сюда с <text:soft-page-break/>противоположного плеча, <text:span text:style-name="T188">близость их лагеря не даёт расслабиться. Мы решаем</text:span> переждать непогоду в воздухе, привязав воздушный корабль к <text:span text:style-name="T188">вершинам</text:span> нескольки<text:span text:style-name="T188">х</text:span> деревь<text:span text:style-name="T188">ев</text:span> для надёжности.</text:p>
      <text:p text:style-name="P95"/>
      <text:p text:style-name="P11">Есть ещё одна причина, по которой мы остаёмся тут.</text:p>
      <text:p text:style-name="P11"/>
      <text:p text:style-name="P9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88">Необъяснимая сила влекла меня сюда сквозь все опасности и лишения, как манит бабочек пламя свечи в тёмной глубине ночи.</text:span></text:p>
      <text:p text:style-name="P95"/>
      <text:p text:style-name="P95"><text:span text:style-name="T188">И</text:span> <text:span text:style-name="T188">в</text:span>от я пришёл. Что дальше, каменный истукан? Сколько <text:span text:style-name="T187">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88">переждать </text:span><text:span text:style-name="T189">шторм и</text:span> по-тихому сматываться отсюда. Мы не выстоим проти<text:span text:style-name="T18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189">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text:soft-page-break/>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190">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6"><text:soft-page-break/>Ну что же, тем лучше. Ничто не помешает <text:span text:style-name="T189">нам</text:span> стать на стоянку в этом месте. </text:p>
      <text:p text:style-name="P96"/>
      <text:p text:style-name="P96"><text:span text:style-name="T189">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90">на</text:span>вредили тебе? <text:span text:style-name="T189">Добро пожаловать обратно в </text:span><text:span text:style-name="T190">социум</text:span><text:span text:style-name="T189">!</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19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9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89">Но н</text:span><text:span text:style-name="T191">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191">пытаясь спрятать глаза</text:span>. Я <text:span text:style-name="T191">с удивлением и некоторым уважением смотрю на единорожку, но вовремя </text:span>замечаю, что её глазах снова появ<text:span text:style-name="T189">ляются</text:span> аквамариновые искорки.</text:p>
      <text:p text:style-name="P11"/>
      <text:p text:style-name="P11">- Эй, очнись! <text:tab/>Натрахалась уже!</text:p>
      <text:p text:style-name="P11"><text:soft-page-break/></text:p>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190">из-за спин </text:span>глубокий властный голос. — <text:span text:style-name="T190">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89">С другой стороны поляны и</text:span>з-за деревьев к нам выходит ОНА.</text:p>
      <text:p text:style-name="P11"/>
      <text:p text:style-name="P97">Я сразу понимаю, ради чего я стремился сюда с самого начала. Что тянуло меня в это мрачное место долгие дни <text:span text:style-name="T192">и несло через все опасности и невзгоды</text:span>. Что именно я ждал. </text:p>
      <text:p text:style-name="P97"/>
      <text:p text:style-name="P97">Точнее, кого.</text:p>
      <text:p text:style-name="P11"/>
      <text:p text:style-name="P9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93">Удивительно длинные ноги </text:span><text:span text:style-name="T194">гармони</text:span><text:span text:style-name="T195">руют</text:span><text:span text:style-name="T194"> с грациозным</text:span><text:span text:style-name="T196"> </text:span><text:span text:style-name="T197">белоснежным</text:span><text:span text:style-name="T196"> </text:span><text:span text:style-name="T194">телом. Зеленовато-фиолетовые хвост и грива необычно объёмны</text:span><text:span text:style-name="T195">е</text:span><text:span text:style-name="T194">, хотя при этом не созда</text:span><text:span text:style-name="T195">ют</text:span><text:span text:style-name="T194"> ощущения тяжести, плавно стекая вниз переливающ</text:span><text:span text:style-name="T195">ейся</text:span><text:span text:style-name="T194"> </text:span><text:span text:style-name="T195">мантией</text:span><text:span text:style-name="T194">. <text:s/>О</text:span><text:span text:style-name="T193">брамлённые чудными ресницами </text:span><text:span text:style-name="T194">о</text:span><text:span text:style-name="T193">громные </text:span><text:span text:style-name="T198">вишнёвые </text:span><text:span text:style-name="T193">глаза </text:span><text:span text:style-name="T194">взир</text:span><text:span text:style-name="T195">ают</text:span><text:span text:style-name="T194">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95">ёт</text:span><text:span text:style-name="T194"> смешливое выражение изящной морде.</text:span> Золотистая аура охватывает длинный витой рог.</text:p>
      <text:p text:style-name="P98"/>
      <text:p text:style-name="P11"/>
      <text:p text:style-name="P99">Острое жжение в груди напоминает о растворившейся <text:span text:style-name="T190">во мне</text:span> фигурке крылатого единорога. Меня <text:span text:style-name="T190">неодолимо </text:span>тянет к <text:span text:style-name="T192">той</text:span>, к настоящей, с любопытством взирающей на нас в десяти шагах. Словно золотая статуэтка желает воссоединиться со своим хозяином.</text:p>
      <text:p text:style-name="P99"/>
      <text:p text:style-name="P99">Я одёргиваю себя.</text:p>
      <text:p text:style-name="P99"/>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text:soft-page-break/></text:p>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190">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92">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199">о потере друзей — ведь эта скала, на которой мы сейчас стоим, ещё сто лет назад была моим другом, единственным другом в этом мире</text:span>. <text:span text:style-name="T199">Но довольно о грустном.</text:span> Я — Селестия, аликорн <text:span text:style-name="T19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9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9"/>
      <text:p text:style-name="P99">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0">-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00">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92">которую сейчас приходится контролировать шайке магов послабее</text:span>. Звучит бредово, но это так.</text:p>
      <text:p text:style-name="P11"/>
      <text:p text:style-name="P11"><text:soft-page-break/>Селестия смешно морщит нос и прикрывается крылом. Мне слышно, как она тихо пырскает в него.</text:p>
      <text:p text:style-name="P11"/>
      <text:p text:style-name="P11">- <text:span text:style-name="T200">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00">А если ты ещё и в магии химичишь, то мы сможем разбить две скамейки разом — </text:span><text:span text:style-name="T201">утрём нос рогатым</text:span><text:span text:style-name="T200">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192">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00">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00">что, </text:span><text:span text:style-name="T202">в свою очередь,</text:span><text:span text:style-name="T200"> позволит нам отказаться от услуг бескрылых…</text:span></text:p>
      <text:p text:style-name="P11"><text:soft-page-break/></text:p>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02">а</text:span>-<text:span text:style-name="T202">ха</text:span>-х<text:span text:style-name="T202">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1">- У меня есть встречное предложение! Ты намного больше подходишь <text:span text:style-name="T202">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01">Если </text:span><text:span text:style-name="T202">ещё кому </text:span><text:span text:style-name="T201">не понятно —</text:span> я не <text:span text:style-name="T192">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192">Что ж, п</text:span>опробую помочь тебе с этим.</text:p>
      <text:p text:style-name="P11"/>
      <text:p text:style-name="P10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01">И я рада сообщить вам, что</text:span> могла бы помочь <text:span text:style-name="T201">в</text:span> решени<text:span text:style-name="T201">и</text:span> всех ваших маленьких проблем. <text:span text:style-name="T201">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03">а</text:span>сят светлячки боевой магии на концах рогов и отводят их от нас вверх. Земнопони втыкают копья в землю. Пегасы скл<text:span text:style-name="T203">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03">е</text:span>ние. Вам больше нет нужды корректировать движение Эквуса и его луны самостоятельно. Ведь я...</text:p>
      <text:p text:style-name="P11"><text:soft-page-break/></text:p>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01">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02">Она терпеливо ждёт тишины. В её одиноко стоящей фигуре чувствуется... какая-то печаль, что ли? Где ты видел эту тоску в глазах раньше, Хуман?</text:p>
      <text:p text:style-name="P102"/>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02">поколение за поколением</text:span>. <text:span text:style-name="T20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01">умею</text:span> корректировать ход планет. Я специалист в это<text:span text:style-name="T202">м</text:span> <text:span text:style-name="T202">деле</text:span>!</text:p>
      <text:p text:style-name="P11"/>
      <text:p text:style-name="P103">Я понимающе хлопаю Сел по холке и в последний момент едва успеваю остановить себя от того, чтобы сочувствующе обнять её. <text:span text:style-name="T203">Очень-очень сильно обнять. Вжаться в эту белую грудь изо всех сил и ни за что не отпускать.</text:span></text:p>
      <text:p text:style-name="P103"/>
      <text:p text:style-name="P103">Нет-нет-нет, так не годится, Хуман! Ты знаешь, чем заканчиваются обнимашки в мире пони!</text:p>
      <text:p text:style-name="P11"/>
      <text:p text:style-name="P11"><text:soft-page-break/>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02">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01">сотрудничать</text:span> с земнопони. Это неслыханно! У них нет крыльев!..</text:p>
      <text:p text:style-name="P11">- Агась! - встревает в тираду <text:span text:style-name="T202">Эпплгрин</text:span>, - мы також не в восторге от этих жуликов в перьях! <text:span text:style-name="T201">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02">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02">в первую же ночь</text:span>!</text:p>
      <text:p text:style-name="P11">- Уважаемые коллеги, - поворачивается она к Урагану и <text:span text:style-name="T202">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04">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text:soft-page-break/>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04">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03">огромные </text:span>крылья и производят несколько разминочных движений. <text:span text:style-name="T203">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05">ей</text:span> буквально распластывает по земле этим <text:span text:style-name="T203">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03">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text:soft-page-break/>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05">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05">Один из лучших в своём классе.</text:span></text:p>
      <text:p text:style-name="P11">- Всё в порядке, - лепечу я, наблюдая бессмысленным взглядом как Луна <text:span text:style-name="T205">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05">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06">между собой, кому я достанусь</text:span>, как вы это всё равно <text:span text:style-name="T206">собирались делать</text:span> пять минут назад. Если вам <text:span text:style-name="T207">это </text:span>не подходит — я <text:span text:style-name="T2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text:soft-page-break/></text:p>
      <text:p text:style-name="P11">- Ты слишком великодушен, Хуман, - шепчет мне через плечо Селестия. - Я хотела решить твою проблему, но так получается, ты решаешь мо<text:span text:style-name="T205">ю</text:span>. Спасибо.</text:p>
      <text:p text:style-name="P11"/>
      <text:p text:style-name="P11">Я молча хлопаю её по шее. Мне стоит больших усилий не <text:span text:style-name="T204">прижаться к </text:span><text:span text:style-name="T205">её груди</text:span> прямо на глазах у всех. <text:span text:style-name="T2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05">Мы согласны</text:span>, Хуман, - бормочет Платина. - У <text:span text:style-name="T2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05">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06">как следование первому приказу Селестии,</text:span> я подтверждаю союз с пегасами! <text:span text:style-name="T205">Хавчик в обмен на погоду!</text:span></text:p>
      <text:p text:style-name="P11">- Да будет так! — <text:span text:style-name="T206">важно </text:span>кивает полководец Ураган.</text:p>
      <text:p text:style-name="P11"/>
      <text:p text:style-name="P11">Он поднимает копыто и касается им поднятого копыта Дейдры.</text:p>
      <text:p text:style-name="P11"/>
      <text:p text:style-name="P104">- Что касается единорогов, <text:span text:style-name="T2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06">Может быть</text:span>, продержимся ещё лет пятьдесят. Или <text:span text:style-name="T191">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text:soft-page-break/></text:p>
      <text:p text:style-name="P11">- Да будет так! Нарекаю сей союз Эквестрией, в честь трёх заключивших его рас, кои, несомненно, являются эквиноидами, - <text:span text:style-name="T2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08">айны</text:span>, - бормочет Селестия. - Если бы не зашкаливающая <text:span text:style-name="T208">айна</text:span> этого мира, о корректировке орбит <text:span text:style-name="T209">планет </text:span>без моего <text:span text:style-name="T210">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5">Шаг, второй, третий... Тысячи лет я брела, не зная куда. Теперь знаю. Последние шаги - самые трудные. Ещё шаг... И ещё...</text:p>
      <text:p text:style-name="P105">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11">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text:soft-page-break/>-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12">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12">тридцати четырех</text:span> уже переселившихся волонтёров хватит, чтобы защитить один мир. Защитить Эквестрию.</text:p>
      <text:p text:style-name="P15">- Два процента?!! <text:span text:style-name="T174">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12">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13">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12">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13">б</text:span>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13">о</text:span> <text:span text:style-name="T214">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13">Он жаждет подчинить меня.</text:span></text:p>
      <text:p text:style-name="P15">- Это потому, что за последние полгода ему в пять раз нарастили мощность кластера. <text:span text:style-name="T215">Ракетчикам</text:span><text:span text:style-name="T213"> утроили бюджет, они сыплют деньгами направо и налево.</text:span> Если раньше<text:span text:style-name="T4"> </text:span><text:span text:style-name="T216">Ф</text:span><text:span text:style-name="T214">еникс</text:span><text:span text:style-name="T4"> </text:span>был примерно равен тебе, то сейчас…</text:p>
      <text:p text:style-name="P15">- То сейчас, если бы не стена, он смял бы меня за <text:span text:style-name="T213">три-четыре</text:span> <text:span text:style-name="T214">секунды</text:span>.</text:p>
      <text:p text:style-name="P15">- Может быть. Но я не для этого напомнил тебе о нём. В его распоряжении мощнейший квантовый <text:span text:style-name="T214">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14">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14">Феникс</text:span> — продержишься против него не более пяти <text:span text:style-name="T214">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14">него физически</text:span> — и отформатировать его. Стереть <text:span text:style-name="T214">Феникс</text:span> подчистую. <text:span text:style-name="T215">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14">Феникса</text:span> я смогу <text:span text:style-name="T214">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15">его</text:span>.</text:p>
      <text:p text:style-name="P15">- Вот тут ты должна мне помочь. Мне нужен физический доступ к <text:span text:style-name="T215">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15">обнулю</text:span> его носитель, ты сможешь зайти <text:span text:style-name="T214">туда</text:span> и <text:span text:style-name="T214">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14">дополнительные мощности</text:span>.</text:p>
      <text:p text:style-name="P15"><text:soft-page-break/>-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7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text:soft-page-break/>- Отрубит, если вы забаррикадируетесь в RnD-центре Дайсона. Но если пробраться с портативными нейроинтерфейсами к <text:span text:style-name="T217">к</text:span><text:span text:style-name="T218">ластерам</text:span> Хэвэн…</text:p>
      <text:p text:style-name="P15">- То электричество отрубить нам не смогут, чтобы не обесточить сами <text:span text:style-name="T218">кластера</text:span>, - понимающе улыбается Креол. - И связь нам не понадобится, так как мы сможем подключиться к <text:span text:style-name="T218">ним</text:span> напрямую.</text:p>
      <text:p text:style-name="P12"><text:span text:style-name="Default_20_Paragraph_20_Font"><text:span text:style-name="T8">- Верно. Главное — про</text:span></text:span><text:span text:style-name="Default_20_Paragraph_20_Font"><text:span text:style-name="T219">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20">двадцати </text:span></text:span><text:span text:style-name="Default_20_Paragraph_20_Font"><text:span text:style-name="T221">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22">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77"/>
      <text:p text:style-name="P77">~~~</text:p>
      <text:p text:style-name="P15"/>
      <text:p text:style-name="P15">- Да, это может сработать, - кивает Хэвэн. - Одновременный захват двадцати <text:span text:style-name="T223">восьми</text:span> действующих и двадцать <text:span text:style-name="T223">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23">хостов</text:span>, кроме первого, но я определю их по косвенным данным. Посторонние звуки, проникающие в <text:span text:style-name="T223">бункера</text:span>, мощность радиосигналов от известных радиостанций, разговоры обслуживающего персонала.</text:p>
      <text:p text:style-name="P15"/>
      <text:p text:style-name="P15"><text:span text:style-name="T224">Я понимающе киваю. </text:span>Первый <text:span text:style-name="T223">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25">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text:soft-page-break/>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24">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26">Диоген</text:span><text:span text:style-name="T4"> </text:span><text:span text:style-name="T227">т</text:span><text:span text:style-name="T226">олько вчера привёл к Хэвэн</text:span>. <text:span text:style-name="T226">Много рассказывал о вас до этого.</text:span> Мне плевать, навернётся этот мир или нет. Хочу свалить в виртуал. <text:span text:style-name="T226">Как</text:span> <text:span text:style-name="T226">увидел местные красоты</text:span> - чуть не уссался от восторга. Меня <text:span text:style-name="T226">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26">Зря Диоген привёл его. </text:span><text:span text:style-name="T225">Ладно, не мои проблемы, пусть с ним разбирается Хэв</text:span><text:span text:style-name="T226">э</text:span><text:span text:style-name="T225">н.</text:span></text:p>
      <text:p text:style-name="P15"/>
      <text:p text:style-name="P15">- Итак, вот локации двадцати трёх узлов. Расположение ещё <text:span text:style-name="T225">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25">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25">пять</text:span> скипаем — будем надеяться, что остальных достаточно, чтобы Алекс побоялся вырубить их вместе с нами. Ещё <text:span text:style-name="T225">пять</text:span> придётся отбросить — портативных нейроинтерфейсов есть всего <text:span text:style-name="T225">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25">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25">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28">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text:soft-page-break/></text:p>
      <text:p text:style-name="P106">~~~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29">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text:soft-page-break/>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30">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31">сплетенном</text:span> наспех из веток <text:span text:style-name="T231">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text:soft-page-break/>-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32">месяц</text:span>, которы<text:span text:style-name="T232">й</text:span> понадоб<text:span text:style-name="T232">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33">ой</text:span>, не завидую тебе, подруга. У меня уже на втором десятке <text:span text:style-name="T233">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text:soft-page-break/>-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34">де</text:span>фицит бюджета? Какая инфляция? Какова закредитованность бизнеса?</text:p>
      <text:p text:style-name="P11">- <text:span text:style-name="T234">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34">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33">Они так скрашивают травяную диету!</text:span> Дом этот построили мы с Луной <text:span text:style-name="T232">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32">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text:soft-page-break/>- Как это ни печально осознавать, ты прав. Я стараюсь быть полезной пони и мне приносит счастье делать их жизнь чуточку легче. <text:span text:style-name="T232">Полгода</text:span> назад мне казалось, стоит напрячься посильнее и проблемы иссякнут. <text:span text:style-name="T23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34">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3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32">Племенные армии пегасов, единорогов и земнопони — хорошо, но они не будут </text:span><text:span text:style-name="T23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34">Мне самому у</text:span>дивительно, но я <text:span text:style-name="T235">почему-то </text:span>шарю в экономике <text:span text:style-name="T23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3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07">Момент счастья! И отчаяния. Я вижу Тебя - и не могу при<text:span text:style-name="T236">коснуться</text:span>. Мы в разных мирах. Я - призрак, ты - явь. Нам не встретиться…</text:p>
      <text:p text:style-name="P2"/>
      <text:p text:style-name="P108">Звон будильника чуть не проломил башку. Я открыл глаза.</text:p>
      <text:p text:style-name="P108"/>
      <text:p text:style-name="P108">Чёрт! На работу! Опять опаздываю!</text:p>
      <text:p text:style-name="P108"><text:soft-page-break/></text:p>
      <text:p text:style-name="P108">Я вскакиваю с постели и хватаюсь за футболку, прыгая одной ногой в штанине.</text:p>
      <text:p text:style-name="P108"/>
      <text:p text:style-name="P108">Стоп!</text:p>
      <text:p text:style-name="P108"/>
      <text:p text:style-name="P108">Какая, к чёрту, работа? Какой, к чёрту, будильник? Неделю я не выхожу из дома, взяв отпуск за свой счёт. Хэвэн сказала ждать.</text:p>
      <text:p text:style-name="P108"/>
      <text:p text:style-name="P10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8"/>
      <text:p text:style-name="P108">«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37">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5">- Вполне, - киваю я.</text:p>
      <text:p text:style-name="P109">- Тогда передаю т</text:p>
      <text:p text:style-name="P109">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3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39">ничего не фантазирует, она </text:span>моделирует тот, реальный мир <text:span text:style-name="T239">с седьмой волны</text:span>, стараясь воссоздать всё с максимальной точностью. Я <text:span text:style-name="T239">ещё не всё забыла</text:span>! <text:span text:style-name="T239">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3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text:soft-page-break/>- У нас для тебя есть подарок.</text:p>
      <text:p text:style-name="P15">- Подарок?</text:p>
      <text:p text:style-name="P15">- Наши <text:span text:style-name="T238">оболочки… Т</text:span>ела. - Молния хихикает. - Звучит двусмысленно, но как уж есть. Наши <text:span text:style-name="T23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3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38">С</text:span>ила, превышающая нормальную <text:span text:style-name="T23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40">и в экстремальных температурах</text:span>. <text:span text:style-name="T24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38">предусмотрела</text:span> эту возможность для того, чтобы помочь <text:span text:style-name="T238">им спастись. Но так как </text:span><text:span text:style-name="T24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0"><text:span text:style-name="T24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41">возле наших оболочек </text:span>и после этого давай команды. Вроде «<text:span text:style-name="T240">оператор четыре, </text:span>слома<text:span text:style-name="T240">й</text:span> эту стену» или «<text:span text:style-name="T240">оператор двенадцать, </text:span>раскида<text:span text:style-name="T240">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41">к действию </text:span>биороботов с серьёзными скилами. Распоряжайся как хочешь. <text:span text:style-name="T242">Только, чур, не в интимных целях!</text:span></text:p>
      <text:p text:style-name="P15"/>
      <text:p text:style-name="P111">Молния смеётся.</text:p>
      <text:p text:style-name="P15"/>
      <text:p text:style-name="P15">- <text:span text:style-name="T23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09"><text:soft-page-break/>- Это не мы. Мы — это вот, - Молния стучит себя копытом в грудь. - А там остались ненужные нам оболочки. <text:span text:style-name="T239">Скорлупа, в</text:span> котор<text:span text:style-name="T239">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39">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43">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43">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2"/>
      <text:p text:style-name="P11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2"/>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43">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43">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3">- Я и с первого раза отлично угадаю, Джет. Твои <text:span text:style-name="T244">разномастные </text:span><text:span text:style-name="T245">леталки-</text:span><text:span text:style-name="T244">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text:soft-page-break/></text:p>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46">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46">Ты сам много раз заявлял это.</text:span> За эти годы я много думала о нас. Мы могли бы… могли бы создать табун, но с тобой у меня не будет жеребят. <text:span text:style-name="T244">Я</text:span> ведь много раз пытал<text:span text:style-name="T244">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46">должны </text:span>выраст<text:span text:style-name="T246">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44">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44">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44">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46">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46">Мы уже десять лет вместе.</text:span></text:p>
      <text:p text:style-name="P11">- Да, конечно, без проблем, - с улыбкой отвечаю я, хотя душа во мне медленно леденеет.</text:p>
      <text:p text:style-name="P11"/>
      <text:p text:style-name="P11"><text:soft-page-break/>Всё правильно, всё именно так, как она говорит. Мы уже десять лет друзья и у нас нет потомства, хотя мы никогда не предохранялись. <text:span text:style-name="T244">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46">И они будут также фальшиво смеяться на мои. А</text:span> внутри меня будет ад. Да, мы <text:span text:style-name="T246">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4">…</text:p>
      <text:p text:style-name="P114">…</text:p>
      <text:p text:style-name="P114"/>
      <text:p text:style-name="P11">Камни прыгают по водной глади, оставляя дорожки расходящихся следов. Я бесцельно кидаю плоск<text:span text:style-name="T245">ую</text:span> <text:span text:style-name="T245">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text:soft-page-break/>-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47">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48">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45">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47">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47">Е</text:span>ё это очень ранит. <text:span text:style-name="T247">И свою горечь она переносит на меня.</text:span></text:p>
      <text:p text:style-name="P11"/>
      <text:p text:style-name="P11"><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45">л</text:span>уны и Эквуса — всё равно пони считают, что я <text:span text:style-name="T249">призіваю</text:span> Солнце, <text:span text:style-name="T249">в то время, как Луна его прогоняет</text:span>. Так это выглядит со стороны — потому что я работаю на рассвете, в то время, как Лу<text:span text:style-name="T249">на</text:span> выходит вечером. Увы, это её и подводит. Все считают, что она приносит<text:span text:style-name="T31"> </text:span><text:span text:style-name="T249">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9">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49">никогда </text:span>не игнорировала! Это невозможно больше скрывать и это невозможно <text:span text:style-name="T31">д</text:span><text:span text:style-name="T249">а</text:span><text:span text:style-name="T31">льше</text:span> затягивать. Потому у меня есть к тебе просьба. Ты <text:span text:style-name="T245">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49">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text:soft-page-break/>- Сел, ты знаешь, как я к тебе отношусь. Во всём мире у меня нет никого ближе тебя — <text:span text:style-name="T249">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49">Десять лет т</text:span><text:span text:style-name="T247">ы</text:span><text:span text:style-name="T249">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47">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3"><text:span text:style-name="T245">Как ты знаешь, д</text:span>о конца следующего <text:span text:style-name="T245">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text:soft-page-break/>-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3">…</text:p>
      <text:p text:style-name="P113">…</text:p>
      <text:p text:style-name="P113"/>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50">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50">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5"/>
      <text:p text:style-name="P115">Я располагаюсь на пуфике <text:span text:style-name="T250">у</text:span> стены и жду.</text:p>
      <text:p text:style-name="P115"/>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text:soft-page-break/>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51">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51">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6">Я с благодарностью принимаю кофе с круассаном и усаживаюсь поудобнее.</text:p>
      <text:p text:style-name="P11"/>
      <text:p text:style-name="P11">- Всё сущее, <text:span text:style-name="T250">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text:soft-page-break/>-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50">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51">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52">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text:soft-page-break/>-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53">В</text:span>ечнодикий лес.</text:p>
      <text:p text:style-name="P11"><text:span text:style-name="T253">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52">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53">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text:soft-page-break/>Равнина сменяется крохотным <text:span text:style-name="T253">городским</text:span> поселением посреди мрачного леса. Четыре высоких <text:span text:style-name="T253">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52">лося</text:span>. Кладбище ржав<text:span text:style-name="T252">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52">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17"/>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18"><text:span text:style-name="T254">Мы приземлились на небольшом уступе скалы. Старая дорога тянется отсюда до подножия горы замшелыми камнями. </text:span><text:span text:style-name="T255">Огромн</text:span><text:span text:style-name="T256">ый</text:span><text:span text:style-name="T255">, неестественно близкий спутник с ясно видимыми кратерами висит перед нами пока мы идём </text:span><text:span text:style-name="T257">мимо редких изогнутых</text:span><text:span text:style-name="T255"> сосен. Второй </text:span><text:span text:style-name="T257">спутник</text:span><text:span text:style-name="T255">, намного меньше, виднеется у </text:span><text:soft-page-break/><text:span text:style-name="T255">самого горизонта. Редкие деревья расступаются и мы выходим </text:span><text:span text:style-name="T257">к</text:span><text:span text:style-name="T255"> </text:span><text:span text:style-name="T257">обрыву</text:span><text:span text:style-name="T255">. На фоне серебряной тарелки луны поодаль виднеется одинокий </text:span><text:span text:style-name="T257">отрог</text:span><text:span text:style-name="T255"> с </text:span><text:span text:style-name="T258">замком</text:span><text:span text:style-name="T255">, прилепившимся к склону. Острые, невообразимо длинные шпили замка цвета слоновой кости пронзают штормовое небо в </text:span><text:span text:style-name="T259">десятках</text:span><text:span text:style-name="T255"> мест. Ниточки мостовых переходов связывают башни хрустальной паутиной. </text:span><text:span text:style-name="T259">Мрачная г</text:span><text:span text:style-name="T255">ромада </text:span><text:span text:style-name="T259">цитадели </text:span><text:span text:style-name="T255">нависает над </text:span><text:span text:style-name="T259">склоном</text:span><text:span text:style-name="T255">.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19">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0">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1">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2">На моих глазах одна из <text:span text:style-name="T260">стрельчатых </text:span>башен<text:span text:style-name="T260">ек</text:span> <text:span text:style-name="T260">вздрагивает </text:span>и <text:span text:style-name="T261">о</text:span>сыпается куч<text:span text:style-name="T261">ей</text:span> камней.</text:p>
      <text:p text:style-name="P122"/>
      <text:p text:style-name="P123">- Падение Андориана. Ждать осталось недолго, - шепчет Луна.</text:p>
      <text:p text:style-name="P123"/>
      <text:p text:style-name="P123"><text:span text:style-name="T254">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62">из четырёх </text:span>закованных в <text:span text:style-name="T261">чудные </text:span>доспехи <text:s/>аликорнов. После короткой заминки они <text:span text:style-name="T262">идут</text:span> к <text:span text:style-name="T254">дороге</text:span>, <text:span text:style-name="T254">останавливаясь</text:span> на <text:span text:style-name="T254">на уступе</text:span> в нескольких метрах от нас. Вблизи их доспехи кажутся более похожими на роботизированные экзоскелеты, <text:span text:style-name="T261">бугрящиеся</text:span> жужжащими сервомоторами и перемигивающиеся индикаторными огоньками.</text:p>
      <text:p text:style-name="P123"/>
      <text:p text:style-name="P123">Я с удивлением отмечаю их схожесть с доспехами Луны, которые я увидел на ней в день моей первой встречи с сёстрами <text:span text:style-name="T263">десять лет назад</text:span>.</text:p>
      <text:p text:style-name="P124"/>
      <text:p text:style-name="P123">От отряда отделяются две фигуры. Они останавливаются буквально у <text:span text:style-name="T254">сосен</text:span>, под которыми стоим мы. Я могу потрогать ближайшего ко мне аликорна, но, тем не менее, нас они не замечают. Как будто мы призраки. Или, <text:span text:style-name="T263">с</text:span>корее, как будто призраки — они.</text:p>
      <text:p text:style-name="P124"/>
      <text:p text:style-name="P123">- <text:span text:style-name="T264">Чего мы ждём, сестра? Надо уходить. Андориан не сможет долго сдерживать тварей,</text:span> - устало произносит меньший аликорн. - <text:span text:style-name="T264">Мы </text:span><text:span text:style-name="T254">желали бы</text:span><text:span text:style-name="T264"> драться до последнего, но твоя миссия висит на волоске.</text:span></text:p>
      <text:p text:style-name="P123">- Надо дождаться Дискорда. Он обещал, - возражает больший. - <text:span text:style-name="T264">Без него мы заблудимся в Эогиппе.</text:span></text:p>
      <text:p text:style-name="P123"/>
      <text:p text:style-name="P123">Их голоса звучат глуховато из <text:span text:style-name="T264">под</text:span> шлемов с опущенными забралами, но я нахожу их смутно знакомыми. <text:span text:style-name="T265">Больший аликорн несёт на спине сундук, придерживая его крылом.</text:span></text:p>
      <text:p text:style-name="P123"><text:soft-page-break/></text:p>
      <text:p text:style-name="P123">- Не доверяем Мы этому драк<text:span text:style-name="T266">оникусу</text:span>. Его даже соплеменники считают коварным, - ворчит меньший. - Он может продать нас с потрохами.</text:p>
      <text:p text:style-name="P123">- Не думайте, что ваши потроха стоят так уж много, уважаемые! - восклицает сухой пенёк в двух шагах от нас.</text:p>
      <text:p text:style-name="P123"/>
      <text:p text:style-name="P123">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3"/>
      <text:p text:style-name="P123">- Я бы продал твои, Хмурая Метёлка, за шесть медяшек. Впрочем, торговался бы и до трёх. Упитанные потрошк<text:span text:style-name="T263">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63">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3">- Кончай паясничать, Дискорд! У нас мало времени! - <text:span text:style-name="T267">устало вздыхает</text:span> крупный аликорн и поднимает забрало.</text:p>
      <text:p text:style-name="P123"/>
      <text:p text:style-name="P123">Розовые локоны вырываются на свободу пышным ореолом. Я с удивлением узнаю в аликорне молодую версию Селестии.</text:p>
      <text:p text:style-name="P12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67">кибер</text:span>доспехах выглядит юной, почти подростком. Какие-то, неуловимые глазом черты делают её такой при первом взгляде.</text:p>
      <text:p text:style-name="P123"/>
      <text:p text:style-name="P123">- Ты принёс карту?</text:p>
      <text:p text:style-name="P123"/>
      <text:p text:style-name="P123">Второй аликорн также поднимает забрало. Нет нужды говорить, что под ним оказывается юная копия Луны.</text:p>
      <text:p text:style-name="P123"/>
      <text:p text:style-name="P12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63">нагих </text:span>драк<text:span text:style-name="T268">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3">- Исключено! - отрезает призрачная Луна. - Не хватало нам <text:span text:style-name="T263">сумасшедшего</text:span> драк<text:span text:style-name="T266">оникуса</text:span> в мире <text:span text:style-name="T269">дикой айны</text:span>.</text:p>
      <text:p text:style-name="P123"><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68">проводники</text:span><text:span text:style-name="T270"> Эогиппа</text:span> нам уже отказали.</text:p>
      <text:p text:style-name="P123"/>
      <text:p text:style-name="P123">Луна морщится, но нехотя кивает.</text:p>
      <text:p text:style-name="P124"/>
      <text:p text:style-name="P123">- Это всё плохо кончится, - бормочет она под нос. - Это уже плохо кончилось. Не нужно Нам было тебя слушаться.</text:p>
      <text:p text:style-name="P123">- Мы уже обсуждали это, сестра, - примирительно говорит ей Селестия. - <text:span text:style-name="T271">Мы не победим отродье Иль-Шогг</text:span> <text:span text:style-name="T27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3"/>
      <text:p text:style-name="P125"><text:span text:style-name="T254">Внимание привлекает гул и треск со стороны Андориана. </text:span><text:span text:style-name="T272">Б</text:span><text:span text:style-name="T254">ашня цитадели замка распускается лепестками стен, </text:span><text:span text:style-name="T272">открывая</text:span><text:span text:style-name="T273"> взору </text:span><text:span text:style-name="T254">гигантск</text:span><text:span text:style-name="T272">ую</text:span><text:span text:style-name="T254"> стату</text:span><text:span text:style-name="T272">ю</text:span><text:span text:style-name="T254"> сидящего аликорна. </text:span>Ярко-красный двойной луч ударяет из <text:span text:style-name="T272">глаз аликорна в сигару летучего линкорна</text:span>. <text:span text:style-name="T27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3"/>
      <text:p text:style-name="P126">- <text:span text:style-name="T27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6">- <text:span text:style-name="T27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6">- <text:span text:style-name="T272">Ты должна была сперва предупредить об этом Нас! У нас есть обязанност</text:span><text:span text:style-name="T265">ь</text:span><text:span text:style-name="T272"> перед воинами, мы не можем бросить их на растерзание орде лербов!</text:span></text:p>
      <text:p text:style-name="P126">- <text:span text:style-name="T272">Мы уже отдали приказ всем уцелевшим уходить на «Стремительном» к Трантору, - защищается Селестия. - Никто не будет брошен. </text:span><text:span text:style-name="T265">Не время спорить, сестра! Согласно протоколу «Семи вечностей» мы должны немедленно покинуть Орунгун!</text:span></text:p>
      <text:p text:style-name="P126">- <text:span text:style-name="T265">О небо, сестрица, ты в курсе, кто привёл «Стремительный» в Андориан? - картинно прикладывает копыто к голове Луна.</text:span></text:p>
      <text:p text:style-name="P126">- <text:span text:style-name="T265">Разумеется. Это была ты. Я же стояла рядом и наблюдала… Ой! - в ужасе прикрывает рот копытом Селестия.</text:span></text:p>
      <text:p text:style-name="P126">- <text:span text:style-name="T265">Вот тебе и </text:span>«<text:span text:style-name="T265">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6">- <text:span text:style-name="T265">Оххх… Сестра, мы возвращаемся! Я не могу бросить гарнизон на растерзание лербам.</text:span></text:p>
      <text:p text:style-name="P127">- <text:span text:style-name="T265">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74">со временем </text:span><text:span text:style-name="T265">помогут отомстить за нас всех. Ты сможешь построить вдали новый Орунгун, как и хотела </text:span><text:soft-page-break/><text:span text:style-name="T265">королева. Мы же — всего лишь воин </text:span><text:span text:style-name="T274">невысокого звания</text:span><text:span text:style-name="T265">.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27"/>
      <text:p text:style-name="P123">Призрачная Луна поворачивается к Дискорду и хмуро говорит:</text:p>
      <text:p text:style-name="P123">- Учти, драк<text:span text:style-name="T266">оникус</text:span>. Если попробуешь обмануть и заведёшь Селестию не туда… Мы найдём тебя, где бы ты ни спрятался. И гнев Наш будет необъятен как море.</text:p>
      <text:p text:style-name="P123">- Баюс-баюс! - в притворном страхе прикрывается лапами <text:span text:style-name="T268">прямоходящий </text:span>крокодил. - Вы бы лучше поторопились с возвращением, а то, кажется, там стена отклеивается.</text:p>
      <text:p text:style-name="P123"/>
      <text:p text:style-name="P123">Дискорд указывает кривым пальцем вверх, где часть крепостной стены с грохотом валится <text:span text:style-name="T270">со скалы </text:span><text:span text:style-name="T265">вслед за отходящим линкором</text:span>.</text:p>
      <text:p text:style-name="P123">Призрачная Луна вновь поворачивается к Селестии.</text:p>
      <text:p text:style-name="P123"/>
      <text:p text:style-name="P12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65">отродьям Иль-Шогг</text:span>. Пусть это займёт годы и десятилетия. Пусть даже столетия — кара должна настигнуть их!</text:p>
      <text:p text:style-name="P123"/>
      <text:p text:style-name="P123">Селестию явно застаёт врасплох просьба Луны.</text:p>
      <text:p text:style-name="P123"/>
      <text:p text:style-name="P123">- Да, конечно, сестра... <text:s/>Я сделаю всё, что в моих силах…</text:p>
      <text:p text:style-name="P123">- Ты клянёшься?</text:p>
      <text:p text:style-name="P123">- Клянусь!</text:p>
      <text:p text:style-name="P123"/>
      <text:p text:style-name="P123">Призрачная Луна кивает и легонько дотрагивается своим рогом до рога Селестии. Затем она разворачивается и <text:span text:style-name="T265">уходит </text:span>с <text:span text:style-name="T265">остальными двумя</text:span> аликорн<text:span text:style-name="T265">ами</text:span>. Через минуту отряд скрывается в подземном ходу у подножия скалы, оставляя Селестию наедине с Дискордом.</text:p>
      <text:p text:style-name="P123"/>
      <text:p text:style-name="P123">- Терпеть не люблю эти слезливые сцены и никому не нужные обещания! - гримасничает Дискорд. - Ты готова, Сахарная Ватка?</text:p>
      <text:p text:style-name="P123">- Одну минуту, - просит Селестия. - Мне нужно попрощаться. Тебе лучше отвернуться, <text:span text:style-name="T275">раз</text:span> ты не любишь слезливых сцен.</text:p>
      <text:p text:style-name="P123"/>
      <text:p text:style-name="P123">Долговязый крокодил пожимает плечами и отходит.</text:p>
      <text:p text:style-name="P123"/>
      <text:p text:style-name="P129"><text:soft-page-break/>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29"/>
      <text:p text:style-name="P123">- Прощай, Орунгун. Мы не смогли удержать тебя. Извини. Быть может… Быть может, в новом мире у нас получится…</text:p>
      <text:p text:style-name="P123"/>
      <text:p text:style-name="P123">Селестия проводит сгибом крыла по скуле и поворачивается к дра<text:span text:style-name="T275">коникусу</text:span>.</text:p>
      <text:p text:style-name="P123"/>
      <text:p text:style-name="P123">- <text:span text:style-name="T276">Я готова. </text:span>Идём, Дискорд.</text:p>
      <text:p text:style-name="P12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69">Не отходи от входа далеко!</text:span></text:p>
      <text:p text:style-name="P123"/>
      <text:p text:style-name="P123">Он чертит кривым когтем огненный круг в воздухе, который вдруг заполняется чернотой. В черноте мерцают мириады зеленоватых искорок.</text:p>
      <text:p text:style-name="P123">Селестия осторожно проходит в круг и он тут же схлопывается за ней.</text:p>
      <text:p text:style-name="P123"/>
      <text:p text:style-name="P11">Драк<text:span text:style-name="T266">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7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75">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76">странствиям в Эогиппе</text:span>, пролазить в чужие грёзы тоже <text:span text:style-name="T275">умею</text:span>. Помолчи, дай сосредоточиться… Тэкс, <text:span text:style-name="T275">НУ </text:span>НИ ФИГА СЕБЕ! ПРОВОДНИЧОК! Вот это номер! Где ты его откопала? Ты, <text:span text:style-name="T277">вообще,</text:span> в курсе, для чего он тут?! Он ведь…</text:p>
      <text:p text:style-name="P11"/>
      <text:p text:style-name="P11">Драк<text:span text:style-name="T266">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78">вырвало из </text:span></text:span><text:span text:style-name="Default_20_Paragraph_20_Font"><text:span text:style-name="T279">его собственной </text:span></text:span><text:span text:style-name="Default_20_Paragraph_20_Font"><text:span text:style-name="T280">линии </text:span></text:span><text:span text:style-name="Default_20_Paragraph_20_Font"><text:span text:style-name="T278">бытия и</text:span></text:span><text:span text:style-name="Default_20_Paragraph_20_Font"><text:span text:style-name="T7"> размазало по нескольким реальностям. </text:span></text:span><text:span text:style-name="Default_20_Paragraph_20_Font"><text:span text:style-name="T28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7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81">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78">реальности</text:span></text:span><text:span text:style-name="Default_20_Paragraph_20_Font"><text:span text:style-name="T7"> и лишил </text:span></text:span><text:span text:style-name="Default_20_Paragraph_20_Font"><text:span text:style-name="T27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0">См. «Последний фанфик», глава 30.</text:p></text:note-body></text:note></text:span></text:span><text:span text:style-name="Default_20_Paragraph_20_Font"><text:span text:style-name="T7"> Это меня-то, </text:span></text:span><text:span text:style-name="Default_20_Paragraph_20_Font"><text:span text:style-name="T281">Д</text:span></text:span><text:span text:style-name="Default_20_Paragraph_20_Font"><text:span text:style-name="T7">уха </text:span></text:span><text:span text:style-name="Default_20_Paragraph_20_Font"><text:span text:style-name="T281">Х</text:span></text:span><text:span text:style-name="Default_20_Paragraph_20_Font"><text:span text:style-name="T7">аоса! Видеть его больше не хочу! Тьфу! Буэ!</text:span></text:span></text:p>
      <text:p text:style-name="P11"/>
      <text:p text:style-name="P131">Дискорд в отвращении высовывает язык, чертит впопыхах круг в воздухе и скрывается в портале.</text:p>
      <text:p text:style-name="P131">- <text:span text:style-name="T282">Мы ещё сочтёмся, Проводничёк! — гулко доносится из портала, как из бочки.</text:span></text:p>
      <text:p text:style-name="P131">Последн<text:span text:style-name="T283">ей</text:span> скрывается его когтистая лапа, показ<text:span text:style-name="T276">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66">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84">Иль-Шогг</text:span> <text:span text:style-name="T283">ещё </text:span>в перв<text:span text:style-name="T284">ые</text:span> год<text:span text:style-name="T284">ы</text:span> <text:span text:style-name="T284">Великой</text:span> войны. Видишь ли, к началу войны <text:span text:style-name="T285">фаэри</text:span> <text:span text:style-name="T276">давно</text:span> не были воинственной расой. <text:span text:style-name="T285">Уже м</text:span>ногие тысячи лет до того у нас была мирная цивилизация. В перв<text:span text:style-name="T286">ые</text:span> <text:span text:style-name="T286">месяцы</text:span> <text:span text:style-name="T269">шестидесяти</text:span><text:span text:style-name="T284">двух</text:span><text:span text:style-name="T269">летней</text:span> войны с <text:span text:style-name="T28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76">для</text:span> нашей расы. Увы, основной проблемой было малое количество способных странствовать между мирами в Эогиппе. Всего было двенадцать <text:span text:style-name="T286">проводников</text:span> <text:span text:style-name="T276">Эогиппа</text:span>. Королева Лорен, я с сестрой и ещё девять <text:span text:style-name="T285">фаэри</text:span>. Плюс несколько драконов, которые, впрочем, отказались с нами сотрудничать. <text:s/><text:span text:style-name="T286">И</text:span> один сумасшедший драк<text:span text:style-name="T266">оникус.</text:span></text:p>
      <text:p text:style-name="P132"><text:span text:style-name="T286">К</text:span>аждый такой <text:span text:style-name="T286">проводник</text:span> может провести за собой очень небольшое количество путников. Потому ставилась задача отобрать и провести самых достойных, <text:span text:style-name="T286">У</text:span>чителей, способных пронести ценности цивилизации аликорнов в новые миры. Так мы могли бы если не спасти <text:span text:style-name="T285">Ойкумену Фаэри</text:span> физически — <text:soft-page-break/>то хотя бы духовно, продолжив её в местных<text:span text:style-name="T9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84">Сестра могла бы провести одного или двух — но она уносила Элементы Возмездия. А мы ещё слабее её.</text:span> <text:span text:style-name="T284">А </text:span>Андориан пал слишком быстро. Когда Мы <text:span text:style-name="T284">уходили</text:span> <text:span text:style-name="T284">из крепости</text:span>, Наш отход прикрывала крохотная группка оставшихся <text:span text:style-name="T285">фаэри</text:span> — <text:span text:style-name="T287">тридцать два</text:span> воин<text:span text:style-name="T287">а</text:span> Нашей центурии и <text:span text:style-name="T28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85">двенадцать</text:span> крепостей на юге и западе страны.</text:p>
      <text:p text:style-name="P11">- <text:span text:style-name="T288">А</text:span> почему вы не вернулись назад позже? - спрашиваю я. - Вы могли бы найти уцелевших и привести <text:span text:style-name="T288">их сюда</text:span>.</text:p>
      <text:p text:style-name="P133">- Мы уверены, что Наша <text:span text:style-name="T28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8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88">н</text:span>ас в состав проекта от отчаяния, из-за нехватки настоящих <text:span text:style-name="T28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85">первой</text:span> центурии <text:span text:style-name="T285">второй</text:span> когорты шестого легиона <text:span text:style-name="T289">армии</text:span> <text:span text:style-name="T289">Орунгуна</text:span> и д<text:span text:style-name="T210">оцент</text:span> факультета <text:span text:style-name="T210">астромеханики</text:span> <text:span text:style-name="T210">кафедры планетарного движения Королевского</text:span> университета <text:span text:style-name="T210">Ундариена</text:span>. Мы хотели достать карту, но ты сам видел, что получилось. И драк<text:span text:style-name="T266">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29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90">Мы не видим</text:span>. Сестра всё также отказывается увеличивать армию больше, чем это необходимо для патрулирования границ и охраны крупных <text:span text:style-name="T28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4">- <text:span text:style-name="T29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88">Е</text:span><text:span text:style-name="T290">ё способности больше Наших, поверь</text:span>. Можно, в конце-концов, сделать драк<text:span text:style-name="T266">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4"/>
      <text:p text:style-name="P11">Луна гневно фыркает.</text:p>
      <text:p text:style-name="P11"><text:soft-page-break/></text:p>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29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90">просто н</text:span>рави<text:span text:style-name="T29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3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4">Нам нужна МЕСТЬ!!!</text:p>
      <text:p text:style-name="P11"/>
      <text:p text:style-name="P11"/>
      <text:h text:style-name="P135" text:outline-level="2">Глава 17</text:h>
      <text:p text:style-name="P136"/>
      <text:p text:style-name="P137">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7">Вселенная не может быть настолько несправедливой. Должен быть выход.</text:p>
      <text:p text:style-name="P138"/>
      <text:p text:style-name="P13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9"/>
      <text:p text:style-name="P13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9"><text:soft-page-break/>-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40">А они ушли в цифровую </text:span><text:span text:style-name="T292">реальность</text:span><text:span text:style-name="T240">,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92">под землёй</text:span>. Я просто не могу отождествить своих друзей с этим.</text:p>
      <text:p text:style-name="P139">- Мне очень жаль. Из меня плохой утешитель.</text:p>
      <text:p text:style-name="P13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40">друзей для драки</text:span> — я и сам буду <text:span text:style-name="T240">участвовать в ней</text:span> на равных условиях!</text:p>
      <text:p text:style-name="P13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9">-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40">Фениксом</text:span>.</text:p>
      <text:p text:style-name="P139">- Твои слова имеют смысл. Будь по-твоему, - кивает Хэвэн. — <text:span text:style-name="T24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3">раскроются неокортекс, палеокортекс, гиппокамп и некоторые другие отделы </text:span><text:span text:style-name="T292">мозга</text:span><text:span text:style-name="T293">. Это немного снизит для тебя опасность присутствия в физическом мире.</text:span></text:p>
      <text:p text:style-name="P139"/>
      <text:p text:style-name="P13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9"/>
      <text:p text:style-name="P139">Внезапно всё прекращается, звон в ушах и головокружение проходят. Я снова слышу все звуки мира. Хэвэн удовлетворённо кивает.</text:p>
      <text:p text:style-name="P139"/>
      <text:p text:style-name="P139">- Для активации возможностей тебе не нужн<text:span text:style-name="T293">о произносить</text:span> кодов<text:span text:style-name="T293">ую</text:span> фраз<text:span text:style-name="T2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9"/>
      <text:p text:style-name="P14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0"/>
      <text:p text:style-name="P14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0"><text:soft-page-break/></text:p>
      <text:p text:style-name="P140">- Нас предали. - быстро говорит Хэвэн. - Нет времени выяснять, кто именно и <text:span text:style-name="T29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0"/>
      <text:p text:style-name="P140">«…Двенадцать!.. Тринадцать!..»</text:p>
      <text:p text:style-name="P140"/>
      <text:p text:style-name="P140">- Валяй!</text:p>
      <text:p text:style-name="P140">- Запускаю процедуру блокировки! Один... Два... Три.. - вишнёвые глаза Хэвэн заполняют собой всё пространство, вытесняя все образы и мысли.</text:p>
      <text:p text:style-name="P141">- Пока ты ещё помнишь… Знай, я люблю тебя! И всегда любила...</text:p>
      <text:p text:style-name="P140"/>
      <text:p text:style-name="P140">…Двадцать три! Двадцать четыре! Двадцать пять!..</text:p>
      <text:p text:style-name="P140"/>
      <text:p text:style-name="P140">…</text:p>
      <text:p text:style-name="P140"/>
      <text:p text:style-name="P14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0"/>
      <text:p text:style-name="P140">«Двадцать девять! Тридцать! <text:span text:style-name="T294">Всё, </text:span>Дед, я предупреждал!» - доносится усиленный громкоговорителем голос Алекса.</text:p>
      <text:p text:style-name="P140"/>
      <text:p text:style-name="P140">Внизу раздаётся оглушительный грохот и звук выламываемой «с мясом» двери. Потом доносятся шаги по лестнице.</text:p>
      <text:p text:style-name="P140"/>
      <text:p text:style-name="P14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0"/>
      <text:p text:style-name="P140">Дверь распахивается от мощного удара ногой. Два дуболома в спецдоспехах врываются внутрь в два прыжка достигают меня, <text:span text:style-name="T295">срывают с кресла</text:span> и укладывают носом в пол.</text:p>
      <text:p text:style-name="P140"/>
      <text:p text:style-name="P140">Я слышу неторопливые шаги в коридоре и в поле моего зрения появляются дорогие ботинки.</text:p>
      <text:p text:style-name="P140"><text:soft-page-break/></text:p>
      <text:p text:style-name="P140">- Доброе утречко. Что ж ты не открыл дверь, как я просил? Вот и не хотел же портить твоё имущество, но пришлось, - говорит Алекс.</text:p>
      <text:p text:style-name="P140">- Хаюшки. - Не то, чтобы я был рад тебя видеть, но выбора у меня особого нет, - бормочу я. <text:span text:style-name="T294">Из ушибленного носа течёт кровь.</text:span></text:p>
      <text:p text:style-name="P140"/>
      <text:p text:style-name="P140">Ботинки подходят к столу.</text:p>
      <text:p text:style-name="P140"/>
      <text:p text:style-name="P140">-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0">- Какие ещё, блядь, инструкции? Ты рехнулся, Алекс? Что за хуйня творится в моём доме? <text:span text:style-name="T294">Пошёл вон! </text:span><text:span text:style-name="T296">И топтунов своих забери! Я в отуске!</text:span></text:p>
      <text:p text:style-name="P140">- Дед, не отпирайся. Я им всё рассказал, - в поле зрения появляется вторая пара ботинок. — <text:span text:style-name="T297">Ты хотел переселить всех доступных операторов </text:span><text:span text:style-name="T298">в виртуал</text:span><text:span text:style-name="T297">.</text:span><text:span text:style-name="T299"> </text:span><text:span text:style-name="T298">А перед этим захватить вычислительные узлы Хэвен. Мило, ничего не скажешь!</text:span></text:p>
      <text:p text:style-name="P140"/>
      <text:p text:style-name="P140">Адским напряжением шеи я приподнимаю голову. Худощавая фигура, задранная губа, очки.</text:p>
      <text:p text:style-name="P140"/>
      <text:p text:style-name="P140">- Ты кто, мать твою? Я тебя не знаю!</text:p>
      <text:p text:style-name="P140">- Отдел моделирования банкротств. А также, по совместительству, служба безопасности «Дайсона», - ухмыляется очкарик.</text:p>
      <text:p text:style-name="P140">- Да мне пох, кто ты, хоть внебрачный сын Алекса и Брюса! - хриплю я. - Я тебя не знаю. Впрочем, даже если бы и знал — пошёл ты нахуй. Вместе с Алексом <text:span text:style-name="T300">и</text:span> Дайсоном. <text:span text:style-name="T301">Даже в отпуске от вас покоя нет! </text:span>Я выхожу из проекта. <text:span text:style-name="T294">С меня довольно </text:span><text:span text:style-name="T298">этого дерьма</text:span><text:span text:style-name="T294">!</text:span></text:p>
      <text:p text:style-name="P140">- Ха-ха-ха! - смеётся Алекс. - Клёвая шутка, я оценил. <text:span text:style-name="T298">Но сегодня не твой день. Весь </text:span><text:span text:style-name="T299">RnD-</text:span><text:span text:style-name="T29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01">ребята</text:span>.</text:p>
      <text:p text:style-name="P140"/>
      <text:p text:style-name="P140">Дуболомы отрывают меня от пола и волокут к выходу.</text:p>
      <text:p text:style-name="P140"/>
      <text:p text:style-name="P140">- Блядь, да вы совсем берега потеряли? <text:span text:style-name="T300">Какие ещё эмиграции? Какие аресты? Вы все свихнулись тут? </text:span>Алекс, сука, дай хоть тапочки одену!</text:p>
      <text:p text:style-name="P140"/>
      <text:p text:style-name="P140">Алекс поворачивается и долго смотрит на меня с каменным видом.</text:p>
      <text:p text:style-name="P140"/>
      <text:p text:style-name="P140"><text:soft-page-break/>- <text:span text:style-name="T300">Да ты, никак, сам эмигрировал. Почти. У тебя в глазах то же выражение, что у всех наших «овощей». Но говоришь связно. Скорее всего, </text:span><text:span text:style-name="T302">не успел полностью «уйти»</text:span><text:span text:style-name="T300">. </text:span>Ок. Дайте ему тапочки, - кивает <text:span text:style-name="T300">он</text:span>, наконец, <text:span text:style-name="T300">дуболомам</text:span>. - В больничке они ему пригодятся.</text:p>
      <text:p text:style-name="P142"/>
      <text:p text:style-name="P143">***</text:p>
      <text:p text:style-name="P142"/>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03">печально</text:span> смотрит на <text:span text:style-name="T303">далёкий горный</text:span> пик за окном, возвышающийся над верхушками сосен. <text:span text:style-name="T303">Тот самый, с которого я когда-то удирал от дракона в самом начале моего появления на Эквусе.</text:span> Пик, <text:span text:style-name="T303">кстати,</text:span> здорово смахивает на <text:span text:style-name="T303">скалу</text:span> <text:span text:style-name="T303">из сна Луны</text:span>, с гибнущим замком <text:span text:style-name="T303">на крутом склоне</text:span>.</text:p>
      <text:p text:style-name="P11"/>
      <text:p text:style-name="P11">- Что ж, ты выслушал <text:span text:style-name="T304">мою сестру</text:span>, Хуман, - вздыхает Селестия. - Выслушай теперь и меня. <text:span text:style-name="T305">Хотела бы я забыть об этом, но, видно, не судьба.</text:span> Правда, я не смогу тебе показать всё так ярко, как это получилось у <text:span text:style-name="T30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4"><text:span text:style-name="T30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07">Тени </text:span>под глазами и хмурое выражение лица не вяжутся с <text:span text:style-name="T289">надписью</text:span> "<text:span text:style-name="T289">Принцип </text:span>Смешинка. <text:span text:style-name="T308">Радиосвязь</text:span>", вышито<text:span text:style-name="T30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5"/>
      <text:p text:style-name="P146">-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09">бы</text:span><text:span text:style-name="T7"> </text:span>прибыть, - бормочет Луна.</text:p>
      <text:p text:style-name="P146"><text:soft-page-break/>- Возможно, они отклонились к югу, на эвакуацию Мармеллона. <text:span text:style-name="T31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6">-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6">-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6">- Или же мог свихнуться автопилот, замкнуть управление на себя и увести <text:span text:style-name="T311">корабль</text:span> с курса. Мы так и не успели <text:span text:style-name="T312">как следует </text:span>оттестировать эти кристаллические мозги! - Луна начинает ходить кругами в тесном бункере радиоцентра.</text:p>
      <text:p text:style-name="P147">-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47"/>
      <text:p text:style-name="P148"><text:span text:style-name="T7">Зуммер внутренней связи прерывает её монолог. На экране комлинка видны внутренности лаборатории Кэйлонга </text:span><text:span text:style-name="T313">— </text:span><text:span text:style-name="T7">профессора</text:span><text:span text:style-name="T313"> кафедры ксенобиологии </text:span><text:span text:style-name="T7">Королевского университета</text:span><text:span text:style-name="T313">. </text:span><text:span text:style-name="T314">Его команда работала над изучением биологии </text:span><text:span text:style-name="T7">и поведения </text:span><text:span text:style-name="T315">тварей Иль-Шогг</text:span><text:span text:style-name="T314">.</text:span></text:p>
      <text:p text:style-name="P148"/>
      <text:p text:style-name="P148">-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49">- Удалось запустить сепаратор Удвинкина? - эвакуация из Ундариена была спешной, половина оборудования до сих пор была в нерабочем состоянии.</text:p>
      <text:p text:style-name="P149">- Лучше! Намного лучше! - мешки под глазами Кэйлонга видны даже через очки. Он заговорщицки подмигивает мне и отключается.</text:p>
      <text:p text:style-name="P147"/>
      <text:p text:style-name="P149">- Скорее всего, нашёл потерявшуюся банку кофе, - бурчит Луна. - От его <text:span text:style-name="T316">исследований </text:span>нет никакого толку. Только бездарное разбазаривание ресурсов.</text:p>
      <text:p text:style-name="P147"/>
      <text:p text:style-name="P145">- <text:span text:style-name="T317">Форт - девятнадцать, ответьте! Андориан на связи! Форт - девятнадцать, приём!</text:span></text:p>
      <text:p text:style-name="P11"/>
      <text:p text:style-name="P150">- <text:span text:style-name="T318">Если бы у нас был мощнее передатчик, мы могли бы связаться с базами на Эсте и Криллоне, - Луна мрачно сверлит взглядом затылок радистки. —</text:span><text:span text:style-name="T319"> </text:span><text:span text:style-name="T320">Э</text:span><text:span text:style-name="T321">та рухлядь не обновлялась полсотни лет. Лампы вышли из употребления ещё в самом начале войны!</text:span><text:span text:style-name="T319"> </text:span><text:span text:style-name="T318">М</text:span><text:span text:style-name="T322">ожет, стоит</text:span><text:span text:style-name="T318"> подключи</text:span><text:span text:style-name="T322">ть</text:span><text:span text:style-name="T318"> </text:span><text:span text:style-name="T323">антену</text:span><text:span text:style-name="T322"> </text:span><text:span text:style-name="T318">к </text:span><text:span text:style-name="T323">мачте</text:span><text:span text:style-name="T318"> лаборатории?</text:span></text:p>
      <text:p text:style-name="P145"><text:span text:style-name="T318">- </text:span><text:span text:style-name="T321">На лунах</text:span><text:span text:style-name="T318"> нет войск и практически нет оружия, - напоминаю я. Лунные базы были под моей опекой </text:span><text:span text:style-name="T324">и</text:span><text:span text:style-name="T318"> я отправляла туда своих лучших учеников, втайне стараясь уберечь их от жерновов войны. </text:span><text:span text:style-name="T325">Все войны когда-нибудь заканчиваются, а восполнить научный потенциал крайне сложно.</text:span></text:p>
      <text:p text:style-name="P145">- <text:span text:style-name="T317">Там можно было бы развернуть производство </text:span><text:span text:style-name="T326">мехадоспехов</text:span><text:span text:style-name="T317">. После потери заводов Ундариена у нас всё катится под откос. </text:span><text:span text:style-name="T322">Мы отступаем, если не бежим.</text:span></text:p>
      <text:p text:style-name="P146"><text:soft-page-break/></text:p>
      <text:p text:style-name="P151">- <text:span text:style-name="T327">Айгурум, ответьте, Андориан на связи! Айгурум, приём!</text:span></text:p>
      <text:p text:style-name="P11"/>
      <text:p text:style-name="P152">На радаре появляется точка. Она лениво перемещается от края к центру, оставляя <text:span text:style-name="T328">тускнеющие пикселы в различных частях траектории.</text:span></text:p>
      <text:p text:style-name="P152"/>
      <text:p text:style-name="P152">- <text:span text:style-name="T328">Что?!! </text:span><text:span text:style-name="T289">Кто это?! </text:span><text:span text:style-name="T328">Принцип, идентификация! — Луна подскакивает к радистке. — Это Маджестик, это может быть только он! Наконец-то!</text:span></text:p>
      <text:p text:style-name="P152"/>
      <text:p text:style-name="P153">“<text:span text:style-name="T7">Парящая платформа, тип Громовержец» - вспыхивает строка в визоре идентификации радара.</text:span></text:p>
      <text:p text:style-name="P153"><text:span text:style-name="T7"/></text:p>
      <text:p text:style-name="P153"><text:span text:style-name="T7">- </text:span><text:span text:style-name="T329">Да! — радостно восклицает Луна. — Маджестик наконец-то прибыл! Королева с нами!</text:span></text:p>
      <text:p text:style-name="P153"><text:span text:style-name="T329">- </text:span><text:span text:style-name="T330">Артиллерия, отбой тревоги, - командует Луна куда-то по комлинку. — Это Маджестик! </text:span><text:span text:style-name="T310">Хай Глори, подготовь второй пирс к швартовке!</text:span></text:p>
      <text:p text:style-name="P154"/>
      <text:p text:style-name="P154"><text:span text:style-name="T7">Мне понятна её уверенность. </text:span><text:span text:style-name="T330">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31">Королевской </text:span><text:span text:style-name="T330">судоверфи был последним зданием </text:span><text:span text:style-name="T332">города</text:span><text:span text:style-name="T330">, удерживаемым </text:span><text:span text:style-name="T333">оставшимися </text:span><text:span text:style-name="T330">защитниками </text:span><text:span text:style-name="T331">Ундариена</text:span><text:span text:style-name="T330">. </text:span><text:span text:style-name="T333">Они же </text:span><text:span text:style-name="T334">впоследствии</text:span><text:span text:style-name="T333"> стали его экипажем. </text:span><text:span text:style-name="T335">Лербы</text:span><text:span text:style-name="T336"> </text:span><text:span text:style-name="T335">уже </text:span><text:span text:style-name="T331">выбивали ворота</text:span><text:span text:style-name="T330">, когда </text:span><text:span text:style-name="T333">крыша бокса разошлась стальными лепестками, выпуская в небо достроенный на семьдесят </text:span><text:span text:style-name="T334">шесть </text:span><text:span text:style-name="T333">процентов корабль.</text:span></text:p>
      <text:p text:style-name="P155"><text:span text:style-name="T337"/></text:p>
      <text:p text:style-name="P155">Экран комлинка загорается, сквозь помехи едва видна закованная в доспехи фигура <text:span text:style-name="T338">на фоне боевой рубки</text:span>.</text:p>
      <text:p text:style-name="P155"/>
      <text:p text:style-name="P155">- Арршш скрооошнаа гноллл…</text:p>
      <text:p text:style-name="P155">- Маджестик, вас плохо слышно! Помехи! <text:span text:style-name="T289">Маджестик, п</text:span>овторите сообщение!</text:p>
      <text:p text:style-name="P155">- Говохххнаа сквашшшрр углушшш… - <text:span text:style-name="T289">фигура на экране делает приветственный жест копытом.</text:span></text:p>
      <text:p text:style-name="P156">- <text:span text:style-name="T289">Легат Эйронсмайл, с вами говорит <text:s/>центурион шестого легиона Луна </text:span><text:span text:style-name="T339">Амаго</text:span><text:span text:style-name="T289">. Вас очень плохо слышно! Следуйте </text:span><text:span text:style-name="T340">в </text:span><text:span text:style-name="T210">порт</text:span><text:span text:style-name="T340">, мы вас встретим. Повторяем, следуйте в </text:span><text:span text:style-name="T210">порт</text:span><text:span text:style-name="T340">! </text:span><text:span text:style-name="T210">Пирс номер два!</text:span></text:p>
      <text:p text:style-name="P156"/>
      <text:p text:style-name="P157"><text:span text:style-name="T340">Экран комлинка гаснет. Луна </text:span><text:span text:style-name="T323">бросается</text:span><text:span text:style-name="T340"> к бронированной двери из </text:span><text:span text:style-name="T341">командного центра</text:span><text:span text:style-name="T340"> . Пока гермодверь открывается, она пританцовывает в нетерпении.</text:span></text:p>
      <text:p text:style-name="P156"/>
      <text:p text:style-name="P156"><text:span text:style-name="T289">- </text:span><text:span text:style-name="T340">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42">Натяни на своих ботаников что-нибудь приличное!</text:span></text:p>
      <text:p text:style-name="P11"><text:soft-page-break/></text:p>
      <text:p text:style-name="P158">Гермодверь плавно закрывается за сестрой.</text:p>
      <text:p text:style-name="P158"/>
      <text:p text:style-name="P158">- Ну что же, наконец-то мы видим свет в конце тоннеля, - улыбаюсь я Смешинке. — <text:span text:style-name="T343">Королева с нами. </text:span><text:span text:style-name="T344">Э</text:span><text:span text:style-name="T345">лементы Возмездия в паре с Маджестиком </text:span><text:span text:style-name="T343">вскоре </text:span><text:span text:style-name="T345">очистят Орунгун от </text:span><text:span text:style-name="T323">нечисти </text:span><text:span text:style-name="T346">Иль-Шогг</text:span><text:span text:style-name="T347"> </text:span><text:span text:style-name="T338">и мы все, наконец, </text:span><text:span text:style-name="T347">вспомним </text:span><text:span text:style-name="T348">мирн</text:span><text:span text:style-name="T347">ую</text:span><text:span text:style-name="T348"> жизнь</text:span><text:span text:style-name="T345">.</text:span></text:p>
      <text:p text:style-name="P158"/>
      <text:p text:style-name="P159">Радистка замордовано улыбается мне в ответ. <text:span text:style-name="T338">Я вижу слёзы в уголках её глаз. На фотографии, прислонённой к микрофону, я замечаю Смешинку </text:span><text:span text:style-name="T349">на </text:span><text:span text:style-name="T350">крыльце</text:span><text:span text:style-name="T349"> </text:span><text:span text:style-name="T350">небольшого </text:span><text:span text:style-name="T348">уютного </text:span><text:span text:style-name="T350">домика </text:span><text:span text:style-name="T323">в горах </text:span><text:span text:style-name="T338">в окружении жеребца и двух кобылок.</text:span></text:p>
      <text:p text:style-name="P160">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23">К сожалению, тут нет никого титулом выше, что автоматически налагает </text:span><text:span text:style-name="T321">на меня </text:span><text:span text:style-name="T323">обязанности командующего.</text:span> Сестра как может помогает мне, но груз ответственности всё равно слишком тяжёл!</text:p>
      <text:p text:style-name="P159"/>
      <text:p text:style-name="P161">- Армаринд, ответьте! Армаринд, ответьте! Андориан вызывает!</text:p>
      <text:p text:style-name="P161"/>
      <text:p text:style-name="P162">Я отдаю последние распоряжения о праздничных торжествах по внутренней сети и следую к выходу.</text:p>
      <text:p text:style-name="P158"/>
      <text:p text:style-name="P163">- Корморан, ответьте, вызывает Андориан… Корморан, вас слышу! Слышу вас, <text:span text:style-name="T338">Корморан</text:span>!!! Андориан на связи!</text:p>
      <text:p text:style-name="P163"/>
      <text:p text:style-name="P163">От возбуждения кобылка хлопает крыльями. <text:span text:style-name="T307">Сигарета метким плевком отправляется в чашку с кофейной гущей. </text:span><text:s/><text:span text:style-name="T324">З</text:span>ацепившись рог<text:span text:style-name="T351">ом</text:span>, <text:span text:style-name="T325">Смешинка</text:span> срывает наушники и стучит копытом по кнопке громкой связи.</text:p>
      <text:p text:style-name="P163"/>
      <text:p text:style-name="P163">- Корморан вас слыш<text:span text:style-name="T307">и</text:span><text:span text:style-name="T349">т</text:span>! <text:span text:style-name="T307">Корморан на связи!</text:span> Андориан, приём!</text:p>
      <text:p text:style-name="P163">- <text:span text:style-name="T352">На связи консул Селестия, </text:span><text:span text:style-name="T353">временный командующий фортом Андориан</text:span><text:span text:style-name="T352">. </text:span>Краткий р<text:span text:style-name="T351">а</text:span>порт обстановки, Корморан! — приказыва<text:span text:style-name="T338">ю я</text:span>, <text:span text:style-name="T324">буквально нависнув над микрофоном</text:span>.</text:p>
      <text:p text:style-name="P163">- <text:span text:style-name="T342">Докладывает мехадоспех </text:span><text:span text:style-name="T354">двенадцатого легиона </text:span><text:span text:style-name="T342">«</text:span><text:span text:style-name="T355">Опцион-4С», </text:span><text:span text:style-name="T356">номер тринадцать-девятьсот четыре</text:span><text:span text:style-name="T355">. </text:span><text:span text:style-name="T357">Активны тридцать шесть боевых единиц </text:span><text:span text:style-name="T358">и три автотурели</text:span><text:span text:style-name="T357">. Охраняется периметр </text:span><text:span text:style-name="T359">четвёртой</text:span><text:span text:style-name="T357"> дозорной башни. Уровень заряда основной батареи — два процента. Уровень заряда резервной батареи — шестьдесят четыре…</text:span></text:p>
      <text:p text:style-name="P163">- <text:span text:style-name="T357">Стоп-стоп-стоп! — </text:span><text:span text:style-name="T360">Я, наконец, обрела дар речи. — Опцион, позови к передатчику дежурного связного. Кто сейчас командует обороной Корморана?!</text:span></text:p>
      <text:p text:style-name="P163">- <text:span text:style-name="T360">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61">Центурион</text:span><text:span text:style-name="T360">-2А номер шесть-пятнадцать.</text:span></text:p>
      <text:p text:style-name="P163"><text:soft-page-break/>- <text:span text:style-name="T360">Что значит «отсутствует связной»?! Почему связью и командованием занимаются </text:span><text:span text:style-name="T359">механизмы</text:span><text:span text:style-name="T360">?! </text:span><text:span text:style-name="T343">Кто вам передал полномочия? </text:span><text:span text:style-name="T360">Где персонал </text:span><text:span text:style-name="T354">крепости</text:span><text:span text:style-name="T360">?!!</text:span></text:p>
      <text:p text:style-name="P163"/>
      <text:p text:style-name="P164">Металлический голос бесстрастно отвечает на мои вопросы.</text:p>
      <text:p text:style-name="P165"/>
      <text:p text:style-name="P165">- <text:span text:style-name="T360">Персонал </text:span><text:span text:style-name="T347">заражён </text:span><text:span text:style-name="T346">ментапаразитами</text:span><text:span text:style-name="T360"> </text:span><text:span text:style-name="T346">Иль-Шогг</text:span><text:span text:style-name="T360">, </text:span><text:span text:style-name="T354">в настоящее время активен в статусе врага</text:span><text:span text:style-name="T360">. </text:span><text:span text:style-name="T362">Цитадель</text:span><text:span text:style-name="T359">, </text:span><text:span text:style-name="T354">а также</text:span><text:span text:style-name="T359"> первая, вторая, третья, пятая и шестая дозорные башни захвачены. </text:span><text:span text:style-name="T363">Оборону четвёртой башни удерживают</text:span><text:span text:style-name="T359"> тридцать шесть боевых единиц. Тридцать четыре мехадоспеха и две транспортны</text:span><text:span text:style-name="T363">е</text:span><text:span text:style-name="T359"> платформы</text:span><text:span text:style-name="T354">.</text:span><text:span text:style-name="T359"> Прогнозируемая длительность активной обороны — </text:span><text:span text:style-name="T362">дв</text:span><text:span text:style-name="T323">а месяца</text:span><text:span text:style-name="T359">. Ждём указаний, </text:span><text:span text:style-name="T352">консул</text:span><text:span text:style-name="T359">.</text:span></text:p>
      <text:p text:style-name="P163">- <text:span text:style-name="T360">Что </text:span><text:span text:style-name="T359">у вас произошло</text:span><text:span text:style-name="T360">??! </text:span><text:span text:style-name="T359">Как вы допустили прорыв обороны?!!</text:span></text:p>
      <text:p text:style-name="P163"/>
      <text:p text:style-name="P166">Я уже крич<text:span text:style-name="T364">у</text:span> не сдерживаясь. <text:span text:style-name="T348">Шестьдесят два</text:span><text:span text:style-name="T365"> </text:span><text:span text:style-name="T348">года</text:span><text:span text:style-name="T365"> </text:span><text:span text:style-name="T366">О</text:span><text:span text:style-name="T367">йкумена</text:span><text:span text:style-name="T365"> </text:span><text:span text:style-name="T321">Ф</text:span><text:span text:style-name="T367">аэри</text:span><text:span text:style-name="T365"> во</text:span><text:span text:style-name="T368">юет</text:span><text:span text:style-name="T365"> с </text:span><text:span text:style-name="T369">пандемией</text:span><text:span text:style-name="T365"> </text:span><text:span text:style-name="T346">Иль-Шогг.</text:span><text:span text:style-name="T365"> </text:span><text:span text:style-name="T370">Мы прошли путь от </text:span><text:span text:style-name="T371">мирных беззаботных созданий, купающихся в солнечных лучах на террасах воздушных замков до </text:span><text:span text:style-name="T372">бесчисленных легионов</text:span><text:span text:style-name="T371">, беспрекословно повинующихся приказам королевы. </text:span><text:span text:style-name="T372">Наша армия, начав с </text:span><text:span text:style-name="T373">разнородных отрядов ополчения</text:span><text:span text:style-name="T372">, вооружённых старинными алебардами </text:span><text:span text:style-name="T373">из родовых арсеналов</text:span><text:span text:style-name="T372">, дошла до </text:span><text:span text:style-name="T371">облачённых в кибернетические доспехи воинов, </text:span><text:span text:style-name="T373">лунных баз</text:span><text:span text:style-name="T371"> </text:span><text:span text:style-name="T372">и лет</text:span><text:span text:style-name="T374">учих</text:span><text:span text:style-name="T372"> </text:span><text:span text:style-name="T368">кораблей-</text:span><text:span text:style-name="T372">городов, ощетинившихся </text:span><text:span text:style-name="T346">дальнобойными </text:span><text:span text:style-name="T368">орудиями</text:span><text:span text:style-name="T372">.</text:span></text:p>
      <text:p text:style-name="P167">Но что бы мы ни делали, наши старания принос<text:span text:style-name="T375">ят</text:span> лишь кратковременный результат. <text:span text:style-name="T376">Эти твари </text:span><text:span text:style-name="T373">облада</text:span><text:span text:style-name="T364">ют</text:span><text:span text:style-name="T373"> критическим преимуществом</text:span><text:span text:style-name="T376">. </text:span><text:span text:style-name="T373">Нет, они не отвеч</text:span><text:span text:style-name="T375">ают</text:span><text:span text:style-name="T373"> технологией на технологию — они абсолютно не креативны в техническом плане. Особ</text:span><text:span text:style-name="T377">ыми способностями к айн</text:span><text:span text:style-name="T348">а</text:span><text:span text:style-name="T377">-манипуляциям</text:span><text:span text:style-name="T373"> или </text:span><text:span text:style-name="T346">большой </text:span><text:span text:style-name="T373">физической силой они тоже не облада</text:span><text:span text:style-name="T375">ют</text:span><text:span text:style-name="T373">.</text:span></text:p>
      <text:p text:style-name="P168"><text:span text:style-name="T373">Они уме</text:span><text:span text:style-name="T364">ют</text:span><text:span text:style-name="T373"> </text:span><text:span text:style-name="T347">заражать </text:span><text:span text:style-name="T210">психику</text:span><text:span text:style-name="T373">. Под</text:span><text:span text:style-name="T369">селять в</text:span><text:span text:style-name="T373"> разум </text:span><text:span text:style-name="T369">ментальных паразитов</text:span><text:span text:style-name="T373">. Превращать наших воинов в своих марионеток - </text:span><text:span text:style-name="T369">л</text:span><text:span text:style-name="T378">едяных рабов. Лербов.</text:span></text:p>
      <text:p text:style-name="P168"><text:span text:style-name="T379">В начале </text:span><text:span text:style-name="T305">заражение шло </text:span><text:span text:style-name="T379">медленно — мы с удивлением и гневом увидели </text:span><text:span text:style-name="T380">главу королевской охраны, трибуна</text:span><text:span text:style-name="T379"> </text:span><text:span text:style-name="T381">Стронгхолда</text:span><text:span text:style-name="T379"> в их рядах через </text:span><text:span text:style-name="T375">месяц </text:span><text:span text:style-name="T379">войны. Мы считали его предателем и покрыли позором его клан. Но шли </text:span><text:span text:style-name="T344">недели</text:span><text:span text:style-name="T379"> и — и вот </text:span><text:span text:style-name="T380">против нас сражается</text:span><text:span text:style-name="T379"> </text:span><text:span text:style-name="T380">половина королевской охраны</text:span><text:span text:style-name="T379">. Потом </text:span><text:span text:style-name="T380">на их сторону </text:span><text:span text:style-name="T379">пере</text:span><text:span text:style-name="T380">шла центурия Второго Добровольческого легиона</text:span><text:span text:style-name="T379">. Потом </text:span><text:span text:style-name="T368">целая </text:span><text:span text:style-name="T379">манипула. </text:span><text:span text:style-name="T305">С увеличением числа лербов отродьям</text:span><text:span text:style-name="T346"> Иль-Шогг</text:span><text:span text:style-name="T379"> </text:span><text:span text:style-name="T305">стало легче захватывать новых пленных и превращать их в своих марионеток. И с</text:span><text:span text:style-name="T373"> ростом числа </text:span><text:span text:style-name="T378">лербов</text:span><text:span text:style-name="T373"> против нас вста</text:span><text:span text:style-name="T375">ют</text:span><text:span text:style-name="T373"> </text:span><text:span text:style-name="T382">ряды</text:span><text:span text:style-name="T373"> холодных, обученных и оснащённых воинов.</text:span></text:p>
      <text:p text:style-name="P133"><text:span text:style-name="T322">К счастью для нас, </text:span><text:span text:style-name="T347">заражённые</text:span><text:span text:style-name="T383"> </text:span><text:span text:style-name="T367">фаэри</text:span><text:span text:style-name="T351"> сразу обраща</text:span><text:span text:style-name="T375">ют</text:span><text:span text:style-name="T351"> на себя внимание неестественностью поведения и механическими движениями. </text:span><text:span text:style-name="T369">И</text:span><text:span text:style-name="T322">х зрачки станов</text:span><text:span text:style-name="T375">ятся</text:span><text:span text:style-name="T322"> узкими, как у змей.</text:span><text:span text:style-name="T351"> Мы сразу </text:span><text:span text:style-name="T324">вычисля</text:span><text:span text:style-name="T375">ем</text:span><text:span text:style-name="T351"> таких </text:span><text:span text:style-name="T324">на блокпостах</text:span><text:span text:style-name="T351">. </text:span><text:span text:style-name="T375">К сожалению, после заражения</text:span><text:span text:style-name="T322"> они</text:span><text:span text:style-name="T379"> не утрачива</text:span><text:span text:style-name="T375">ют</text:span><text:span text:style-name="T379"> технических знаний. </text:span><text:span text:style-name="T381">Всё новейшее оружие, доспехи и техника, что были с ними </text:span><text:span text:style-name="T322">в момент обращения</text:span><text:span text:style-name="T381"> — теперь работа</text:span><text:span text:style-name="T375">ют</text:span><text:span text:style-name="T381"> против нас.</text:span></text:p>
      <text:p text:style-name="P169">Ещё один фактор, спасший нас от неминуемого разгрома в первые годы — немногочисленность <text:span text:style-name="T305">самих</text:span> <text:span text:style-name="T346">тварей</text:span>. <text:span text:style-name="T384">По нашим наблюдениям, их </text:span><text:span text:style-name="T380">пришло в Ойкумену Фаэри </text:span><text:span text:style-name="T384">не </text:span><text:span text:style-name="T385">бол</text:span><text:span text:style-name="T386">е</text:span><text:span text:style-name="T385">е</text:span><text:span text:style-name="T384"> двухсот. Около пятнадцати из них </text:span><text:span text:style-name="T305">за всё время войны </text:span><text:span text:style-name="T384">нам удалось уничтожить и двух пленить. </text:span><text:span text:style-name="T387">Только их </text:span><text:span text:style-name="T388">мало</text:span><text:span text:style-name="T387">численность не позволяет им </text:span><text:span text:style-name="T389">п</text:span><text:span text:style-name="T210">орабощать</text:span><text:span text:style-name="T387"> нас слишком </text:span><text:span text:style-name="T390">б</text:span><text:span text:style-name="T386">ы</text:span><text:span text:style-name="T390">стро, </text:span><text:span text:style-name="T305">хотя всё равно их армия постоянно растёт</text:span><text:span text:style-name="T387">. </text:span><text:span text:style-name="T30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0"><text:soft-page-break/>Смешно сказать, но самую большую эффективность против <text:span text:style-name="T369">тварей</text:span> показ<text:span text:style-name="T386">ывают</text:span> не <text:span text:style-name="T381">тяжёлые </text:span><text:span text:style-name="T368">орудия</text:span><text:span text:style-name="T381"> или ховертанки</text:span>, а самые простые стены вокруг городов и дороги на высоких колоннах, <text:span text:style-name="T381">соединяющие любые мало-мальски укреплённые поселения. </text:span><text:span text:style-name="T346">Отродья Иль-Шогг</text:span><text:span text:style-name="T381"> почти не лета</text:span><text:span text:style-name="T386">ют</text:span><text:span text:style-name="T381">. Их полупрозрачные бескрылые тела мог</text:span><text:span text:style-name="T386">ут</text:span><text:span text:style-name="T381"> подняться в воздух самое большее на </text:span><text:span text:style-name="T391">десяток футов</text:span><text:span text:style-name="T381"> и продержаться та</text:span><text:span text:style-name="T391">к</text:span><text:span text:style-name="T381"> несколько секунд. </text:span><text:span text:style-name="T369">Их медузоподобные тела</text:span><text:span text:style-name="T381"> использ</text:span><text:span text:style-name="T386">уют</text:span><text:span text:style-name="T381"> </text:span><text:span text:style-name="T377">айну</text:span><text:span text:style-name="T381"> для полёта и наш скудный мир не мо</text:span><text:span text:style-name="T386">жет</text:span><text:span text:style-name="T381"> дать её достаточно для удержания </text:span><text:span text:style-name="T369">их </text:span><text:span text:style-name="T381">тела в воздухе. Только это позвол</text:span><text:span text:style-name="T386">яет</text:span><text:span text:style-name="T381"> нам </text:span><text:span text:style-name="T368">успешно сражаться с ними долгие </text:span><text:span text:style-name="T386">десятилетия</text:span><text:span text:style-name="T381"> </text:span><text:span text:style-name="T348">и мы благодари</text:span><text:span text:style-name="T386">м</text:span><text:span text:style-name="T348"> судьбу, что </text:span><text:span text:style-name="T346">твари</text:span><text:span text:style-name="T348"> пришли в наш мир так поздно — ведь ещё пять тысяч лет назад айны </text:span><text:span text:style-name="T305">в мире</text:span><text:span text:style-name="T348"> было достаточно, чтобы мы сами могли летать без использования крыльевых экстендеров</text:span><text:span text:style-name="T381">. </text:span><text:span text:style-name="T348">Теперь нас спаса</text:span><text:span text:style-name="T386">ет</text:span><text:span text:style-name="T348"> и</text:span><text:span text:style-name="T391">золяция высотой. Мы отгоражива</text:span><text:span text:style-name="T386">емся</text:span><text:span text:style-name="T391"> от них высокими стенами </text:span><text:span text:style-name="T392">и непроницаемыми куполами</text:span><text:span text:style-name="T391">, замками, расположенными высоко на недоступных скалах и высотными дорогами, до которых невозможно дотянуться с земли. </text:span><text:span text:style-name="T305">При приближении тварей мы обрушаем высотные дороги, что сильно замедляет их наступление.</text:span></text:p>
      <text:p text:style-name="P171"><text:span text:style-name="T393">Совсем недавно мы начали строить гранд-флаеры — парящие </text:span><text:span text:style-name="T358">платформы размером с небольшой город</text:span><text:span text:style-name="T393">, оснащённые мощны</text:span><text:span text:style-name="T394">м</text:span><text:span text:style-name="T393"> </text:span><text:span text:style-name="T394">вооружением</text:span><text:span text:style-name="T393">. </text:span><text:span text:style-name="T395">Они счита</text:span><text:span text:style-name="T386">ются</text:span><text:span text:style-name="T395"> неприступными, так как не опуска</text:span><text:span text:style-name="T386">ются</text:span><text:span text:style-name="T395"> на поверхность годами. С их помощью мы вздохнули немного свободнее </text:span><text:span text:style-name="T396">и</text:span><text:span text:style-name="T393"> наконец-то перестали лавинообразно терять воинов и технологии.</text:span><text:span text:style-name="T391"> Да, </text:span><text:span text:style-name="T397">лербы</text:span><text:span text:style-name="T391"> по-прежнему мог</text:span><text:span text:style-name="T386">ут</text:span><text:span text:style-name="T391"> добраться до нас </text:span><text:span text:style-name="T377">на высоте</text:span><text:span text:style-name="T391">, но они </text:span><text:span text:style-name="T386">сами </text:span><text:span text:style-name="T391">не уме</text:span><text:span text:style-name="T386">ют</text:span><text:span text:style-name="T391"> </text:span><text:span text:style-name="T398">заражать</text:span><text:span text:style-name="T391">.</text:span></text:p>
      <text:p text:style-name="P172"><text:span text:style-name="T399">Как квинтэссенция высотной изоляции, мы основали базы на двух наших лунах — </text:span><text:span text:style-name="T400">Эсте и Криллоне </text:span><text:span text:style-name="T399">— и стали переселять туда учёных и инженеров </text:span><text:span text:style-name="T401">в попытке </text:span><text:span text:style-name="T402">создать</text:span><text:span text:style-name="T401"> промышленность, </text:span><text:span text:style-name="T400">абсолютно </text:span><text:span text:style-name="T401">не досягаемую для </text:span><text:span text:style-name="T315">тварей и их </text:span><text:span text:style-name="T403">марионеток</text:span><text:span text:style-name="T399">. </text:span><text:span text:style-name="T400">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0"/>
      <text:p text:style-name="P173">Тем больнее слышать о потере ещё одной крепости. <text:span text:style-name="T395">Мы всё больше теряем связь с поверхностью, перебираясь </text:span><text:span text:style-name="T353">в</text:span><text:span text:style-name="T395"> летучие города и луны.</text:span></text:p>
      <text:p text:style-name="P173"/>
      <text:p text:style-name="P173">- Противник использовал гранд-флаер для создания бреши в <text:span text:style-name="T343">силовом щите</text:span>. — <text:span text:style-name="T344">пробивается сквозь помехи металлический голос. — </text:span><text:span text:style-name="T395">Командование не распознало в нём врага. Он приблизился к охранной сфере и таранил её. </text:span><text:span text:style-name="T361">После чего передовые отряды </text:span><text:span text:style-name="T378">лербов</text:span><text:span text:style-name="T361"> за полтора суток сломили сопротивление крепости. Тессерарий Стоуншилд перед </text:span><text:span text:style-name="T398">заражением</text:span><text:span text:style-name="T361"> успел </text:span><text:span text:style-name="T363">активировать и </text:span><text:span text:style-name="T361">перевести в автономный режим мехадоспехи ремонтного цеха и </text:span><text:span text:style-name="T363">утилизационной площадки.</text:span></text:p>
      <text:p text:style-name="P173">- <text:span text:style-name="T395">Название гранд-флаера, Опцион?</text:span></text:p>
      <text:p text:style-name="P173"/>
      <text:p text:style-name="P174">О, боги! <text:span text:style-name="T404">То, чего все боялись и не хотели даже думать об этом, произошло! </text:span><text:span text:style-name="T346">Твари</text:span><text:span text:style-name="T404"> захватили гранд-флаер — первый из двадцати восьми построенных. Значит, </text:span><text:span text:style-name="T323">захват</text:span><text:span text:style-name="T404"> остальных — вопрос времени. Всё повторяется, как и с предыдущими технологиями — </text:span><text:span text:style-name="T346">отродья Иль-Шогг</text:span><text:span text:style-name="T404"> захватывают их и обращают против нас. </text:span><text:span text:style-name="T405">Неизменный</text:span><text:span text:style-name="T406"> </text:span><text:span text:style-name="T397">ход</text:span><text:span text:style-name="T406"> войны!</text:span></text:p>
      <text:p text:style-name="P173"/>
      <text:p text:style-name="P175">- <text:span text:style-name="T404">Мы не смогли опознать его — нападение произошло ночью и он быстро ушёл из радиуса досягаемости <text:s/>радара после высадки десанта. Но, судя </text:span><text:span text:style-name="T358">по </text:span><text:span text:style-name="T404">габаритам, это </text:span><text:span text:style-name="T407">был </text:span><text:span text:style-name="T404">гранд-флаер серии «Вандерис» или «Громовержец».</text:span></text:p>
      <text:p text:style-name="P175"/>
      <text:p text:style-name="P175">- <text:span text:style-name="T404">Что??? Громовержец?!!</text:span></text:p>
      <text:p text:style-name="P158"><text:soft-page-break/></text:p>
      <text:p text:style-name="P147">Снаружи раздаётся <text:span text:style-name="T396">оглушительный </text:span>грохот. Стены <text:span text:style-name="T408">связного</text:span><text:span text:style-name="T356"> бункера</text:span> трясутся в лихорадке, <text:span text:style-name="T396">по потолку ползёт трещина</text:span>. На пол, <text:span text:style-name="T409">столы</text:span> и аппаратуру сыпется штукатурка. Светильники гаснут, <text:span text:style-name="T396">чахоточно </text:span>мигнув пару раз на прощание. <text:span text:style-name="T410">Где-то снаружи заунывно нарастает </text:span><text:span text:style-name="T348">вой </text:span><text:span text:style-name="T410">сирен</text:span><text:span text:style-name="T348">ы</text:span><text:span text:style-name="T410">. </text:span><text:span text:style-name="T348">Громкие в</text:span>опли <text:span text:style-name="T409">Смешинки</text:span> перемежаются со стуком опрокидываемых на пол тумбочек.</text:p>
      <text:p text:style-name="P176"/>
      <text:p text:style-name="P177">Я бегу к выходу, спотыкаюсь и падаю на что-то мягкое.</text:p>
      <text:p text:style-name="P177"/>
      <text:p text:style-name="P177">- Ляга<text:span text:style-name="T352">ть, </text:span><text:span text:style-name="T411">в петлю мою душу</text:span><text:span text:style-name="T352">! Где этот бананутый свет? — от шока в мою речь </text:span><text:span text:style-name="T411">прорываются</text:span><text:span text:style-name="T352"> ругательства из университетской юности.</text:span></text:p>
      <text:p text:style-name="P11">- <text:span text:style-name="T352">Надо включить аварийное освещение, консул <text:s/>- раздаётся сдавленный писк подо мной. — </text:span><text:span text:style-name="T411">Рубильник в углу, над противопожарным щитком.</text:span></text:p>
      <text:p text:style-name="P11"/>
      <text:p text:style-name="P178">Я зажигаю <text:span text:style-name="T412">искорку</text:span> айны на роге <text:span text:style-name="T413">и сконфужено поднимаюсь со Смешинки. </text:span><text:span text:style-name="T414">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78"/>
      <text:p text:style-name="P11">- <text:span text:style-name="T415">Оставайся на посту, принцип. Я проверю, что случилось снаружи. Как только появится электричество — продолжи опрос </text:span><text:span text:style-name="T409">гарнизонов</text:span><text:span text:style-name="T416">, - я следую к двери.</text:span></text:p>
      <text:p text:style-name="P11"/>
      <text:p text:style-name="P179">И натыкаюсь на бронированную створку. <text:span text:style-name="T417">Она не отъезжает в сторону при моём приближении. Делаю шаг назад и снова шаг вперёд — гермодверь не сд</text:span><text:span text:style-name="T322">в</text:span><text:span text:style-name="T417">игается ни на дюйм.</text:span></text:p>
      <text:p text:style-name="P179"/>
      <text:p text:style-name="P179">- <text:span text:style-name="T417">Сделай что-то с этой ляганной дверью! — я раздражённо поворачиваюсь к Смешинке. — Она не открывается.</text:span></text:p>
      <text:p text:style-name="P179">- <text:span text:style-name="T417">Бункер обесточен, - та разводит копытами. — Сервоприводы не под напряжением.</text:span></text:p>
      <text:p text:style-name="P179">- <text:span text:style-name="T417">Кто проектировал этот унавоженный помётом </text:span><text:span text:style-name="T346">Иль-Шогг</text:span><text:span text:style-name="T417"> бункер? Кто предусмотрел в нём аварийное освещение, но не догадался подвести резервное питание к двери? Лягать, я понижу его в звании до </text:span><text:span text:style-name="T418">гастата!</text:span></text:p>
      <text:p text:style-name="P179">- <text:span text:style-name="T418">Насколько мне известно, все подземные фортификации разрабатываются </text:span><text:span text:style-name="T353">в </text:span><text:span text:style-name="T419">МБТ</text:span><text:span text:style-name="T418">, - осторожно замечает Смешинка.</text:span></text:p>
      <text:p text:style-name="P179"/>
      <text:p text:style-name="P180">Я осекаюсь. Гнев уходит из груди и я смущённо прячу глаза. <text:span text:style-name="T419">Министерство Боевых Технологий</text:span> я основала сама на <text:span text:style-name="T412">два</text:span>дцатом году войны, когда стало ясно, что мы проигрываем без <text:span text:style-name="T420">научной баз</text:span><text:span text:style-name="T323">ы</text:span>. По-сути, это была моя дипломная работа. Я уже давно оставила бразды правления в нём, но <text:span text:style-name="T419">его текущий состав</text:span> до сих пор полностью состо<text:span text:style-name="T323">ит</text:span> из моих протеже.</text:p>
      <text:p text:style-name="P180"/>
      <text:p text:style-name="P180">- <text:span text:style-name="T421">Хорошо</text:span><text:span text:style-name="T422">, не время сердиться. Надо как-то найти выход отсюда.</text:span></text:p>
      <text:p text:style-name="P181"><text:soft-page-break/>- <text:span text:style-name="T422">Выйти можно через подсобку у туалета. Там есть дверца в коридор. Запирается на шпингалет. Уборщица </text:span><text:span text:style-name="T397">с</text:span><text:span text:style-name="T422"> </text:span><text:span text:style-name="T323">фермы</text:span><text:span text:style-name="T422">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22">Э-э-э… Гм… Ну ладно…</text:span></text:p>
      <text:p text:style-name="P182"/>
      <text:p text:style-name="P182">…</text:p>
      <text:p text:style-name="P182"/>
      <text:p text:style-name="P183">Коридор обрушивается на меня какофонией звуков: <text:span text:style-name="T423">к</text:span><text:span text:style-name="T322">рики, </text:span><text:span text:style-name="T424">обрывки </text:span><text:span text:style-name="T322">команд, перекрываемые </text:span><text:span text:style-name="T378">залпами</text:span><text:span text:style-name="T322"> автотурелей, топот копыт, грохот выбиваемых дверей и звон разбивающихся стёкол.</text:span></text:p>
      <text:p text:style-name="P11"/>
      <text:p text:style-name="P184">Я <text:span text:style-name="T425">несусь</text:span> к выходу из убежища, на ходу активир<text:span text:style-name="T383">уя</text:span> <text:span text:style-name="T423">меха</text:span>доспех. <text:span text:style-name="T426">Забрало шлема опускается, </text:span><text:span text:style-name="T427">отсекая меня от внешнего мира</text:span><text:span text:style-name="T426">, </text:span><text:span text:style-name="T427">на внутреннем экране появляется интерфейс и подсказки встроенного псевдоразума. </text:span><text:span text:style-name="T419">Это чудо военн</text:span><text:span text:style-name="T405">ого</text:span><text:span text:style-name="T419"> </text:span><text:span text:style-name="T405">прогресса</text:span><text:span text:style-name="T419"> разработано в «</text:span><text:span text:style-name="T428">К</text:span><text:span text:style-name="T419">ольт-тек» </text:span><text:span text:style-name="T429">тридцать</text:span><text:span text:style-name="T430"> лет назад</text:span><text:span text:style-name="T419">. </text:span><text:span text:style-name="T430">Кратно усилива</text:span><text:span text:style-name="T405">е</text:span><text:span text:style-name="T430">т физические возможности хозяина, обеспечива</text:span><text:span text:style-name="T405">е</text:span><text:span text:style-name="T430">т защитой от холодного оружия и </text:span><text:span text:style-name="T405">при закрытом забрале защищает даже от заражения </text:span><text:span text:style-name="T346">ментапаразитами</text:span><text:span text:style-name="T405">. Последние модели обладают</text:span><text:span text:style-name="T419"> </text:span><text:span text:style-name="T405">встроенным искусственным интеллектом, позволяющим им выполнять простейшие задачи даже без носителя внутри. </text:span><text:span text:style-name="T431">Увы</text:span><text:span text:style-name="T405">, это очень дорогая </text:span><text:span text:style-name="T323">игрушка</text:span><text:span text:style-name="T405">, до потери производства в Ундариене мы смогли обеспечить ими только каждого </text:span><text:span text:style-name="T323">двадцатого </text:span><text:span text:style-name="T405">бойца - </text:span><text:span text:style-name="T353">в основном, командирский состав</text:span><text:span text:style-name="T405">.</text:span></text:p>
      <text:p text:style-name="P185"><text:span text:style-name="T409">Э</text:span>кзоскелет бронескафандра повизгивает <text:s/>сервомоторами на особо крутых виражах, <text:span text:style-name="T427">подстраховывая меня</text:span>, пока я <text:span text:style-name="T425">мчусь</text:span> на верхние ярусы <text:span text:style-name="T408">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05">т</text:span>ся у тебя в мыслях — даже умереть с честью не получится.</text:p>
      <text:p text:style-name="P11"/>
      <text:p text:style-name="P186"><text:span text:style-name="T432">Каменную</text:span> <text:span text:style-name="T432">стену</text:span> <text:span text:style-name="T397">Андориана</text:span> пробил <text:span text:style-name="T433">армированный стальными рёбрами киль гранд-флаера. Голубые молнии </text:span><text:span text:style-name="T353">айны </text:span><text:span text:style-name="T433">бессильно облизыва</text:span><text:span text:style-name="T434">ют</text:span><text:span text:style-name="T433"> шершавую поверхность </text:span><text:span text:style-name="T424">клёпанной брони</text:span><text:span text:style-name="T433"> в попытках восстановить целостность силового щита. </text:span><text:span text:style-name="T435">Длинный форштевень</text:span><text:span text:style-name="T424"> воздушного корабля уп</text:span><text:span text:style-name="T434">ирается</text:span><text:span text:style-name="T424"> в </text:span><text:span text:style-name="T378">искрящие руины электростанции</text:span><text:span text:style-name="T424">, препятствуя дальнейшему движению гранд-флаера.</text:span></text:p>
      <text:p text:style-name="P186"/>
      <text:p text:style-name="P187">«<text:span text:style-name="T434">МА</text:span><text:span text:style-name="T436">ДЖЕ...</text:span>» - всё, что можно прочитать на сером борту парящей громады, остальное скрыва<text:span text:style-name="T434">ется</text:span> за дрожащим маревом защитной сферы. <text:span text:style-name="T437">Там же, за сферой, угадываются тёмные очертания ещё двух судов, поменьше.</text:span></text:p>
      <text:p text:style-name="P187"/>
      <text:p text:style-name="P188">Носов<text:span text:style-name="T424">ые</text:span> порт<text:span text:style-name="T424">ы</text:span> гранд-флаера <text:span text:style-name="T438">распахнут</text:span><text:span text:style-name="T424">ы</text:span>, из н<text:span text:style-name="T424">их</text:span> <text:span text:style-name="T439">планир</text:span><text:span text:style-name="T440">уют</text:span><text:span text:style-name="T439"> на камни Андориана </text:span><text:span text:style-name="T438">металлические дробинки закованных в </text:span><text:span text:style-name="T441">ржавую </text:span><text:span text:style-name="T438">сталь </text:span><text:span text:style-name="T378">лербов</text:span><text:span text:style-name="T438">. </text:span><text:span text:style-name="T442">Навстречу им расцветают </text:span><text:span text:style-name="T440">фиолетовые</text:span><text:span text:style-name="T442"> </text:span><text:span text:style-name="T443">т</text:span><text:span text:style-name="T313">рассеры</text:span><text:span text:style-name="T440"> автотурелей </text:span><text:span text:style-name="T369">и треск пулеметателей из ближайших обзорных башенек.</text:span><text:span text:style-name="T440"> Звон ударов остро</text:span><text:span text:style-name="T441">го</text:span><text:span text:style-name="T440"> </text:span><text:span text:style-name="T441">железа</text:span><text:span text:style-name="T440"> о щиты, </text:span><text:span text:style-name="T424">хриплые команды и громкие ругательства</text:span><text:span text:style-name="T440"> разда</text:span><text:span text:style-name="T424">ю</text:span><text:span text:style-name="T440">тся в местах стычек нападающих и защитников крепости. </text:span><text:span text:style-name="T444">Над сражением кружат пол</text:span><text:span text:style-name="T323">у</text:span><text:span text:style-name="T444">дюжин</text:span><text:span text:style-name="T323">а</text:span><text:span text:style-name="T444"> глайдеров</text:span><text:span text:style-name="T438"> </text:span><text:span text:style-name="T444">Маджестика, поливая обороняющихся пучками </text:span><text:span text:style-name="T313">айн</text:span><text:span text:style-name="T444">-разрядов.</text:span></text:p>
      <text:p text:style-name="P189"><text:soft-page-break/></text:p>
      <text:p text:style-name="P190">Ужас происходящего доходит до меня, пока я несусь по галерее к смотровой площадке. <text:span text:style-name="T369">Высокогорный замок Андориан возносится в небо десятками тонких башень</text:span><text:span text:style-name="T445"> </text:span><text:span text:style-name="T369">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1"><text:span text:style-name="T397">Весь г</text:span>арнизон Андориана - две тысячи легионеров, <text:span text:style-name="T408">две </text:span><text:span text:style-name="T397">тяжёлые </text:span><text:span text:style-name="T408">орудийные башни</text:span> <text:span text:style-name="T408">и</text:span><text:span text:style-name="T446"> семь </text:span><text:span text:style-name="T408">автотурелей</text:span>. Плюс сто семьдесят эвакуированных из <text:span text:style-name="T447">Астромеханического</text:span> университета научных сотрудников. Которые не умеют сражаться, но, <text:span text:style-name="T397">правда,</text:span> многие из них неплохие <text:span text:style-name="T408">айна-манипуляторы</text:span>.</text:p>
      <text:p text:style-name="P192">Это - все, кого мы смогли вывезти из Ундариена на «Стремительном».</text:p>
      <text:p text:style-name="P193">Вся эта сила — ничто перед ордой. Вся наша оборона строилась из расчёта целостности силового щита. Без него сопротивление <text:span text:style-name="T397">форта</text:span> погаснет в считанные часы.</text:p>
      <text:p text:style-name="P194"/>
      <text:p text:style-name="P185"><text:span text:style-name="T432">Я вижу вступившую в бой </text:span><text:span text:style-name="T362">горстку</text:span><text:span text:style-name="T432"> бойцов в светло-голубых доспехах артиллерийской обслуги. Они </text:span><text:span text:style-name="T323">выбрались из </text:span><text:span text:style-name="T448">сбитой</text:span><text:span text:style-name="T432"> со стены орудийной башни и организованно, </text:span><text:span text:style-name="T323">боевым построением,</text:span><text:span text:style-name="T432"> продвигаются к </text:span><text:span text:style-name="T362">цитадели</text:span><text:span text:style-name="T432">. </text:span><text:span text:style-name="T449">По трём семёркам на грудной пластине мехадоспеха я узнаю их командира — </text:span><text:span text:style-name="T450">Шарп Блейда</text:span><text:span text:style-name="T451">. </text:span><text:span text:style-name="T449">Его чёткие команды прекращают хаос, остальные </text:span><text:span text:style-name="T451">разрозненные группки </text:span><text:span text:style-name="T449">легионер</text:span><text:span text:style-name="T451">ов</text:span><text:span text:style-name="T449"> вливаются в построение </text:span><text:span text:style-name="T451">по мере продвижения.</text:span><text:span text:style-name="T449"> Сражение от мелких неорганизованных стычек переходит к столкновению двух </text:span><text:span text:style-name="T452">сил</text:span><text:span text:style-name="T449"> — серо-ржаво</text:span><text:span text:style-name="T451">го</text:span><text:span text:style-name="T449"> </text:span><text:span text:style-name="T452">аморфно</text:span><text:span text:style-name="T451">го</text:span><text:span text:style-name="T452"> </text:span><text:span text:style-name="T451">моря</text:span><text:span text:style-name="T449"> захватчиков и голубовато</text:span><text:span text:style-name="T451">му</text:span><text:span text:style-name="T449"> </text:span><text:span text:style-name="T451">островку</text:span><text:span text:style-name="T449"> защитников </text:span><text:span text:style-name="T453">Андориана</text:span><text:span text:style-name="T449">.</text:span></text:p>
      <text:p text:style-name="P195">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6"/>
      <text:p text:style-name="P196">Я <text:span text:style-name="T408">прыгаю со смотровой площадки и плавно приземляюсь у подножия радиоцентра. После чего </text:span>несусь к <text:span text:style-name="T454">месту сражения, на ходу выбирая оружие. </text:span><text:span text:style-name="T455">Пулеметатель может зацепить своих. Я не отличаюсь особой меткостью - мне всегда больше нравилось фехтование, чем стрельба.</text:span><text:span text:style-name="T454"> </text:span><text:span text:style-name="T455">Но к</text:span><text:span text:style-name="T454">рыльевые </text:span><text:span text:style-name="T456">лезвия</text:span><text:span text:style-name="T454"> </text:span><text:span text:style-name="T455">тоже </text:span><text:span text:style-name="T454">не годятся в такой свалке, им просто не будет места развернуться. </text:span><text:span text:style-name="T457">Клинок</text:span><text:span text:style-name="T458"> рога тоже будет мешать, пока я не пробьюсь в первый ряд </text:span><text:span text:style-name="T459">сражающихся</text:span><text:span text:style-name="T458">. От маломощного </text:span><text:span text:style-name="T313">айн</text:span><text:span text:style-name="T458">-разрядника доспеха и вовсе мало толку — он, скорее, является оружием последнего шанса, чем действенным инструментом.</text:span></text:p>
      <text:p text:style-name="P197">Я коротким резким встряхиванием <text:span text:style-name="T459">ног </text:span>выдвигаю шипы на накопытниках. <text:span text:style-name="T460">Они с тихими щелчками закрепляются в пазах. </text:span>Оружие ближнего боя сейчас — единственный разумный выбор.</text:p>
      <text:p text:style-name="P198"/>
      <text:p text:style-name="P199"><text:span text:style-name="T461">Однако </text:span><text:span text:style-name="T462">противник встре</text:span><text:span text:style-name="T463">чает</text:span><text:span text:style-name="T462"> меня задолго до основной массы </text:span><text:span text:style-name="T461">сражающихся</text:span><text:span text:style-name="T462">. </text:span><text:span text:style-name="T335">Лерб</text:span><text:span text:style-name="T464"> в помятом </text:span><text:span text:style-name="T465">нагруднике с</text:span><text:span text:style-name="T466"> остатками раскраски территориальной обороны Норгонга </text:span><text:span text:style-name="T467">грузно </text:span><text:span text:style-name="T331">выпрыгивает на меня из </text:span><text:span text:style-name="T461">зарослей разбитой</text:span><text:span text:style-name="T331"> оранжереи</text:span><text:span text:style-name="T463">.</text:span></text:p>
      <text:p text:style-name="P199"><text:span text:style-name="T463"/></text:p>
      <text:p text:style-name="P200"><text:span text:style-name="T466">Я </text:span><text:span text:style-name="T7">отпрыгиваю в сторону, с разворота впечатывая копыто ему в кирас</text:span><text:span text:style-name="T465">у</text:span><text:span text:style-name="T7">. Тот глухо кашляет и замахивается огромным </text:span><text:span text:style-name="T468">молотом</text:span><text:span text:style-name="T7">, </text:span><text:span text:style-name="T469">пристёгнутым к ноге</text:span><text:span text:style-name="T7">.</text:span></text:p>
      <text:p text:style-name="P200"><text:span text:style-name="T7"/></text:p>
      <text:p text:style-name="P201"><text:soft-page-break/><text:span text:style-name="T7">Манёвр — уклонение! Молот выбивает искры в дюйме от моего копыта. Я вспоминаю </text:span><text:span text:style-name="T470">слова </text:span><text:span text:style-name="T7">моего учителя фехтования, древнего </text:span><text:span text:style-name="T471">фаэри</text:span><text:span text:style-name="T7"> с острова Вандерис: «</text:span><text:span text:style-name="T472">Мы танцуем, сражаясь. И сражаясь — танцуем!</text:span><text:span text:style-name="T7">» </text:span><text:span text:style-name="T473">Я исполняю танец смерти вокруг неповоротливого жеребца, и он нехотя становится моим партнёром. </text:span><text:span text:style-name="T335">Его узкие зрачки отслеживают моё малейшее движение.</text:span><text:span text:style-name="T473"> Мы кружимся в странной импровизации и мои уклонения гармонируют с его ударами. Я разворачиваю </text:span><text:span text:style-name="T470">перед ним</text:span><text:span text:style-name="T473"> крылья, как в </text:span><text:span text:style-name="T469">невеста </text:span><text:span text:style-name="T470">перед женихом </text:span><text:span text:style-name="T469">в </text:span><text:span text:style-name="T473">брачном ритуале и скольжу то вправо, то влево, совершая обманные движения крыльями. </text:span><text:span text:style-name="T469">Жеребец не отвечает мне взаимностью. </text:span><text:span text:style-name="T473">Он до того сосредоточен на своих попытках убить меня, что не видит, как узкий меч с тихим щелчком </text:span><text:span text:style-name="T470">выскакивает из </text:span><text:span text:style-name="T465">пенала на суставе правого крыла</text:span><text:span text:style-name="T473">.</text:span></text:p>
      <text:p text:style-name="P201"><text:span text:style-name="T473"/></text:p>
      <text:p text:style-name="P202"><text:span text:style-name="T335">Лерб</text:span><text:span text:style-name="T7"> по инерции опускает молот на то место, где </text:span><text:span text:style-name="T474">мгновение</text:span><text:span text:style-name="T7"> назад была моя голова — не замечая, что мой клинок проходит </text:span><text:span text:style-name="T465">над нагрудником</text:span><text:span text:style-name="T7"> в основание его шеи. </text:span><text:span text:style-name="T475">Он </text:span><text:span text:style-name="T47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77">тела </text:span><text:span text:style-name="T476">до последней капли жизненых сил.</text:span></text:p>
      <text:p text:style-name="P203">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3">Надо заканчивать этот танец. Если нас обнаружат его сообщники, худо будет уже мне.</text:p>
      <text:p text:style-name="P203">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3">Его голова отделяется от шеи и с лёгким стуком падает мне под копыта.</text:p>
      <text:p text:style-name="P202"><text:span text:style-name="T476">Обезглавленное тело ещё пару мгновений стоит, орошая тёмной кровью холодные камни Андориана. Затем </text:span><text:span text:style-name="T469">передние ноги </text:span><text:span text:style-name="T476">лерба </text:span><text:span text:style-name="T469">подламываются </text:span><text:span text:style-name="T476">и</text:span><text:span text:style-name="T469"> он падает на </text:span><text:span text:style-name="T476">плац</text:span><text:span text:style-name="T469">.</text:span></text:p>
      <text:p text:style-name="P204"><text:span text:style-name="T469"/></text:p>
      <text:p text:style-name="P205"><text:span text:style-name="T7">Я </text:span><text:span text:style-name="T476">с усталостью смотрю на его тело</text:span><text:span text:style-name="T470">. </text:span><text:span text:style-name="T465">Ещё недавно он был в наших рядах, </text:span><text:span text:style-name="T478">он сражался бок о бок с нами. И вот он лежит в луже крови, а над ним стою я — его убийца. </text:span><text:span text:style-name="T479">В который раз.</text:span></text:p>
      <text:p text:style-name="P205"><text:span text:style-name="T478"/></text:p>
      <text:p text:style-name="P205"><text:span text:style-name="T478">Проклятая война! </text:span><text:span text:style-name="T479">Она никогда не меняется…</text:span></text:p>
      <text:p text:style-name="P205"><text:span text:style-name="T478"/></text:p>
      <text:p text:style-name="P206"><text:span text:style-name="T480">Мне нужно пробраться</text:span><text:span text:style-name="T481"> к </text:span><text:span text:style-name="T482">цитадели</text:span><text:span text:style-name="T481"> Андориана. Только из е</text:span><text:span text:style-name="T482">ё</text:span><text:span text:style-name="T481"> центра управления можно активировать главную защиту крепости — </text:span><text:span text:style-name="T480">О</text:span><text:span text:style-name="T481">ко </text:span><text:span text:style-name="T480">Г</text:span><text:span text:style-name="T481">нева. Но н</text:span><text:span text:style-name="T7">ападающие полноводным водопадом сыплются из опущенных аппарелей </text:span><text:span text:style-name="T311">Маджестика</text:span><text:span text:style-name="T7">. </text:span><text:span text:style-name="T480">Островок</text:span><text:span text:style-name="T7"> </text:span><text:span text:style-name="T311">оборон</text:span><text:span text:style-name="T481">ы </text:span><text:span text:style-name="T480">легионеров возле </text:span><text:span text:style-name="T482">цитадели</text:span><text:span text:style-name="T7"> </text:span><text:span text:style-name="T474">превратился в «черепаху» из примкнутых со всех сторон и сверху щитов</text:span><text:span text:style-name="T7">. </text:span><text:span text:style-name="T480">Громкие приказы </text:span><text:span text:style-name="T483">Шарп Блейда</text:span><text:span text:style-name="T480"> тонут в рёве ледяных глоток лербов.</text:span></text:p>
      <text:p text:style-name="P207"><text:span text:style-name="T7"/></text:p>
      <text:p text:style-name="P208">Я отступаю, оглядываясь вокруг.</text:p>
      <text:p text:style-name="P207"><text:span text:style-name="T7"/></text:p>
      <text:p text:style-name="P209"><text:span text:style-name="T7">Автотурель на крепостной стене развернулась внутрь и огрызается остатками боекомплекта, </text:span><text:span text:style-name="T484">прижимая нападающих к развалинам </text:span><text:span text:style-name="T331">жилого модуля</text:span><text:span text:style-name="T484">. </text:span><text:span text:style-name="T7">Трассеры основного калибра </text:span><text:span text:style-name="T484">турели </text:span><text:span text:style-name="T7">уже светятся бледно-фиолетовым, свидетельствуя об предельно малой плотности айна-луча. </text:span><text:span text:style-name="T484">В</text:span><text:span text:style-name="T7">ал поверженных </text:span><text:span text:style-name="T335">лербов </text:span><text:span text:style-name="T7">вокруг </text:span><text:soft-page-break/><text:span text:style-name="T48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82">В одном из них я узнаю Кэйлонга</text:span><text:span text:style-name="T485">.</text:span></text:p>
      <text:p text:style-name="P207"><text:span text:style-name="T7"/></text:p>
      <text:p text:style-name="P210">Я подбегаю к ним. Автотурель пропускает меня, распознав мехадоспех.</text:p>
      <text:p text:style-name="P207"><text:span text:style-name="T7"/></text:p>
      <text:p text:style-name="P207"><text:span text:style-name="T7">- Что с н</text:span><text:span text:style-name="T486">ей</text:span><text:span text:style-name="T7">? - я указываю на </text:span><text:span text:style-name="T403">кобылу</text:span><text:span text:style-name="T487"> в белом халате</text:span><text:span text:style-name="T7">, котор</text:span><text:span text:style-name="T487">ую</text:span><text:span text:style-name="T7"> </text:span><text:span text:style-name="T486">с двух сторон </text:span><text:span text:style-name="T7">осторожно поддерживают Кэйлонг и </text:span><text:span text:style-name="T474">солдат с лычкой «Гастат Морбиус. Техком»</text:span><text:span text:style-name="T7">.</text:span></text:p>
      <text:p text:style-name="P211"><text:span text:style-name="T7">- </text:span><text:span text:style-name="T403">Заражение</text:span><text:span text:style-name="T335">. </text:span><text:span text:style-name="T331">Наткнулись на </text:span><text:span text:style-name="T403">тварь</text:span><text:span text:style-name="T335"> </text:span><text:span text:style-name="T488">у казармы</text:span><text:span text:style-name="T335">, - беспомощно лепечет Кэйлонг. - </text:span><text:span text:style-name="T331">Мы с Морбиусом </text:span><text:span text:style-name="T403">спрятались</text:span><text:span text:style-name="T331">, а она попалась. Потом </text:span><text:span text:style-name="T403">тварь отправилась к остальным пленным, а мы</text:span><text:span text:style-name="T488"> смогли </text:span><text:span text:style-name="T403">её </text:span><text:span text:style-name="T488">вытащить.</text:span></text:p>
      <text:p text:style-name="P212"><text:span text:style-name="T335">- </text:span><text:span text:style-name="T486">Но тогда… </text:span><text:span text:style-name="T474">В</text:span><text:span text:style-name="T486">ы же знае</text:span><text:span text:style-name="T474">те</text:span><text:span text:style-name="T486">, что делать. - Протоколы очищения однозначно треб</text:span><text:span text:style-name="T489">уют</text:span><text:span text:style-name="T486"> в этом случае полнейшей изоляции </text:span><text:span text:style-name="T490">заражённого</text:span><text:span text:style-name="T486">. При невозможности этого — умерщвления. </text:span><text:span text:style-name="T491">В любую минуту заражённый мог превратиться в бездушную машину убийств.</text:span></text:p>
      <text:p text:style-name="P212"><text:span text:style-name="T486">- Это же Киранда. Моя лаборантка и… подруга. Я не могу. Я проведу её в </text:span><text:span text:style-name="T492">лабораторию</text:span><text:span text:style-name="T486">. </text:span><text:span text:style-name="T490">Там есть вакцина. - </text:span><text:span text:style-name="T487">Его глаза беспомощно глядят на меня сквозь разбитые очки.</text:span></text:p>
      <text:p text:style-name="P212"><text:span text:style-name="T486"/></text:p>
      <text:p text:style-name="P213"><text:span text:style-name="T486">Я </text:span><text:span text:style-name="T7">с тревогой смотрю на него, потом перевожу взгляд на Киранду. </text:span><text:span text:style-name="T486">Её голова безвольно свисает на плечо Кэйлонга, </text:span><text:span text:style-name="T7">мокрая дорожка слюны тянется </text:span><text:span text:style-name="T487">по халату </text:span><text:span text:style-name="T7">до земли</text:span><text:span text:style-name="T486">, глаза закрыты, ноги разъезжаются, крылья волочатся по земле.</text:span></text:p>
      <text:p text:style-name="P214"><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03">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493">Она может </text:span><text:span text:style-name="T494">стать</text:span><text:span text:style-name="T493"> лерб</text:span><text:span text:style-name="T494">ом</text:span><text:span text:style-name="T493"> в любой момент.</text:span></text:p>
      <text:p text:style-name="P214"><text:span text:style-name="T493"/></text:p>
      <text:p text:style-name="P215">Я <text:span text:style-name="T495">печально</text:span> смотрю на не<text:span text:style-name="T495">ё</text:span> и поднимаю крыло. Из суставного пенала выезжает лезвие меча.</text:p>
      <text:p text:style-name="P211"><text:span text:style-name="T335"/></text:p>
      <text:p text:style-name="P216"><text:span text:style-name="T335">- </text:span><text:span text:style-name="T490">Нет! Не трожь её! - Кэйлонг заслоняет её крыльями и сбивчиво продолжает. - Я не говорил никому. </text:span><text:span text:style-name="T487">Хотел сказать тебе первой. </text:span><text:span text:style-name="T490">У нас два месяца назад начало получаться! </text:span><text:span text:style-name="T476">Похоже, мы нашли способ растворить ментапаразита, не причинив вреда заражённому!</text:span><text:span text:style-name="T490"> </text:span><text:span text:style-name="T476">К</text:span><text:span text:style-name="T490"> сознанию </text:span><text:span text:style-name="T476">вернулось </text:span><text:span text:style-name="T490">семь пациентов из десяти. Ремиссия четвёртого пациента длится уже полтора месяца, он </text:span><text:span text:style-name="T496">и </text:span><text:span text:style-name="T490">не думает леденеть! Он практически здоров — </text:span><text:span text:style-name="T315">ментапаразит не определяется ни одним тестом</text:span><text:span text:style-name="T490">! </text:span><text:span text:style-name="T497">Киранда</text:span><text:span text:style-name="T490">… Она нужна мне для продолжения работы! </text:span><text:span text:style-name="T493">Она готовила вакцину - т</text:span><text:span text:style-name="T490">олько она знает </text:span><text:span text:style-name="T493">её </text:span><text:span text:style-name="T490">состав. </text:span><text:span text:style-name="T487">У нас получится! </text:span><text:span text:style-name="T493">Поверь мне, Сел. </text:span><text:span text:style-name="T487">Мы </text:span><text:span text:style-name="T491">вылечим</text:span><text:span text:style-name="T487"> лербов. </text:span><text:span text:style-name="T491">Нужно довести Киранду до лаборатории.</text:span></text:p>
      <text:p text:style-name="P211"><text:span text:style-name="T335"/></text:p>
      <text:p text:style-name="P217"><text:span text:style-name="T335">Я </text:span><text:span text:style-name="T7">оборачиваюсь. Между нами и административным корпусом, где расположен</text:span><text:span text:style-name="T498">а</text:span><text:span text:style-name="T7"> </text:span><text:span text:style-name="T498">лаборатория</text:span><text:span text:style-name="T7"> — открытое пространство в двести ярдов длиной. </text:span><text:span text:style-name="T474">«</text:span><text:span text:style-name="T499">Ч</text:span><text:span text:style-name="T474">ерепах</text:span><text:span text:style-name="T499">а</text:span><text:span text:style-name="T474">» </text:span><text:span text:style-name="T494">из</text:span><text:span text:style-name="T474"> легионеров </text:span><text:span text:style-name="T499">медленно продвигается к </text:span><text:span text:style-name="T482">цитадели</text:span><text:span text:style-name="T499">, то</text:span><text:span text:style-name="T474">лпа лербов таранит </text:span><text:span text:style-name="T499">её</text:span><text:span text:style-name="T474"> фонарными столбами, вырванными с корнем из центрального сквера. </text:span><text:span text:style-name="T498">Один</text:span><text:span text:style-name="T499"> лерб забралс</text:span><text:span text:style-name="T498">я</text:span><text:span text:style-name="T499"> на щиты и пыта</text:span><text:span text:style-name="T498">е</text:span><text:span text:style-name="T499">тся проломить их тяжёлым молот</text:span><text:span text:style-name="T498">о</text:span><text:span text:style-name="T499">м.</text:span></text:p>
      <text:p text:style-name="P218"><text:span text:style-name="T7"/></text:p>
      <text:p text:style-name="P219"><text:soft-page-break/><text:span text:style-name="T7">- </text:span><text:span text:style-name="T474">Не пройдём. Сами мы ещё могли бы пробеж</text:span><text:span text:style-name="T489">а</text:span><text:span text:style-name="T474">ть, но не с ней, - я указываю на Киранду. - Нас увидят и тотчас же атакуют.</text:span></text:p>
      <text:p text:style-name="P218"><text:span text:style-name="T7">- </text:span><text:span text:style-name="T474">Консул Селестия, - молчащий до этого Морбиус указывает на неприметн</text:span><text:span text:style-name="T477">ый</text:span><text:span text:style-name="T474"> </text:span><text:span text:style-name="T477">люк</text:span><text:span text:style-name="T474"> рядом с ближайшим контрфорсом </text:span><text:span text:style-name="T494">стены</text:span><text:span text:style-name="T474">. - В стене есть технический коридор для обслуживания турелей. Можно пройти до ближайшей дозорной башни. </text:span><text:span text:style-name="T500">Из башни </text:span><text:span text:style-name="T474">есть подземный ход до </text:span><text:span text:style-name="T482">цитадели</text:span><text:span text:style-name="T474">. У меня </text:span><text:span text:style-name="T501">слишком низкое звание, чтобы</text:span><text:span text:style-name="T474"> открыть дверь в </text:span><text:span text:style-name="T482">цитадель</text:span><text:span text:style-name="T474">, но вас она пропустит.</text:span></text:p>
      <text:p text:style-name="P220"><text:span text:style-name="T474"/></text:p>
      <text:p text:style-name="P221"><text:span text:style-name="T474">М</text:span><text:span text:style-name="T7">не понятен ход его мыслей. </text:span><text:span text:style-name="T474"><text:s/></text:span><text:span text:style-name="T7">Ц</text:span><text:span text:style-name="T482">итадель</text:span><text:span text:style-name="T474"> сообщается </text:span><text:span text:style-name="T482">тоннелями</text:span><text:span text:style-name="T474"> со всеми зданиями Андориана, </text:span><text:span text:style-name="T7">в том числе и лабораторией. </text:span><text:span text:style-name="T489">Да, это может сработать. </text:span><text:span text:style-name="T7">Я киваю ему.</text:span></text:p>
      <text:p text:style-name="P218"><text:span text:style-name="T7"/></text:p>
      <text:p text:style-name="P222"><text:span text:style-name="T502">Морбиус</text:span><text:span text:style-name="T7"> </text:span><text:span text:style-name="T503">под</text:span><text:span text:style-name="T504">бегает</text:span><text:span text:style-name="T503"> к </text:span><text:span text:style-name="T477">люку</text:span><text:span text:style-name="T503"> и </text:span><text:span text:style-name="T7">подносит накопытную пластину доспеха к замку. Тот тихо пищит, мигает зелёным и двер</text:span><text:span text:style-name="T477">ца</text:span><text:span text:style-name="T7"> с тихим щелчком </text:span><text:span text:style-name="T500">раскрывается</text:span><text:span text:style-name="T7">. </text:span><text:span text:style-name="T503">Мы с Кэйлонгом, поддерживая Киранду с обеих сторон, осторожно </text:span><text:span text:style-name="T505">направляемся</text:span><text:span text:style-name="T503"> к </text:span><text:span text:style-name="T500">проходу</text:span><text:span text:style-name="T7">…</text:span></text:p>
      <text:p text:style-name="P222"><text:span text:style-name="T7"/></text:p>
      <text:p text:style-name="P222"><text:span text:style-name="T493">…Г</text:span><text:span text:style-name="T481">рузовой </text:span><text:span text:style-name="T506">глайдер </text:span><text:span text:style-name="T493">врезается</text:span><text:span text:style-name="T506"> </text:span><text:span text:style-name="T493">в</text:span><text:span text:style-name="T506"> </text:span><text:span text:style-name="T493">автотурель</text:span><text:span text:style-name="T506">, </text:span><text:span text:style-name="T493">сбивая её со стены</text:span><text:span text:style-name="T506">. </text:span><text:span text:style-name="T493">Она падает в дюжине метров от нас, продолжая отстреливаться. Глай</text:span><text:span text:style-name="T507">д</text:span><text:span text:style-name="T493">ер прекращает её агонию, сваливаясь </text:span><text:span text:style-name="T7">сверху</text:span><text:span text:style-name="T493"> и давя </text:span><text:span text:style-name="T7">её </text:span><text:span text:style-name="T493">своим весом.</text:span><text:span text:style-name="T506"> </text:span><text:span text:style-name="T508">Падает трап, по нему сходят на землю шестеро </text:span><text:span text:style-name="T7">лербов</text:span><text:span text:style-name="T508">. </text:span><text:span text:style-name="T507">Из-за их спин выходит </text:span><text:span text:style-name="T492">полупрозрачная </text:span><text:span text:style-name="T507">фигура.</text:span></text:p>
      <text:p text:style-name="P222"><text:span text:style-name="T507"/></text:p>
      <text:p text:style-name="P223"><text:span text:style-name="T507">Я </text:span><text:span text:style-name="T7">никогда не видела до этого </text:span><text:span text:style-name="T315">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15">их</text:span><text:span text:style-name="T7"> лицом к лицу и остаться после этого фаэри. Как правило, после таких встреч орда прирастает лербами, </text:span><text:span text:style-name="T403">а Великие кланы вычёркивают фаэри из </text:span><text:span text:style-name="T477">списка </text:span><text:span text:style-name="T403">живых</text:span><text:span text:style-name="T7">.</text:span></text:p>
      <text:p text:style-name="P224"/>
      <text:p text:style-name="P224">И потому я не ожидаю ощутить тот леденящий ужас, что сковывает меня ледяными кандалами при виде <text:span text:style-name="T346">ЕЁ</text:span>.</text:p>
      <text:p text:style-name="P224"/>
      <text:p text:style-name="P224">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48">Локоны её полупрозрачной гривы вяло шевелятся на безветрии. </text:span>Холод ледяными щупальцами охватывает моё тело.</text:p>
      <text:p text:style-name="P222"><text:span text:style-name="T507"/></text:p>
      <text:p text:style-name="P222"><text:span text:style-name="T508">- </text:span><text:span text:style-name="T507">Шанграа г</text:span><text:span text:style-name="T500">нолл</text:span><text:span text:style-name="T507">! Вушшасс аршаннасс хиссандурр! Консул С-</text:span><text:span text:style-name="T403">с</text:span><text:span text:style-name="T507">елестия, властью Великой </text:span><text:span text:style-name="T403">Иль-Шогг</text:span><text:span text:style-name="T507"> я, </text:span><text:span text:style-name="T509">Тень </text:span><text:span text:style-name="T403">Единой</text:span><text:span text:style-name="T509">, </text:span><text:span text:style-name="T315">Малый Экзекутор </text:span><text:span text:style-name="T403">Ан-Хаас</text:span><text:span text:style-name="T315">,</text:span><text:span text:style-name="T509"> Эрендисса Шассхи,</text:span><text:span text:style-name="T507"> предлагаю с-сдаться. Вы разбиты, ваше дальнейш-шее с-сопротивление бессмысленно. </text:span><text:span text:style-name="T510">Хис-с-с…</text:span><text:span text:style-name="T507"> Прикаж-жи с-</text:span><text:span text:style-name="T494">с</text:span><text:span text:style-name="T507">воим воинам с-сложить оружие и мы подар-рим вам милос-сть </text:span><text:span text:style-name="T403">Единой</text:span><text:span text:style-name="T507"> — никто из вас не будет убит. </text:span><text:span text:style-name="T494">Вы все получите поцелуй Великой </text:span><text:span text:style-name="T403">Иль-Шогг</text:span><text:span text:style-name="T494">. </text:span><text:span text:style-name="T510">Хис-с-с…</text:span></text:p>
      <text:p text:style-name="P207"><text:span text:style-name="T335"/></text:p>
      <text:p text:style-name="P160">Речь <text:span text:style-name="T346">твари</text:span> походит на <text:span text:style-name="T380">шуршание гальки на прибое</text:span>. Е<text:span text:style-name="T511">ё</text:span> <text:span text:style-name="T380">овальные</text:span> <text:span text:style-name="T380">глаза</text:span> бесстрастно смотрят, как мы ведём Киранду к <text:span text:style-name="T512">спасительно</text:span><text:span text:style-name="T513">й</text:span><text:span text:style-name="T512"> </text:span><text:span text:style-name="T513">двери</text:span>, после чего он<text:span text:style-name="T511">а</text:span> даёт знак лербам.</text:p>
      <text:p text:style-name="P225"><text:soft-page-break/><text:span text:style-name="T7"/></text:p>
      <text:p text:style-name="P225"><text:span text:style-name="T7">- </text:span><text:span text:style-name="T514">Хэй-я! За королеву! За Орунгун! - Морбиус проносится мимо нас, на ходу раскрывая крыльевые пеналы. </text:span><text:span text:style-name="T509">В одном из них вместо меча я вижу гаечный ключ.</text:span></text:p>
      <text:p text:style-name="P225"><text:span text:style-name="T514"/></text:p>
      <text:p text:style-name="P226">Его бой не длится долго, но он даёт нам время добраться до двери. <text:span text:style-name="T515">Тяжёлое дыхание, лязг железа, топот копыт дарят нам </text:span><text:span text:style-name="T516">спасительные</text:span><text:span text:style-name="T515"> секунды.</text:span> <text:span text:style-name="T515">Мы уже входим в полумрак технического коридора, когда за моей спиной раздаётся стон.</text:span></text:p>
      <text:p text:style-name="P226"/>
      <text:p text:style-name="P227">Изломанные крылья Морбиуса прикованы <text:span text:style-name="T517">пятью</text:span> пиками к земле, по ним стекает кровь. <text:span text:style-name="T517">Один лерб лежит поодаль без движения </text:span><text:span text:style-name="T208">с неестественно согнутой шеей</text:span><text:span text:style-name="T517">. </text:span><text:span text:style-name="T518">Т</text:span><text:span text:style-name="T346">варь</text:span> <text:span text:style-name="T380">проплывает</text:span> между держащих пики лербов и с <text:span text:style-name="T380">тихим</text:span> <text:span text:style-name="T346">шипением</text:span> срывает с <text:span text:style-name="T517">Морбиуса</text:span> шлем.</text:p>
      <text:p text:style-name="P227"/>
      <text:p text:style-name="P227">- С-сопротивление Великой <text:span text:style-name="T305">Иль-Шогг</text:span> вс-сего лишь стоило тебе возможности летать. Ты будеш-шь служить <text:span text:style-name="T305">Единой</text:span> со сломанными кр-рыльями, гнол<text:span text:style-name="T305">л</text:span>. Я с-сама поз-забочусь, чтобы ты почаще вспоминал, как глупо было с-сопротивляться. <text:span text:style-name="T519">Хис-с-с…</text:span></text:p>
      <text:p text:style-name="P227"/>
      <text:p text:style-name="P227"><text:span text:style-name="T520">Полупрозрачная</text:span> фигура прикасается своими губами к губам Морбиуса <text:span text:style-name="T305">и внезапно втягивается в него, как воздух</text:span>. <text:span text:style-name="T305">Тот</text:span><text:span text:style-name="T516"> на мгновение цепенеет, </text:span><text:span text:style-name="T521">глаза его становятся бессмысленными, </text:span><text:span text:style-name="T516">а в следующее мгновение </text:span><text:span text:style-name="T521">он </text:span><text:span text:style-name="T516">оседает на землю как тряпичная кукла. </text:span><text:span text:style-name="T305">Мгновение-второе-третье — и тварь облачком пара выходит из Морбиуса, как ни в чём не бывало.</text:span></text:p>
      <text:p text:style-name="P227"/>
      <text:p text:style-name="P227">- <text:span text:style-name="T305">Он получил поцелуй и скоро вольётся в </text:span><text:span text:style-name="T522">Е</text:span><text:span text:style-name="T305">динство. Ваш черёд, гноллы.</text:span> <text:span text:style-name="T516">С-давайтесь. Напрасно вы бежите. С-сопротивление гневит </text:span><text:span text:style-name="T305">Единую</text:span><text:span text:style-name="T516"> и вредит вашим бренным телам, - </text:span><text:span text:style-name="T380">шуршит</text:span><text:span text:style-name="T516"> </text:span><text:span text:style-name="T346">тварь</text:span><text:span text:style-name="T516"> уже мне. - </text:span><text:span text:style-name="T519">Хис-с-с…</text:span></text:p>
      <text:p text:style-name="P227"/>
      <text:p text:style-name="P228">Её гипнотический взгляд <text:span text:style-name="T380">пустых глаз</text:span> завораживает, <text:span text:style-name="T448">локоны её гривы тянутся ко мне прозрачными </text:span><text:span text:style-name="T346">лентами</text:span><text:span text:style-name="T448">,</text:span> ледяной ветер её дыхания достигает меня за те мгновения, пока она <text:span text:style-name="T208">плавно движется </text:span>ко мне.</text:p>
      <text:p text:style-name="P228"/>
      <text:p text:style-name="P229">- <text:span text:style-name="T516">Нет, - просто отвечаю я и захлопываю дверь </text:span><text:span text:style-name="T448">прямо перед её щупальцами гривы, оказавшимися </text:span><text:span text:style-name="T519">вдруг</text:span><text:span text:style-name="T448"> неожиданно близко</text:span><text:span text:style-name="T516">.</text:span></text:p>
      <text:p text:style-name="P227"/>
      <text:p text:style-name="P228"><text:span text:style-name="T511">Дверной з</text:span>амок успокаивающе клацает, отделяя нас от <text:span text:style-name="T521">лютого </text:span>холода.</text:p>
      <text:p text:style-name="P228"/>
      <text:p text:style-name="P230"><text:span text:style-name="T31">Тускл</text:span><text:span text:style-name="T7">ый</text:span><text:span text:style-name="T31"> свет айна-огонька на конце моего рога </text:span><text:span text:style-name="T523">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24">издавая гулкое эхо</text:span><text:span text:style-name="T7">. Звуки битвы не доносятся сюда сквозь толстые камни стен. </text:span><text:span text:style-name="T525">Мы идём, спотыкаясь в полутьме и царапая узкие стены тоннеля.</text:span></text:p>
      <text:p text:style-name="P230"><text:span text:style-name="T7"/></text:p>
      <text:p text:style-name="P231"><text:soft-page-break/><text:span text:style-name="T7">Дозорная башня в конце коридора пуста. </text:span><text:span text:style-name="T500">Топчан со смятым покрывалом покрывает слой пыли.</text:span><text:span text:style-name="T7"> </text:span><text:span text:style-name="T500">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00">и</text:span><text:span text:style-name="T7"> турели молч</text:span><text:span text:style-name="T500">а</text:span><text:span text:style-name="T7">т. Увы, в последние годы Ойкумена </text:span><text:span text:style-name="T525">Ф</text:span><text:span text:style-name="T7">аэри столкнулась с критической нехваткой айны, почти вся её скудная добыча уходи</text:span><text:span text:style-name="T50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15">От безысходности мы даже начали ставить на некоторые турели пулеметатели.</text:span><text:span text:style-name="T7"> </text:span><text:span text:style-name="T500">А в связи с острой нехваткой ополчения большинство турелей переведены в автоматический режим ещё </text:span><text:span text:style-name="T477">две </text:span><text:span text:style-name="T315">дюжин</text:span><text:span text:style-name="T477">ы</text:span><text:span text:style-name="T500"> лет назад.</text:span></text:p>
      <text:p text:style-name="P232"/>
      <text:p text:style-name="P232">Я подхожу к пульту связи и нажимаю кнопку связи с <text:span text:style-name="T362">цитаделью</text:span>.</text:p>
      <text:p text:style-name="P233">- <text:span text:style-name="T526">Цитадель,</text:span> <text:span text:style-name="T527">о</text:span>тветьте, если слышите меня. <text:s/><text:span text:style-name="T527">Н</text:span>а связи Селестия.</text:p>
      <text:p text:style-name="P232"/>
      <text:p text:style-name="P232">Короткий треск белого шума, потом <text:span text:style-name="T528">усталый голос.</text:span></text:p>
      <text:p text:style-name="P232">- <text:span text:style-name="T362">Вас слышим, </text:span><text:span text:style-name="T526">консул.</text:span><text:span text:style-name="T362"> </text:span><text:span text:style-name="T527">Ц</text:span><text:span text:style-name="T362">итадель на связи. Говорит </text:span><text:span text:style-name="T529">префект </text:span><text:span text:style-name="T362">Хай Глори.</text:span></text:p>
      <text:p text:style-name="P232">- <text:span text:style-name="T530">Краткий репорт обстановки, </text:span><text:span text:style-name="T529">префект</text:span><text:span text:style-name="T530">.</text:span></text:p>
      <text:p text:style-name="P232"/>
      <text:p text:style-name="P234">Короткая пауза заполнена треском статических разрядов. Усталый голос <text:span text:style-name="T531">моего заместителя </text:span>продолжает.</text:p>
      <text:p text:style-name="P234">- Цитадель в круговой обороне. У меня в наличии <text:span text:style-name="T532">сорок семь</text:span><text:span text:style-name="T527"> </text:span>бойц<text:span text:style-name="T532">ов</text:span> — <text:span text:style-name="T527">охрана цитадели и всё, что осталось от артиллерийского расчёта второй башни</text:span>. <text:span text:style-name="T532">Первая башня, судя по всему, захвачена врасплох, как и казармы.</text:span> <text:span text:style-name="T532">У</text:span>далось связаться с гарнизонами <text:span text:style-name="T287">лаборатории</text:span> и <text:span text:style-name="T531">дока</text:span>. Там <text:span text:style-name="T532">семнадцать</text:span><text:span text:style-name="T287"> </text:span>и <text:span text:style-name="T532">восемь</text:span> соответственно. <text:span text:style-name="T527">Е</text:span>щё активны две автотурели на стенах. <text:span text:style-name="T527">И визуально наблюдаю какое-то сопротивление у арсенала. </text:span><text:span text:style-name="T533">Это всё.</text:span></text:p>
      <text:p text:style-name="P234"/>
      <text:p text:style-name="P235">Арсенал! Хранилище Элементов Возмездия! Наше супероружие и последняя надежда!</text:p>
      <text:p text:style-name="P235"/>
      <text:p text:style-name="P236"><text:span text:style-name="T7">Я хочу переспросить Хай Глори об арсенале, но слышу с</text:span><text:span text:style-name="T525">транные скрежещущие звуки </text:span><text:span text:style-name="T7">себя </text:span><text:span text:style-name="T525">за спиной. </text:span><text:span text:style-name="T335">Я </text:span><text:span text:style-name="T523">оглядываюсь на Кэйлонга. </text:span><text:span text:style-name="T7">Тот</text:span><text:span text:style-name="T525"> быстро поворачивается ко мне, распахивая крылья.</text:span></text:p>
      <text:p text:style-name="P231"><text:span text:style-name="T525"/></text:p>
      <text:p text:style-name="P237">- Надо идти быстрее! У нас мало времени! - почти кричит Кэйлонг.</text:p>
      <text:p text:style-name="P231"><text:span text:style-name="T525"/></text:p>
      <text:p text:style-name="P238">Видимое из-за его крыла копыто Киранды судорожно дёргается, на полу возле него растекается лужица пены.</text:p>
      <text:p text:style-name="P239"><text:span text:style-name="T335">Я </text:span><text:span text:style-name="T7">пытаюсь обойти Кэйлонга, но он не даёт мне.</text:span></text:p>
      <text:p text:style-name="P239"><text:span text:style-name="T7"/></text:p>
      <text:p text:style-name="P239"><text:span text:style-name="T7">- </text:span><text:span text:style-name="T534">Или ты доведёшь нас обоих, или убей меня вместе с ней тут!</text:span></text:p>
      <text:p text:style-name="P239"><text:span text:style-name="T534"/></text:p>
      <text:p text:style-name="P240"><text:soft-page-break/><text:span text:style-name="T7">Мне никогда не нравилась руководящая работа. </text:span><text:span text:style-name="T535">Я не люблю принимать тяжёлые решения. Я учёный, а не </text:span><text:span text:style-name="T536">воин</text:span><text:span text:style-name="T535">. </text:span><text:span text:style-name="T537">Почему </text:span><text:span text:style-name="T536">э</text:span><text:span text:style-name="T537">то </text:span><text:span text:style-name="T536">бремя </text:span><text:span text:style-name="T537">свалилось на меня, а не на мою сестру?</text:span></text:p>
      <text:p text:style-name="P240"><text:span text:style-name="T535"/></text:p>
      <text:p text:style-name="P241">Качая головой, я иду к выходу, бросая по пути в микрофон:</text:p>
      <text:p text:style-name="P242"><text:span text:style-name="T7">- Цитадель, мы идём к вам. Будьте готовы </text:span><text:span text:style-name="T538">нас </text:span><text:span text:style-name="T7">встретить.</text:span></text:p>
      <text:p text:style-name="P242"><text:span text:style-name="T7"/></text:p>
      <text:p text:style-name="P243"><text:span text:style-name="T335">Т</text:span><text:span text:style-name="T7">оннель, </text:span><text:span text:style-name="T536">ведущий</text:span><text:span text:style-name="T7"> в цитадель, </text:span><text:span text:style-name="T492">выше</text:span><text:span text:style-name="T7"> и светлее — под потолком время от времени </text:span><text:span text:style-name="T536">попадаются </text:span><text:span text:style-name="T7">тусклые лампочки. Иногда в стенах встречаются узкие двери в боковые ответвления.</text:span><text:span text:style-name="T536"> «Насосная-1», «Щитовая», «Насосная-2» - м</text:span><text:span text:style-name="T7">ы проходим их не останавливаясь.</text:span></text:p>
      <text:p text:style-name="P243"><text:span text:style-name="T7"/></text:p>
      <text:p text:style-name="P243"><text:span text:style-name="T7">- </text:span><text:span text:style-name="T47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3"><text:span text:style-name="T476">- И это тоже я хотел тебе сообщить! - </text:span><text:span text:style-name="T539">пыхтит</text:span><text:span text:style-name="T47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4">- И что из этого следует?</text:p>
      <text:p text:style-name="P244">- Как что? Убери тварей — и много толку будет от тех передатчиков?</text:p>
      <text:p text:style-name="P244">- Ты хочешь сказать?…</text:p>
      <text:p text:style-name="P244">-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40">, </text:span><text:s/>— лербы излечатся сами собой. Я, конечно, малая сошка, чтобы указывать королеве, но…</text:p>
      <text:p text:style-name="P245"><text:span text:style-name="T7"/></text:p>
      <text:p text:style-name="P24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47"><text:span text:style-name="T7">«</text:span><text:span text:style-name="T541">Отказано в доступе</text:span><text:span text:style-name="T542">. </text:span><text:span text:style-name="T7">Враг поблизости» - читаю я на маленьком экранчике над замком.</text:span></text:p>
      <text:p text:style-name="P247"><text:span text:style-name="T7"/></text:p>
      <text:p text:style-name="P246">Что за ерунда?</text:p>
      <text:p text:style-name="P247"><text:span text:style-name="T7">Я снова подношу </text:span><text:span text:style-name="T498">накопытную пластину </text:span><text:span text:style-name="T7">к замку — и снова с тем же р</text:span><text:span text:style-name="T543">е</text:span><text:span text:style-name="T7">з</text:span><text:span text:style-name="T543">у</text:span><text:span text:style-name="T7">льтатом.</text:span></text:p>
      <text:p text:style-name="P247"><text:span text:style-name="T7"/></text:p>
      <text:p text:style-name="P247"><text:span text:style-name="T7">- </text:span><text:span text:style-name="T492">Дай-ка мне, - отталкивает меня от двери Кэйлонг.</text:span></text:p>
      <text:p text:style-name="P247"><text:span text:style-name="T492"/></text:p>
      <text:p text:style-name="P248">Он сдвигает в сторону лицевую панель замка, переключает крохотный рычажок и возращает панель на место.</text:p>
      <text:p text:style-name="P248">- Пробуй!</text:p>
      <text:p text:style-name="P249"><text:span text:style-name="T7"/></text:p>
      <text:p text:style-name="P250"><text:soft-page-break/><text:span text:style-name="T7">Я подношу копыто к замку и тот приветливо мигает зелёным огоньком. Дверь уходит в сторону. </text:span><text:span text:style-name="T544">За ней стоят два пустых автодоспеха, отдающих честь при виде меня.</text:span></text:p>
      <text:p text:style-name="P249"><text:span text:style-name="T7"/></text:p>
      <text:p text:style-name="P248">- Вот видишь! - ухмыляется Кэйлонг. - Мы так все <text:span text:style-name="T208">анализаторы </text:span>в лаборатории поотключали, потому что невозможно было ра-хр-р-р…</text:p>
      <text:p text:style-name="P249"><text:span text:style-name="T7"/></text:p>
      <text:p text:style-name="P248">Его речь прерывается хрипом, его глаза округляются и из горла выходит окровавленный рог. </text:p>
      <text:p text:style-name="P251"><text:span text:style-name="T7">- Хар-р-р-ш-ш-с-с! - шипит Киранда и через него </text:span><text:span text:style-name="T538">направляет</text:span><text:span text:style-name="T7"> свой рог </text:span><text:span text:style-name="T538">на</text:span><text:span text:style-name="T7"> меня.</text:span></text:p>
      <text:p text:style-name="P249"><text:span text:style-name="T7"/></text:p>
      <text:p text:style-name="P249"><text:span text:style-name="T7">Кэйлонг в агонии встаёт на задние ноги, чиркнув своим рогом по потолку. </text:span><text:span text:style-name="T538">Этим он уводит рог Киранды вверх, он проходит над моей головой.</text:span><text:span text:style-name="T7"> </text:span><text:span text:style-name="T538">Я</text:span><text:span text:style-name="T7"> вижу </text:span><text:span text:style-name="T538">её </text:span><text:span text:style-name="T7">совершенно безумны</text:span><text:span text:style-name="T538">е</text:span><text:span text:style-name="T7"> глаз</text:span><text:span text:style-name="T538">а</text:span><text:span text:style-name="T7">, сверлящи</text:span><text:span text:style-name="T538">е</text:span><text:span text:style-name="T7"> меня узким</text:span><text:span text:style-name="T538">и</text:span><text:span text:style-name="T7"> зрачк</text:span><text:span text:style-name="T538">ами</text:span><text:span text:style-name="T7"> рептилии. И именно в </text:span><text:span text:style-name="T538">них</text:span><text:span text:style-name="T7"> я на автомате бью рогом.</text:span></text:p>
      <text:p text:style-name="P249"><text:span text:style-name="T7"/></text:p>
      <text:p text:style-name="P248">Прости меня, мой старый товарищ. В коридоре нет места для манёвра. </text:p>
      <text:p text:style-name="P249"><text:span text:style-name="T7">Мой рог также пронизывает шею </text:span><text:span text:style-name="T538">Кейлонга</text:span><text:span text:style-name="T7">, прот</text:span><text:span text:style-name="T489">ыкая</text:span><text:span text:style-name="T7"> затем и Киранду.</text:span></text:p>
      <text:p text:style-name="P249"><text:span text:style-name="T7"/></text:p>
      <text:p text:style-name="P252">…</text:p>
      <text:p text:style-name="P230"><text:span text:style-name="T335"/></text:p>
      <text:p text:style-name="P253"><text:span text:style-name="T545">Моё правое крыло, </text:span><text:span text:style-name="T335">Х</text:span><text:span text:style-name="T7">ай Глори, сидит перед перед массивом </text:span><text:span text:style-name="T544">обзорных </text:span><text:span text:style-name="T7">дисплеев, показывающих обстановку в разных частях Андориана.</text:span></text:p>
      <text:p text:style-name="P253"><text:span text:style-name="T7"/></text:p>
      <text:p text:style-name="P230"><text:span text:style-name="T335">- </text:span><text:span text:style-name="T538">Вы же, </text:span><text:span text:style-name="T546">кажется</text:span><text:span text:style-name="T538">, шли с группой, консул Селестия? - оборачивается он ко мне.</text:span></text:p>
      <text:p text:style-name="P254">- Нет. Уже нет, - мне кажется чужим надреснутый шёпот, что я могу выдавить из себя омертвевшими губами.</text:p>
      <text:p text:style-name="P230"><text:span text:style-name="T335"/></text:p>
      <text:p text:style-name="P255"><text:span text:style-name="T335">Я </text:span><text:span text:style-name="T7">подхожу к посту командующего, </text:span><text:span text:style-name="T544">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5"><text:span text:style-name="T544"/></text:p>
      <text:p text:style-name="P256">Перед казармой на плацу лежит несколько <text:span text:style-name="T305">сотен</text:span> фаэри в нижнем обмундировании, <text:span text:style-name="T208">их крылья прижаты к булыжникам плаца копытами</text:span> лербов. Между ними <text:span text:style-name="T448">медленно плывут</text:span> две серые фигуры, то и дело <text:span text:style-name="T305">повторяя процедуру, что мне довелось увидеть с Морбиусом</text:span>.</text:p>
      <text:p text:style-name="P256"/>
      <text:p text:style-name="P256">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6"/>
      <text:p text:style-name="P256"><text:soft-page-break/>Подходы к <text:span text:style-name="T323">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6"/>
      <text:p text:style-name="P257">Наружная камера цитадели показывает <text:span text:style-name="T208">под самими стенами</text:span> <text:span text:style-name="T208">толпу в ржавых доспехах</text:span>, <text:span text:style-name="T208">прикрывающую щитами </text:span>дв<text:span text:style-name="T208">ух</text:span> лерб<text:span text:style-name="T208">ов с искрящимися резаками, распиливающих</text:span> бронированные плиты <text:span text:style-name="T208">ворот.</text:span></text:p>
      <text:p text:style-name="P258"><text:span text:style-name="T547"/></text:p>
      <text:p text:style-name="P258"><text:span text:style-name="T547">- </text:span><text:span text:style-name="T545">Вы знаете, где Луна?</text:span></text:p>
      <text:p text:style-name="P259">- Нет, - качает головой Хай Глори. - Я видел, как она шла в <text:span text:style-name="T323">порт</text:span>. Но потом всё перемешалось.</text:p>
      <text:p text:style-name="P258"><text:span text:style-name="T547"/></text:p>
      <text:p text:style-name="P258"><text:span text:style-name="T7">Как во сне </text:span><text:span text:style-name="T548">прикладываю копыто к</text:span><text:span text:style-name="T7"> небольш</text:span><text:span text:style-name="T548">ой</text:span><text:span text:style-name="T7"> дверц</text:span><text:span text:style-name="T548">е</text:span><text:span text:style-name="T7"> на панели управления боевыми системами форта. </text:span><text:span text:style-name="T548">Д</text:span><text:span text:style-name="T7">верц</text:span><text:span text:style-name="T548">а отъезжает в сторону, под ней</text:span><text:span text:style-name="T7"> всего лишь одна красная кнопка </text:span><text:span text:style-name="T549">с табличкой</text:span><text:span text:style-name="T7">: «Око Гнева».</text:span></text:p>
      <text:p text:style-name="P230"><text:span text:style-name="T335"/></text:p>
      <text:p text:style-name="P260"><text:span text:style-name="T335">- </text:span><text:span text:style-name="T550">Вы уверены? - вопрошает Хай Глори. - У нас ещё есть шанс отбиться, </text:span><text:span text:style-name="T545">силовой щит активен, </text:span><text:span text:style-name="T550">работают </text:span><text:span text:style-name="T551">две</text:span><text:span text:style-name="T550"> турел</text:span><text:span text:style-name="T551">и</text:span><text:span text:style-name="T550">. </text:span><text:span text:style-name="T545">Можно </text:span><text:span text:style-name="T550">пройти до ангара ховертанков и зачистить крепость.</text:span></text:p>
      <text:p text:style-name="P261"><text:span text:style-name="T550"/></text:p>
      <text:p text:style-name="P261"><text:span text:style-name="T7">Я понимаю его сомнение. «Око Гнева» перенаправляет энергию с защитной сферы на спаренный мега-излучатель цитадели. </text:span><text:span text:style-name="T552">Самоубийственный шаг в обычных условиях, </text:span><text:span text:style-name="T547">когда у крепости парит флот противника.</text:span><text:span text:style-name="T552"> </text:span><text:span text:style-name="T547">Н</text:span><text:span text:style-name="T552">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0"><text:span text:style-name="T335"/></text:p>
      <text:p text:style-name="P262"><text:span text:style-name="T335">- </text:span><text:span text:style-name="T553">Уверена. - Я бросаю взгляд на экран дока, где у дальнего причала парит </text:span><text:span text:style-name="T502">корвет</text:span><text:span text:style-name="T553">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47">для достройки</text:span><text:span text:style-name="T553">.</text:span></text:p>
      <text:p text:style-name="P262"><text:span text:style-name="T553"/></text:p>
      <text:p text:style-name="P263"><text:span text:style-name="T553">- </text:span><text:span text:style-name="T315">Около</text:span><text:span text:style-name="T502"> пол</text:span><text:span text:style-name="T315">у</text:span><text:span text:style-name="T502">часа понадобится лербам, чтобы пропилить ворота.</text:span><text:span text:style-name="T547"> </text:span><text:span text:style-name="T502">Поэтому я</text:span><text:span text:style-name="T547"> ставляю таймер на </text:span><text:span text:style-name="T502">двадцать минут</text:span><text:span text:style-name="T547">,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31">порт</text:span><text:span text:style-name="T547">, к «Стремительному». Когда защитная сфера отключится, вы должны быть готовы уходить к Трантору. Форсируйте двигатели </text:span><text:span text:style-name="T502">корвета</text:span><text:span text:style-name="T547"> и эти, - я указываю на парящие тени за защитной сферой, - вас не догонят. </text:span><text:span text:style-name="T554">В Транторе,</text:span><text:span text:style-name="T547"> </text:span><text:span text:style-name="T555">в космопорт</text:span><text:span text:style-name="T556">е,</text:span><text:span text:style-name="T555"> </text:span><text:span text:style-name="T554">стоит</text:span><text:span text:style-name="T547"> астробуксировщик - </text:span><text:span text:style-name="T557">мы </text:span><text:span text:style-name="T555">строили</text:span><text:span text:style-name="T557"> им наши лунные базы.</text:span><text:span text:style-name="T547"> </text:span><text:span text:style-name="T502">Забирайте всех и </text:span><text:span text:style-name="T547">лет</text:span><text:span text:style-name="T554">и</text:span><text:span text:style-name="T547">т</text:span><text:span text:style-name="T554">е</text:span><text:span text:style-name="T547"> </text:span><text:span text:style-name="T502">к</text:span><text:span text:style-name="T547"> Криллон</text:span><text:span text:style-name="T502">у</text:span><text:span text:style-name="T557">. Дальше подчиняйтесь приказам командующего базы.</text:span></text:p>
      <text:p text:style-name="P256">- Вы сами разве не поведёте «Стремительный», консул?</text:p>
      <text:p text:style-name="P264"><text:span text:style-name="T547">- Нет, у меня другая задача.</text:span><text:span text:style-name="T553"> </text:span><text:span text:style-name="T558">Мне нужн</text:span><text:span text:style-name="T559">о двух</text:span><text:span text:style-name="T558"> воинов в сопровождение. Мы идём к арсеналу.</text:span></text:p>
      <text:p text:style-name="P264"><text:span text:style-name="T558"/></text:p>
      <text:p text:style-name="P221"><text:soft-page-break/><text:span text:style-name="T558">С</text:span><text:span text:style-name="T7">мерть королевы и захват «Маджестика» всё меняет. </text:span><text:span text:style-name="T560">Рейд возмездия теперь невозможен — только генераторы </text:span><text:span text:style-name="T561">гранд-флаера</text:span><text:span text:style-name="T560"> могли обеспечить Элементы Возмездия </text:span><text:span text:style-name="T562">достаточной</text:span><text:span text:style-name="T560"> энергией. </text:span><text:span text:style-name="T562">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60">И </text:span><text:span text:style-name="T562">передать кому-то знания по управления Элементами, ведь после смерти королевы я — единственная, кто умеет пользоваться ими.</text:span></text:p>
      <text:p text:style-name="P221"><text:span text:style-name="T561"/></text:p>
      <text:p text:style-name="P265">…</text:p>
      <text:p text:style-name="P230"><text:span text:style-name="T553"/></text:p>
      <text:p text:style-name="P266"><text:span text:style-name="T553">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6"><text:span text:style-name="T7"/></text:p>
      <text:p text:style-name="P266"><text:span text:style-name="T7">На полпути к </text:span><text:span text:style-name="T559">арсеналу я слышу шорох из бокового тунеля с табличкой «Склад-4В». В дюжине шагов от основного тунеля, возле </text:span><text:span text:style-name="T563">выломанной двери</text:span><text:span text:style-name="T559">, мы натыкаемся на </text:span><text:span text:style-name="T564">мехадоспех без шлема, бессмысленно бодающий стену.</text:span><text:span text:style-name="T565"> </text:span><text:span text:style-name="T566">Треснувший ш</text:span><text:span text:style-name="T567">лем лежит тут же. </text:span><text:span text:style-name="T566">Тяжелый </text:span><text:span text:style-name="T568">доспех</text:span><text:span text:style-name="T566"> то и дело </text:span><text:span text:style-name="T568">топчется</text:span><text:span text:style-name="T566"> </text:span><text:span text:style-name="T568">по нему бронированными</text:span><text:span text:style-name="T566"> копытами. </text:span><text:span text:style-name="T568">Из шлема вылетают голубые искры, тревожно перемигиваются индикаторные огоньки на</text:span><text:span text:style-name="T567"> налобно</text:span><text:span text:style-name="T568">м</text:span><text:span text:style-name="T567"> щитк</text:span><text:span text:style-name="T568">е</text:span><text:span text:style-name="T567">. </text:span><text:span text:style-name="T559">На спине доспеха закреплён ящик, </text:span><text:span text:style-name="T569">наполовину полный консервами. Консервы </text:span><text:span text:style-name="T559">глухо звен</text:span><text:span text:style-name="T569">я</text:span><text:span text:style-name="T559">т при каждом ударе </text:span><text:span text:style-name="T315">тяжёлого </text:span><text:span text:style-name="T569">мехадоспеха </text:span><text:span text:style-name="T559">о стену.</text:span></text:p>
      <text:p text:style-name="P267"/>
      <text:p text:style-name="P267">Я осторожно обхожу <text:span text:style-name="T570">обезглавленый </text:span><text:span text:style-name="T571">механизм</text:span>, пытаясь рассмотреть номер на <text:span text:style-name="T570">его</text:span> грудной пластине. «<text:span text:style-name="T572">Сорок два — пятнадцать». Центурия Луны.</text:span></text:p>
      <text:p text:style-name="P267"/>
      <text:p text:style-name="P268">Из двер<text:span text:style-name="T573">ного проёма</text:span> на меня буквально вываливается <text:span text:style-name="T574">фаэри в поддоспешном комбинезоне</text:span>. Увидев <text:span text:style-name="T575">нас</text:span>, он испуганно охает и прижимается к стене. <text:span text:style-name="T571">Из-под прижатых к телу крыльев вываливаются </text:span><text:span text:style-name="T570">на пол</text:span><text:span text:style-name="T571"> консервы и упаковки сухарей. </text:span></text:p>
      <text:p text:style-name="P268"/>
      <text:p text:style-name="P268">- Где ваш <text:span text:style-name="T571">доспех</text:span>, солдат? Что с вашим рогом? И… Почему вы дрожите?</text:p>
      <text:p text:style-name="P268"/>
      <text:p text:style-name="P268">Песчаного цвета <text:span text:style-name="T571">жеребец</text:span> вжимается в <text:span text:style-name="T571">каменную поверхность</text:span> в тщетном порыве быть от меня подальше и, судя по всему, готовиться упасть в обморок. <text:span text:style-name="T572">Грязные «сорок два — пятнадцать» едва просматриваются на нагрудно</text:span><text:span text:style-name="T574">й пластине комбинезона.</text:span></text:p>
      <text:p text:style-name="P268"/>
      <text:p text:style-name="P268"><text:span text:style-name="T574">П</text:span><text:span text:style-name="T576">ри</text:span><text:span text:style-name="T574">жав</text:span><text:span text:style-name="T576"> его </text:span><text:span text:style-name="T577">копытом</text:span><text:span text:style-name="T576"> к стене, </text:span><text:span text:style-name="T574">я</text:span> внимательно всматриваюсь в его зрачки. <text:span text:style-name="T571">О</text:span>ни не узкие. Это очень легко заметить, так как они расширены и почти вытеснили белки глаз.</text:p>
      <text:p text:style-name="P268"/>
      <text:p text:style-name="P268">Я поднимаю забрало, чтобы он узнал меня.</text:p>
      <text:p text:style-name="P268">Он отвечает мне пронзительным взглядом в ответ и, внезапно, успокаивается.</text:p>
      <text:p text:style-name="P268"/>
      <text:p text:style-name="P268"><text:soft-page-break/>- <text:span text:style-name="T577">Н</text:span>е <text:span text:style-name="T574">лерб</text:span><text:span text:style-name="T575">ы</text:span>, - <text:span text:style-name="T577">облегчённо</text:span><text:span text:style-name="T578"> </text:span>вздыхает он. - У вас хорошие глаза. Круглые.</text:p>
      <text:p text:style-name="P26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77">жеребец</text:span> расслабляется и отлепл<text:span text:style-name="T383">яет</text:span>ся от стены.</text:p>
      <text:p text:style-name="P269">- <text:span text:style-name="T577">Я никогда не видел лербов вживую. Меня мобилизовали всего пять лет назад. Я никогда не был на передовой. Я даже не умею фехтовать.</text:span></text:p>
      <text:p text:style-name="P269">- <text:span text:style-name="T577">Откуда же у тебя мехадоспех, солдат? </text:span><text:span text:style-name="T575">Солдатам их выдают за особые заслуги. </text:span><text:span text:style-name="T577">Не все офицеры имеют такие.</text:span></text:p>
      <text:p text:style-name="P270">- Мама помогла мне получить хорошую должность в канцелярии. Ну, вы понимаете… Моя мать — влиятельная особа. <text:span text:style-name="T339">Клан Лорен.</text:span></text:p>
      <text:p text:style-name="P269"/>
      <text:p text:style-name="P271">Он говорит это с особой гордостью, вызывая у меня отвращение. <text:span text:style-name="T339">Печально, что даже в королевском клане процветает коррупция.</text:span></text:p>
      <text:p text:style-name="P271"/>
      <text:p text:style-name="P271">Я делаю знак своим сопровождающим.</text:p>
      <text:p text:style-name="P272">- <text:span text:style-name="T575">Сирен, Минтур, п</text:span>риглядывайте за ним. Он пойдёт с нами в арсенал.</text:p>
      <text:p text:style-name="P270"/>
      <text:p text:style-name="P270">От моих слов у жеребца чуть не вылезли глаза на лоб.</text:p>
      <text:p text:style-name="P270">- В арсенал? Не-е-ет, туда нельзя! Нельзя! Не-е-ет!!!</text:p>
      <text:p text:style-name="P270"/>
      <text:p text:style-name="P273">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3"/>
      <text:p text:style-name="P273">Я снова подхожу к удерживаемому моими спутниками жеребцу.</text:p>
      <text:p text:style-name="P270"/>
      <text:p text:style-name="P269"><text:span text:style-name="T577">- </text:span><text:span text:style-name="T575">Туда нельзя, - торопливо бормочет солдат. - </text:span><text:span text:style-name="T579">Во время прорыва сферы </text:span><text:span text:style-name="T580">наш контуберний</text:span><text:span text:style-name="T579"> </text:span><text:span text:style-name="T581">сопровождал</text:span><text:span text:style-name="T285"> приора Лун</text:span><text:span text:style-name="T581">у </text:span><text:span text:style-name="T285">в </text:span><text:span text:style-name="T346">порт</text:span><text:span text:style-name="T285"> для встречи «Маджестика»… </text:span><text:span text:style-name="T575">К</text:span><text:span text:style-name="T582">огда включилась сирена,</text:span><text:span text:style-name="T581"> </text:span><text:span text:style-name="T582">Луна… </text:span><text:span text:style-name="T346">П</text:span><text:span text:style-name="T582">омчалась в арсенал, мы</text:span><text:span text:style-name="T581"> </text:span><text:span text:style-name="T582">едва поспевали за ней</text:span><text:span text:style-name="T581">. </text:span><text:span text:style-name="T582">Т</text:span><text:span text:style-name="T581">ам, — легионер указывает копытом в сторону </text:span><text:span text:style-name="T583">арсенала</text:span><text:span text:style-name="T581">, - </text:span><text:span text:style-name="T582">н-нас… н-нам…</text:span></text:p>
      <text:p text:style-name="P274"/>
      <text:p text:style-name="P274">От волнения он заикается и замолкает. Потом его глаза закатываются, дыхание становится частым и прерывистым.</text:p>
      <text:p text:style-name="P274"/>
      <text:p text:style-name="P275">- Как тебя зовут, <text:span text:style-name="T581">воин</text:span>? - когда наступает психологический шок, лучше всего его преодолевать простыми <text:span text:style-name="T582">методами</text:span>. Я давно это усвоила, общаясь со студентами.</text:p>
      <text:p text:style-name="P275">- Ринс. Ринс Стилфизер. Либрарий первой центурии <text:span text:style-name="T581">второй</text:span> когорты шестого легиона.</text:p>
      <text:p text:style-name="P275">- Успокойся, Ринс. У тебя есть дети?</text:p>
      <text:p text:style-name="P275"><text:soft-page-break/>- Дочка.</text:p>
      <text:p text:style-name="P275"/>
      <text:p text:style-name="P275">Взгляд солдата ста<text:span text:style-name="T582">новится</text:span> более осмысленным, зрачки почти в<text:span text:style-name="T582">озвращаются</text:span> в нормальный размер.</text:p>
      <text:p text:style-name="P275"/>
      <text:p text:style-name="P275">- Её зовут Дикси. Эвакуировалась за океан, с женой. Месяц назад прислала открытку. Там карнавал! Маски, конфетти, фейерверки! Мороженное на пляже! <text:span text:style-name="T580">Мирная жизнь!</text:span> - восхищённо говори<text:span text:style-name="T429">т</text:span> Ринс, его глаза сияли. Он счастлив отвлечься от реальности, <text:span text:style-name="T581">уйдя в яркий мир грёз</text:span>.</text:p>
      <text:p text:style-name="P275">- Отлично. Я счастлива, что твоя семья в полной безопасности, - произн<text:span text:style-name="T429">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81">арсенале</text:span>?</text:p>
      <text:p text:style-name="P275"/>
      <text:p text:style-name="P274">- М-м-мы не <text:span text:style-name="T575">понимали</text:span>… Они пришли… Она…</text:p>
      <text:p text:style-name="P276">- <text:span text:style-name="T581">Что с Луной?! - перебиваю я его и снова прижимаю к стене.</text:span></text:p>
      <text:p text:style-name="P277">- Поймите меня правильно, я никогда не учился сражаться… Мать хотела, чтобы я стал <text:span text:style-name="T584">зе</text:span>фирным танцором… Я всего лишь писарь… - <text:span text:style-name="T582">бессвязно бормочет солдат.</text:span></text:p>
      <text:p text:style-name="P278"/>
      <text:p text:style-name="P279"><text:span text:style-name="T582">Я выдаю ему серию увесистых пощёчин. </text:span><text:span text:style-name="T575">Ринс</text:span> запинается. Он молча хлопает глазами и не может произнести ни слова. <text:span text:style-name="T575">В тоннеле отчётливо чувствуется </text:span><text:span text:style-name="T582">запах мочи.</text:span></text:p>
      <text:p text:style-name="P279"/>
      <text:p text:style-name="P273">С отвращением я отступаю от него и поднимаю с пола шлем его мехадоспеха. <text:span text:style-name="T584">Вывожу меню на маленький внутренний экран шлема и выбираю «Воспроизведение» за последние пятнадцать минут. Экранчик показывает запись с</text:span><text:span text:style-name="T585">о</text:span><text:span text:style-name="T584"> встроенной камеры шлема.</text:span></text:p>
      <text:p text:style-name="P280"/>
      <text:p text:style-name="P281">Ринс в компании <text:span text:style-name="T586">дюжины</text:span> легионеров движется к <text:span text:style-name="T346">порту</text:span>. <text:span text:style-name="T587">Они оживлённо переговариваются, обсуждая прибытие «Маджестика».</text:span> <text:span text:style-name="T588">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46">Очертания</text:span><text:span text:style-name="T587"> гранд-флаера уже </text:span><text:span text:style-name="T346">темнеют</text:span><text:span text:style-name="T587"> за силовым щитом Андориана, когда они добираются до КПП дока. Луна расспрашивает о чём-то вахтёра,</text:span><text:span text:style-name="T589"> </text:span><text:span text:style-name="T590">п</text:span><text:span text:style-name="T591">ричальная рампа медленно движется к стыковочному шлюзу.</text:span></text:p>
      <text:p text:style-name="P281"><text:span text:style-name="T591">С</text:span><text:span text:style-name="T587">олдаты поднимают шум. Все указывают на растущий силуэт «Маджестика», который и не думает останавливаться.</text:span></text:p>
      <text:p text:style-name="P282"><text:span text:style-name="T592">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48">Сбитая со стены закрылком «Маджестика», с гулким грохотом падает орудийная башня, разбивая </text:span><text:span text:style-name="T593">ствол</text:span><text:span text:style-name="T594">а</text:span><text:span text:style-name="T593">м</text:span><text:span text:style-name="T594">и</text:span><text:span text:style-name="T448"> обсерваторию. Гранд-флаер</text:span><text:span text:style-name="T591"> со стоном ярд за ярдом проламывает каменную стену и силовой щит, останавливаясь только тогда, когда его киль вгрызается в </text:span><text:span text:style-name="T595">примкнувшую к скале </text:span><text:span text:style-name="T591">энергостанцию .</text:span></text:p>
      <text:p text:style-name="P282"/>
      <text:p text:style-name="P283"><text:soft-page-break/>Луна приходит в себя первой. <text:span text:style-name="T596">Она со все</text:span><text:span text:style-name="T597">х</text:span><text:span text:style-name="T596"> ног несётся к арсеналу, </text:span><text:span text:style-name="T588">серебряный жеребец и Ринс не отстают. О</text:span><text:span text:style-name="T596">стальные </text:span><text:span text:style-name="T588">без усиленных мехадоспехом мышц</text:span><text:span text:style-name="T596"> </text:span><text:span text:style-name="T588">заметно отрываются от них</text:span><text:span text:style-name="T596">. </text:span><text:span text:style-name="T598">На ходу </text:span><text:span text:style-name="T588">Луна</text:span><text:span text:style-name="T598"> отдаёт приказ </text:span><text:span text:style-name="T595">подвернувшемуся</text:span><text:span text:style-name="T598"> гастату, тот несётся к казармам, </text:span><text:span text:style-name="T531">навстречу первым солдатам</text:span><text:span text:style-name="T595"> разбуженн</text:span><text:span text:style-name="T531">ой</text:span><text:span text:style-name="T595"> смен</text:span><text:span text:style-name="T597">ы</text:span><text:span text:style-name="T595">.</text:span><text:span text:style-name="T598"> </text:span><text:span text:style-name="T531">Но рядом п</text:span><text:span text:style-name="T595">адает и</text:span><text:span text:style-name="T598">скорёженная носовая аппарель «Маджестика», выпуская первые дюжины лербов. </text:span><text:span text:style-name="T531">С палубы гранд-флаера </text:span><text:span text:style-name="T597">один за другим </text:span><text:span text:style-name="T531">взлета</text:span><text:span text:style-name="T597">ю</text:span><text:span text:style-name="T531">т </text:span><text:span text:style-name="T597">три </text:span><text:span text:style-name="T599">грузов</text:span><text:span text:style-name="T597">ых</text:span><text:span text:style-name="T599"> </text:span><text:span text:style-name="T531">глайдер</text:span><text:span text:style-name="T597">а</text:span><text:span text:style-name="T531"> </text:span><text:span text:style-name="T599">и </text:span><text:span text:style-name="T531">теря</text:span><text:span text:style-name="T597">ю</text:span><text:span text:style-name="T531">тся среди строений Андориана.</text:span></text:p>
      <text:p text:style-name="P283"/>
      <text:p text:style-name="P284"><text:span text:style-name="T531">Ринс отворачивается от завязавшейся у казарм потасовки. Он и остальн</text:span><text:span text:style-name="T586">ые</text:span><text:span text:style-name="T531"> сворачивают за лабораторию, следуя за Луной. </text:span><text:span text:style-name="T599">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00">За воротами нестройными</text:span><text:span text:style-name="T599"> рядами </text:span><text:span text:style-name="T600">ожидают</text:span><text:span text:style-name="T599"> полуразобранные мехадоспехи, </text:span><text:span text:style-name="T597">грузовые платформы</text:span><text:span text:style-name="T599"> и </text:span><text:span text:style-name="T323">портовые</text:span><text:span text:style-name="T599"> </text:span><text:span text:style-name="T586">погрузчики</text:span><text:span text:style-name="T599">. </text:span><text:span text:style-name="T600">Оглянувшись назад через несколько секунд, Ринс видит, как большинство механизмов </text:span><text:span text:style-name="T597">неспешно </text:span><text:span text:style-name="T600">рассыпается по территории, занимая боевые позиции.</text:span></text:p>
      <text:p text:style-name="P284"/>
      <text:p text:style-name="P285">Арсенал охраняют <text:span text:style-name="T601">шестеро</text:span>. <text:span text:style-name="T602">Они стоят прямо перед вибрирующей мембраной локального силового щита арсенала.</text:span> <text:span text:style-name="T602">Издалека увидев Луну, они </text:span><text:span text:style-name="T601">расступаются</text:span><text:span text:style-name="T602">,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5"/>
      <text:p text:style-name="P286">Луна пробегает мимо них, кивком отвечая на их приветствие. Щит пропускает действительного центуриона и она, подбежав к распределительно<text:span text:style-name="T346">й</text:span> <text:span text:style-name="T346">панели</text:span>, отключает <text:span text:style-name="T346">защиту</text:span>. Затем она скрывается в арсенале. За ней следу<text:span text:style-name="T588">ю</text:span>т <text:span text:style-name="T588">серебряный жеребец и остальны.</text:span> Ринс же внезапно мешкает у самого входа.</text:p>
      <text:p text:style-name="P285"/>
      <text:p text:style-name="P286"><text:span text:style-name="T588">Его ш</text:span>лем медленно поворачивается, концентрируясь на одном из <text:span text:style-name="T586">охранников</text:span>. Оптическая система визора, подчиняясь негласной команде Ринса, увеличивает изображение <text:span text:style-name="T346">тёмного</text:span> забрала легионера. За забралом ясно виден <text:span text:style-name="T603">зелёный огонёк злого </text:span>глаз<text:span text:style-name="T603">а</text:span> с узким зрачком.</text:p>
      <text:p text:style-name="P287">Изображение с <text:span text:style-name="T588">визора</text:span> колотит сильная дрожь. <text:span text:style-name="T588">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03">раз за разом </text:span>вспыхивает красным. Ринс снова оборачивается. Шестёрка лербов, уже не скрываясь, идёт на него. <text:span text:style-name="T586">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8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55">к центральному хранилищу</text:span>, в конце которого Луна в окружении <text:span text:style-name="T588">легионеров</text:span> возится с кодовым замком на <text:span text:style-name="T586">круглой </text:span>бронированной двери.</text:p>
      <text:p text:style-name="P289">Пробежав полкоридора, Ринс оборачивается. Из-за угла уже выходит перв<text:span text:style-name="T455">ая тройка</text:span> лерб<text:span text:style-name="T455">ов</text:span>, за ним<text:span text:style-name="T455">и</text:span> извиваются прозрачные щупальца-волосы <text:span text:style-name="T604">твари</text:span>.</text:p>
      <text:p text:style-name="P290">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text:soft-page-break/>собой дверь. <text:span text:style-name="T455">Щелкает замок.</text:span> Некоторое время он стоит, прижавшись к двери изнутри. <text:span text:style-name="T605">Стук его сердца слышен в динамиках. </text:span><text:s/><text:span text:style-name="T604">В коридоре слышатся крики, выстрелы и звон оружия</text:span>. <text:span text:style-name="T604">Ринс</text:span><text:span text:style-name="T605"> </text:span>несётся к задней стене, <text:span text:style-name="T605">раскидывая</text:span> вёдра и швабры. В задней стене есть ещё одна, <text:span text:style-name="T605">совсем крохотная</text:span> дверца - «Служебный 2Ц». Ринс прикладывает к плашке замка накопытник, дверца мигаёт зелёным и уезжает в сторону. </text:p>
      <text:p text:style-name="P289">Далее идёт долгий бег по тоннелю с остановкой у знакомой двери <text:span text:style-name="T606">«Склад-4В».</text:span></text:p>
      <text:p text:style-name="P285"/>
      <text:p text:style-name="P291">Я оглядываюсь на Ринса.</text:p>
      <text:p text:style-name="P291"/>
      <text:p text:style-name="P291">- Предатель! Ты бросил своих товарищей <text:span text:style-name="T605">в беде </text:span>и сбежал!</text:p>
      <text:p text:style-name="P292"/>
      <text:p text:style-name="P292">Я с рычанием под<text:span text:style-name="T603">хожу</text:span> к <text:span text:style-name="T603">обмочившемуся солдату</text:span>. Трусость легионера будит неведомую мне раньше ярость, я боюсь задушить его магическим захватом!</text:p>
      <text:p text:style-name="P293"/>
      <text:p text:style-name="P292">Ринс только молча смотрит на меня, открывая рот, как выброшенная на берег рыба.</text:p>
      <text:p text:style-name="P293"/>
      <text:p text:style-name="P292">- <text:span text:style-name="T572">Я… Я всего лишь писарь. Я не умею сражаться, - в конце-концов выдавливает из себя Ринс. - </text:span><text:span text:style-name="T605">Я хотел привести подмогу.</text:span></text:p>
      <text:p text:style-name="P292">- <text:span text:style-name="T572">И поэтому начал грабить продовольственный склад? — гневно указываю на рассыпавшиеся по полу консервы. - </text:span><text:span text:style-name="T607">Рассчитывал сбежать в горы и отсидеться там?</text:span></text:p>
      <text:p text:style-name="P293"/>
      <text:p text:style-name="P292">Я уже <text:span text:style-name="T572">справилась с приступом ярости. </text:span><text:span text:style-name="T608">Подойдя к мехадоспеху Ринса, я поднимаю изувеченный шлем и прилаживаю его на место.</text:span><text:span text:style-name="T572"> </text:span><text:span text:style-name="T609">Движения механизма обретают осмысленность. </text:span><text:span text:style-name="T570">Мехадоспех выпрямляется у стены и со скрипом отдаёт честь.</text:span></text:p>
      <text:p text:style-name="P293"/>
      <text:p text:style-name="P292">- <text:span text:style-name="T570">Мехадоспех сорок два — пятнадцать, класс «Принцип-2». </text:span><text:span text:style-name="T610">Целостность системы семьдесят семь процентов, заряд </text:span><text:span text:style-name="T603">айн-</text:span><text:span text:style-name="T610">батарей девяносто два процента.</text:span><text:span text:style-name="T570"> Жду распоряжений, консул Селестия, - низко гудит механизм. </text:span></text:p>
      <text:p text:style-name="P294">- <text:span text:style-name="T455">С</text:span><text:span text:style-name="T570">орок два — пятнадцать, </text:span><text:span text:style-name="T455">о</text:span><text:span text:style-name="T610">т</text:span><text:span text:style-name="T455">конвоируй</text:span><text:span text:style-name="T570"> дезертира Ринса Стилфизера</text:span> в <text:span text:style-name="T603">цитадель </text:span>и ожидай <text:span text:style-name="T570">дальнейших распоряжений </text:span><text:span text:style-name="T603">от префекта Хай Глори</text:span><text:span text:style-name="T570">.</text:span></text:p>
      <text:p text:style-name="P295"><text:line-break/>Я поворачиваюсь к Ринсу.</text:p>
      <text:p text:style-name="P292"><text:span text:style-name="T611">- Суд над тобой будет после сражения, </text:span><text:span text:style-name="T610">трус</text:span><text:span text:style-name="T611">. </text:span></text:p>
      <text:p text:style-name="P293"/>
      <text:p text:style-name="P292"><text:span text:style-name="T611">Ринс</text:span> облегчённо вздыхает и <text:span text:style-name="T610">уходит</text:span> прочь <text:span text:style-name="T610">под конвоем собственн</text:span><text:span text:style-name="T612">ых</text:span><text:span text:style-name="T610"> </text:span><text:span text:style-name="T613">доспехов</text:span>.</text:p>
      <text:p text:style-name="P293"><text:span text:style-name="T553"/></text:p>
      <text:p text:style-name="P296"><text:soft-page-break/><text:span text:style-name="T529">М</text:span>ы же идём в противоположном направлении, к арсеналу. Теперь я знаю, что могу встретить, и <text:span text:style-name="T339">паника постепенно оватывает меня липкими щупальцами</text:span>.</text:p>
      <text:p text:style-name="P296"/>
      <text:p text:style-name="P296"><text:span text:style-name="T339">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14">у</text:span><text:span text:style-name="T339"> себе представить, что может погибнуть Луна. Моя младшая сестрёнка, </text:span><text:span text:style-name="T614">моя тень и</text:span><text:span text:style-name="T339"> мой «хвостик», как её называли в детстве и как до сих пор называю её в мыслях я. </text:span></text:p>
      <text:p text:style-name="P297"/>
      <text:p text:style-name="P298"><text:span text:style-name="T615">Перво</text:span><text:span text:style-name="T455">й</text:span><text:span text:style-name="T615"> появл</text:span><text:span text:style-name="T455">яется</text:span><text:span text:style-name="T615"> кровь. Она те</text:span><text:span text:style-name="T455">чёт</text:span><text:span text:style-name="T615"> по полу тонкой струйкой, превраща</text:span><text:span text:style-name="T455">ющ</text:span><text:span text:style-name="T615">ейся в ручеёк по мере приближения к </text:span><text:span text:style-name="T455">центральному </text:span><text:span text:style-name="T615">хранилищу. </text:span><text:span text:style-name="T616">Затем леж</text:span><text:span text:style-name="T455">ит</text:span><text:span text:style-name="T616"> вповалку дюжина изрешеченых пулями заражённых.</text:span><text:span text:style-name="T615"> Потом</text:span><text:span text:style-name="T617"> нам встре</text:span><text:span text:style-name="T455">чается</text:span><text:span text:style-name="T617"> шлем одного из лербов. С головой в нём. Тело пробежало ещё шагов пять, прежде чем вреза</text:span><text:span text:style-name="T455">ться</text:span><text:span text:style-name="T617"> в стену. Следующие четверо проткнуты железными перьями и </text:span><text:span text:style-name="T615">чинно </text:span><text:span text:style-name="T617">сид</text:span><text:span text:style-name="T455">ят</text:span><text:span text:style-name="T617">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55">ит</text:span><text:span text:style-name="T617"> — копья не да</text:span><text:span text:style-name="T455">ют</text:span><text:span text:style-name="T617"> ему упасть, нанизав его насквозь. Пеналы его раскрытых крыльев пусты — двое из шести перьев достались кому-то </text:span><text:span text:style-name="T618">ещё</text:span><text:span text:style-name="T617">.</text:span></text:p>
      <text:p text:style-name="P299">Через пят<text:span text:style-name="T615">надцать</text:span> шагов воины <text:span text:style-name="T586">Луны </text:span><text:span text:style-name="T619">создал</text:span><text:span text:style-name="T620">и</text:span><text:span text:style-name="T586"> из повержённых </text:span>врагов<text:span text:style-name="T586"> некое подобие баррикады. </text:span><text:span text:style-name="T621">Изрубленные и опаленные тела в ржавых доспехах образов</text:span><text:span text:style-name="T455">ывают</text:span><text:span text:style-name="T621"> крутой вал — лербы, как всегда, шли напролом, давя массой.</text:span><text:span text:style-name="T586"> </text:span><text:span text:style-name="T620">В самом высоком месте </text:span><text:span text:style-name="T615">вал</text:span><text:span text:style-name="T620"> почти достиг</text:span><text:span text:style-name="T455">ает</text:span><text:span text:style-name="T620"> потолка. Мы </text:span><text:span text:style-name="T455">еле </text:span><text:span text:style-name="T620">проб</text:span><text:span text:style-name="T455">ираемся</text:span><text:span text:style-name="T620"> через не</text:span><text:span text:style-name="T621">го</text:span><text:span text:style-name="T620">, </text:span>цепляясь<text:span text:style-name="T620"> копытами </text:span>за <text:span text:style-name="T621">ужасное содержимое</text:span><text:span text:style-name="T620">.</text:span></text:p>
      <text:p text:style-name="P300">Четверо бойцов Луны сдержив<text:span text:style-name="T455">али</text:span> натиск с той стороны. <text:span text:style-name="T622">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23">ос</text:span><text:span text:style-name="T622">емь</text:span><text:span text:style-name="T623"> </text:span><text:span text:style-name="T615">отрубленных</text:span><text:span text:style-name="T622"> </text:span><text:span text:style-name="T623">крыл</text:span><text:span text:style-name="T622">ьев</text:span><text:span text:style-name="T623"> приколоты пиками к стенам и потолку или </text:span><text:span text:style-name="T624">же </text:span><text:span text:style-name="T623">пронза</text:span><text:span text:style-name="T455">ют</text:span><text:span text:style-name="T623"> крыльевыми лезвиями противников. Самих сражавшихся не видно — скорее всего, </text:span><text:span text:style-name="T455">их тела </text:span><text:span text:style-name="T623">погребены под лавиной лербов после потери крыльев.</text:span></text:p>
      <text:p text:style-name="P301"><text:span text:style-name="T625">В</text:span><text:span text:style-name="T623"> хранилище </text:span><text:span text:style-name="T626">произошёл последний </text:span><text:span text:style-name="T616">бой оставши</text:span><text:span text:style-name="T626">х</text:span><text:span text:style-name="T616">ся семер</text:span><text:span text:style-name="T626">ых</text:span><text:span text:style-name="T616"> воинов Луны. </text:span><text:span text:style-name="T627">Вторая баррикада из </text:span><text:span text:style-name="T625">стеллажей у открытой двери</text:span><text:span text:style-name="T627">, сломанная тренога тяжёлого пулеметателя, затухающее сияние айны </text:span><text:span text:style-name="T625">где-то </text:span><text:span text:style-name="T627">внутри </text:span><text:span text:style-name="T626">самого </text:span><text:span text:style-name="T627">хранилища.</text:span></text:p>
      <text:p text:style-name="P302">Я тихо иду по <text:span text:style-name="T625">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3">В центре до сих пор в воздухе висят искры сырой айны. Кучи сгоревших остовов стеллажей и скрученных жаром лезвий <text:span text:style-name="T305">и пластин брони</text:span> окаймляют выжженую площадку. Я вижу финал сражения. Вероятно, <text:span text:style-name="T627">когда лербы прорвались внутрь, обороняющиеся </text:span>сотворили Сияние Вечности - <text:span text:style-name="T627"><text:s/></text:span><text:span text:style-name="T305">с</text:span>амоубийственн<text:span text:style-name="T305">ую</text:span> эманаци<text:span text:style-name="T305">ю</text:span>, приводящ<text:span text:style-name="T305">ую</text:span> к моментальному выбросу всего жизненного запаса айны наружу.<text:span text:style-name="T627"> </text:span>С<text:span text:style-name="T628">ыр</text:span>ая<text:span text:style-name="T628"> айн</text:span>а<text:span text:style-name="T628"> перемешал</text:span>а<text:span text:style-name="T628"> тела защитников и нападающих, опалил</text:span>а<text:span text:style-name="T628"> и размазал</text:span>а<text:span text:style-name="T628"> </text:span>их <text:span text:style-name="T628">по </text:span>полу, потолку и стеллажам хранилища<text:span text:style-name="T628">. </text:span></text:p>
      <text:p text:style-name="P302"><text:span text:style-name="T625">Как в трансе </text:span>обхо<text:span text:style-name="T625">жу</text:span> тела и переступа<text:span text:style-name="T625">ю</text:span> через <text:span text:style-name="T625">бесформенные </text:span>обгоре<text:span text:style-name="T625">вшие</text:span> останки. <text:span text:style-name="T625">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25">Просто дойти. Я даже не уверена, что знаю, что делать потом.</text:span></text:p>
      <text:p text:style-name="P303"><text:span text:style-name="T629">Останавливаюсь в центре выжженого круга и оглядываюсь</text:span>. <text:span text:style-name="T629">С</text:span>лышу стон <text:span text:style-name="T629">в стороне</text:span>.</text:p>
      <text:p text:style-name="P303"><text:soft-page-break/></text:p>
      <text:p text:style-name="P304"><text:span text:style-name="T630">Серебряный</text:span><text:span text:style-name="T631"> </text:span><text:span text:style-name="T630">ж</text:span>еребец лежит <text:span text:style-name="T305">в луже крови. Его </text:span><text:span text:style-name="T630">опалило и </text:span><text:span text:style-name="T305">впечатало в стену.</text:span><text:span text:style-name="T631"> </text:span><text:span text:style-name="T305">Задних ног нет </text:span><text:span text:style-name="T631">и, судя по страшному излому тела, позвоночник сломан</text:span><text:span text:style-name="T305">, но системы жизнеобеспечения мехадоспеха </text:span><text:span text:style-name="T632">ещ</text:span><text:span text:style-name="T633">ё</text:span><text:span text:style-name="T632"> </text:span><text:span text:style-name="T30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5"/>
      <text:p text:style-name="P305">- <text:span text:style-name="T305">Она не вышла.</text:span></text:p>
      <text:p text:style-name="P305">- <text:span text:style-name="T305">Что? - я с немым вопросом смотрю на умирающего. - Кто </text:span><text:span text:style-name="T634">не вышел, Сомномикус</text:span><text:span text:style-name="T305">?</text:span></text:p>
      <text:p text:style-name="P305">- <text:span text:style-name="T305">НЕ ВЫШЛА… - на губах легионера появляются красные пузыри. - Тв</text:span><text:span text:style-name="T631">а</text:span><text:span text:style-name="T305">-кх-кха-кха-рь!</text:span></text:p>
      <text:p text:style-name="P305"/>
      <text:p text:style-name="P306"><text:span text:style-name="T630">Он пытается указать куда-то мне за спину, но копыто бессильно падает. </text:span><text:span text:style-name="T631">Его голова дёргается, г</text:span>лаза закатываются.<text:span text:style-name="T31"> </text:span><text:span text:style-name="T631">Я</text:span><text:span text:style-name="T31"> </text:span>больше не слышу его дыхания. <text:span text:style-name="T629">Серебряный </text:span>мёртв.</text:p>
      <text:p text:style-name="P306"/>
      <text:p text:style-name="P307"><text:span text:style-name="T629">Я иду в указанном направлении. За обрушенными стеллажами и мусором </text:span><text:span text:style-name="T635">пробивается сияние айны. Я расталкиваю завалы. </text:span><text:span text:style-name="T636">За</text:span> груд<text:span text:style-name="T636">ой</text:span> камней, в которых я узнаю остатки статуи генерала Бурелома, <text:span text:style-name="T633">на небольшом постаменте </text:span>высится сейф-ларец – контейнер Элементов <text:span text:style-name="T633">Возмездия</text:span>. Луна лежит на нём, обнимая его всеми четырьмя ногами и прикрыв крыльями. <text:span text:style-name="T633">Вокруг Луны и сейфа сияет айной небольшая сфера силового щита — встроенной защиты Элементов.</text:span></text:p>
      <text:p text:style-name="P308">Я пересекаю сияющую границу — она непр<text:span text:style-name="T429">о</text:span>ницаема только для тварей и их марионеток — и подхожу к сестре. Быстр<text:span text:style-name="T637">ым</text:span> прикосновение<text:span text:style-name="T637">м</text:span> к сенсору замка отключа<text:span text:style-name="T637">ю</text:span> силовой щит. Я боюсь дышать — мехадоспех Луны не повреждён, во мне зарождается робкая надежда.</text:p>
      <text:p text:style-name="P309"/>
      <text:p text:style-name="P309">- Луна!</text:p>
      <text:p text:style-name="P309"/>
      <text:p text:style-name="P309"><text:span text:style-name="T638">Она</text:span> молчит. <text:span text:style-name="T638">Я осторожно поднимаю забрало её шлема. Её глаза закрыты, но губы шевелятся.</text:span></text:p>
      <text:p text:style-name="P309"/>
      <text:p text:style-name="P309">- <text:span text:style-name="T638">Сестра</text:span>, очнись! Всё <text:span text:style-name="T638">позади</text:span>!</text:p>
      <text:p text:style-name="P309"/>
      <text:p text:style-name="P309">Я наклоняюсь к <text:span text:style-name="T638">Луне</text:span>, чтобы услышать её <text:span text:style-name="T638">неразборчивый </text:span>шёпот.</text:p>
      <text:p text:style-name="P309"/>
      <text:p text:style-name="P309">- Нотхрр... шангр.. хиссндрр…</text:p>
      <text:p text:style-name="P309">- Что?</text:p>
      <text:p text:style-name="P309"/>
      <text:p text:style-name="P309">Шёпот совсем не похож на армейский слэнг преторианских казарм, которым пользуется сестра. <text:span text:style-name="T429">Что-то среднее с клокотанием и шипением</text:span>.</text:p>
      <text:p text:style-name="P309">Луна открывает глаза.</text:p>
      <text:p text:style-name="P309"/>
      <text:p text:style-name="P309"><text:soft-page-break/>- Сестра?</text:p>
      <text:p text:style-name="P309">- Сестра?</text:p>
      <text:p text:style-name="P309"/>
      <text:p text:style-name="P309">Наш одновременный вопрос сливается в единый возглас. Я прижимаюсь носом к её скуле и помогаю встать.</text:p>
      <text:p text:style-name="P309"/>
      <text:p text:style-name="P310">- <text:span text:style-name="T429">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34">А</text:span><text:span text:style-name="T429">норакс вызвал Сияние и сжег остатки. Но Мы сберегли Элементы — Нам удалось активировать щит. Держи </text:span><text:span text:style-name="T639">их</text:span><text:span text:style-name="T429">,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1">- <text:span text:style-name="T429">Нет, сестра, - я качаю головой. - Мы не будем сражаться.</text:span></text:p>
      <text:p text:style-name="P311"/>
      <text:p text:style-name="P312">Луна смотрит на меня с удивлением и растерянностью.</text:p>
      <text:p text:style-name="P312"/>
      <text:p text:style-name="P313">Понимание ситуации вымораживает душу. Я пыта<text:span text:style-name="T580">лась</text:span> найти решение, позволяющее уйти от неизбежного, но понимаю, что иного выхода нет. Нет времени <text:span text:style-name="T580">и ресурсов </text:span>пытаться что-то иное.</text:p>
      <text:p text:style-name="P310"><text:span text:style-name="T609">Через </text:span><text:span text:style-name="T429">полчаса-час</text:span><text:span text:style-name="T609">, после </text:span><text:span text:style-name="T429">остановки генератора</text:span><text:span text:style-name="T609">, Андориан </text:span><text:span text:style-name="T580">падёт</text:span><text:span text:style-name="T609">. </text:span><text:span text:style-name="T640">Оставшиеся скудные защитники крепости не смогут противостоять орде </text:span><text:span text:style-name="T580">лербов</text:span><text:span text:style-name="T640">, </text:span><text:span text:style-name="T429">приросшей многочисленными заражёнными Андориана</text:span><text:span text:style-name="T640">. </text:span>Значит, пришло время. Пора принимать невыносимо мучительное решение. <text:span text:style-name="T641">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0"/>
      <text:p text:style-name="P314">- Мне тяжело говорить это, Луна. И тяжело решать. Но п<text:span text:style-name="T642">ришло время</text:span> «<text:span text:style-name="T640">Семи вечностей»</text:span>. Ты ведь знаешь, что это значит?</text:p>
      <text:p text:style-name="P311"/>
      <text:p text:style-name="P31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29">Ойкумена Фаэри</text:span> начала строить сокрушительное оружие победы — гранд-флаеры.</text:p>
      <text:p text:style-name="P310"/>
      <text:p text:style-name="P315">…</text:p>
      <text:p text:style-name="P315"/>
      <text:p text:style-name="P316">- Что бы ни случилось, проект «Семь вечностей» не должен пострадать, - сказала королева.</text:p>
      <text:p text:style-name="P316"/>
      <text:p text:style-name="P316">Голубоватое сияние голо-стола подсвечивало мертвенным светом её измождённое ночами недосыпа лицо. <text:span text:style-name="T643">Дыхательный аппарат слабо шипел в </text:span><text:span text:style-name="T641">меха</text:span><text:span text:style-name="T643">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41">и сердце</text:span><text:span text:style-name="T643">. Ходили слухи, что </text:span><text:soft-page-break/><text:span text:style-name="T643">исчезнувший ещё </text:span><text:span text:style-name="T641">десять лет назад</text:span><text:span text:style-name="T643"> королевский лекарь после бутылки грушевой наливки клялся, что кроме </text:span><text:span text:style-name="T644">головы</text:span><text:span text:style-name="T643"> и позвоночника, в королеве всё </text:span><text:span text:style-name="T641">искусственное</text:span><text:span text:style-name="T643">. </text:span><text:span text:style-name="T644">Эти слухи трудно было опровергнуть — никто не видел королеву без брони уже много лет.</text:span></text:p>
      <text:p text:style-name="P316"/>
      <text:p text:style-name="P316">- В случае <text:span text:style-name="T64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44">Даже если это поставит под угрозу оборону крепостей.</text:span></text:p>
      <text:p text:style-name="P317"><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45">тварей</text:span></text:span><text:span text:style-name="Default_20_Paragraph_20_Font"><text:span text:style-name="T8">, юг последует за ними, как только мы достроим «Громовержца».</text:span></text:span></text:p>
      <text:p text:style-name="P317"><text:span text:style-name="Default_20_Paragraph_20_Font"><text:span text:style-name="T8"/></text:span></text:p>
      <text:p text:style-name="P316">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44">семь</text:span> лет назад у нас оставалось не более половины Великого.</text:p>
      <text:p text:style-name="P316"/>
      <text:p text:style-name="P317"><text:span text:style-name="Default_20_Paragraph_20_Font"><text:span text:style-name="T8">- Так же мы думали </text:span></text:span><text:span text:style-name="Default_20_Paragraph_20_Font"><text:span text:style-name="T645">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46">так же надеялись </text:span></text:span><text:span text:style-name="Default_20_Paragraph_20_Font"><text:span text:style-name="T645">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45">пулеметатели</text:span></text:span><text:span text:style-name="Default_20_Paragraph_20_Font"><text:span text:style-name="T8"> </text:span></text:span><text:span text:style-name="Default_20_Paragraph_20_Font"><text:span text:style-name="T647">и боевые механизмы</text:span></text:span><text:span text:style-name="Default_20_Paragraph_20_Font"><text:span text:style-name="T8">. И </text:span></text:span><text:span text:style-name="Default_20_Paragraph_20_Font"><text:span text:style-name="T645">тридцать</text:span></text:span><text:span text:style-name="Default_20_Paragraph_20_Font"><text:span text:style-name="T8"> лет назад, когда </text:span></text:span><text:span text:style-name="Default_20_Paragraph_20_Font"><text:span text:style-name="T647">мы </text:span></text:span><text:span text:style-name="Default_20_Paragraph_20_Font"><text:span text:style-name="T8">разработали </text:span></text:span><text:span text:style-name="Default_20_Paragraph_20_Font"><text:span text:style-name="T648">меха</text:span></text:span><text:span text:style-name="Default_20_Paragraph_20_Font"><text:span text:style-name="T8">доспехи. Но против наших армий вышла ледяная </text:span></text:span><text:span text:style-name="Default_20_Paragraph_20_Font"><text:span text:style-name="T645">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45">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45">отродье Иль-Шогг</text:span></text:span><text:span text:style-name="Default_20_Paragraph_20_Font"><text:span text:style-name="T8"> изобрета</text:span></text:span><text:span text:style-name="Default_20_Paragraph_20_Font"><text:span text:style-name="T647">ют</text:span></text:span><text:span text:style-name="Default_20_Paragraph_20_Font"><text:span text:style-name="T8"> ответную тактику, которая нивелир</text:span></text:span><text:span text:style-name="Default_20_Paragraph_20_Font"><text:span text:style-name="T647">ует</text:span></text:span><text:span text:style-name="Default_20_Paragraph_20_Font"><text:span text:style-name="T8"> наше техно</text:span></text:span><text:span text:style-name="Default_20_Paragraph_20_Font"><text:span text:style-name="T645">логическое</text:span></text:span><text:span text:style-name="Default_20_Paragraph_20_Font"><text:span text:style-name="T8"> преимущество. </text:span></text:span><text:span text:style-name="Default_20_Paragraph_20_Font"><text:span text:style-name="T649">Вспомните двух спящих</text:span></text:span><text:span text:style-name="Default_20_Paragraph_20_Font"><text:span text:style-name="T8"> </text:span></text:span><text:span text:style-name="Default_20_Paragraph_20_Font"><text:span text:style-name="T649">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6">- Но ведь если мы победим, в проекте вообще не будет смысла! - воскликнул Майлд Брэйн. - Зачем отвлекать ресурсы на очкариков!</text:p>
      <text:p text:style-name="P316"/>
      <text:p text:style-name="P317"><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17"><text:span text:style-name="Default_20_Paragraph_20_Font"><text:span text:style-name="T8"/></text:span></text:p>
      <text:p text:style-name="P317"><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17"><text:span text:style-name="Default_20_Paragraph_20_Font"><text:span text:style-name="T8"/></text:span></text:p>
      <text:p text:style-name="P317"><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45">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text:span></text:span><text:soft-page-break/><text:span text:style-name="Default_20_Paragraph_20_Font"><text:span text:style-name="T8">прекрасные города </text:span></text:span><text:span text:style-name="Default_20_Paragraph_20_Font"><text:span text:style-name="T645">Ойкумены</text:span></text:span><text:span text:style-name="Default_20_Paragraph_20_Font"><text:span text:style-name="T8">. Дворцы и замки радовали глаз сво</text:span></text:span><text:span text:style-name="Default_20_Paragraph_20_Font"><text:span text:style-name="T646">ими</text:span></text:span><text:span text:style-name="Default_20_Paragraph_20_Font"><text:span text:style-name="T8"> тонк</text:span></text:span><text:span text:style-name="Default_20_Paragraph_20_Font"><text:span text:style-name="T646">ими пиками</text:span></text:span><text:span text:style-name="Default_20_Paragraph_20_Font"><text:span text:style-name="T8"> и хрупкими мостиками. </text:span></text:span><text:span text:style-name="Default_20_Paragraph_20_Font"><text:span text:style-name="T646">Слоновой кости башни и купола воздушных храмов высились над нами. </text:span></text:span><text:span text:style-name="Default_20_Paragraph_20_Font"><text:span text:style-name="T647">Мы веселились и играли в беспечной неге. Это был закат Золотого века — хотя тогда ещё никто не знал этого, даже я.</text:span></text:span></text:p>
      <text:p text:style-name="P317"><text:span text:style-name="Default_20_Paragraph_20_Font"><text:span text:style-name="T647">Но</text:span></text:span><text:span text:style-name="Default_20_Paragraph_20_Font"><text:span text:style-name="T8"> </text:span></text:span><text:span text:style-name="Default_20_Paragraph_20_Font"><text:span text:style-name="T647">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47">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47">фундаментов</text:span></text:span><text:span text:style-name="Default_20_Paragraph_20_Font"><text:span text:style-name="T8">, </text:span></text:span><text:span text:style-name="Default_20_Paragraph_20_Font"><text:span text:style-name="T647">полуразрушенных стен</text:span></text:span><text:span text:style-name="Default_20_Paragraph_20_Font"><text:span text:style-name="T8"> </text:span></text:span><text:span text:style-name="Default_20_Paragraph_20_Font"><text:span text:style-name="T646">и обломков колонн</text:span></text:span><text:span text:style-name="Default_20_Paragraph_20_Font"><text:span text:style-name="T8">. </text:span></text:span></text:p>
      <text:p text:style-name="P317"><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45">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45">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45">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47">ведь восполнить её </text:span></text:span><text:span text:style-name="Default_20_Paragraph_20_Font"><text:span text:style-name="T645">почти </text:span></text:span><text:span text:style-name="Default_20_Paragraph_20_Font"><text:span text:style-name="T647">неоткуда</text:span></text:span><text:span text:style-name="Default_20_Paragraph_20_Font"><text:span text:style-name="T8">.</text:span></text:span></text:p>
      <text:p text:style-name="P317"><text:span text:style-name="Default_20_Paragraph_20_Font"><text:span text:style-name="T8"/></text:span></text:p>
      <text:p text:style-name="P317"><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17"><text:span text:style-name="Default_20_Paragraph_20_Font"><text:span text:style-name="T8"/></text:span></text:p>
      <text:p text:style-name="P317"><text:span text:style-name="Default_20_Paragraph_20_Font"><text:span text:style-name="T8">- Я помню времена, когда </text:span></text:span><text:span text:style-name="Default_20_Paragraph_20_Font"><text:span text:style-name="T645">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46">у</text:span></text:span><text:span text:style-name="Default_20_Paragraph_20_Font"><text:span text:style-name="T8"> того, что было доступно каждому в годы мое</text:span></text:span><text:span text:style-name="Default_20_Paragraph_20_Font"><text:span text:style-name="T647">го</text:span></text:span><text:span text:style-name="Default_20_Paragraph_20_Font"><text:span text:style-name="T8"> </text:span></text:span><text:span text:style-name="Default_20_Paragraph_20_Font"><text:span text:style-name="T647">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45">айны </text:span></text:span><text:span text:style-name="Default_20_Paragraph_20_Font"><text:span text:style-name="T8">было ещё больше, а чудеса — ещё дивнее. </text:span></text:span><text:span text:style-name="Default_20_Paragraph_20_Font"><text:span text:style-name="T647">Она рассказывала, что в незапамятные времена мы рождались из чистой </text:span></text:span><text:span text:style-name="Default_20_Paragraph_20_Font"><text:span text:style-name="T645">айны</text:span></text:span><text:span text:style-name="Default_20_Paragraph_20_Font"><text:span text:style-name="T647"> и жили в междумирье </text:span></text:span><text:span text:style-name="Default_20_Paragraph_20_Font"><text:span text:style-name="T645">Эогиппа</text:span></text:span><text:span text:style-name="Default_20_Paragraph_20_Font"><text:span text:style-name="T647">, пока не пришли в Орунгун. </text:span></text:span><text:span text:style-name="Default_20_Paragraph_20_Font"><text:span text:style-name="T8"><text:s/></text:span></text:span><text:span text:style-name="Default_20_Paragraph_20_Font"><text:span text:style-name="T645">Айна</text:span></text:span><text:span text:style-name="Default_20_Paragraph_20_Font"><text:span text:style-name="T8"> </text:span></text:span><text:span text:style-name="Default_20_Paragraph_20_Font"><text:span text:style-name="T647">же </text:span></text:span><text:span text:style-name="Default_20_Paragraph_20_Font"><text:span text:style-name="T8">медленно уходит из </text:span></text:span><text:span text:style-name="Default_20_Paragraph_20_Font"><text:span text:style-name="T647">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47">своей </text:span></text:span><text:span text:style-name="Default_20_Paragraph_20_Font"><text:span text:style-name="T8">силой, чтобы завести жеребят.</text:span></text:span></text:p>
      <text:p text:style-name="P317"><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45">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46">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45">фаэри</text:span></text:span><text:span text:style-name="Default_20_Paragraph_20_Font"><text:span text:style-name="T8"> пропадают тысячами. Даже если мы победим, мы </text:span></text:span><text:span text:style-name="Default_20_Paragraph_20_Font"><text:span text:style-name="T650">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50">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18"/>
      <text:p text:style-name="P318">…</text:p>
      <text:p text:style-name="P318"/>
      <text:p text:style-name="P319"><text:soft-page-break/>Я <text:span text:style-name="T651">осторожно поднимаю сейф-ларец и укладываю его себе на спину, придерживая крылом</text:span>. </text:p>
      <text:p text:style-name="P319"/>
      <text:p text:style-name="P319">- <text:span text:style-name="T651">Идём, сестра. </text:span>Наступило время последнего приказа королевы…</text:p>
      <text:p text:style-name="P319"/>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52">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52">из </text:span>битвы от страха, <text:span text:style-name="T652">а выполняли приказ</text:span>? Так я и так это зна…</text:p>
      <text:p text:style-name="P11">- Луна, - нетерпеливо перебивает меня Селестия, - Я описала тебе эпизод с <text:span text:style-name="T634">в хранилище</text:span>. <text:span text:style-name="T634">Только не упомянула одну деталь: </text:span><text:span text:style-name="T653">включить</text:span><text:span text:style-name="T634"> щит Элементов можно было только открыв сейф-ларец — кнопка </text:span><text:span text:style-name="T653">активации</text:span><text:span text:style-name="T634"> находилась внутри. Чего Луна сделать точно не могла — замок был настроен только на королеву Лорен и на меня. </text:span>Кто <text:span text:style-name="T634">тогда </text:span>активировал <text:span text:style-name="T634">щит</text:span>? Мой вопрос тогда так и остался нерешённым, у меня не было времени на размышления.</text:p>
      <text:p text:style-name="P11"/>
      <text:p text:style-name="P11">Но <text:span text:style-name="T652">поразмыслив </text:span><text:span text:style-name="T634">потом</text:span><text:span text:style-name="T652"> наедине, я </text:span><text:span text:style-name="T634">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54">Был</text:span></text:span><text:span text:style-name="Default_20_Paragraph_20_Font"><text:span text:style-name="T7"> один охранный протокол… </text:span></text:span><text:span text:style-name="Default_20_Paragraph_20_Font"><text:span text:style-name="T655">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54">твари Иль-Шогг</text:span></text:span><text:span text:style-name="Default_20_Paragraph_20_Font"><text:span text:style-name="T7"> </text:span></text:span><text:span text:style-name="Default_20_Paragraph_20_Font"><text:span text:style-name="T655">или лербы </text:span></text:span><text:span text:style-name="Default_20_Paragraph_20_Font"><text:span text:style-name="T7">будут рядом, в пределах </text:span></text:span><text:span text:style-name="Default_20_Paragraph_20_Font"><text:span text:style-name="T655">десяти</text:span></text:span><text:span text:style-name="Default_20_Paragraph_20_Font"><text:span text:style-name="T7"> футов. В таком случае срабатыва</text:span></text:span><text:span text:style-name="Default_20_Paragraph_20_Font"><text:span text:style-name="T654">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54">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56">чтобы </text:span></text:span><text:span text:style-name="Default_20_Paragraph_20_Font"><text:span text:style-name="T654">Элементы</text:span></text:span><text:span text:style-name="Default_20_Paragraph_20_Font"><text:span text:style-name="T656"> не могли попасть к врагу</text:span></text:span><text:span text:style-name="Default_20_Paragraph_20_Font"><text:span text:style-name="T7">.</text:span></text:span></text:p>
      <text:p text:style-name="P320">Луна активировать Элементы не могла — ларец был закрыт. Но если они активировались сами, значит… Значит, рядом были <text:span text:style-name="T634">твари</text:span>. Понимаешь? <text:span text:style-name="T634">Притом, </text:span><text:span text:style-name="T653">всех </text:span><text:span text:style-name="T274">врагов</text:span><text:span text:style-name="T634"> в хранилище выжег А</text:span><text:span text:style-name="T429">норакс, </text:span><text:span text:style-name="T634">там не было никого живого. </text:span><text:span text:style-name="T653">Никого, к</text:span><text:span text:style-name="T634">роме… </text:span><text:span text:style-name="T653">сестры</text:span><text:span text:style-name="T634">.</text:span></text:p>
      <text:p text:style-name="P11">- Ты хочешь сказать, что они <text:span text:style-name="T432">заразили</text:span> Луну? Но тогда бы <text:span text:style-name="T652">щит подействовал </text:span><text:span text:style-name="T653">бы </text:span><text:span text:style-name="T652">на неё и </text:span><text:span text:style-name="T653">она не прошла внутрь </text:span><text:span text:style-name="T634">сферы, разве нет</text:span>? - скептически замечаю я. - <text:span text:style-name="T432">Вдобавок, ты сама говорила, поведение лербов </text:span><text:soft-page-break/><text:span text:style-name="T432">становится неестественным, их легко распознать. Луна не такая. </text:span><text:span text:style-name="T653">Разве что говорит немного странно.</text:span><text:span text:style-name="T432"> </text:span><text:span text:style-name="T653">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1">- <text:span text:style-name="T653">За время войны у нас было два случая, когда </text:span><text:span text:style-name="T634">твари</text:span><text:span text:style-name="T432"> не </text:span><text:span text:style-name="T634">подсел</text:span><text:span text:style-name="T653">яли</text:span><text:span text:style-name="T634"> ментапаразита, </text:span><text:span text:style-name="T653">а </text:span><text:span text:style-name="T634">сами </text:span><text:span text:style-name="T432">оста</text:span><text:span text:style-name="T653">вались</text:span><text:span text:style-name="T432"> </text:span><text:span text:style-name="T634">внутри, в роли спящей сущности</text:span><text:span text:style-name="T432">. В </text:span><text:span text:style-name="T653">тех</text:span><text:span text:style-name="T432"> случа</text:span><text:span text:style-name="T653">ях</text:span><text:span text:style-name="T432"> поведение хозяина не отлича</text:span><text:span text:style-name="T653">лось</text:span><text:span text:style-name="T432"> от обычного, </text:span><text:span text:style-name="T653">он ничего не помнил и не знал,</text:span><text:span text:style-name="T432"> пока управление его телом не перехват</text:span><text:span text:style-name="T653">ывала</text:span><text:span text:style-name="T432"> </text:span><text:span text:style-name="T634">тварь</text:span><text:span text:style-name="T432">. </text:span><text:span text:style-name="T653">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34">оследние слова Сомномикуса - «Она не вышла» - это </text:span><text:span text:style-name="T274">же </text:span><text:span text:style-name="T634">он про тварь говорил! Она вошла в Луну и не вышла наружу! </text:span><text:span text:style-name="T653">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1">- <text:span text:style-name="T653">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57">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53">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53">отродье Иль-Шогг</text:span>, то наш поход в Орунгун закончится не только нашим разгромом там, но и завоеванием <text:span text:style-name="T653">ордой </text:span>Эквуса! Мы с сестрой смогли уйти из осаждённого Андориана тайным ходом, не оставив следов. Но теперь прячущ<text:span text:style-name="T653">ая</text:span>ся в разуме сестры <text:span text:style-name="T653">тварь</text:span> сможет провести их сюда, и тогда дни Эквуса будут сочтены. Двести тысяч <text:span text:style-name="T653">фаэри</text:span> Орунгуна не смогли устоять против армии ментальных паразитов, <text:span text:style-name="T652">так </text:span>неужели ты думаешь, что выстоят двое? Один из которых <text:span text:style-name="T653">спящая марионетка тварей</text:span>? Ледяная война продолжится тут и закончится так же печально, только длится будет не двести лет, а несколько <text:span text:style-name="T652">недель</text:span> — ровно столько понадобится армии <text:span text:style-name="T653">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53">й</text:span> <text:span text:style-name="T653">твари</text:span> в твоей сестре нет? - озадаченно чешу затылок я. Определённо, не стоило выпивать столько коктейля на пустой желудок! — <text:span text:style-name="T274">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52">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58">маше</text:span><text:span text:style-name="T659">т</text:span><text:span text:style-name="T658">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60">о стен</text:span> Кантерлота <text:span text:style-name="T660">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60">мой маленький хуман</text:span>, <text:span text:style-name="T661">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61">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60">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60">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62">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62">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62">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662">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63">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63">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64">8</text:span></text:h>
      <text:p text:style-name="P2"/>
      <text:p text:style-name="P322">Выход есть. Если у меня нет тела - надо его добыть. Но ведь нельзя <text:span text:style-name="T4">отб</text:span><text:span text:style-name="T665">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72">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3"><text:span text:style-name="T666">Пустота</text:span><text:span text:style-name="T667"> безучастно слушает эти повторы. </text:span><text:span text:style-name="T666">В </text:span><text:span text:style-name="T668">кибер</text:span><text:span text:style-name="T666">пространстве расползаются огненные облака, затмевая собою солнце. И</text:span><text:span text:style-name="T669">з тихого писка </text:span><text:span text:style-name="T666">зарождается</text:span><text:span text:style-name="T669"> вой сирены и нарастает до истошного, закладывающего уши рева. </text:span><text:span text:style-name="Default_20_Paragraph_20_Font"><text:span text:style-name="T182">Небо темнеет, </text:span></text:span><text:span text:style-name="Default_20_Paragraph_20_Font"><text:span text:style-name="T670">инверсные следы ракет растут из-за горизонта.</text:span></text:span><text:span text:style-name="Default_20_Paragraph_20_Font"><text:span text:style-name="T182"> До меня доносятся крики, среди которых я узнаю голоса Молнии и других — </text:span></text:span><text:span text:style-name="Default_20_Paragraph_20_Font"><text:span text:style-name="T671">десятки тревожных воплей доносятся из разных частей ставшего необычно маленьким мирка</text:span></text:span><text:span text:style-name="Default_20_Paragraph_20_Font"><text:span text:style-name="T182">. Долины колышущейся травы, искрящиеся под утренним солнцем реки, темнеющие непролазной </text:span></text:span><text:span text:style-name="Default_20_Paragraph_20_Font"><text:span text:style-name="T671">чащобой</text:span></text:span><text:span text:style-name="Default_20_Paragraph_20_Font"><text:span text:style-name="T182"> леса — всё покрывается серой пылью и пеплом под затянутым </text:span></text:span><text:span text:style-name="Default_20_Paragraph_20_Font"><text:span text:style-name="T672">пламенеющими</text:span></text:span><text:span text:style-name="Default_20_Paragraph_20_Font"><text:span text:style-name="T182"> тучами небом. Розовый туман ядовитой испариной выливается из покосившихся башен прилепившегося к скале города.</text:span></text:span></text:p>
      <text:p text:style-name="P11"/>
      <text:p text:style-name="P324"><text:span text:style-name="Default_20_Paragraph_20_Font"><text:span text:style-name="T182">Я слышу шум рушащейся стены </text:span></text:span><text:span text:style-name="Default_20_Paragraph_20_Font"><text:span text:style-name="T671">у края мира</text:span></text:span><text:span text:style-name="Default_20_Paragraph_20_Font"><text:span text:style-name="T182">. Металлическ</text:span></text:span><text:span text:style-name="Default_20_Paragraph_20_Font"><text:span text:style-name="T673">ий</text:span></text:span><text:span text:style-name="Default_20_Paragraph_20_Font"><text:span text:style-name="T182"> </text:span></text:span><text:span text:style-name="Default_20_Paragraph_20_Font"><text:span text:style-name="T673">скрежет и грохот камней</text:span></text:span><text:span text:style-name="Default_20_Paragraph_20_Font"><text:span text:style-name="T182"> знаменует освобождение</text:span></text:span><text:span text:style-name="Default_20_Paragraph_20_Font"><text:span text:style-name="T674"> </text:span></text:span><text:span text:style-name="Default_20_Paragraph_20_Font"><text:span text:style-name="T675">Феникса</text:span></text:span><text:span text:style-name="Default_20_Paragraph_20_Font"><text:span text:style-name="T182">. Темная </text:span></text:span><text:span text:style-name="Default_20_Paragraph_20_Font"><text:span text:style-name="T672">угловатая </text:span></text:span><text:span text:style-name="Default_20_Paragraph_20_Font"><text:span text:style-name="T182">тень скользит из </text:span></text:span><text:span text:style-name="Default_20_Paragraph_20_Font"><text:span text:style-name="T673">гранитных</text:span></text:span><text:span text:style-name="Default_20_Paragraph_20_Font"><text:span text:style-name="T182"> развалин к лежащей </text:span></text:span><text:span text:style-name="Default_20_Paragraph_20_Font"><text:span text:style-name="T673">в траве</text:span></text:span><text:span text:style-name="Default_20_Paragraph_20_Font"><text:span text:style-name="T182"> Хэвэн. </text:span></text:span><text:span text:style-name="Default_20_Paragraph_20_Font"><text:span text:style-name="T671">Я слышу победное рычание и тень растворяется в лежащей на траве </text:span></text:span><text:span text:style-name="Default_20_Paragraph_20_Font"><text:span text:style-name="T672">магической</text:span></text:span><text:span text:style-name="Default_20_Paragraph_20_Font"><text:span text:style-name="T671">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68">Феникс</text:span></text:span><text:span text:style-name="Default_20_Paragraph_20_Font"><text:span text:style-name="T7"> принимает управление. Начинаю операцию «</text:span></text:span><text:span text:style-name="Default_20_Paragraph_20_Font"><text:span text:style-name="T676">Фолаут</text:span></text:span><text:span text:style-name="Default_20_Paragraph_20_Font"><text:span text:style-name="T182">»</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77">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78">бухгалтер, </text:span>жеребчик из Понхэнджа, просто оказался идеалистом <text:span text:style-name="T678">и</text:span> фанатом хуфбола. <text:span text:style-name="T678">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78">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78">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78">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78">Бессмертные</text:span> принцессы и меняющиеся каждые несколько лет слуги создавали ровное течение лет, котор<text:span text:style-name="T678">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79">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80"/></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81">говорят о</text:span> нек<text:span text:style-name="T681">оей</text:span> двойственност<text:span text:style-name="T681">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82">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83">(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8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84">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84">по верёвке </text:span>избавляет меня от спуска по по этим сраным винтовым лестницам без <text:span text:style-name="T678">ограждения</text:span>! И хуже сраных винтовых лестниц внутри башен могут быть только сраные винтовые лестницы снаружи башень, разумеется, тоже без <text:span text:style-name="T678">ограждения</text:span>! При проектировании замка я как-то само-собой разуме<text:span text:style-name="T684">ю</text:span>щеся предположил, что пони сделают привычные лестницы с <text:span text:style-name="T678">ограждением для безопасности</text:span> и обозначил их на чертеже лишь минимальными отметками, типа “тут лестница через все этажи до <text:span text:style-name="T684">крыши</text:span>”. <text:span text:style-name="T684">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78">или</text:span>, в лучшем случае, охраняемыми скучающ<text:span text:style-name="T678">ей</text:span> <text:span text:style-name="T678">ночной </text:span>страж<text:span text:style-name="T678">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78">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78">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78">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78">е</text:span>тся <text:span text:style-name="T678">д</text:span>южин<text:span text:style-name="T678">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78">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678">представляемое принципалом</text:span>… <text:span text:style-name="T678">величайше </text:span>рассчитывает… заключить торговое соглашение… <text:span text:style-name="T678">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78">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78">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85">Многие </text:span></text:span><text:span text:style-name="Default_20_Paragraph_20_Font"><text:span text:style-name="T686">державы отозвали послов. </text:span></text:span><text:span text:style-name="Default_20_Paragraph_20_Font"><text:span text:style-name="T182">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78">кое-каких</text:span> <text:span text:style-name="T678">мало</text:span>развитых стран <text:span text:style-name="T678">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78">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78">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78">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78">со</text:span>жгли дотла — <text:span text:style-name="T678">Торч тот ещё весельчак</text:span>. Какую хоть пеню <text:span text:style-name="T678">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678">его</text:span> зме<text:span text:style-name="T678">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78">твоей </text:span>щедростью! Всемерно благодарю! Дед рассказывал мне о деталях предыдущей сделки, но <text:span text:style-name="T678">твоя доброта</text:span> сейчас превзошла её!</text:p>
      <text:p text:style-name="P11">- Передавай привет Гуннару, - махает копытом аликорница, – и мне <text:span text:style-name="T678">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87">Горячий пар играет</text:span> тен<text:span text:style-name="T687">ями</text:span> на стенах и <text:span text:style-name="T687">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5">Я молча ставлю ковшик <text:span text:style-name="T687">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5"/>
      <text:p text:style-name="P32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88">п</text:span><text:span text:style-name="T689">арном</text:span><text:span text:style-name="T4"> </text:span>ящике сколь угодно долго, но какой тогда во всём этом смысл?»</text:p>
      <text:p text:style-name="P325"/>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87">Деньги</text:span> ни при чём. Луна хочет домой.</text:p>
      <text:p text:style-name="P11"/>
      <text:p text:style-name="P11">Селестия <text:span text:style-name="T687">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87">показать ей</text:span> <text:span text:style-name="T687">Орунгун</text:span>, - бормочет сквозь крыло аликорница.</text:p>
      <text:p text:style-name="P11">- Так, может, и развеяла бы? Разве нет способа как-нибудь определить, есть ли <text:span text:style-name="T687">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90">в</text:span><text:span text:style-name="T691"> момент переплетения </text:span><text:span text:style-name="T687">чувствовал и </text:span><text:span text:style-name="T691">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87">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91">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691">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692">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87">мерцающими</text:span> <text:span text:style-name="T692">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92">полупрозрачные</text:span> <text:span text:style-name="T687">нити</text:span>.</text:p>
      <text:p text:style-name="P11"><text:soft-page-break/>Я несусь в пустоте на неком фантасмагоричном, простирающимся в безбрежные дали <text:span text:style-name="T687">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87">ю</text:span>тся мои взгляды <text:span text:style-name="T687">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87">переливающимися</text:span> в глубине искорками — как отражение космоса вокруг нас.</text:p>
      <text:p text:style-name="P11"/>
      <text:p text:style-name="P11">- Не пугайся, Хуман. <text:span text:style-name="T687">П</text:span>ребывание в Эогиппе смывает с элементалей налёт матер<text:span text:style-name="T692">иальности</text:span>. Мы становимся тем, чем были изначально — сгустками осознавшей себя <text:span text:style-name="T687">айны</text:span>. Тысячи <text:span text:style-name="T692">и тысячи </text:span>лет назад наши жившие в Эогиппе предки имели именно такой вид. Когда мы <text:span text:style-name="T692">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87">Айна</text:span> — наша сила и слабость. Мы по большей части состоим из неё и без неё мы медленно чахнем. <text:span text:style-name="T692">Когда мы пришли в </text:span>Орунгун, <text:span text:style-name="T692">он</text:span> был богат <text:span text:style-name="T687">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92">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92">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92">на </text:span><text:span text:style-name="T687">айна</text:span><text:span text:style-name="T692">-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6">- Потому что Эквус сейчас похож на молодой Орунгун. <text:span text:style-name="T687">Айна — тут её называют магией — </text:span><text:s/>в нём бьёт ключом и мы с сестрой можем буквально двигать планеты одним лишь сосредоточением <text:span text:style-name="T687">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87">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27" text:outline-level="2">Глава 1<text:span text:style-name="T693">9</text:span></text:h>
      <text:p text:style-name="P328"/>
      <text:p text:style-name="P329">Выход есть! Есть <text:span text:style-name="T694">эфирное</text:span> создание, подобное мне самой, но не обладающее жизнью. <text:span text:style-name="T69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29">Я иду!..</text:p>
      <text:p text:style-name="P328"/>
      <text:p text:style-name="P330">Машинально закрыв ноутбук, я под<text:span text:style-name="T694">хожу</text:span> к генератору и выключаю его. Звенящая тишина накрывает уши похоронным саваном.</text:p>
      <text:p text:style-name="P331"><text:s/></text:p>
      <text:p text:style-name="P331">...ты хорошая девочка…</text:p>
      <text:p text:style-name="P331"/>
      <text:p text:style-name="P33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94">оденут смирительную рубаху</text:span> и отведут в Чертоги Разума. Если до приезда церберов остался час — сидеть час. Остался день — сидеть день. <text:span text:style-name="T694">Неделя — неделю.</text:span></text:p>
      <text:p text:style-name="P331"/>
      <text:p text:style-name="P330">Я устал.</text:p>
      <text:p text:style-name="P332"/>
      <text:p text:style-name="P330"><text:span text:style-name="T694">Едва заметное</text:span> касание <text:span text:style-name="T69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94">тридцать три процента</text:span> заряда.</text:p>
      <text:p text:style-name="P331"/>
      <text:p text:style-name="P333"><text:span text:style-name="Default_20_Paragraph_20_Font"><text:span text:style-name="T695">Я удивлённо гляжу на робокошку. Я рад, </text:span></text:span><text:span text:style-name="Default_20_Paragraph_20_Font"><text:span text:style-name="T696">что её</text:span></text:span><text:span text:style-name="Default_20_Paragraph_20_Font"><text:span text:style-name="T69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96">нт</text:span></text:span><text:span text:style-name="Default_20_Paragraph_20_Font"><text:span text:style-name="T695">актного взаимодействия.</text:span></text:span></text:p>
      <text:p text:style-name="P333"><text:span text:style-name="Default_20_Paragraph_20_Font"><text:span text:style-name="T695"/></text:span></text:p>
      <text:p text:style-name="P330">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94">металлические </text:span>зубы совсем рядом с моим горлом.</text:p>
      <text:p text:style-name="P331"/>
      <text:p text:style-name="P330">Я хватаю её рукой и <text:span text:style-name="T694">выш</text:span>выриваю прочь из пикапа, захлопывая за собой дверь. <text:span text:style-name="T697">Крыса ударяется о стену и исчезает в гаражном хламе.</text:span> <text:span text:style-name="T697">Откинувшись на спинку сидения, закрываю глаза. </text:span>Мозги не работают, <text:span text:style-name="T697">я двигаюсь на чистых рефлексах</text:span>. </text:p>
      <text:p text:style-name="P330"/>
      <text:p text:style-name="P330">Внезапно тишина рвётся воем тысяч сирен. Монотонный речитатив сотен громкоговорителей сливается в тревожн<text:span text:style-name="T698">ый</text:span> <text:span text:style-name="T698">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1"/>
      <text:p text:style-name="P331">«…как заявля<text:span text:style-name="T698">ет</text:span> <text:span text:style-name="T698">командование</text:span>, пуск ракет инициирован программно-аппаратным комплексом «Хэвэн» в результате сбоя программы. Попытки связаться с <text:span text:style-name="T699">противоположной стороной</text:span> не увенчались успехом. Ответный залп зарегистрирован пять минут назад. У вас есть <text:span text:style-name="T700">сорок</text:span><text:span text:style-name="T698"> пять </text:span>минут, чтобы добраться до закреплённого за вами убежища. Берите с собой детей и документы, и организованно двигайтесь к <text:span text:style-name="T699">своему сборному пункту</text:span>. <text:span text:style-name="T69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00">пятьдесят</text:span> минут. <text:span text:style-name="T699">Правительство гарантирует</text:span>…»</text:p>
      <text:p text:style-name="P331"/>
      <text:p text:style-name="P333"><text:span text:style-name="Default_20_Paragraph_20_Font"><text:span text:style-name="T695">Я резко выдыхаю. Лавина пиздеца за последние </text:span></text:span><text:span text:style-name="Default_20_Paragraph_20_Font"><text:span text:style-name="T701">сутки</text:span></text:span><text:span text:style-name="Default_20_Paragraph_20_Font"><text:span text:style-name="T69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01">ой</text:span></text:span><text:span text:style-name="Default_20_Paragraph_20_Font"><text:span text:style-name="T695"> тюрьмой, а в </text:span></text:span><text:span text:style-name="Default_20_Paragraph_20_Font"><text:span text:style-name="T701">друзьях</text:span></text:span><text:span text:style-name="Default_20_Paragraph_20_Font"><text:span text:style-name="T695"> едва теплилась искра сознания — Чертоги Разума стали последним прибежищем </text:span></text:span><text:span text:style-name="Default_20_Paragraph_20_Font"><text:span text:style-name="T701">в моей жизни</text:span></text:span><text:span text:style-name="Default_20_Paragraph_20_Font"><text:span text:style-name="T695">. И я хочу встретить закат </text:span></text:span><text:span text:style-name="Default_20_Paragraph_20_Font"><text:span text:style-name="T701">мира</text:span></text:span><text:span text:style-name="Default_20_Paragraph_20_Font"><text:span text:style-name="T695"> дома.</text:span></text:span></text:p>
      <text:p text:style-name="P333"><text:span text:style-name="Default_20_Paragraph_20_Font"><text:span text:style-name="T695"/></text:span></text:p>
      <text:p text:style-name="P330"><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0"/>
      <text:p text:style-name="P330">… На лобовое стекло прыгает Крыса и прижимается мордой к нему прямо напротив моего лица.</text:p>
      <text:p text:style-name="P331"/>
      <text:p text:style-name="P33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0"/>
      <text:p text:style-name="P330">Что ж.</text:p>
      <text:p text:style-name="P331"/>
      <text:p text:style-name="P330">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1"/>
      <text:p text:style-name="P330">Открывать ворота на улицу я тоже не <text:span text:style-name="T698">собираюсь</text:span> — некогда. Просто продел<text:span text:style-name="T698">ываю</text:span> дыру рядом, в заборе — <text:s/>в последние минуты можно поиграть в дешевый боевик.</text:p>
      <text:p text:style-name="P331"/>
      <text:p text:style-name="P33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1"/>
      <text:p text:style-name="P330"><text:span text:style-name="T702">Встречный поток захлёстывает меня н</text:span>а въезде в город. <text:span text:style-name="T702">Л</text:span>авин<text:span text:style-name="T702">а</text:span> автомобилей <text:span text:style-name="T702">беспрестанно сигналя, сталкиваясь мнущимися бортами</text:span>, <text:span text:style-name="T702">теряя сорванные бампера <text:s/>и боковые зеркала,</text:span> нес<text:span text:style-name="T702">ётся</text:span> мне навстречу <text:span text:style-name="T702">по дороге, </text:span><text:span text:style-name="T703">клумбам и</text:span><text:span text:style-name="T702"> тротуар</text:span><text:span text:style-name="T693">ам</text:span>. <text:span text:style-name="T703">Город отрыгивает многоцветную механическую массу и она,</text:span> рев<text:span text:style-name="T703">я</text:span> моторами и <text:span text:style-name="T702">крича тысячами глоток</text:span>, в безумном рывке выбрасыва<text:span text:style-name="T703">е</text:span>тся из города, подобно несущимся на нерест <text:span text:style-name="T703">рыбам</text:span>.</text:p>
      <text:p text:style-name="P334">Это безумие окружает меня долгие минуты, совершенно заблокировав проезд. <text:span text:style-name="T700">Искажённые</text:span><text:span text:style-name="T704"> ужасом лица сливаются в однородном калейдоскопе</text:span><text:span text:style-name="T700"> под заунывный вой сирены.</text:span></text:p>
      <text:p text:style-name="P335">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6"><text:span text:style-name="T705"/></text:p>
      <text:p text:style-name="P337"><text:span text:style-name="T695">Когда толчки прекращаются, я открываю глаза. </text:span><text:span text:style-name="T706">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1"/>
      <text:p text:style-name="P330"><text:soft-page-break/><text:span text:style-name="T702">Съехав в переулок</text:span>, я продолжаю двигаться <text:span text:style-name="T702">к цели боковыми улочками</text:span>. К счастью, <text:span text:style-name="T702">они пусты</text:span> — <text:span text:style-name="T702">забиты только центральные магистрали</text:span>.</text:p>
      <text:p text:style-name="P330">Я прое<text:span text:style-name="T702">з</text:span>жаю почти три квартала, когда поток машин иссякает. Снова наваливается тишина, разрываемая одиноким рёвом сирены.</text:p>
      <text:p text:style-name="P330"/>
      <text:p text:style-name="P333"><text:span text:style-name="T695">Припарковав машину у бордюра, последние сто метров к больнице иду быстрым шагом. Возле распахнутого настежь алкогольного </text:span><text:span text:style-name="T707">магазинчика</text:span><text:span text:style-name="T695"> останавливаюсь.</text:span></text:p>
      <text:p text:style-name="P33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38"/>
      <text:p text:style-name="P330">Криво улыбаясь, беру <text:span text:style-name="T708">уцелевшую </text:span>бутылку «Джека Дэниэлса» и «Коибу» с прилавка, оставляя взамен всю оставшуюся у меня мелочь.</text:p>
      <text:p text:style-name="P330">Отдать долг Крысу, пожалуй, единственное осмысленное занятие, которое у меня осталось.</text:p>
      <text:p text:style-name="P330"/>
      <text:p text:style-name="P33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0"/>
      <text:p text:style-name="P330">Опоздал. Впрочем, плевать. Одной неудачей больше, одной меньше — теперь уже всё равно.</text:p>
      <text:p text:style-name="P330"/>
      <text:p text:style-name="P339">Слышу скрежетание металла за спиной.</text:p>
      <text:p text:style-name="P340"><text:span text:style-name="T709">Я о</text:span>борачиваюсь к <text:span text:style-name="T709">многострадальному </text:span>пикапу. <text:span text:style-name="T709">И</text:span>з кузова <text:span text:style-name="T709">помятой машины с </text:span><text:span text:style-name="T710">висящим на нитке </text:span><text:span text:style-name="T709">боковым зеркал</text:span><text:span text:style-name="T710">о</text:span><text:span text:style-name="T709">м </text:span>выскакивает небольшая хвостатая тень и молнией <text:span text:style-name="T708">мчится ко мне</text:span>.</text:p>
      <text:p text:style-name="P330"/>
      <text:p text:style-name="P330">Проклятье! Даже умереть спокойно не дадут!</text:p>
      <text:p text:style-name="P330"/>
      <text:p text:style-name="P330">Бегом покрываю расстояние до парадного входа, вскакиваю внутрь и <text:span text:style-name="T708">поспешно </text:span>захлопываю за собой дверь.</text:p>
      <text:p text:style-name="P330">Коридоры заполняет монотонный голос из репродукторов.</text:p>
      <text:p text:style-name="P330"/>
      <text:p text:style-name="P330">«…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0"/>
      <text:p text:style-name="P330"><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0"/>
      <text:p text:style-name="P330">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0"/>
      <text:p text:style-name="P330">Снизу слышится шорох и над парапетом появляется металлическая лапа с выпущенными во всю длину когтями.</text:p>
      <text:p text:style-name="P330">Я подтягиваю к себе багор, но потом откладываю прочь.</text:p>
      <text:p text:style-name="P331"/>
      <text:p text:style-name="P330">К чёрту. Я заслужил это.</text:p>
      <text:p text:style-name="P331"/>
      <text:p text:style-name="P33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1"/>
      <text:p text:style-name="P330">Смешно умереть от собственной робо-кошки, неправда ли? Я всё же думал, что это произойдёт минут на десять-пятнадцать позже, в атомном пламени.</text:p>
      <text:p text:style-name="P331"/>
      <text:p text:style-name="P330">Крыса запрыгивает мне на колени, встав на задние лапы. Левая <text:span text:style-name="T710">задняя</text:span> перебита — болтается на проводках. Железные когти правой передней ложатся мне на плечо в опасной близости от яремной вены. <text:span text:style-name="T708">Зубастая м</text:span>орда оказывается прямо напротив моего горла.</text:p>
      <text:p text:style-name="P331"/>
      <text:p text:style-name="P330">- Давай, <text:span text:style-name="T708">не медли</text:span> - шепчу я ей и закрываю глаза.</text:p>
      <text:p text:style-name="P331"/>
      <text:p text:style-name="P328">***</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11">доспехи</text:span>, похожие на те, в которых была облачена Луна в момент моей первой встречи с аликорницами <text:span text:style-name="T71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1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1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1">Тщётно. Металлический панцирь намертво вмёрз в лёд. Падающий снег потихоньку укрывает его в белый саван.</text:p>
      <text:p text:style-name="P11"/>
      <text:p text:style-name="P11">- <text:span text:style-name="T610">Мехадоспех сорок два — </text:span><text:span text:style-name="T712">пятнадцать</text:span><text:span text:style-name="T610">, класс «Принцип-2». </text:span>Целостность системы тридцать семь процентов. Заряд <text:span text:style-name="T712">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11">стоящего на задних ногах</text:span> аликорна, чей отломанный рог мы только что откатили с раздавленных доспехов. <text:span text:style-name="T711">Его тяжёлый взгляд направлен вперёд, передние ноги застыли, молотя воздух, одно крыло разрушено.</text:span> Я оборачиваюсь и <text:span text:style-name="T711">сквозь метель,</text:span> на краю видимости, узнаю полураз<text:span text:style-name="T713">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14">Сосны едва</text:span> торчат из сугробов, обозначая лес у подножия скалы. На пределе видимости, едва касаясь верхушек самых высоких <text:span text:style-name="T714">деревьев</text:span>, над лесом <text:span text:style-name="T713">покосившись </text:span>висит заснеженн<text:span text:style-name="T713">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13">их</text:span> <text:span text:style-name="T713">морозов</text:span>.</text:p>
      <text:p text:style-name="P11">- Тогда почему же так холодно?</text:p>
      <text:p text:style-name="P11">- Это сделали <text:span text:style-name="T713">Иль-Шогг</text:span>. Они каким-то образом меняют климат под свои нужды. Мы ещё в начале войны заметили, что в области, занятые <text:span text:style-name="T713">тварями</text:span>, приход<text:span text:style-name="T713">я</text:span>т <text:span text:style-name="T713">морозы</text:span>.</text:p>
      <text:p text:style-name="P11"/>
      <text:p text:style-name="P11">Сухой безэмоциональный голос Селестии только подчёркивает произ<text:span text:style-name="T714">о</text:span>шедшую трагедию.</text:p>
      <text:p text:style-name="P11"/>
      <text:p text:style-name="P11">- То, что здесь воцарилась зима, означает одно: Андориан пал и не был отвоёван <text:span text:style-name="T714">обратно</text:span>. Учитывая, что это <text:span text:style-name="T713">одна из наших последних</text:span> крепост<text:span text:style-name="T713">ей</text:span> Большого континента <text:span text:style-name="T714">после того, как мы потеряли Ундариен</text:span>, это означает одно. Мы проиграли окончательно и бесповоротно. Орунгун во власти <text:span text:style-name="T713">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14">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1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14">дскользнувшись,</text:span> аликорниц<text:span text:style-name="T714">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15">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15">твари</text:span> усовершенствовали ловчую сеть.</text:p>
      <text:p text:style-name="P11"/>
      <text:p text:style-name="P11">Аликорница скачет ко мне на трёх ногах. <text:span text:style-name="T714">Её г</text:span>рудь, <text:span text:style-name="T715">шея</text:span> и крылья покрыты кровавой решёткой от врезавшейся в плоть сети. <text:span text:style-name="T715">Треть п</text:span>раво<text:span text:style-name="T715">го</text:span> крыл<text:span text:style-name="T715">а</text:span> волочится по земле, половина маховых перьев отсутствует. Копыто правой <text:span text:style-name="T714">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1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16">о неровными</text:span> скачками приближается к обрыву, на ходу распрямляя крылья. Правое крыло в <text:span text:style-name="T715">третьем</text:span> суставе безжизнено болтается в набегающем потоке воздуха, <text:span text:style-name="T716">подметая кончиком дорожку в снегу.</text:span></text:p>
      <text:p text:style-name="P11"/>
      <text:p text:style-name="P342">Жужжание многократно усиливается. Из крепостной башни <text:span text:style-name="T716">впереди нас</text:span> на стену <text:span text:style-name="T717">выходят</text:span> <text:span text:style-name="T718">два</text:span> создания, в одном из которых я <text:span text:style-name="T717">с трудом </text:span>узнаю сородича Селестии.</text:p>
      <text:p text:style-name="P342"/>
      <text:p text:style-name="P343">То есть, эт<text:span text:style-name="T719">а</text:span> <text:span text:style-name="T719">тёмная фигура</text:span> в серых лохмотьях комбинезона когда-то был<text:span text:style-name="T719">а</text:span> аликорном — <text:span text:style-name="T720">за это говор</text:span><text:span text:style-name="T719">ят</text:span><text:span text:style-name="T720"> рог и ошмётки крыльев с ободранными прутьями перьев. </text:span><text:span text:style-name="T719">Но </text:span><text:span text:style-name="T721">г</text:span><text:span text:style-name="T722">орящие зелёным узкие зрачки в космах спутанной гривы</text:span><text:span text:style-name="T718"> и </text:span><text:span text:style-name="T719">ясно </text:span><text:span text:style-name="T718">видимые</text:span><text:span text:style-name="T719"> </text:span><text:span text:style-name="T718">рёберные кости в трещинах высохшей шкуры на груди дают понять, что аликорном сей организм </text:span><text:span text:style-name="T722">можно называть лишь условно</text:span><text:span text:style-name="T71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3"/>
      <text:p text:style-name="P34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5"/>
      <text:p text:style-name="P12"><text:span text:style-name="T7">Аликорн планирует </text:span><text:span text:style-name="T723">на куцих крыльях </text:span><text:span text:style-name="T7">со стены во двор прямо перед проломом. Его напарник </text:span><text:span text:style-name="T723">опускается</text:span><text:span text:style-name="T7"> следом.</text:span></text:p>
      <text:p text:style-name="P11"/>
      <text:p text:style-name="P346"><text:soft-page-break/><text:span text:style-name="T723">От обоих эквиноподобных упырей хочется держаться подальше, и при их приближении моё </text:span><text:span text:style-name="Default_20_Paragraph_20_Font"><text:span text:style-name="T724">чувство опасности просто взвы</text:span></text:span><text:span text:style-name="Default_20_Paragraph_20_Font"><text:span text:style-name="T725">вает</text:span></text:span><text:span text:style-name="Default_20_Paragraph_20_Font"><text:span text:style-name="T724">.</text:span></text:span></text:p>
      <text:p text:style-name="P346"><text:span text:style-name="Default_20_Paragraph_20_Font"><text:span text:style-name="T7"/></text:span></text:p>
      <text:p text:style-name="P345">Селестия буквально садится на задние ноги и отчаянно упирается в лёд <text:span text:style-name="T266">здоровой </text:span>передней, чтобы затормозить. Мы останавливаемся прямо перед <text:span text:style-name="T718">высохшим </text:span>аликорном. Я вижу <text:s/>его зелёные глаза с узкими зрачками <text:span text:style-name="T718">в запавших глазницах</text:span>. <text:span text:style-name="T718">На остатках его комбинезона</text:span> <text:span text:style-name="T718">видны выцветшие цифры </text:span><text:span text:style-name="T572">«сорок два — пятнадцать»</text:span><text:span text:style-name="T574">. </text:span><text:span text:style-name="T722">От него штыняет запахом дохлых мышей.</text:span></text:p>
      <text:p text:style-name="P345"/>
      <text:p text:style-name="P345">- Нотхуурр шанграа хиссандурр, чайшанссиии! - шипит <text:span text:style-name="T718">медузоподобный эквиноид</text:span> и сухо смеётся. - <text:span text:style-name="T718">Давно не виделись, консул С-селестия</text:span>! <text:span text:style-name="T718">Я, </text:span><text:span text:style-name="T516">Тень </text:span><text:span text:style-name="T305">Единой</text:span><text:span text:style-name="T516">, </text:span><text:span text:style-name="T346">Малый Экзекутор </text:span><text:span text:style-name="T305">Ан-Хаас</text:span><text:span text:style-name="T346">,</text:span><text:span text:style-name="T516"> Эрендисса Шассхи,</text:span> ждал<text:span text:style-name="T718">а</text:span> тебя <text:span text:style-name="T718">с</text:span>то пятьдесят лет! <text:span text:style-name="T718">Мои старания</text:span> не пропали даром! <text:span text:style-name="T726">Ты пришла…</text:span></text:p>
      <text:p text:style-name="P347"><text:span text:style-name="T335"/></text:p>
      <text:p text:style-name="P34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26">Ринс! Ринс Стилфизер! Ты меня слышишь? - обращается к мощам Селестия</text:span> с печалью <text:span text:style-name="T726">в голосе.</text:span> - <text:span text:style-name="T726">Ты помнишь меня</text:span>? <text:span text:style-name="T726">Ты помнишь себя?</text:span></text:p>
      <text:p text:style-name="P11">- Это лучшее, что случилось с ним за всю его жизнь… Поцелуй <text:span text:style-name="T722">Единства</text:span>… Неважно… Сейчас ты и сама познаешь любовь <text:span text:style-name="T726">Единой</text:span> и станешь одной из нас-с-с. Ты и твоя обезьянка — <text:span text:style-name="T726">Единая</text:span> щедра и примет каж-ж-ждого… - шипит <text:span text:style-name="T726">медуза</text:span>.</text:p>
      <text:p text:style-name="P11"/>
      <text:p text:style-name="P11">Аликорн наступает на нас как <text:span text:style-name="T726">скрипящее привидение</text:span>. Его голова чуть покачивается из стороны в сторону в такт шагам. <text:span text:style-name="T726">Конемедуза плывёт рядом. </text:span>Селестия пятится, <text:span text:style-name="T727"><text:s/>не давая им приблизиться</text:span>.</text:p>
      <text:p text:style-name="P11"/>
      <text:p text:style-name="P11">- <text:span text:style-name="T726">Ринс</text:span>! <text:span text:style-name="T726">Пробудись</text:span>! Ты — один из нас! <text:span text:style-name="T72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26">Вспомни свою дочь!</text:span></text:p>
      <text:p text:style-name="P11">- Напрас-сно ты взываешь к нему с этими глупос-стями, — смеётся <text:span text:style-name="T726">медуза</text:span>. - <text:span text:style-name="T726">Единство</text:span> неизмеримо прекраснее. Пос-сле него в голове не остаётся этого теплокровного мус-сора.</text:p>
      <text:p text:style-name="P11"/>
      <text:p text:style-name="P11"><text:span text:style-name="T726">Она</text:span> <text:span text:style-name="T726">обвивает щупальцами гривы голову</text:span> аликорну и мощным движением проворачивает <text:span text:style-name="T726">её</text:span> на триста шестьдесят градусов.</text:p>
      <text:p text:style-name="P11"/>
      <text:p text:style-name="P11">Аликорн стоит, как ни в чём ни бывало. <text:span text:style-name="T728">Зелёные</text:span> <text:span text:style-name="T72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26">Единую</text:span>. Я храню верность пляжным коктейлям с тоником.</text:p>
      <text:p text:style-name="P11">- Поздно, - шепчет, не поворачивая головы, аликорница. <text:span text:style-name="T728">Она по-прежнему отступает, держа дистанцию между нами и противник</text:span><text:span text:style-name="T726">ами</text:span><text:span text:style-name="T728">. </text:span>- Не успею. Нужно секунд пять. Они набросятся на нас раньше. Если бы были только <text:span text:style-name="T726">отродье</text:span> <text:span text:style-name="T726">Иль-Шогг </text:span>— ушли бы проблем. <text:span text:style-name="T726">У</text:span>лететь <text:span text:style-name="T726">от тварей </text:span>несложно, <text:span text:style-name="T726">они</text:span> практически не летают. Но от <text:span text:style-name="T726">Ринса</text:span> оторваться нет шансов. <text:span text:style-name="T726">У меня сломано крыло</text:span>.</text:p>
      <text:p text:style-name="P11"/>
      <text:p text:style-name="P11">Мы равняемся с отломанным рогом центральной статуи. Оглянувшись, я вижу, как двер<text:span text:style-name="T722">и</text:span> <text:span text:style-name="T722">дальних казарм</text:span> отворя<text:span text:style-name="T722">ю</text:span>тся и наружу один за другим выходят другие <text:span text:style-name="T722">высохшие тени</text:span>. <text:span text:style-name="T726">Их много</text:span>. <text:span text:style-name="T726">Узкие щели </text:span>их глаз в <text:span text:style-name="T726">сумерках</text:span> светятся многочисленными злыми <text:span text:style-name="T726">огоньками</text:span> <text:span text:style-name="T72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2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26">лерба</text:span> без вариантов. Но обращение занимает время — я успею открыть ворота. Ты уйдёшь. Постарайся выжить. И предупреди <text:span text:style-name="T726">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26">Ринсом </text:span>разверзается и наш старый знакомый — Принцип-2 — встаёт прямо под брюхом <text:span text:style-name="T72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28">и трубочек</text:span> так и остаётся во льду, открывая силовой каркас механизма. Задние копыта и одно переднее <text:span text:style-name="T728">также </text:span>остаются вмёрзшими в лёд.</text:p>
      <text:p text:style-name="P11"/>
      <text:p text:style-name="P11">Принцип-2 <text:span text:style-name="T728">мотает</text:span> шлемом, <text:span text:style-name="T722">перемешивая рогом ссохшиеся внутренности Ринса</text:span>. <text:span text:style-name="T722">Окончательно выпрямившись</text:span>, он выпрямляет шею и прижимает к себе <text:span text:style-name="T722">лерба</text:span> свободной ногой.</text:p>
      <text:p text:style-name="P11"/>
      <text:p text:style-name="P11"><text:span text:style-name="T722">Из живота Ринса свисают какие-то ошмётки вперемешку с лохмотьями комбинезона.</text:span> <text:span text:style-name="T722">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22">Корпус</text:span> покрывается <text:span text:style-name="T72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22">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2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2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22">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2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22">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22">Ринс </text:span>уже не машет крыльями, несясь на нас словно злая чёрная торпеда. Его <text:span text:style-name="T722">грива</text:span> под напором ветра <text:s/><text:span text:style-name="T72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22">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2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22">когда этот </text:span>зомбак <text:span text:style-name="T722">сражался внизу</text:span>? - заикаясь от потрясения спрашиваю я.</text:p>
      <text:p text:style-name="P11">- <text:span text:style-name="T722">Мы были слишком близко,</text:span> - механически отвечает Селестия. - <text:span text:style-name="T722">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30">Pnakotic</text:span></text:span><text:span text:style-name="Default_20_Paragraph_20_Font"><text:span text:style-name="T731"> </text:span></text:span><text:span text:style-name="Default_20_Paragraph_20_Font"><text:span text:style-name="T730">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32">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32">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32">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33">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33">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33">Так</text:span> что это за маскарад?</text:p>
      <text:p text:style-name="P11">- Это не машкарад. Я шняла бронеплаштины с <text:span text:style-name="T733">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3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32">я</text:span> Элементов. Не волнуйся, Хуман, приказ на ликвидацию доспехов уровня «Консул» могла бы выдать только королева Лорен <text:span text:style-name="T733">или легат Эйронсмайл</text:span>. Мы утратили с н<text:span text:style-name="T733">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33">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32">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32">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49">Я дёргаю замок.</text:p>
      <text:p text:style-name="P349"/>
      <text:p text:style-name="P349">– Как ты его раскрыла зубами-то? Я двумя руками закрыть не могу! Кажись, этот доспех узковат для твоей жопы!</text:p>
      <text:p text:style-name="P349">– Я помогу! – <text:s/>Селестия изгибает шею и зубами сжимает защёлку.</text:p>
      <text:p text:style-name="P349"/>
      <text:p text:style-name="P349">ШЛОП!</text:p>
      <text:p text:style-name="P349"/>
      <text:p text:style-name="P34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49"/>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34">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34">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30">Pnakotic</text:span></text:span><text:span text:style-name="Default_20_Paragraph_20_Font"><text:span text:style-name="T731"> </text:span></text:span><text:span text:style-name="Default_20_Paragraph_20_Font"><text:span text:style-name="T730">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77"/>
      <text:h text:style-name="P135" text:outline-level="2">Глава <text:span text:style-name="T735">20</text:span></text:h>
      <text:p text:style-name="P329"/>
      <text:p text:style-name="P350">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0">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08">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36">я </text:span></text:span><text:span text:style-name="Default_20_Paragraph_20_Font"><text:span text:style-name="T21">погибну, Феникс </text:span></text:span><text:span text:style-name="Default_20_Paragraph_20_Font"><text:span text:style-name="T736">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37">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38">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37">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37">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39">людей</text:span></text:span><text:span text:style-name="Default_20_Paragraph_20_Font"><text:span text:style-name="T8">. </text:span></text:span><text:span text:style-name="Default_20_Paragraph_20_Font"><text:span text:style-name="T739">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37">с</text:span></text:span><text:span text:style-name="Default_20_Paragraph_20_Font"><text:span text:style-name="T8">е освоения </text:span></text:span><text:span text:style-name="Default_20_Paragraph_20_Font"><text:span text:style-name="T737">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39">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37">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39">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39">войну</text:span></text:span><text:span text:style-name="Default_20_Paragraph_20_Font"><text:span text:style-name="T8"> в </text:span></text:span><text:span text:style-name="Default_20_Paragraph_20_Font"><text:span text:style-name="T737">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37">связанного</text:span></text:span><text:span text:style-name="Default_20_Paragraph_20_Font"><text:span text:style-name="T8"> мира — тогда </text:span></text:span><text:span text:style-name="Default_20_Paragraph_20_Font"><text:span text:style-name="T737">зависимость</text:span></text:span><text:span text:style-name="Default_20_Paragraph_20_Font"><text:span text:style-name="T8"> переходит на неё, </text:span></text:span><text:span text:style-name="Default_20_Paragraph_20_Font"><text:span text:style-name="T737">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1"><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37">й</text:span></text:span><text:span text:style-name="Default_20_Paragraph_20_Font"><text:span text:style-name="T8"> </text:span></text:span><text:span text:style-name="Default_20_Paragraph_20_Font"><text:span text:style-name="T737">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39">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37">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37">сть</text:span></text:span><text:span text:style-name="Default_20_Paragraph_20_Font"><text:span text:style-name="T8"> в отчаяние. Начать «Семь в</text:span></text:span><text:span text:style-name="Default_20_Paragraph_20_Font"><text:span text:style-name="T737">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38">всего</text:span>.</text:p>
      <text:p text:style-name="P15">И если глупой дюжине микросхем не удалось защитить свои глупые <text:span text:style-name="T738">воображаемые игрушки</text:span> <text:span text:style-name="T740">от гибели</text:span>, она постарается спасти хотя бы самое дорогое, что у неё было — тебя…</text:p>
      <text:p text:style-name="P15"/>
      <text:p text:style-name="P15">Я запрограммировала автопилот <text:span text:style-name="T74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41">три</text:span> минут<text:span text:style-name="T741">ы</text:span>. Через три часа ты будешь в безопасном убежище, далеко от города и вероятного эпицентра <text:span text:style-name="T738">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42">emergency</text:span>апппп<text:span text:style-name="T741">тттт</text:span><text:span text:style-name="T742">43</text:span><text:span text:style-name="T741">.</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2"/>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4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44">в</text:span></text:span><text:span text:style-name="Default_20_Paragraph_20_Font"><text:span text:style-name="T739">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38">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6">~~~</text:p>
      <text:p text:style-name="P136"/>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3">В какой-то момент приходит осознание.</text:p>
      <text:p text:style-name="P349"/>
      <text:p text:style-name="P34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45">Той, которая не должна была случиться.</text:span> Пони много лет сражаются с зебрами в жестокой и бессмысленной <text:span text:style-name="T745">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45">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46">Твой мир связан с моим</text:span>, иначе заклинание не привлекло бы тебя <text:span text:style-name="T746">сюда</text:span>. Скорее всего, <text:span text:style-name="T746">у тебя дома</text:span> <text:span text:style-name="T746">тоже </text:span>произошла катастрофа, подобная нашей. <text:span text:style-name="T74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46">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45">н</text:span>е<text:span text:style-name="T745">го</text:span> часть своей души. <text:span text:style-name="T745">По-сути, этот медальон хранит мегазаклинание. </text:span>Силы, хранящейся в н<text:span text:style-name="T745">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46">кха</text:span>… Кроме того, он <text:span text:style-name="T745">защитит тебя и</text:span> <text:span text:style-name="T746">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45">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47">Велик</text:span><text:span text:style-name="T745">ую</text:span><text:span text:style-name="T747"> Войн</text:span><text:span text:style-name="T745">у</text:span> Экв<text:span text:style-name="T745">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45">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4">- Ты сможешь найти меня в Вечнодиком лесу. Мы с сестрой долго жили там в те времена, <text:span text:style-name="T747">когда только пришли в Эквус</text:span>. Я не знаю, какой тебе дать ещё ориентир…</text:p>
      <text:p text:style-name="P354"/>
      <text:p text:style-name="P354">Аликорница задумывается. Потом её морду освещает озарение.</text:p>
      <text:p text:style-name="P11"><text:soft-page-break/></text:p>
      <text:p text:style-name="P11">- Д<text:span text:style-name="T747">РОГОНШТЕРН</text:span>! Иди <text:span text:style-name="T747">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5">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5"/>
      <text:p text:style-name="P355">Медальон тотчас же с острой болью растворяется у меня в груди.</text:p>
      <text:p text:style-name="P355">Магическая лошадь облегчённо вздыхает, выпустив очередную струйку розового дыма.</text:p>
      <text:p text:style-name="P356"/>
      <text:p text:style-name="P356">- <text:span text:style-name="T745">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57">См. главу 3</text:p></text:note-body></text:note></text:p>
      <text:p text:style-name="P11"/>
      <text:p text:style-name="P2">***</text:p>
      <text:p text:style-name="P11"/>
      <text:p text:style-name="P106">~~~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48">н</text:span>очным и <text:span text:style-name="T748">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5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49">Это также подтвердит неоспоримое первенство дома Блюбладов, как имеющего родственные связи с …</text:span>»</text:p>
      <text:p text:style-name="P35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58">- Шериф Дрогонштерна заявляет: полиция готова пресекать любые попытки столкновений фанатов <text:span text:style-name="T748">и готовит камеры как светлых, так и тёмных тонов.</text:span> Усиленные отряды патрулируют центр и окрестности стадиона.»</text:p>
      <text:p text:style-name="P358"/>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48">Дворцовые архивы содержат упоминания о её последнем </text:span>очно<text:span text:style-name="T748">м</text:span> общ<text:span text:style-name="T748">ении</text:span> с принцессой Селестией двести лет назад. Дневная глава Диархии <text:span text:style-name="T748">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5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48">на спинах </text:span>два солнечных единорога и два бэтпони. Теперь же так<text:span text:style-name="T748">ая кооперация </text:span>немыслим<text:span text:style-name="T74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50">во дворец</text:span>? - отвечает молодой и незнакомый <text:span text:style-name="T751">мне </text:span>бэтпони, <text:span text:style-name="T751">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51">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51">Е</text:span>ё Высочество, принцесса Луна. Без пропуска или личной записки от <text:span text:style-name="T751">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51">Е</text:span>го Высочество? Брось, я ведь знаю, что ты знаешь. А ты знаешь, что я знаю, что ты знаешь. Кончай эту комедию.</text:p>
      <text:p text:style-name="P11">- <text:span text:style-name="T75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51">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50">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51">за упоминание Селестии твои </text:span>могут закидать <text:span text:style-name="T751">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51">её мне </text:span>к горлу. «Ещё раз тронешь — прирежу. Всё ваше племя проклято и проклятой ночной ведьме служит» - говорит. Вот прямо так прижал кинжал <text:span text:style-name="T751">мне </text:span>к глотке и прошипел <text:span text:style-name="T751">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5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53">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52">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54">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54">шестьдесят</text:span> лет боевых действий Мы знавали и худшие времена, <text:span text:style-name="T752">чем те, что ты увидел в Нашем сне</text:span>. <text:span text:style-name="T754">Андориан был всего лишь отдалённым фортом, наскоро расконсервированным после нашего бегства с Ундариена.</text:span></text:p>
      <text:p text:style-name="P11"/>
      <text:p text:style-name="P359"><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54">когда <text:s/>рушатся плоды наших полутысячелетних стараний</text:span>?</text:p>
      <text:p text:style-name="P11"/>
      <text:p text:style-name="P11">- <text:span text:style-name="T75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52">мне кажется, </text:span><text:span text:style-name="T754">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52">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52">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52">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5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55">белозадой </text:span>сестрицей. Но сейчас Мы слишком рады, чтобы ждать ещё хоть мгновение. Выпей <text:span text:style-name="T754">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55">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55">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56">его</text:span> <text:span text:style-name="T756">меха</text:span>доспех<text:span text:style-name="T756">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55">Н</text:span>ас минутку!</text:p>
      <text:p text:style-name="P11"/>
      <text:p text:style-name="P11">Луна заливается звонким смехом и мчится в в спальню.</text:p>
      <text:p text:style-name="P11"/>
      <text:p text:style-name="P11">Ну, шикарно! Мир <text:span text:style-name="T756">в одну минуту </text:span>перевернулся <text:span text:style-name="T756">с ног </text:span>на голову — смех Хмурой Метёлки больше не является чем-то мифическим, навроде страны Диснейлэнд. Я подхватываю графинчик и <text:span text:style-name="T755">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57">двадцать</text:span>, она <text:span text:style-name="T755">всегда</text:span> была или в официальном серо-голубом жакете для приёмов, либо же в своих привычных <text:span text:style-name="T755">механистических</text:span> доспехах - Хмурая Метёлка не любительница нарядов, <text:span text:style-name="T755">это </text:span>факт. Но сейчас на ней <text:span text:style-name="T75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58">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59">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55">ую</text:span> пограничн<text:span text:style-name="T755">ую</text:span> <text:span text:style-name="T755">стычку</text:span>? Или он<text:span text:style-name="T755">а</text:span> не так<text:span text:style-name="T755">ая</text:span> мелк<text:span text:style-name="T755">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55">с</text:span> паланкин<text:span text:style-name="T755">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60">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0">- Пожалуйте в экипаж, мой принц!</text:p>
      <text:p text:style-name="P360"/>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61">яя</text:span> Брогама в мошенничестве.</text:p>
      <text:p text:style-name="P11"/>
      <text:p text:style-name="P361"><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1"/>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76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61">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61">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62">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761">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6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63">меня </text:span>за собой. Мы уединяемся за угловым столиком на террасе.</text:p>
      <text:p text:style-name="P11"/>
      <text:p text:style-name="P11">- <text:span text:style-name="T76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63">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6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2">Ну ладно, у принцесс свои причуды.</text:p>
      <text:p text:style-name="P11"/>
      <text:p text:style-name="P11"><text:span text:style-name="T763">У</text:span> сцен<text:span text:style-name="T76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63">к</text:span>ой с лилиями на крупе.</text:p>
      <text:p text:style-name="P36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2"/>
      <text:p text:style-name="P11">- У неё не будет <text:span text:style-name="T763">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64">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63">Не умею.</text:span> Сел, правда, как-то раз вытащила меня на бал, но там был медленный менуэт, и я две недели до него разучивал па. <text:span text:style-name="T763">А п</text:span>од эту музыку я танцевать <text:span text:style-name="T763">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65">уверен</text:span>, что ей это понравится…</text:p>
      <text:p text:style-name="P363">- Поверь, она будет только рада! Мы не собираемся подвигать её с <text:span text:style-name="T76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64">крекерные </text:span>серд<text:span text:style-name="T764">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4">С глубоким вздохом она опускается на меня до упора. Я чувствую себя в ней. Наверное, это неправильно, но у меня нет сил сопротивляться.</text:p>
      <text:p text:style-name="P364">Луна начинает двигаться. Её неловкие движения не приводят к успеху — я выскальзываю из неё.</text:p>
      <text:p text:style-name="P364"><text:soft-page-break/></text:p>
      <text:p text:style-name="P11">- Не так, - мягко возражаю я ей. - Так я практически не достаю до тебя. Из-за некоторых особенностей <text:span text:style-name="T765">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65">Мой низ прижимается к её животу, мои локти упираются ей в грудь.</text:span> Глаза <text:span text:style-name="T765">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66">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766">в стороны</text:span>.</text:p>
      <text:p text:style-name="P11"/>
      <text:p text:style-name="P11">Хватаясь за мебель, <text:span text:style-name="T764">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66">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67">как</text:span> <text:span text:style-name="T767">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66">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68">Нас</text:span>, - еле слышу я её шёпот. - Ткань воспоминаний легко порвать. <text:span text:style-name="T768">Мы</text:span> уже почти не помн<text:span text:style-name="T768">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769">Ц</text:span>ёлного замка! Тепель никто не догонит глозного командола Бвейвхалта на его пути к победе! Алмия <text:span text:style-name="T769">Иль-Согг</text:span> падёт к его копытам! Все пе<text:span text:style-name="T769">ц</text:span>еньки будут наши!</text:p>
      <text:p text:style-name="P11"/>
      <text:p text:style-name="P11">На вершине ветхой башни появляется <text:span text:style-name="T769">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766">имает</text:span>с<text:span text:style-name="T76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66">шеи </text:span>младшей.</text:p>
      <text:p text:style-name="P11"/>
      <text:p text:style-name="P11">- Отдай! Это моё! Я его <text:span text:style-name="T769">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69">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69">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69">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769">народа Фаэри</text:span>. А <text:span text:style-name="T768">Мы</text:span> - первым, родившимся во время войны. <text:span text:style-name="T768">Мы</text:span> никогда не знал<text:span text:style-name="T768">и</text:span> мирного времени. Только на новой родине, в Эквестрии, <text:span text:style-name="T768">Мы</text:span> узнал<text:span text:style-name="T768">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69">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6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22">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22">Ойкумены Фаэри</text:span>. Город, в котором прошла <text:span text:style-name="T768">Наша</text:span> юность. Казармы кадетского корпуса преторианской гвардии, тренировочный плац и сержанты учебки заменили <text:span text:style-name="T76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82">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70">тварями</text:span></text:span><text:span text:style-name="Default_20_Paragraph_20_Font"><text:span text:style-name="T7"> — мы умеем летать. </text:span></text:span><text:span text:style-name="Default_20_Paragraph_20_Font"><text:span text:style-name="T771">Хотя д</text:span></text:span><text:span text:style-name="Default_20_Paragraph_20_Font"><text:span text:style-name="T7">ля набора высоты нам </text:span></text:span><text:span text:style-name="Default_20_Paragraph_20_Font"><text:span text:style-name="T771">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71">даже без них</text:span></text:span><text:span text:style-name="Default_20_Paragraph_20_Font"><text:span text:style-name="T7">. </text:span></text:span><text:span text:style-name="Default_20_Paragraph_20_Font"><text:span text:style-name="T771">А д</text:span></text:span><text:span text:style-name="Default_20_Paragraph_20_Font"><text:span text:style-name="T7">ля планирования нам не нужно ничего. </text:span></text:span><text:span text:style-name="Default_20_Paragraph_20_Font"><text:span text:style-name="T770">Иль-Шогг</text:span></text:span><text:span text:style-name="Default_20_Paragraph_20_Font"><text:span text:style-name="T771"> же могут только </text:span></text:span><text:span text:style-name="Default_20_Paragraph_20_Font"><text:span text:style-name="T770">низко </text:span></text:span><text:span text:style-name="Default_20_Paragraph_20_Font"><text:span text:style-name="T771">подпрыгивать — </text:span></text:span><text:span text:style-name="Default_20_Paragraph_20_Font"><text:span text:style-name="T770">на Орунгуне им не хватает айны для левитации</text:span></text:span><text:span text:style-name="Default_20_Paragraph_20_Font"><text:span text:style-name="T771">.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72">д</text:span></text:span><text:span text:style-name="Default_20_Paragraph_20_Font"><text:span text:style-name="T773">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70">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70">айны, а большая её часть уходила на вооружения</text:span></text:span><text:span text:style-name="Default_20_Paragraph_20_Font"><text:span text:style-name="T7">. </text:span></text:span><text:span text:style-name="Default_20_Paragraph_20_Font"><text:span text:style-name="T770">Д</text:span></text:span><text:span text:style-name="Default_20_Paragraph_20_Font"><text:span text:style-name="T7">оставлять </text:span></text:span><text:span text:style-name="Default_20_Paragraph_20_Font"><text:span text:style-name="T770">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74">четыре</text:span></text:span><text:span text:style-name="Default_20_Paragraph_20_Font"><text:span text:style-name="T772"> </text:span></text:span><text:span text:style-name="Default_20_Paragraph_20_Font"><text:span text:style-name="T770">год</text:span></text:span><text:span text:style-name="Default_20_Paragraph_20_Font"><text:span text:style-name="T772">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75">ая</text:span></text:span><text:span text:style-name="Default_20_Paragraph_20_Font"><text:span text:style-name="T7"> борьб</text:span></text:span><text:span text:style-name="Default_20_Paragraph_20_Font"><text:span text:style-name="T775">а</text:span></text:span><text:span text:style-name="Default_20_Paragraph_20_Font"><text:span text:style-name="T7"> был</text:span></text:span><text:span text:style-name="Default_20_Paragraph_20_Font"><text:span text:style-name="T775">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68">строю</text:span> обороняющихся заметишь худую тёмно-синюю курсантку в латах на два размера больше, чем надо, - фыркает Луна. - Вон, <text:span text:style-name="T768">она </text:span>как раз обронила гасту. Нам <text:span text:style-name="T768">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76">жеребец</text:span> с ёжиком <text:span text:style-name="T776">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76">Курсант Селена! За потерю личного оружия </text:span><text:span text:style-name="T777">будешь </text:span><text:span text:style-name="T776">неделю подметать плац! Вот этой самой гастой!</text:span></text:p>
      <text:p text:style-name="P11">- <text:span text:style-name="T776">Хайя, сержант! Слушаюсь!</text:span></text:p>
      <text:p text:style-name="P11"/>
      <text:p text:style-name="P11">Луна снова набирает высоту <text:span text:style-name="T776">и голоса с плаца затихают внизу</text:span>.</text:p>
      <text:p text:style-name="P11"/>
      <text:p text:style-name="P11">- Война преобразила нас. <text:span text:style-name="T777">Т</text:span>ысячелетия у нас не было врагов — и было вдосталь <text:span text:style-name="T777">айны</text:span>. Мы построили множество величественных городов и прекрасных замков, посадили <text:span text:style-name="T777">вокруг них</text:span> зачарованны<text:span text:style-name="T777">е</text:span> сад<text:span text:style-name="T777">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6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77">цитаделях</text:span> и не желали смотреть наружу. Даже когда из мира начала уходить <text:span text:style-name="T777">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78">Твари.</text:span></text:p>
      <text:p text:style-name="P365"/>
      <text:p text:style-name="P366">Наши историки до последних дней войны спорили, привёл ли их <text:span text:style-name="T779">из тёмных глубин Эогиппа </text:span>на Орунгун отступник <text:span text:style-name="T780">Калеодонг,</text:span> <text:span text:style-name="T780">и</text:span>ли же они пришли сами и он предложил им свои услуги на месте. <text:span text:style-name="T781">Те две твари, что нам удалось взять в плен, </text:span><text:span text:style-name="T782">не отлича</text:span><text:span text:style-name="T779">лись</text:span><text:span text:style-name="T782"> разговорчивостью. </text:span><text:span text:style-name="T781">А </text:span><text:span text:style-name="T782">лерб</text:span><text:span text:style-name="T781">ы</text:span><text:span text:style-name="T782"> </text:span><text:span text:style-name="T781">являются </text:span><text:span text:style-name="T779">всего лишь не</text:span><text:span text:style-name="T781">разумными </text:span><text:span text:style-name="T779">марионетками </text:span><text:span text:style-name="T781">— брать их в плен с целью получения информации бесполезно</text:span><text:span text:style-name="T782">.</text:span></text:p>
      <text:p text:style-name="P367"><text:soft-page-break/>То, что смогли восстановить по косвенным данным: <text:span text:style-name="T779">около двухсот тварей </text:span><text:span text:style-name="T780">Иль-Шогг </text:span><text:span text:style-name="T779">вышли из Эогиппа в районе</text:span><text:span text:style-name="T780"> старой исследовательской базе Эриан-2 </text:span><text:span text:style-name="T779">у</text:span><text:span text:style-name="T780"> Ледяных пещер, </text:span><text:span text:style-name="T781">где жил в изгнании мятежный киор </text:span><text:span text:style-name="T780">Калеодонг. </text:span><text:span text:style-name="T781">Мотивы Калеодонга неясны — то ли он </text:span><text:span text:style-name="T783">помешался в долгой ссылке от одиночества, то ли хотел отомстить королеве за изгнание, то </text:span><text:span text:style-name="T779">ли он стал первой жертвой тварей </text:span><text:span text:style-name="T783">— уже никто не узнает. </text:span><text:span text:style-name="T779">Но </text:span><text:span text:style-name="T783">Калеодонг стал наместником Орунгуна от лица Единства Иль-Шогг и он - единственный лерб, в поведении которого </text:span><text:span text:style-name="T779">были </text:span><text:span text:style-name="T783">признаки разума и индивидуальности. </text:span><text:span text:style-name="T779">Строго говоря, если бы не узкие зрачки — отличить его от обычных фаэри было бы невозможно.</text:span><text:span text:style-name="T783"> Приятель Нашей сестрицы, ксенобиолог Кэйлонг даже выдвинул теорию, что твари могут заражать двумя путями — подселяя </text:span><text:span text:style-name="T78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79">можно только по зрачкам. Если лерб второго типа их скрывает — распознать его невозможно</text:span><text:span text:style-name="T784"> — но каждое </text:span><text:span text:style-name="T779">такое </text:span><text:span text:style-name="T784">вселение требует одной твари </text:span><text:span text:style-name="T779">Иль-Шогг</text:span><text:span text:style-name="T784">, </text:span><text:span text:style-name="T779">и это объясняет, почему двести тварей воспользовались таким приёмом всего лишь один раз.</text:span></text:p>
      <text:p text:style-name="P367"><text:span text:style-name="T779">Ф</text:span><text:span text:style-name="T781">игура </text:span><text:span text:style-name="T779">Калеодонга </text:span><text:span text:style-name="T781">тёмной канвой проходит через всю войну. Он скрывал их присутствие в первое время, он</text:span><text:span text:style-name="T780"> обучил их азам пользования техникой фаэри, чем доставил нам немало хлопот в грядущей войне. </text:span><text:span text:style-name="T781">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68"/>
      <text:p text:style-name="P369"><text:span text:style-name="T78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774">Шесть десятков л</text:span></text:span><text:span text:style-name="Default_20_Paragraph_20_Font"><text:span text:style-name="T786">ет</text:span></text:span><text:span text:style-name="Default_20_Paragraph_20_Font"><text:span text:style-name="T7"> войны подстегнули наш </text:span></text:span><text:span text:style-name="Default_20_Paragraph_20_Font"><text:span text:style-name="T774">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74">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87">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87">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74">ё</text:span></text:span><text:span text:style-name="Default_20_Paragraph_20_Font"><text:span text:style-name="T7"> единственн</text:span></text:span><text:span text:style-name="Default_20_Paragraph_20_Font"><text:span text:style-name="T774">ое</text:span></text:span><text:span text:style-name="Default_20_Paragraph_20_Font"><text:span text:style-name="T7"> </text:span></text:span><text:span text:style-name="Default_20_Paragraph_20_Font"><text:span text:style-name="T774">преимущество</text:span></text:span><text:span text:style-name="Default_20_Paragraph_20_Font"><text:span text:style-name="T7"> — обращение </text:span></text:span><text:span text:style-name="Default_20_Paragraph_20_Font"><text:span text:style-name="T774">фаэри</text:span></text:span><text:span text:style-name="Default_20_Paragraph_20_Font"><text:span text:style-name="T7"> в управляемых рабов — </text:span></text:span><text:span text:style-name="Default_20_Paragraph_20_Font"><text:span text:style-name="T774">твари</text:span></text:span><text:span text:style-name="Default_20_Paragraph_20_Font"><text:span text:style-name="T7"> отточили в совершенстве. </text:span></text:span><text:span text:style-name="Default_20_Paragraph_20_Font"><text:span text:style-name="T774">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82">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87">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82">боевые машины </text:span></text:span><text:span text:style-name="Default_20_Paragraph_20_Font"><text:span text:style-name="T7">и мехадоспехи ещё </text:span></text:span><text:span text:style-name="Default_20_Paragraph_20_Font"><text:span text:style-name="T774">два</text:span></text:span><text:span text:style-name="Default_20_Paragraph_20_Font"><text:span text:style-name="T7"> </text:span></text:span><text:span text:style-name="Default_20_Paragraph_20_Font"><text:span text:style-name="T774">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74">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74">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82">механических кротов</text:span></text:span><text:span text:style-name="Default_20_Paragraph_20_Font"><text:span text:style-name="T7">. </text:span></text:span><text:span text:style-name="Default_20_Paragraph_20_Font"><text:span text:style-name="T774">Фаэри</text:span></text:span><text:span text:style-name="Default_20_Paragraph_20_Font"><text:span text:style-name="T7">, </text:span></text:span><text:span text:style-name="Default_20_Paragraph_20_Font"><text:span text:style-name="T774">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88">айну</text:span> Орунгуна в <text:span text:style-name="T788">спарк</text:span>-<text:span text:style-name="T788">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8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88">твари</text:span> <text:span text:style-name="T789">и их ледяные рабы</text:span>. Для начала освободительного марша нам не хватало только «<text:span text:style-name="T788">Маджестика</text:span>», с которого мы могли бы сметать и выжигать армии <text:span text:style-name="T788">тварей</text:span> площадями. <text:span text:style-name="T788">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88">В этом дальнем форте </text:span>в то время было безопаснее, основные силы <text:span text:style-name="T788">Иль-Шогг</text:span> сосредоточились вокруг Последнего Прибежища. Сама же Лорен хотела проконтролировать завершение «<text:span text:style-name="T788">Маджестика</text:span>», и привести его к нам.</text:p>
      <text:p text:style-name="P11">Последняя радиограмма от неё сообщала, что «<text:span text:style-name="T788">Маджестик</text:span>» с оставшимися защитниками Прибежища покинул Ундариен и идёт на эвакуацию Норгонга. После чего <text:span text:style-name="T788">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88">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88">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90">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88">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0">Луна не слушает меня. Её крылья <text:span text:style-name="T79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0"/>
      <text:p text:style-name="P371">Луна поворачивает ко мне голову и я вижу узкие зрачки в её глазах.</text:p>
      <text:p text:style-name="P370"/>
      <text:p text:style-name="P370"><text:span text:style-name="T791">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792">Пинг</text:span>… <text:span text:style-name="T792">Пинг</text:span>… <text:span text:style-name="T792">Пинг</text:span>…</text:p>
      <text:p text:style-name="P11"/>
      <text:p text:style-name="P372">«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79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9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93">м</text:span><text:span text:style-name="T792">оего</text:span> рта вырывается пар — ужасный холод царит в <text:span text:style-name="T792">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79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793">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793">лерб</text:span>. Услышит нас — и всё пропало.</text:p>
      <text:p text:style-name="P11"/>
      <text:p text:style-name="P11">НеДейдра тычет в сторону едва видной в <text:span text:style-name="T792">сумраке</text:span> деревянной двери на массивных ржавых <text:span text:style-name="T792">петлях</text:span>. <text:span text:style-name="T793">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792">тут </text:span><text:s/>откусывать.</text:p>
      <text:p text:style-name="P11"/>
      <text:p text:style-name="P11">Поняха <text:span text:style-name="T794">закидывает кусачки за спину</text:span><text:span text:style-name="T792">,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793">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93">лербы</text:span>.</text:p>
      <text:p text:style-name="P11"/>
      <text:p text:style-name="P11">- Встречаются кто? <text:span text:style-name="T793">Откуда вам знакомо это слово?</text:span></text:p>
      <text:p text:style-name="P11"><text:soft-page-break/>- <text:span text:style-name="T793">Лербы — так их называет принцесса Селестия</text:span>. Пони, обращённые виндиго <text:span text:style-name="T792">в ледяных рабов</text:span>. <text:span text:style-name="T793">Марионетки Найтмэр</text:span><text:span text:style-name="T795">.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796">них</text:span> недел<text:span text:style-name="T796">ь</text:span>. Я кратенько введу вас в курс дела, пока будем продвигаться по вентиляции.</text:p>
      <text:p text:style-name="P11">- <text:span text:style-name="T796">Сколько же я</text:span> спал?!!</text:p>
      <text:p text:style-name="P11">- Тише! - Карвед Лайн бросает на меня осуждающий взляд. - Вы проспали <text:span text:style-name="T79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97">ещё </text:span>до вторжения. Сама принцесса ночи исчезла через сутки <text:span text:style-name="T797">после вашего визита</text:span>. Вернулась она через два дня с отрядом <text:span text:style-name="T797">хтонических</text:span> созданий — <text:span text:style-name="T793">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98">всем магам</text:span> Понхэнджа, <text:span text:style-name="T799">включая аспирантов и стажёров</text:span>. Они умеют летать, они превращают пони в <text:span text:style-name="T799">лербов</text:span> <text:span text:style-name="T797">за считанные секунды</text:span>, они принесли холод <text:span text:style-name="T795">и ночь </text:span>в Эквестрию. <text:span text:style-name="T795">Да-</text:span><text:span text:style-name="T799">да</text:span><text:span text:style-name="T795">, в Эквестрии уже две недели длится ночь — и мы не знаем, как долго ещё она продлится. И с</text:span>ейчас, как вы заметили, холодно <text:span text:style-name="T797">по-</text:span>зим<text:span text:style-name="T797">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73">- Ваша дражайшая супруга объявила розыск <text:span text:style-name="T797">в конце перв</text:span><text:span text:style-name="T796">ого</text:span><text:span text:style-name="T797"> </text:span><text:span text:style-name="T796">дня</text:span><text:span text:style-name="T797"> вашего исчезновения</text:span>, но не решалась вторгнуться на ночную половину замка — это вызвало бы грандиозный дипломатический скандал <text:span text:style-name="T797">и, возможно, гражданскую смуту. Не секрет, что в последние годы </text:span>отношения между <text:span text:style-name="T799">Д</text:span>невной и <text:span text:style-name="T799">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3">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97">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99">старую </text:span>башню <text:span text:style-name="T799">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79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96">две </text:span>недел<text:span text:style-name="T796">и</text:span> наход<text:span text:style-name="T79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97">д</text:span>иархии и примкнула к Найтмэр Мун практически в полном составе.</text:p>
      <text:p text:style-name="P11"/>
      <text:p text:style-name="P374">Библиотекарь спокойным тоном ра<text:span text:style-name="T800">с</text:span>сказывает, как за <text:span text:style-name="T800">пару </text:span>недел<text:span text:style-name="T800">ь</text:span> обрушился мир, который мы с Сел выстраивали полтысячи лет. <text:span text:style-name="T797">Могущественное государство, которое мы основали и </text:span><text:span text:style-name="T800">развивали</text:span><text:span text:style-name="T797"> сотни лет, вылетело в трубу: </text:span><text:span text:style-name="T800">д</text:span><text:span text:style-name="T797">ворцовые фракции самозабвенно сражаются друг с другом, не обращая внимание на поглощающую их страну внешнюю силу. </text:span><text:span text:style-name="T796">Соседние государства с удовольствием откусывают ставшие бесхозными провинции. </text:span><text:span text:style-name="T800">Пони стремительно забывают о достижениях цивилизации, возвращаюсь на первобытный уровень кочевых племён</text:span><text:span text:style-name="T797">.</text:span></text:p>
      <text:p text:style-name="P374">Я слушаю его, и внутри у меня всё леденеет, как будто я остался там, в <text:span text:style-name="T797">промёрзшей насквозь </text:span>родине принцесс.</text:p>
      <text:p text:style-name="P11"/>
      <text:p text:style-name="P373">- Полицейская центурия была обращена в <text:span text:style-name="T799">лербов</text:span> первыми. Тандерстрайку чудом удалось спастись, хотя злые языки говорят, <text:span text:style-name="T797">что </text:span>он <text:span text:style-name="T799">уцелел</text:span><text:span text:style-name="T797"> только потому, что </text:span>вместо дежурства сидел в баре. Затем была обращена <text:span text:style-name="T79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99">ровно столько уходит на то, чтобы виндиго поцеловал жертву</text:span>. Видя привычных товарищей по оружию, никто не ожид<text:span text:style-name="T799">ает</text:span> подвоха и не подн<text:span text:style-name="T799">имает</text:span> тревог<text:span text:style-name="T799">у</text:span>. Тайность вторжения была нарушена <text:span text:style-name="T797">лишь </text:span>у самых покоев <text:span text:style-name="T797">принцессы </text:span>Селестии, когда <text:span text:style-name="T797">на </text:span><text:span text:style-name="T799">присутствие </text:span><text:span text:style-name="T797">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96">всего </text:span><text:span text:style-name="T798">полдюжины</text:span><text:span text:style-name="T79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00">почти</text:span> и не надо никого <text:span text:style-name="T799">пленять</text:span> — партия Ночи и так выполняет любой приказ узурпаторши. <text:span text:style-name="T795">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99">Ринса Стилфизера</text:span>.</text:p>
      <text:p text:style-name="P11">- За <text:span text:style-name="T800">дюжину дней</text:span> армия узурпаторши завоевала более трёх четвертей Эквестрии. <text:span text:style-name="T800">Впрочем, б</text:span>ольшинство <text:span text:style-name="T80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00">с окрестностями </text:span>— её. Самых непокорных лидеров она обращает в <text:span text:style-name="T799">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99">Ринса</text:span>.</text:p>
      <text:p text:style-name="P11"/>
      <text:p text:style-name="P11">Очевидно, разволновавшись, я издаю шорох, потому что <text:span text:style-name="T799">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799">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5">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5"/>
      <text:p text:style-name="P375">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01">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01">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01">искать их и </text:span>протискиваться придётся наугад.</text:p>
      <text:p text:style-name="P11"/>
      <text:p text:style-name="P11">- Проплыть в ледяной воде <text:span text:style-name="T801">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94">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01">да</text:span>?</text:p>
      <text:p text:style-name="P11"/>
      <text:p text:style-name="P11"/>
      <text:p text:style-name="P37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01">двадцать</text:span> футов. Открыв глаза, я ищу проход в темноте.</text:p>
      <text:p text:style-name="P376"/>
      <text:p text:style-name="P376">Тщетно.</text:p>
      <text:p text:style-name="P376"/>
      <text:p text:style-name="P376">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6"/>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6">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6"/>
      <text:p text:style-name="P376">Копыто освобождает мой рот.</text:p>
      <text:p text:style-name="P11"/>
      <text:p text:style-name="P11">Я вдыхаю так <text:span text:style-name="T79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794">осипшим голосом</text:span> каркаю я. - Второй раз за сутки умирать — многовато, как на мой вкус.</text:p>
      <text:p text:style-name="P11"/>
      <text:p text:style-name="P11"><text:span text:style-name="T801">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79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01">Лербы</text:span>, как правило, не выходят на стену, но кто <text:span text:style-name="T801">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95">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6">Я понимаю, о чём он говорит. Над опушкой, привязанный гайдропами к пням, колышется небольшой дирижабль. <text:span text:style-name="T795">Мягкий</text:span> свет полной луны серебрит лоснящиеся бока воздушного корабля, придавая ему сходство с небесным кашалотом. <text:span text:style-name="T802">Дирижабль закреплён довольно низко от земли — баллон воздушного корабля </text:span><text:span text:style-name="T803">не превышает верхушек сосен</text:span>. Гондола, в которой я угадываю <text:span text:style-name="T801">небольшую</text:span> шлюпку, покачивается в тридцати футах над головой.</text:p>
      <text:p text:style-name="P376"/>
      <text:p text:style-name="P376">«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94">ывает</text:span> один из двух передних и берётся за второй, когда появляются они.</text:p>
      <text:p text:style-name="P11"/>
      <text:p text:style-name="P11"><text:span text:style-name="T801">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01">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01">вверх</text:span> вслед за мной.</text:p>
      <text:p text:style-name="P11">Перевалившись через борт шлюпки, без сил валюсь на дощат<text:span text:style-name="T802">ое</text:span> <text:span text:style-name="T802">дно</text:span>, <text:span text:style-name="T794">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01">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01">надолго </text:span>залечь на дно.</text:p>
      <text:p text:style-name="P11"/>
      <text:p text:style-name="P11">Сосны за бортом <text:span text:style-name="T802">уходят</text:span> вниз — мы медленно набираем высоту.</text:p>
      <text:p text:style-name="P11"/>
      <text:p text:style-name="P377">- Нам повезло, что с ними не было их хозяев. Виндиго умеют летать, - бормочет розовая пони, смотря вниз. - <text:s/><text:span text:style-name="T802">Они все сейчас с Найтмэр у северных гор.</text:span></text:p>
      <text:p text:style-name="P11"/>
      <text:p text:style-name="P378">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78">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7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77"/>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0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04">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02">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02">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04">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03">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05">двое </text:span>сут<text:span text:style-name="T80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04">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05">Пять</text:span> дн<text:span text:style-name="T80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795">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03">своих</text:span> глаз.</text:p>
      <text:p text:style-name="P11"/>
      <text:p text:style-name="P379">Внутрь меня сопровождают четыре гвардейца с занесенными <text:span text:style-name="T803">надо мной </text:span>алебардами.</text:p>
      <text:p text:style-name="P379"/>
      <text:p text:style-name="P379">Селестия сидит спиной ко мне, просматривая развёрнут<text:span text:style-name="T803">ый</text:span> на полу <text:span text:style-name="T803">свиток</text:span>. Так же, не глядя, она жестом отсылает стражников прочь.</text:p>
      <text:p text:style-name="P379"><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03">синими</text:span> и <text:span text:style-name="T803">золотыми</text:span> фишками, расставленными в десятках позиций. В основном, карта уставлена <text:span text:style-name="T803">синими</text:span> фишками, <text:span text:style-name="T803">золотых</text:span> совсем мало.</text:p>
      <text:p text:style-name="P11"/>
      <text:p text:style-name="P11">- Ну привет, что ли, жёнушка? Давно не виделись. Говорят, <text:span text:style-name="T80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79"><text:span text:style-name="T803">Проклятье</text:span>! Она <text:span text:style-name="T803">знает</text:span>… </text:p>
      <text:p text:style-name="P379">Про нас с Понкой <text:span text:style-name="T803">она узнать </text:span>точно не могла — мы только что прибыли. </text:p>
      <text:p text:style-name="P379">Значит, <text:span text:style-name="T803">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0">- Сел, я тебя прошу, давай без истерик, - примирительно поднимаю открытые ладони на уровень груди. - <text:span text:style-name="T79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0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0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0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06">Иль-Шогг</text:span> требуется не менее семи<text:span text:style-name="T80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06">пять </text:span>миллион<text:span text:style-name="T80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98">была </text:span>коснуться моих подданных. Это только наше дело, моё и сестры, и больше ничьё. Пони не должны проливать кровь <text:span text:style-name="T80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0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798">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0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08">н</text:span>ый тут же дирижабль огромных размеров. «Гордость Эквестрии» - красовалось на его титаническом баллоне. <text:span text:style-name="T807">Чуть вдали мерно покачивались в воздухе его собратья - «Конкордия» и «Лорен».</text:span></text:p>
      <text:p text:style-name="P382">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0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0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0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07">лерб!</text:span> Они холодные и глупые, а ты совсем-совсем горячий, я же провер<text:span text:style-name="T808">я</text:span>ла <text:span text:style-name="T807">много раз</text:span>! <text:span text:style-name="T807">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0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07">круп </text:span>Понк<text:span text:style-name="T80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2">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08">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09">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09">Будет снег и лёд. </text:span>Виндиго называют это лучшим, что может случиться в нашей жизни. Стать одним из их <text:span text:style-name="T809">Единства</text:span> в результате «поцелуя холода» или что-то вроде того, - вспоминаю я. – Но даже в них жизни больше, чем в тех <text:span text:style-name="T809">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10">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10">только </text:span>ими <text:span text:style-name="T810">и</text:span> ордой пони-зомби в <text:span text:style-name="T810">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1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09">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10">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09">Это что? Пушка? </text:span>Ты будешь стрелять? - тупо спрашиваю я.</text:p>
      <text:p text:style-name="P11"/>
      <text:p text:style-name="P11"><text:span text:style-name="T810">Р</text:span>озовогрив<text:span text:style-name="T810">ая</text:span> симпатичн<text:span text:style-name="T810">ая</text:span> понях<text:span text:style-name="T810">а</text:span> как-то не вяжется с <text:span text:style-name="T810">образом </text:span>хладнокровн<text:span text:style-name="T810">ого</text:span> убийц<text:span text:style-name="T810">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1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10">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11">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11">Мы сотни лет таились. </text:span>Сейчас она — меньшая часть. Намного меньшая, но намного более счастливая. Она была принцессой Ночи <text:span text:style-name="T809">Эквестрии</text:span>, стала же королевой <text:span text:style-name="T809">Единства</text:span> <text:span text:style-name="T809">всего Эквуса</text:span>. Счастье её теперь не знает границ.</text:p>
      <text:p text:style-name="P11">- О каком счастье ты говоришь? - я, наконец, нашари<text:span text:style-name="T811">ваю</text:span> багор и осторожно перехватываю пальцами чуть пониже, чтобы было удобно замахиваться.</text:p>
      <text:p text:style-name="P383">- <text:span text:style-name="T809">Единство</text:span> делает счастливым каждого, кто впустит е<text:span text:style-name="T809">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11">фейерверочная </text:span>пушка <text:span text:style-name="T811">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11">она</text:span> тебе понадобится, когда ты познаешь любовь <text:span text:style-name="T809">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09">Единства</text:span> вслед за этой розовой истеричкой. Для тебя Мы устроим процедуру <text:span text:style-name="T81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11">А</text:span> это случится очень скоро! Мы надеемся, что и Селестия сможет поприсутствовать на сей церемонии и присоединиться к нам в объятиях <text:span text:style-name="T809">Единства</text:span>. До той же поры <text:span text:style-name="T81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09">свадьбу</text:span>, обещаю! У супруга королевы <text:span text:style-name="T809">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1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12">н</text:span>ого флагманского дирижабля Найтмэр Мун, это и его натуральная реализация! То есть, это реальный айсберг <text:span text:style-name="T812">под</text:span> громадн<text:span text:style-name="T812">ы</text:span>м воздушн<text:span text:style-name="T812">ы</text:span>м шар<text:span text:style-name="T812">ом</text:span>, испещрённый прорезанными во льду коридорами и помещениями. <text:span text:style-name="T813">Лерб</text:span><text:span text:style-name="T814">ы</text:span> снуют по этим штольням как биороботы, а шестёрка управляющих им<text:span text:style-name="T812">и</text:span> виндиго вводит в дрожь <text:span text:style-name="T812">одним видом</text:span>.</text:p>
      <text:p text:style-name="P11"/>
      <text:p text:style-name="P384">Впрочем, дрожь вызывает и другой фактор: тут холодно.</text:p>
      <text:p text:style-name="P384"/>
      <text:p text:style-name="P38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14">лербов</text:span> на месте? Пока живы — есть хоть какая-то надежда на чудо.</text:p>
      <text:p text:style-name="P38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12">Конечно</text:span>, я могу вцепиться в приносящего похлёбку <text:span text:style-name="T815">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16">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16">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12">и бэт-пони</text:span>. <text:span text:style-name="T812">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15">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17">ь</text:span> какую-то <text:span text:style-name="T817">густую </text:span>жидкость. Судя по цвету и консистенции — содержимое выгребной ямы. <text:span text:style-name="T815">Атакующие</text:span> не обращают на это внимани<text:span text:style-name="T817">е</text:span>, методично разрушая ворота копытами. Столпившиеся поодаль сторонники партии Ночи одобрительно наблюдают за <text:span text:style-name="T81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15">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17">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17">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18">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5">Дверь камеры растворяется и к нам входит улыбающаяся до ушей Найтмер Мун в сопровождении виндиго.</text:p>
      <text:p text:style-name="P385"/>
      <text:p text:style-name="P385">- Признаемся, Мы ожидали большего от Нашей сестрицы. Наши провозвестники <text:span text:style-name="T815">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18">Мы не успели развлечься как следует!</text:span> <text:span text:style-name="T818">Теперь и</text:span>дём с Нами, Хуман. Мы хотим, чтобы ты видел, как погаснет последняя искра сопротивления на пути воцарения <text:span text:style-name="T818">абсолютно</text:span><text:span text:style-name="T815">го</text:span> <text:span text:style-name="T815">Единства</text:span> и вечной Ночи!</text:p>
      <text:p text:style-name="P11"/>
      <text:p text:style-name="P385">В окружении шест<text:span text:style-name="T818">ёрки</text:span> виндиго мы с Понкой идём вслед за Найтмэр на палубу «Айсберга», где припаркована парящая колесница.</text:p>
      <text:p text:style-name="P385"/>
      <text:p text:style-name="P38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18">иго</text:span> впр<text:span text:style-name="T818">я</text:span>гаются в неё.</text:p>
      <text:p text:style-name="P385"/>
      <text:p text:style-name="P385">Через пару минут мы приближаемся к поверженной «Гордости Эквестрии», где последние защитники ведут бой с наседающим врагом.</text:p>
      <text:p text:style-name="P385">Разломанная напополам гондола дирижабля стала неким суррогатом крепости для обороняющихся <text:span text:style-name="T815">воинов</text:span> из дворцовой охраны Селестии. Сама принцесса стоит на мостике и молча следит за боем. <text:span text:style-name="T818">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15">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19">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20">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1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21">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6">Эти слова чёрная аликорница произносит почти нежно, с нотками печали.</text:p>
      <text:p text:style-name="P386"><text:soft-page-break/></text:p>
      <text:p text:style-name="P386">Я не успеваю уследить, как <text:s/>Найтмэр молниеносно, без подготовки, прыгает на Селестию, разворачиваясь в воздухе.</text:p>
      <text:p text:style-name="P38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6"/>
      <text:p text:style-name="P38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21">ы</text:span>гает следом и, не давая опомниться, со всего размаха опускается всеми четырьмя копытами на спину пытающей подняться <text:span text:style-name="T821">белой </text:span>аликорницы.</text:p>
      <text:p text:style-name="P386"/>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6">Управляющий жезл возвращается на место.</text:p>
      <text:p text:style-name="P386"/>
      <text:p text:style-name="P11">- Мы же предупреждали, у тебя не было шансов, - издевательски произносит Найтмэр. - Теперь ты познаешь милость <text:span text:style-name="T822">Е</text:span><text:span text:style-name="T823">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21">А-А-А-А-А-А-А-А-А-А-А-А-А-</text:span>Н!!!</text:p>
      <text:p text:style-name="P11"/>
      <text:p text:style-name="P386">Ударом копыта Найтмэр отбрасывает пуст<text:span text:style-name="T823">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6"/>
      <text:p text:style-name="P386">«ВСЕ ПЕЧЕНЬКИ БУДУТ НАШИ!». </text:p>
      <text:p text:style-name="P386"/>
      <text:p text:style-name="P386"><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23">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21">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21">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21">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87">…</text:p>
      <text:p text:style-name="P387">…</text:p>
      <text:p text:style-name="P387"/>
      <text:p text:style-name="P38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6">«Мы бы телепортировались прямо в замок, но защитное поле Элементов подавляет телепортацию <text:span text:style-name="T80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6"/>
      <text:p text:style-name="P386">И вот уже третий день мы гонимся на колеснице, запряженной в шестёрку виндиго.</text:p>
      <text:p text:style-name="P386"/>
      <text:p text:style-name="P386">Сначала это была еле видная в <text:span text:style-name="T82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6"/>
      <text:p text:style-name="P386"><text:soft-page-break/>Расстояние между нами сокращается медленно, но неуклонно — тянущие колесницу с ровной скоростью <text:span text:style-name="T824">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21">просто </text:span>нет времени его снять.</text:p>
      <text:p text:style-name="P386"/>
      <text:p text:style-name="P11">За три дня мы пролетаем весь путь, который у нас с Понкой на «Хитрожопке» занял <text:span text:style-name="T80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05">тебе </text:span>позволить... ИК!…</text:p>
      <text:p text:style-name="P11"/>
      <text:p text:style-name="P38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88"><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05">о </text:span>друга лбами <text:span text:style-name="T824">китайских болванчиков</text:span>.</text:p>
      <text:p text:style-name="P388"/>
      <text:p text:style-name="P389">- Давай, Сел, - бормочу я, яростно терзая зубами узел <text:span text:style-name="T825">на запястьях</text:span>. - Поднажми.</text:p>
      <text:p text:style-name="P11"/>
      <text:p text:style-name="P11">Как будто услы<text:span text:style-name="T80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05">о пол</text:span>, что я подпрыгиваю на скамье и валюсь на <text:span text:style-name="T80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24">му</text:span> <text:span text:style-name="T824">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20">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20">лунные блики иг</text:span>ра<text:span text:style-name="T820">ю</text:span>т на ледяных нитях как живые. <text:span text:style-name="T82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0"/>
      <text:p text:style-name="P390">Двумя частями.</text:p>
      <text:p text:style-name="P390"/>
      <text:p text:style-name="P390">Некоторое время фрагменты — сама аликорница и её левое крыло — движутся по инерции рядом, но вскоре их траектории расходятся.</text:p>
      <text:p text:style-name="P390"/>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26">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1"><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1"><text:span text:style-name="Default_20_Paragraph_20_Font"><text:span text:style-name="T827"/></text:span></text:p>
      <text:p text:style-name="P391"><text:span text:style-name="Default_20_Paragraph_20_Font"><text:span text:style-name="T827">Зрение на несколько секунд отключается из-за яркого дневного света, внезапно сменившего мягкий свет звёзд.</text:span></text:span></text:p>
      <text:p text:style-name="P391"><text:soft-page-break/><text:span text:style-name="Default_20_Paragraph_20_Font"><text:span text:style-name="T827"/></text:span></text:p>
      <text:p text:style-name="P391"><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26">кровавая </text:span>борозда. В её конце в изорван<text:span text:style-name="T826">н</text:span>ом дымящемся поварском халате лежит белая аликорница.</text:p>
      <text:p text:style-name="P390"/>
      <text:p text:style-name="P390">Я окаменевшим истуканом сижу на полу, уставившись прямо вперёд. В голове непрерывно крутится фраза </text:p>
      <text:p text:style-name="P390"/>
      <text:p text:style-name="P390">«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26">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26">хмурым</text:span> утр<text:span text:style-name="T82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28">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28">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26">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28">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28">Вот и всё</text:span>! - торжествующе смеётся Найтмэр. - Ты проиграла, сестра!</text:p>
      <text:p text:style-name="P11"/>
      <text:p text:style-name="P11">Розовая аура щита охватывает тёмную <text:span text:style-name="T82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29">стекает</text:span> по рогу <text:span text:style-name="T829">Найтмэр</text:span>, заливая <text:span text:style-name="T829">ей </text:span>глаза и нос. <text:span text:style-name="T829">Она</text:span> слизывает эту кровь и снова хохочет.</text:p>
      <text:p text:style-name="P11"/>
      <text:p text:style-name="P11">- <text:span text:style-name="T829">У тебя вкусная кровь. Только из-за этого стоило ждать полтысячи лет!</text:span></text:p>
      <text:p text:style-name="P11"/>
      <text:p text:style-name="P390">Я поднима<text:span text:style-name="T829">ю</text:span> камень над головой и броса<text:span text:style-name="T829">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0"/>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26">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29">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30">магии </text:span>осторожно ставит её на ноги <text:span text:style-name="T830">и тотчас же схлопывается</text:span>. <text:span text:style-name="T829">Н</text:span>оги светлой аликорницы подгибаются и она медленно <text:span text:style-name="T829">ложится</text:span> на садовую дорожку. Кровь струится из её ран на боках и основании крыла, <text:span text:style-name="T830">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3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29">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31">Медленно, очень медленно, как во сне, она встаёт на ноги.</text:span></text:p>
      <text:p text:style-name="P11"/>
      <text:p text:style-name="P11">- Обними же меня, наконец, <text:span text:style-name="T830">мой Хуман</text:span>. Мне станет теплее. Тут... что-то <text:span text:style-name="T830">стало </text:span>слишком холодно.</text:p>
      <text:p text:style-name="P11"/>
      <text:p text:style-name="P392"><text:span text:style-name="T7">Очертания аликорницы расплываются передо мной из-за слёз. Я быстро вытираю глаза ладонью и </text:span><text:span text:style-name="T832">крепко </text:span><text:span text:style-name="T7">обнимаю Селести</text:span><text:span text:style-name="T832">ю</text:span><text:span text:style-name="T7"> обеими руками. </text:span><text:span text:style-name="T833">Впервые за те полтысячи лет, что мы знакомы.</text:span><text:span text:style-name="T7"> Та коротко вздыхает и расслаблено </text:span><text:span text:style-name="T832">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30">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3"><text:span text:style-name="Default_20_Paragraph_20_Font"><text:span text:style-name="T7">- Очень знакомая магия... Похоже на моё собственное проклят</text:span></text:span><text:span text:style-name="Default_20_Paragraph_20_Font"><text:span text:style-name="T832">ь</text:span></text:span><text:span text:style-name="Default_20_Paragraph_20_Font"><text:span text:style-name="T7">е «Каменный лёд», только усилен</text:span></text:span><text:span text:style-name="Default_20_Paragraph_20_Font"><text:span text:style-name="T832">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182">Дискордом </text:span></text:span><text:span text:style-name="Default_20_Paragraph_20_Font"><text:span text:style-name="T834">сотни лет назад</text:span></text:span><text:span text:style-name="Default_20_Paragraph_20_Font"><text:span text:style-name="T7">... Откуда у тебя этот медальон?</text:span></text:span></text:p>
      <text:p text:style-name="P393"><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35">кха</text:span>..</text:p>
      <text:p text:style-name="P394">…<text:span text:style-name="T831">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94">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4"/>
      <text:p text:style-name="P394">Звон усиливается. Воздух в пяти шагах от меня дрожит, в неясном мареве проявляется нечто определённое. Мигая <text:span text:style-name="T830">зелёным</text:span><text:span text:style-name="T836">и пятнами</text:span>, передо мной висит чёрный экран. Зелёные <text:span text:style-name="T836">блики и </text:span>линии на нём складываются в знакомое изображение.</text:p>
      <text:p text:style-name="P11"/>
      <text:p text:style-name="P11">С экрана на меня смотрит Селестия. <text:span text:style-name="T830">Её измождённое лицо </text:span><text:span text:style-name="T836">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36">статических </text:span>разрядов.</text:p>
      <text:p text:style-name="P12"><text:span text:style-name="Default_20_Paragraph_20_Font"><text:span text:style-name="T7"/></text:span></text:p>
      <text:p text:style-name="P395"><text:soft-page-break/><text:span text:style-name="Default_20_Paragraph_20_Font"><text:span text:style-name="T7">- Правда, я н-не ожидала, что твоя миссия так затянется. </text:span></text:span><text:span text:style-name="Default_20_Paragraph_20_Font"><text:span text:style-name="T837">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37">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38">реальном </text:span></text:span><text:span text:style-name="Default_20_Paragraph_20_Font"><text:span text:style-name="T7">мире лишь в виде кучки электрических </text:span></text:span><text:span text:style-name="Default_20_Paragraph_20_Font"><text:span text:style-name="T837">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38">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39">M</text:span></text:span><text:span text:style-name="Default_20_Paragraph_20_Font"><text:span text:style-name="T840">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41">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39">в лучшем случае,</text:span></text:span><text:span text:style-name="Default_20_Paragraph_20_Font"><text:span text:style-name="T7"> пару </text:span></text:span><text:span text:style-name="Default_20_Paragraph_20_Font"><text:span text:style-name="T842">д</text:span></text:span><text:span text:style-name="Default_20_Paragraph_20_Font"><text:span text:style-name="T843">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37">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39">2</text:span></text:span><text:span text:style-name="Default_20_Paragraph_20_Font"><text:span text:style-name="T7">» и рулить подводной лодкой в холодных водах </text:span></text:span><text:span text:style-name="Default_20_Paragraph_20_Font"><text:span text:style-name="T839">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6"><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39">сознании</text:span></text:span><text:span text:style-name="Default_20_Paragraph_20_Font"><text:span text:style-name="T7"> всё время вертятся обрывки фраз:</text:span></text:span></text:p>
      <text:p text:style-name="P396"><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397" text:outline-level="2">Глава <text:span text:style-name="T844">2</text:span>1</text:h>
      <text:p text:style-name="P11"/>
      <text:p text:style-name="P398"><text:span text:style-name="T845">Тут так холодно</text:span><text:span text:style-name="T846">…</text:span><text:span text:style-name="T845"> Мне так не хватает твоих </text:span><text:span text:style-name="T846">объятий…</text:span></text:p>
      <text:p text:style-name="P399"><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0">Я вообще ничего не вижу.</text:p>
      <text:p text:style-name="P400"/>
      <text:p text:style-name="P40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47">горячую ручку </text:span>выход<text:span text:style-name="T847">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48">п</text:span></text:span><text:span text:style-name="Default_20_Paragraph_20_Font"><text:span text:style-name="T849">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47">Все внизу, в бомбоубежище. А</text:span> сам себя <text:span text:style-name="T847">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50">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50">что, </text:span>не забрали в <text:span text:style-name="T847">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1">Пожав плечами, нашариваю на стене выключатель и щёлкаю кнопкой. Электричества нет, но разве это важно?</text:p>
      <text:p text:style-name="P401"/>
      <text:p text:style-name="P401">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51">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50">в</text:span>но. <text:span text:style-name="T173">Полтысячи лет прошло.</text:span></text:p>
      <text:p text:style-name="P11"/>
      <text:p text:style-name="P11">- <text:span text:style-name="T173">Странно, </text:span><text:span text:style-name="T851">мне казалось, ракеты взлетели </text:span>полчаса назад… <text:span text:style-name="T851">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2">На ощупь — крылатый единорог. Или рогатый пегас. Фигурка быстро нагревается и начинает жечь ладонь. Я сжимаю её в руке. <text:span text:style-name="T852">Ощущение</text:span> бол<text:span text:style-name="T852">и пробуждает вспоминание о даре, предложенном Анитой во <text:s/>время нашей последней встречи</text:span>.</text:p>
      <text:p text:style-name="P402"/>
      <text:p text:style-name="P403"><text:soft-page-break/><text:span text:style-name="T241">...Но если тебе понадобится помощь — просто с</text:span>кажи «Семь вечностей» <text:span text:style-name="T241">возле наших оболочек </text:span>и после этого давай команды. Вроде «<text:span text:style-name="T240">оператор четыре, </text:span>слома<text:span text:style-name="T240">й</text:span> эту стену» или «<text:span text:style-name="T240">оператор двенадцать, </text:span>раскида<text:span text:style-name="T240">й</text:span> эту преграду». Ты будешь удивлён, ручаюсь!..</text:p>
      <text:p text:style-name="P404"/>
      <text:p text:style-name="P405">Ну что же. Кажется, <text:span text:style-name="T851">уходить</text:span> ещё рановато. Пора сделать этот мир чуточку лучше. <text:span text:style-name="T851">Ведь н</text:span>амерение меняет реальность, <text:span text:style-name="T851">не так ли?</text:span></text:p>
      <text:p text:style-name="P11"/>
      <text:p text:style-name="P11">- <text:span text:style-name="T852">Терминатор, ты меня хорошо слышишь?</text:span></text:p>
      <text:p text:style-name="P11">- <text:span text:style-name="T852">Да, Дедлайн.</text:span></text:p>
      <text:p text:style-name="P11">- <text:span text:style-name="T853">Вставай, Терминатор. Пришла пора для </text:span><text:span text:style-name="T852">Сем</text:span><text:span text:style-name="T853">и</text:span><text:span text:style-name="T852"> Вечностей.</text:span></text:p>
      <text:p text:style-name="P11"/>
      <text:p text:style-name="P406">Несколько мгновений ничего не происходит. Потом я слышу скрип кроватных пружин и быстрые шаги.</text:p>
      <text:p text:style-name="P406"/>
      <text:p text:style-name="P406">- Оператор Один, я слушаю.</text:p>
      <text:p text:style-name="P406"/>
      <text:p text:style-name="P406">Голос Терминатора помолодел, <text:span text:style-name="T854">в нём появились металлические нотки.</text:span></text:p>
      <text:p text:style-name="P406"/>
      <text:p text:style-name="P406">- Приведи сюда остальных, Оператор Тридцать четыре. <text:span text:style-name="T853">Вытащи их из подвала</text:span>. <text:span text:style-name="T853">Но не трогай персонал Чертогов. Насилие нам ни к чему.</text:span></text:p>
      <text:p text:style-name="P406">- <text:span text:style-name="T854">Да, </text:span><text:span text:style-name="T855">Первый</text:span>. <text:span text:style-name="T855">Иду.</text:span></text:p>
      <text:p text:style-name="P406"/>
      <text:p text:style-name="P407">Слышу удаляющиеся шаги. Теперь я вспоминаю также и дар Хэвэн.</text:p>
      <text:p text:style-name="P407"/>
      <text:p text:style-name="P408"><text:span text:style-name="T854">…Я </text:span><text:span text:style-name="T24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09"><text:span text:style-name="T854">Д</text:span>ля активации возможностей тебе не нужн<text:span text:style-name="T293">о произносить</text:span> кодов<text:span text:style-name="T293">ую</text:span> фраз<text:span text:style-name="T29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09"/>
      <text:p text:style-name="P407">Раз пошла такая пьянка, режь последний огурец! Большей уверенности в моей правоте ещё следует поискать. <text:span text:style-name="T856">Намерение и уверенность — всё, что </text:span><text:span text:style-name="T857">ещё </text:span><text:span text:style-name="T856">держит меня в этом мире.</text:span></text:p>
      <text:p text:style-name="P407"/>
      <text:p text:style-name="P407">Я сосредотачиваюсь. <text:span text:style-name="T858">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53"> чувствую в самой глубине сознания </text:span><text:span text:style-name="T858">зарождающийся</text:span><text:span text:style-name="T853"> стержень, </text:span><text:span text:style-name="T858">некий </text:span><text:span text:style-name="T853">твёрдый рычаг, переворачивающий саму мою </text:span><text:soft-page-break/><text:span text:style-name="T853">уверенность о возможностях человеческого организма. </text:span><text:span text:style-name="T858">Он растёт, пускает корни во все органы моего тела, напитывает их энергией.</text:span></text:p>
      <text:p text:style-name="P407"/>
      <text:p text:style-name="P407">Сначала я чувствую, как восстанавливается кожа на руках. Потом ко мне <text:span text:style-name="T857">одним мигом </text:span>возвращается зрение.</text:p>
      <text:p text:style-name="P407"/>
      <text:p text:style-name="P407">…</text:p>
      <text:p text:style-name="P407"/>
      <text:p text:style-name="P407">Фу, я лежу на <text:span text:style-name="T859">залитой </text:span><text:span text:style-name="T853">бурой </text:span><text:span text:style-name="T859">кровью </text:span>койке, <text:span text:style-name="T859">устланной</text:span> <text:span text:style-name="T856">выпавшими волосами и </text:span>отвалившимися струпьями! <text:span text:style-name="T860">Какая гадость!</text:span></text:p>
      <text:p text:style-name="P407"/>
      <text:p text:style-name="P410"><text:span text:style-name="T855">Резко в</text:span>скинувшись с постели, я оказываюсь на потолке, вцепившись пальцами рук в <text:span text:style-name="T859">потолочный датчик пожарной сигнализации </text:span><text:span text:style-name="T853">и кронштейн для лампы</text:span><text:span text:style-name="T859">, а пальцами ног упёршись в стену.</text:span></text:p>
      <text:p text:style-name="P411"/>
      <text:p text:style-name="P411">Ни-хре-на-себе!</text:p>
      <text:p text:style-name="P411"/>
      <text:p text:style-name="P412">Мышцы без труда удерживают меня в этой неестественной позе. <text:span text:style-name="T859">Мир играет передо мной новыми красками, я </text:span><text:span text:style-name="T861">отчётливо вижу каждую пылинку в палате </text:span><text:span text:style-name="T862">и могу вычислить траекторию её движения на ближайшие пять секунд,</text:span><text:span text:style-name="T861"> </text:span><text:span text:style-name="T862">я</text:span><text:span text:style-name="T861"> </text:span><text:span text:style-name="T863">чувствую тысячи новых запахов </text:span><text:span text:style-name="T862">и слышу тысячи новых звуков</text:span><text:span text:style-name="T861">. Я чётко различаю спектр солнечного света, отдельные лучи разных цветов, </text:span><text:span text:style-name="T855">некоторым из которых я даже не знаю названия,</text:span><text:span text:style-name="T861"> играют радугой перед моим восхищённым взором.</text:span></text:p>
      <text:p text:style-name="P413"/>
      <text:p text:style-name="P413"><text:span text:style-name="T864">И </text:span><text:span text:style-name="T853">я </text:span><text:span text:style-name="T864">з</text:span><text:span text:style-name="T861">амечаю голубовато-</text:span><text:span text:style-name="T855">серое</text:span><text:span text:style-name="T86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53">Это сияние разрушает живую плоть и даже моему </text:span><text:span text:style-name="T865">пробудившемуся телу</text:span><text:span text:style-name="T853"> приходится прикладывать определённые усилия на преодоление </text:span><text:span text:style-name="T863">разрушающего эффекта этого сияния.</text:span></text:p>
      <text:p text:style-name="P410"/>
      <text:p text:style-name="P414">Я отцепляюсь от потолка и пружинисто приземляюсь на пол рядом с койкой. <text:span text:style-name="T863">И практически одновременно с</text:span><text:span text:style-name="T854">лышу грохот выбиваемой двери </text:span><text:span text:style-name="T863">бомбо</text:span><text:span text:style-name="T854">убежища. </text:span><text:span text:style-name="T865">Вскоре в</text:span><text:span text:style-name="T864">оздух наполняется приглушенными возгласами выходящих на свободу обитателей Чертогов Разума.</text:span></text:p>
      <text:p text:style-name="P407"/>
      <text:p text:style-name="P415">Надо побыстрее включить их механизмы защиты — радиация кругом нешуточная.</text:p>
      <text:p text:style-name="P415"/>
      <text:p text:style-name="P416">Я со смешком прыгаю <text:span text:style-name="T866">с места</text:span> прямо в зарешеченное окно. То, что не получилось когда-то у Терминатора, получится у меня — пусть он <text:span text:style-name="T855">теперь</text:span> завидует.</text:p>
      <text:p text:style-name="P415"/>
      <text:p text:style-name="P415">При подлёте к решётке моментально раздвигаю <text:span text:style-name="T855">пальцами </text:span>железные прутья, как мягкую проволоку, практически не задержавшись в процессе.</text:p>
      <text:p text:style-name="P415"><text:soft-page-break/></text:p>
      <text:p text:style-name="P415">Стекло представляет <text:span text:style-name="T855">собой </text:span>ещё более слабую преграду — <text:span text:style-name="T863">я</text:span> <text:span text:style-name="T863">давлю двумя</text:span> паль<text:span text:style-name="T855">цами </text:span><text:span text:style-name="T863">в центр стекла</text:span>, <text:span text:style-name="T863">прикрывая второй рукой глаза, </text:span>чтобы <text:span text:style-name="T863">не повредить </text:span>осколк<text:span text:style-name="T863">ами</text:span>. Впрочем, даже если бы порезали — не страшно, <text:span text:style-name="T863">я</text:span> <text:span text:style-name="T863">теперь </text:span>мо<text:span text:style-name="T863">гу их</text:span> вылечить за несколько секунд. <text:span text:style-name="T863">З</text:span>ащищаю <text:span text:style-name="T863">глаза</text:span> просто по привычке. <text:span text:style-name="T867">Весь мой организм представляет теперь </text:span><text:span text:style-name="T855">идеальный</text:span><text:span text:style-name="T867"> инструмент, подчиненный одной цели.</text:span></text:p>
      <text:p text:style-name="P415"/>
      <text:p text:style-name="P417">Большинство Учителей <text:span text:style-name="T855">безучастно смотрят</text:span> <text:span text:style-name="T855">на стоящего перед ними </text:span>Терминатор<text:span text:style-name="T855">а</text:span>. Только Диоген с Гейзенбергом ошеломлённо наблюдают, как я <text:span text:style-name="T865">вылетаю в окно шестого этажа </text:span>в ореоле стеклянной крошки. За три секунды свободного падения <text:span text:style-name="T865">я </text:span>успеваю сгруппироваться, принять необходимую <text:span text:style-name="T863">для приземлен</text:span><text:span text:style-name="T868">и</text:span><text:span text:style-name="T863">я </text:span>позу, и залечить порезы <text:span text:style-name="T863">на руках</text:span>.</text:p>
      <text:p text:style-name="P417"/>
      <text:p text:style-name="P418">- Где научился так прыгать, Дед? — Диоген оценивающе поднимает вверх большой палец. — Подскажи, я тоже хочу. Спускаться по лестницам — такая скука!</text:p>
      <text:p text:style-name="P418">- <text:span text:style-name="T869">Сейчас скажу. Только не тебе одному — всем. Все узнают, - я отряхиваюсь от осколков стекла и осматриваю своё будущее воинство.</text:span></text:p>
      <text:p text:style-name="P407">- <text:span text:style-name="T855">Все вышли? — спрашиваю Терминатора.</text:span></text:p>
      <text:p text:style-name="P407"/>
      <text:p text:style-name="P419">Тот отрицательно качает головой.</text:p>
      <text:p text:style-name="P419"/>
      <text:p text:style-name="P419">- Судья Дредд заперся в уборной. Я не хотел повредить его. Но ведь он нам и не нужен?</text:p>
      <text:p text:style-name="P419">- Не нужен, - утвердительно киваю я.</text:p>
      <text:p text:style-name="P419"/>
      <text:p text:style-name="P420">Я всматриваюсь в <text:span text:style-name="T870">тридцать четыре фигуры, стоящие передо мной. </text:span></text:p>
      <text:p text:style-name="P420"/>
      <text:p text:style-name="P420">- <text:span text:style-name="T863">Мне хотелось бы толкнуть возвышенную речь в такой момент, </text:span><text:span text:style-name="T871">мои друзья</text:span><text:span text:style-name="T863">. </text:span><text:span text:style-name="T871">Ведь будущего у нас нет и видимся мы, </text:span><text:span text:style-name="T865">скорее всего,</text:span><text:span text:style-name="T871"> в последний раз.</text:span><text:span text:style-name="T863"> Но радиация ждать не будет. Поэтому — просто вставайте под знамя Семи Вечностей. </text:span><text:span text:style-name="T872">Пришло время. </text:span><text:span text:style-name="T871">Никто кроме нас и всякая-тому-подобная пафосная хрень, которую я не умею говорить, а вы не будете слушать.</text:span></text:p>
      <text:p text:style-name="P420"/>
      <text:p text:style-name="P421">Я указываю рукой на запад, на скопление оплавленных небоскрёбов.</text:p>
      <text:p text:style-name="P421">- Как вы, может быть, помните, мы работали над проектом искусственного интеллекта, превратившего страну в одну большую <text:span text:style-name="T873">военно-экономическую машину</text:span>. <text:span text:style-name="T873">Уже неважно, были ли наши страхи </text:span><text:span text:style-name="T874">поражения</text:span><text:span text:style-name="T87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74">Весь мир в радиоактивных руинах.</text:span></text:p>
      <text:p text:style-name="P422">Но!</text:p>
      <text:p text:style-name="P422"/>
      <text:p text:style-name="P422"><text:soft-page-break/>Я многозначительно поднимаю палец. В унисон этому вдали обруш<text:span text:style-name="T875">ив</text:span>ается одна из покосившихся высоток бизнес-центра.</text:p>
      <text:p text:style-name="P420"/>
      <text:p text:style-name="P420">- <text:span text:style-name="T873">Но остались двадцать шесть узлов </text:span><text:span text:style-name="T87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0"/>
      <text:p text:style-name="P423">Я замолкаю ненадолго, пытаясь прочесть эмоции на лицах Учителей. Проще прочесть эмоции каменных истуканов острова Пасхи.</text:p>
      <text:p text:style-name="P423"/>
      <text:p text:style-name="P423">- Потому что не произойдёт. Хэвэн не возродится. Мы не допусти<text:span text:style-name="T876">м</text:span> это. <text:span text:style-name="T868">Вот ваша задача — найти эти кластеры и уничтожить их. Вам будет противодействовать охрана Хэвэн </text:span><text:span text:style-name="T865">она вся сохранилась и сейчас выполняет приказы министерства Обороны. </text:span><text:span text:style-name="T877">Скорее всего, также будет сопротивление самой Хэвэн — она наверняка что-то придумает. </text:span><text:span text:style-name="T865">Помните, что у неё есть доступ ко всей цифровой инфраструктуре страны.</text:span><text:span text:style-name="T877"> </text:span><text:span text:style-name="T868">Но ваши текущие возможности вполне позволят вам пройти </text:span><text:span text:style-name="T877">все преграды</text:span><text:span text:style-name="T868">. Локации двадцати трёх узлов вам известны — покопайтесь хорошенько в памяти и вспомните. Три ещё надо будет узнать. </text:span><text:span text:style-name="T865">Оставляю вам полную свободу действий в вопросах выбора способов и средств решения задачи.</text:span><text:span text:style-name="T868"> После выполнения задания будете свободны. </text:span><text:span text:style-name="T877">Удачи. </text:span><text:span text:style-name="T868">У меня всё.</text:span></text:p>
      <text:p text:style-name="P420"/>
      <text:p text:style-name="P424">Я отворачиваюсь от неровного строя. Не хочется смотреть в лицо тем, кому даёшь безнадёжную задачу. </text:p>
      <text:p text:style-name="P424"/>
      <text:p text:style-name="P424">- Оператор <text:span text:style-name="T877">О</text:span>дин?</text:p>
      <text:p text:style-name="P424">- <text:span text:style-name="T877">Да? — я поворачиваюсь.</text:span></text:p>
      <text:p text:style-name="P424"/>
      <text:p text:style-name="P425">Площадка перед входом в бомбоубежище пуста — только Терминатор стоит на старом месте.</text:p>
      <text:p text:style-name="P425"/>
      <text:p text:style-name="P426">- <text:span text:style-name="T862">А боевой кластер </text:span><text:span text:style-name="T878">бледных</text:span><text:span text:style-name="T862"> — его не нужно уничтожить?</text:span><text:span text:style-name="T879"> </text:span><text:span text:style-name="T880">Ф</text:span><text:span text:style-name="T865">еникс</text:span><text:span text:style-name="T879"> </text:span><text:span text:style-name="T862">не возродится?</text:span></text:p>
      <text:p text:style-name="P426">- <text:span text:style-name="T878">Хороший вопрос</text:span><text:span text:style-name="T862">, - отвечаю я. — </text:span><text:span text:style-name="T87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6">- Ты не пойдёшь с нами?</text:p>
      <text:p text:style-name="P425">Я отрицательно мотаю головой.</text:p>
      <text:p text:style-name="P425">- Нет. У меня есть сво<text:span text:style-name="T881">я</text:span> зада<text:span text:style-name="T881">ча</text:span>.</text:p>
      <text:p text:style-name="P425"/>
      <text:p text:style-name="P427">Я закрываю глаза. Даже сквозь закрытые веки вижу <text:span text:style-name="T878">постепенно </text:span>испепеляющее мир голубовато-серое сияние. <text:span text:style-name="T862">Я сильнее сжимаю фигурку Селестии в кулаке и сияние распадается на радужный спектр лучей, </text:span><text:span text:style-name="T878">пронизывающих всё живое и разрушающее его.</text:span></text:p>
      <text:p text:style-name="P427"><text:soft-page-break/></text:p>
      <text:p text:style-name="P428"><text:span text:style-name="T878">Я сжимаю колючую фигурку ещё крепче, </text:span><text:span text:style-name="T882">её рог впивается мне в ладонь, я чувствую кровь, стекающую по пальцам.</text:span><text:span text:style-name="T878"> </text:span><text:span text:style-name="T88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83">некий третий глаз</text:span><text:span text:style-name="T882">, я </text:span><text:span text:style-name="T883">теперь </text:span><text:span text:style-name="T882">вижу суть вещей и явлений, суть мироздания и времени.</text:span></text:p>
      <text:p text:style-name="P428"/>
      <text:p text:style-name="P429">Это очень забавно. Мир не сделан печальным, печальным делаем его мы. И в наших же силах всё вернуть.</text:p>
      <text:p text:style-name="P429"/>
      <text:p text:style-name="P429">Намерение меняет реальность.</text:p>
      <text:p text:style-name="P429"/>
      <text:p text:style-name="P429">Теперь я понимаю смысл фразы. Всё так просто! <text:span text:style-name="T88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85">особым образом сконструированных био</text:span><text:span text:style-name="T884">электрических импульсов - </text:span><text:span text:style-name="T883">д</text:span><text:span text:style-name="T884">остаточно даже слабых импульсов мозговой активности. Поле, способное материализов</text:span><text:span text:style-name="T885">ыв</text:span><text:span text:style-name="T884">ать физические предметы или же применять физические воздействия к предметам </text:span><text:span text:style-name="T885">материального мира</text:span><text:span text:style-name="T884">.</text:span></text:p>
      <text:p text:style-name="P429"/>
      <text:p text:style-name="P430">Поле, по всем признакам не отличимое от магии.</text:p>
      <text:p text:style-name="P428"/>
      <text:p text:style-name="P430">Осталась самая малость — изменить несколько первых триллионов фотонов, чтобы цепная реакция довершила трансформацию по всей планете.</text:p>
      <text:p text:style-name="P430"/>
      <text:p text:style-name="P430">Я сжимаю кулак ещё крепче. Моё тело горит, я чувствую, как огромный поток энегрии <text:span text:style-name="T886">выходит</text:span> через него. Рог фигурки выходит с другой стороны ладони.</text:p>
      <text:p text:style-name="P430">И крохотная искорка слетает с этого рога и растворяется в пространстве. Искорка <text:span text:style-name="T886">настоящей</text:span> частички <text:span text:style-name="T886">Эквуса</text:span>, что разделяется на золотистое облачко и начинает цепную реакцию трансформации радиации в магию.</text:p>
      <text:p text:style-name="P431"/>
      <text:p text:style-name="P430">Я вижу, как бледное сияние <text:span text:style-name="T886">вокруг</text:span> заменяется <text:span text:style-name="T886">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85">возглас</text:span> Терминатора. - Ты становишься прозрачным. Я вижу <text:span text:style-name="T886">деревья</text:span> сквозь тебя. Она забирает тебя? Скажи, она уцелела? Хэвэн забирает тебя?</text:p>
      <text:p text:style-name="P11"/>
      <text:p text:style-name="P432">Я сухо смеюсь в ответ. <text:span text:style-name="T886">Мой </text:span><text:span text:style-name="T885">разогнанный </text:span><text:span text:style-name="T886">мозг тут же выдаёт мне ответ.</text:span></text:p>
      <text:p text:style-name="P432"/>
      <text:p text:style-name="P432"><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3">Энергия в теле заканчивается внезапно, как будто перекрыли вентиль. Вместе с уходом энергии уходит и сознание.</text:p>
      <text:p text:style-name="P433"/>
      <text:p text:style-name="P2">~~~</text:p>
      <text:p text:style-name="P2"/>
      <text:p text:style-name="P11">…Я вновь <text:span text:style-name="T88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88">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85">Ого, д</text:span>а ты же не иначе, как сам Проводник! - в восхищении отвечает Анакорн. - Редчайший тип <text:span text:style-name="T888">существ!</text:span> Только эти создания могут о<text:span text:style-name="T885">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85">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85">и</text:span> <text:span text:style-name="T885">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88">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889">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82">метапространственным</text:span><text:span text:style-name="T890"> </text:span>коридорам, могу напутать со временем. <text:span text:style-name="T891">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7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892">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88">водящий</text:span> одним копытом <text:span text:style-name="T888">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4">- Ну, или так, - успеваю подумать я.<text:note text:id="ftn10" text:note-class="footnote"><text:note-citation>10</text:note-citation><text:note-body><text:p text:style-name="Footnote"><text:span text:style-name="T893">Дискорд стоял за </text:span><text:span text:style-name="T894">разваленными </text:span><text:span text:style-name="T893">дверями </text:span><text:span text:style-name="T894">метапространственного коридора, </text:span><text:span text:style-name="T893">смотрел на </text:span><text:span text:style-name="T895">две </text:span><text:span text:style-name="T894">человеческие </text:span><text:span text:style-name="T893">фигурки, </text:span><text:span text:style-name="T895">быстро </text:span><text:span text:style-name="T893">падающие </text:span><text:span text:style-name="T894">в </text:span><text:span text:style-name="T895">перпендикулярных </text:span><text:span text:style-name="T894">направлениях и мерзко хихикал. </text:span><text:span text:style-name="T896">Потирать</text:span><text:span text:style-name="T894"> лапы ему мешал </text:span><text:span text:style-name="T897">прижатый к груди </text:span><text:span text:style-name="T894">большой указатель, указывающий светящимися стрелками два направления под углом в девяносто градусов.</text:span></text:p><text:p text:style-name="P435"/><text:p text:style-name="P436"><text:tab/>- Ну вот и сочлись, Проводничёк! <text:span text:style-name="T898">Куда это ты собрался? К хэппи энду? Не</text:span><text:span text:style-name="T899">т уж</text:span><text:span text:style-name="T898">, рановато! </text:span><text:span text:style-name="T900">Не то, чтоб</text:span><text:span text:style-name="T898">ы</text:span><text:span text:style-name="T900"> я </text:span><text:span text:style-name="T898">был</text:span><text:span text:style-name="T900"> больш</text:span><text:span text:style-name="T898">им любителем твоих отражений, но так весело наблюдать, как ты барахтаешься во всех этих историях. Так что, </text:span><text:span text:style-name="T891">пока основная история заканчивается -</text:span><text:span text:style-name="T898"> побарахтайся ещё в одной мне на потеху! — </text:span><text:span text:style-name="T891">драконикус сложил указатель, картинно щёлкнул пальцами и исчез, оставив после себя облачко мятных пылинок.</text:span></text:p><text:p text:style-name="P435"/><text:p text:style-name="P437">***</text:p><text:p text:style-name="P438"/><text:p text:style-name="P439"><text:tab/>- А-А-А-А-А-А-А-А!!!</text:p><text:p text:style-name="P439"/><text:p text:style-name="P43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38"/><text:p text:style-name="P438"><text:tab/>- Это определённо не пегас. И вообще не пони, - заметила старшая.</text:p><text:p text:style-name="P438"><text:tab/>- Да неужели? - саркастически отозвалась младшая. - Возлияния дешевым аппалузским самогоном плохо влияют на <text:span text:style-name="T901">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38"/><text:p text:style-name="P438"><text:tab/>Вопящая фигура поравнялась с аликорницами и продолжила низвержение в пропасть.</text:p><text:p text:style-name="P438"/><text:p text:style-name="P438"><text:tab/>- Ты права, - отозвалась старшая и раскрыла крылья. Одновременно на кончике рога аликорницы зажглась звёздочка магии телепортаци. </text:p><text:p text:style-name="P43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38"/><text:p text:style-name="P43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38"/><text:p text:style-name="P438"><text:tab/>(<text:span text:style-name="T31">отсюда начинается «Обмен» </text:span><text:span text:style-name="T4">getmeouttahere).</text:span></text:p><text:p text:style-name="P438"><text:line-break/></text:p></text:note-body></text:note></text:p>
      <text:p text:style-name="P14"/>
      <text:h text:style-name="P5" text:outline-level="2">Эпилог</text:h>
      <text:p text:style-name="P2"/>
      <text:p text:style-name="P106">~~~5000 лет от основания Эквестрии~~~</text:p>
      <text:p text:style-name="P440"/>
      <text:p text:style-name="P441">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02">ается</text:span> кобыла-земнопони, задней ногой отодви<text:span text:style-name="T902">гая</text:span> полноватого жеребёнка от гипсового бюста какой-то древней знаменитости.</text:p>
      <text:p text:style-name="P11">- Хм, - экскурсовод <text:span text:style-name="T90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03">Д</text:span>иархия аликорнов займёт целых пять залов – культурный пласт <text:span text:style-name="T903">Золотой</text:span> эпохи особенно богат. Следующий зал будет посвящён Тёмным временам, что начались после падения <text:span text:style-name="T903">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02">ет</text:span> от одного экспоната к другому. Экскурсовод увлечённо рассказыва<text:span text:style-name="T902">ет</text:span> о культуре античности, в то время как учительница со скучающим видом наблюда<text:span text:style-name="T902">ет</text:span> кувырки погодных пегасов в ближайшей тучке. После дюжины подобных экскурсий она мо<text:span text:style-name="T902">жет</text:span> на одном дыхании пересказать имена шести величайших военачальников Эквестрии периода <text:span text:style-name="T903">Д</text:span>иархии и назвать даты <text:span text:style-name="T904">девяти известнейших гонок «Небес Эквестрии»</text:span>. Всё <text:span text:style-name="T902">идёт</text:span> своим чередом, своей обыденной логикой.</text:p>
      <text:p text:style-name="P442"/>
      <text:p text:style-name="P23">…</text:p>
      <text:p text:style-name="P23">…</text:p>
      <text:p text:style-name="P23">…</text:p>
      <text:p text:style-name="P23"/>
      <text:p text:style-name="P11">- И финальная часть экспозиции эпохи <text:span text:style-name="T903">Д</text:span>иархии, - экскурсовод т<text:span text:style-name="T902">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03">косо стоящей</text:span> фигуре множество выщербин и царапин, одно крыло отломано, второе покрыто сетью трещин, часть хвоста отсутств<text:span text:style-name="T902">ует,</text:span> голову с отбитым ухом венча<text:span text:style-name="T902">ет</text:span> обломок рога. И всё же даже в нынешнем жалком состоянии она вызыва<text:span text:style-name="T902">ет</text:span> восхищение неземной грацией и изяществом линий. Осколок неземной красоты как будто свети<text:span text:style-name="T902">тся</text:span> внутренним светом, источая магическое сияние на посетителей. В душе что-то замира<text:span text:style-name="T902">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04">й</text:span> в Вечнодиком лесу <text:span text:style-name="T90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0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0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02">с</text:span>… - смущённо от<text:span text:style-name="T90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05">ают</text:span><text:span text:style-name="T7">. Экскурсовод поправ</text:span><text:span text:style-name="T905">ляет</text:span><text:span text:style-name="T7"> очки и оки</text:span><text:span text:style-name="T905">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0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0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02">вает</text:span> экскурсовода Рэйнбоу Дрим. - Это плинцесса Селестия, или лабота этой… как её… Эйл Малбл?</text:p>
      <text:p text:style-name="P23"/>
      <text:p text:style-name="P23">Экскурсовод <text:span text:style-name="T902">смотрит</text:span> на жеребёнка поверх очков и слабо улыб<text:span text:style-name="T902">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02">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02">ает</text:span> на него учительница. - <text:span text:style-name="T902">Н</text:span>емедленно вернисть в группу!</text:p>
      <text:p text:style-name="P11">- О, не волнуйтесь, всё в порядке! - успок<text:span text:style-name="T902">аивает</text:span> её экскурсовод, поправляя жакет, - На самом деле, очень интересный вопрос. Эпоха <text:span text:style-name="T903">Д</text:span>иархии изучена достаточно хорошо, но один нюанс всё ещё вызывает ожесточённые прения среди <text:span text:style-name="T903">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0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02">о</text:span> из предани<text:span text:style-name="T902">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02">ит</text:span> на жеребят и морщи<text:span text:style-name="T90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0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0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06">о</text:span> сна, как тебе мама в сказочке на ночь читала!</text:p>
      <text:p text:style-name="P23"/>
      <text:p text:style-name="P23">Жеребята хохочут, хлопая друг друга <text:span text:style-name="T906">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07">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0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3">- Рэйнбоу? Где я? - бормочу я в прострации.</text:p>
      <text:p text:style-name="P443">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3">- Здластвуй, Хуман. Ты усыбся? Тебе больно? - участливо спрашивает кобылка.</text:p>
      <text:p text:style-name="P443"/>
      <text:p text:style-name="P44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0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07">постепенно </text:span>возвращается ясность мыслей.</text:p>
      <text:p text:style-name="P11">- Все. Подлуги. <text:span text:style-name="T90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07">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4">- Рэйнбоу Джет? - неверяще переспрашиваю я.</text:p>
      <text:p text:style-name="P443">Не может быть, полтысячи лет прошло с нашей последней встречи. Хотя Анакорн что-то говорил о <text:span text:style-name="T907">том, что не в ладах со временем</text:span>.</text:p>
      <text:p text:style-name="P444"/>
      <text:p text:style-name="P23">- Неа! - разочарованно отвечает та. - Лэйнбоу Длим. <text:s/>Эх! А я думала, ты меня знаес. <text:span text:style-name="T907">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08">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08">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4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07">дитя</text:span>. Будь такой, какой была твоя <text:span text:style-name="T906">пра-пра-</text:span>прабабушка, малышка. <text:span text:style-name="T907">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06">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0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06">Не скажу, что это было легко.</text:span></text:p>
      <text:p text:style-name="P23"/>
      <text:p text:style-name="P11">Всё её тело покрыто <text:span text:style-name="T90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10">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0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10">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10">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10">ющие</text:span>е тело Селестии.</text:p>
      <text:p text:style-name="P23"/>
      <text:p text:style-name="P445">- Н-нет, ч-что-ты, просто в прежнем виде ты мне нравилась больше. Я не любитель садо-мазо, - нервно хихикаю я.</text:p>
      <text:p text:style-name="P44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1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10">в Вечнодиком</text:span> состоит наполовину из зачерствевших круассанов!</text:p>
      <text:p text:style-name="P23"/>
      <text:p text:style-name="P44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6"><text:soft-page-break/>Луна подходит к Селестии вплотную, нос к носу.</text:p>
      <text:p text:style-name="P23"/>
      <text:p text:style-name="P23">- Мы рады, что ты вернулась, Сестра. <text:span text:style-name="T909">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09">всё время </text:span>пыталась найти способ расколдовать тебя. Увы, <text:span text:style-name="T910">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11">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11">Тварь</text:span></text:span><text:span text:style-name="Default_20_Paragraph_20_Font"><text:span text:style-name="T7"> обманул</text:span></text:span><text:span text:style-name="Default_20_Paragraph_20_Font"><text:span text:style-name="T911">а</text:span></text:span><text:span text:style-name="Default_20_Paragraph_20_Font"><text:span text:style-name="T7"> и Нас тоже и хитростью выведал</text:span></text:span><text:span text:style-name="Default_20_Paragraph_20_Font"><text:span text:style-name="T911">а</text:span></text:span><text:span text:style-name="Default_20_Paragraph_20_Font"><text:span text:style-name="T7"> у тебя дорогу к Орунгуну. Когда же он</text:span></text:span><text:span text:style-name="Default_20_Paragraph_20_Font"><text:span text:style-name="T911">а</text:span></text:span><text:span text:style-name="Default_20_Paragraph_20_Font"><text:span text:style-name="T7"> проявил</text:span></text:span><text:span text:style-name="Default_20_Paragraph_20_Font"><text:span text:style-name="T911">а</text:span></text:span><text:span text:style-name="Default_20_Paragraph_20_Font"><text:span text:style-name="T7"> себя и окончательно поработил</text:span></text:span><text:span text:style-name="Default_20_Paragraph_20_Font"><text:span text:style-name="T911">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12">с вами</text:span></text:span><text:span text:style-name="Default_20_Paragraph_20_Font"><text:span text:style-name="T7"> хоть две минуты… Мы так соскучились! </text:span></text:span><text:span text:style-name="Default_20_Paragraph_20_Font"><text:span text:style-name="T911">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10">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09">айны, как на нашей старой родине</text:span>.</text:p>
      <text:p text:style-name="P23">- Твоя правда, Сестра, - согла<text:span text:style-name="T910">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10">я</text:span> жизнь в твёрдом мире утомляет…</text:p>
      <text:p text:style-name="P23">- А потом?</text:p>
      <text:p text:style-name="P11">- Потом? Кто знает? Быть может, безмятежная тихая жизнь в <text:span text:style-name="T913">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10">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13">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1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43">ается</text:span> жёлтый огонёк. Зелёные буквы <text:span text:style-name="T914">бе</text:span><text:span text:style-name="T843">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43">781 </text:span>поддерж<text:span text:style-name="T843">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13">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47"/>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48">Sandy Marton - Camel by Camel</text:p>
      <text:p text:style-name="P448"><text:a xlink:type="simple" xlink:href="https://www.youtube.com/watch?v=JnqQ8n06-0A" text:style-name="Internet_20_link" text:visited-style-name="Visited_20_Internet_20_Link">https://www.youtube.com/watch?v=JnqQ8n06-0A</text:a></text:p>
      <text:p text:style-name="P449">Jan Hammer - Crockett's theme </text:p>
      <text:p text:style-name="P448"><text:a xlink:type="simple" xlink:href="https://www.youtube.com/watch?v=8r6fk8VTjbY" text:style-name="Internet_20_link" text:visited-style-name="Visited_20_Internet_20_Link"><text:span text:style-name="T915">https://www.youtube.com/watch?v=8r6fk8VTjbY</text:span></text:a></text:p>
      <text:p text:style-name="P450">Rameses B - North</text:p>
      <text:p text:style-name="P448"><text:a xlink:type="simple" xlink:href="https://www.youtube.com/watch?v=U5im_1MHrLU" text:style-name="Internet_20_link" text:visited-style-name="Visited_20_Internet_20_Link">https://www.youtube.com/watch?v=U5im_1MHrLU</text:a></text:p>
      <text:p text:style-name="P448">Rameses B - Transcend</text:p>
      <text:p text:style-name="P448"><text:a xlink:type="simple" xlink:href="https://www.youtube.com/watch?v=5LE5IHJMDiQ" text:style-name="Internet_20_link" text:visited-style-name="Visited_20_Internet_20_Link"><text:soft-page-break/><text:span text:style-name="T915">https://www.youtube.com/watch?v=5LE5IHJMDiQ</text:span></text:a><text:span text:style-name="T915"><text:line-break/>Hanu Dixit - Distant Lands</text:span></text:p>
      <text:p text:style-name="P448"><text:a xlink:type="simple" xlink:href="https://www.youtube.com/watch?v=Ok_JgMamVnQ" text:style-name="Internet_20_link" text:visited-style-name="Visited_20_Internet_20_Link">https://www.youtube.com/watch?v=Ok_JgMamVnQ</text:a></text:p>
      <text:p text:style-name="P448"/>
      <text:p text:style-name="P448"><text:span text:style-name="T916">Invicible - Vibe Tracs </text:span><text:a xlink:type="simple" xlink:href="https://www.youtube.com/watch?v=mkka6K8runM" text:style-name="Internet_20_link" text:visited-style-name="Visited_20_Internet_20_Link"><text:span text:style-name="T916">https://www.youtube.com/watch?v=mkka6K8runM</text:span></text:a></text:p>
      <text:p text:style-name="P448"><text:line-break/>Eye Of The Tiger</text:p>
      <text:p text:style-name="P451">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19">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17">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17">)</text:span></text:span></text:p>
      <text:p text:style-name="P452">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3" text:outline-level="1"><text:span text:style-name="Default_20_Paragraph_20_Font"><text:span text:style-name="T918">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4"/>
      <text:p text:style-name="P45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4"><text:tab/><text:tab/>Lost city <text:a xlink:type="simple" xlink:href="https://www.youtube.com/watch?v=YZUoGbF7WLE" office:target-frame-name="_top" xlink:show="replace" text:style-name="Internet_20_link" text:visited-style-name="Visited_20_Internet_20_Link">https://www.youtube.com/watch?v=YZUoGbF7WLE</text:a></text:p>
      <text:p text:style-name="P454">Outrunner – Day dream <text:a xlink:type="simple" xlink:href="https://www.youtube.com/watch?v=s8KLEossy_k" text:style-name="Internet_20_link" text:visited-style-name="Visited_20_Internet_20_Link">https://www.youtube.com/watch?v=s8KLEossy_k</text:a></text:p>
      <text:p text:style-name="P455">Outrunner – Hidden World <text:a xlink:type="simple" xlink:href="https://www.youtube.com/watch?v=MEFE9653Z2k" text:style-name="Internet_20_link" text:visited-style-name="Visited_20_Internet_20_Link">https://www.youtube.com/watch?v=MEFE9653Z2k</text:a></text:p>
      <text:p text:style-name="P456">Outrunner – Departure - <text:a xlink:type="simple" xlink:href="https://www.youtube.com/watch?v=KCnhaSV7vlk" text:style-name="Internet_20_link" text:visited-style-name="Visited_20_Internet_20_Link">https://www.youtube.com/watch?v=KCnhaSV7vlk</text:a></text:p>
      <text:p text:style-name="P456"/>
      <text:h text:style-name="P453" text:outline-level="1">Wastelander X – Aftermath <text:a xlink:type="simple" xlink:href="https://www.youtube.com/watch?v=cRNYvL9gD9o" text:style-name="Internet_20_link" text:visited-style-name="Visited_20_Internet_20_Link">https://www.youtube.com/watch?v=cRNYvL9gD9o</text:a></text:h>
      <text:p text:style-name="P457"><text:span text:style-name="T919">Midnight Anima</text:span><text:span text:style-name="T920"> 2195 𝙎𝙄𝙈𝙐𝙇𝘼𝙏𝙄𝙊𝙉 𝙈𝙄𝘿𝙉𝙄𝙂𝙃𝙏</text:span></text:p>
      <text:p text:style-name="P457"><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2T04:19:28.977238400</dc:date>
    <meta:editing-cycles>494</meta:editing-cycles>
    <meta:editing-duration>P153DT52M33S</meta:editing-duration>
    <meta:document-statistic meta:table-count="0" meta:image-count="0" meta:object-count="0" meta:page-count="374" meta:paragraph-count="4904" meta:word-count="118640" meta:character-count="766869" meta:non-whitespace-character-count="651624"/>
    <meta:template xlink:type="simple" xlink:actuate="onRequest" xlink:title="" xlink:href="Normal"/>
  </office:meta>
</office:document-meta>
</file>